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roxima-Nova" svg:font-family="Proxima-Nova"/>
    <style:font-face style:name="F" svg:font-family="" style:font-family-generic="roman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9354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9957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2.1319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0.2291in"/>
    </style:style>
    <style:style style:name="co9" style:family="table-column">
      <style:table-column-properties fo:break-before="auto" style:column-width="0.6244in"/>
    </style:style>
    <style:style style:name="co10" style:family="table-column">
      <style:table-column-properties fo:break-before="auto" style:column-width="0.1744in"/>
    </style:style>
    <style:style style:name="co11" style:family="table-column">
      <style:table-column-properties fo:break-before="auto" style:column-width="0.428in"/>
    </style:style>
    <style:style style:name="co12" style:family="table-column">
      <style:table-column-properties fo:break-before="auto" style:column-width="2.8528in"/>
    </style:style>
    <style:style style:name="co13" style:family="table-column">
      <style:table-column-properties fo:break-before="auto" style:column-width="0.502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2.359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2.6543in"/>
    </style:style>
    <style:style style:name="co18" style:family="table-column">
      <style:table-column-properties fo:break-before="auto" style:column-width="1.6953in"/>
    </style:style>
    <style:style style:name="co19" style:family="table-column">
      <style:table-column-properties fo:break-before="auto" style:column-width="0.1965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1.4327in"/>
    </style:style>
    <style:style style:name="co22" style:family="table-column">
      <style:table-column-properties fo:break-before="auto" style:column-width="1.4874in"/>
    </style:style>
    <style:style style:name="co23" style:family="table-column">
      <style:table-column-properties fo:break-before="auto" style:column-width="1.1484in"/>
    </style:style>
    <style:style style:name="co24" style:family="table-column">
      <style:table-column-properties fo:break-before="auto" style:column-width="1.2339in"/>
    </style:style>
    <style:style style:name="co25" style:family="table-column">
      <style:table-column-properties fo:break-before="auto" style:column-width="1.7717in"/>
    </style:style>
    <style:style style:name="co26" style:family="table-column">
      <style:table-column-properties fo:break-before="auto" style:column-width="1.2799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2.578in"/>
    </style:style>
    <style:style style:name="co29" style:family="table-column">
      <style:table-column-properties fo:break-before="auto" style:column-width="1.728in"/>
    </style:style>
    <style:style style:name="ro1" style:family="table-row">
      <style:table-row-properties style:row-height="1.77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2.1764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1.6783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1.3472in" fo:break-before="auto" style:use-optimal-row-height="true"/>
    </style:style>
    <style:style style:name="ro15" style:family="table-row">
      <style:table-row-properties style:row-height="0.5409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2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cc"/>
    </style:style>
    <style:style style:name="ce3" style:family="table-cell" style:parent-style-name="Default">
      <style:table-cell-properties fo:background-color="#993366"/>
      <style:text-properties fo:color="#ffffff"/>
    </style:style>
    <style:style style:name="ce4" style:family="table-cell" style:parent-style-name="Default">
      <style:table-cell-properties fo:background-color="#996633"/>
      <style:text-properties fo:color="#ffffff"/>
    </style:style>
    <style:style style:name="ce5" style:family="table-cell" style:parent-style-name="Default">
      <style:table-cell-properties fo:background-color="#006666"/>
      <style:text-properties fo:color="#ffffff"/>
    </style:style>
    <style:style style:name="ce6" style:family="table-cell" style:parent-style-name="Default">
      <style:table-cell-properties fo:background-color="#996600"/>
      <style:text-properties fo:color="#ffffff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006600"/>
      <style:text-properties fo:color="#ffffff"/>
    </style:style>
    <style:style style:name="ce9" style:family="table-cell" style:parent-style-name="Default">
      <style:table-cell-properties fo:background-color="#aecf00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2" style:family="table-cell" style:parent-style-name="Default" style:data-style-name="N100">
      <style:table-cell-properties fo:background-color="#0000cc" style:text-align-source="fix" style:repeat-content="false"/>
      <style:paragraph-properties fo:text-align="start"/>
    </style:style>
    <style:style style:name="ce13" style:family="table-cell" style:parent-style-name="Default" style:data-style-name="N100">
      <style:table-cell-properties fo:background-color="#993366" style:text-align-source="fix" style:repeat-content="false"/>
      <style:paragraph-properties fo:text-align="start"/>
      <style:text-properties fo:color="#ffffff"/>
    </style:style>
    <style:style style:name="ce14" style:family="table-cell" style:parent-style-name="Default" style:data-style-name="N100">
      <style:table-cell-properties fo:background-color="#996633" style:text-align-source="fix" style:repeat-content="false"/>
      <style:paragraph-properties fo:text-align="start"/>
      <style:text-properties fo:color="#ffffff"/>
    </style:style>
    <style:style style:name="ce15" style:family="table-cell" style:parent-style-name="Default" style:data-style-name="N100">
      <style:table-cell-properties fo:background-color="#006666" style:text-align-source="fix" style:repeat-content="false"/>
      <style:paragraph-properties fo:text-align="start"/>
      <style:text-properties fo:color="#ffffff"/>
    </style:style>
    <style:style style:name="ce16" style:family="table-cell" style:parent-style-name="Default" style:data-style-name="N100">
      <style:table-cell-properties fo:background-color="#996600" style:text-align-source="fix" style:repeat-content="false"/>
      <style:paragraph-properties fo:text-align="start"/>
      <style:text-properties fo:color="#ffffff"/>
    </style:style>
    <style:style style:name="ce17" style:family="table-cell" style:parent-style-name="Default" style:data-style-name="N100">
      <style:table-cell-properties fo:background-color="#ff99ff" style:text-align-source="fix" style:repeat-content="false"/>
      <style:paragraph-properties fo:text-align="start"/>
    </style:style>
    <style:style style:name="ce18" style:family="table-cell" style:parent-style-name="Default" style:data-style-name="N100">
      <style:table-cell-properties fo:background-color="#aecf00" style:text-align-source="fix" style:repeat-content="false"/>
      <style:paragraph-properties fo:text-align="start"/>
    </style:style>
    <style:style style:name="ce19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style:rotation-angle="0"/>
    </style:style>
    <style:style style:name="ce21" style:family="table-cell" style:parent-style-name="Default">
      <style:table-cell-properties fo:background-color="#0000cc" fo:wrap-option="wrap" style:rotation-angle="0"/>
    </style:style>
    <style:style style:name="ce22" style:family="table-cell" style:parent-style-name="Default">
      <style:table-cell-properties fo:background-color="#993366" fo:wrap-option="wrap" style:rotation-angle="0"/>
      <style:text-properties fo:color="#ffffff"/>
    </style:style>
    <style:style style:name="ce23" style:family="table-cell" style:parent-style-name="Default">
      <style:table-cell-properties fo:background-color="#996633" fo:wrap-option="wrap" style:rotation-angle="0"/>
      <style:text-properties fo:color="#ffffff"/>
    </style:style>
    <style:style style:name="ce24" style:family="table-cell" style:parent-style-name="Default">
      <style:table-cell-properties fo:background-color="#006666" fo:wrap-option="wrap" style:rotation-angle="0"/>
      <style:text-properties fo:color="#ffffff"/>
    </style:style>
    <style:style style:name="ce25" style:family="table-cell" style:parent-style-name="Default">
      <style:table-cell-properties fo:background-color="#996600" fo:wrap-option="wrap" style:rotation-angle="0"/>
      <style:text-properties fo:color="#ffffff"/>
    </style:style>
    <style:style style:name="ce26" style:family="table-cell" style:parent-style-name="Default">
      <style:table-cell-properties fo:background-color="#996600" fo:wrap-option="wrap"/>
      <style:text-properties fo:color="#ffffff"/>
    </style:style>
    <style:style style:name="ce27" style:family="table-cell" style:parent-style-name="Default">
      <style:table-cell-properties fo:background-color="#ff99ff" fo:wrap-option="wrap" style:rotation-angle="0"/>
    </style:style>
    <style:style style:name="ce28" style:family="table-cell" style:parent-style-name="Default">
      <style:table-cell-properties fo:background-color="#993366" fo:wrap-option="wrap"/>
      <style:text-properties fo:color="#ffffff"/>
    </style:style>
    <style:style style:name="ce29" style:family="table-cell" style:parent-style-name="Default">
      <style:table-cell-properties fo:background-color="#006600" fo:wrap-option="wrap"/>
      <style:text-properties fo:color="#ffffff"/>
    </style:style>
    <style:style style:name="ce30" style:family="table-cell" style:parent-style-name="Default">
      <style:table-cell-properties fo:background-color="#aecf00" fo:wrap-option="wrap" style:rotation-angle="0"/>
    </style:style>
    <style:style style:name="ce31" style:family="table-cell" style:parent-style-name="Default">
      <style:table-cell-properties fo:wrap-option="wrap" style:rotation-angle="9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3366" fo:wrap-option="wrap"/>
      <style:text-properties fo:color="#ffffff"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34" style:family="table-cell" style:parent-style-name="Default">
      <style:table-cell-properties style:rotation-angle="90"/>
    </style:style>
    <style:style style:name="ce35" style:family="table-cell" style:parent-style-name="Default">
      <style:table-cell-properties fo:background-color="#996600" style:text-align-source="fix" style:repeat-content="false"/>
      <style:paragraph-properties fo:text-align="start"/>
      <style:text-properties fo:color="#ffffff"/>
    </style:style>
    <style:style style:name="ce36" style:family="table-cell" style:parent-style-name="Default">
      <style:table-cell-properties fo:background-color="#993366" style:text-align-source="fix" style:repeat-content="false"/>
      <style:paragraph-properties fo:text-align="start"/>
      <style:text-properties fo:color="#ffffff"/>
    </style:style>
    <style:style style:name="ce37" style:family="table-cell" style:parent-style-name="Default">
      <style:table-cell-properties fo:background-color="#006600" style:text-align-source="fix" style:repeat-content="false"/>
      <style:paragraph-properties fo:text-align="start"/>
      <style:text-properties fo:color="#ffffff"/>
    </style:style>
    <style:style style:name="ce38" style:family="table-cell" style:parent-style-name="Default">
      <style:table-cell-properties style:text-align-source="fix" style:repeat-content="false"/>
      <style:paragraph-properties fo:text-align="start"/>
    </style:style>
    <style:style style:name="ce39" style:family="table-cell" style:parent-style-name="Default">
      <style:table-cell-properties fo:background-color="#0000cc" style:text-align-source="fix" style:repeat-content="false"/>
      <style:paragraph-properties fo:text-align="start"/>
    </style:style>
    <style:style style:name="ce40" style:family="table-cell" style:parent-style-name="Default">
      <style:table-cell-properties fo:background-color="#006666" style:text-align-source="fix" style:repeat-content="false"/>
      <style:paragraph-properties fo:text-align="start"/>
      <style:text-properties fo:color="#ffffff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style:rotation-angle="90"/>
      <style:text-properties fo:font-weight="bold"/>
    </style:style>
    <style:style style:name="ce45" style:family="table-cell" style:parent-style-name="Default">
      <style:table-cell-properties fo:wrap-option="wrap" style:rotation-angle="90"/>
      <style:text-properties fo:font-weight="bold"/>
    </style:style>
  </office:automatic-styles>
  <office:body>
    <office:spreadsheet>
      <table:table table:name="One Processor Ver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default-cell-style-name="ce20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20"/>
        <table:table-column table:style-name="co16" table:number-columns-repeated="998" table:default-cell-style-name="Default"/>
        <table:table-row table:style-name="ro1">
          <table:table-cell table:style-name="ce1" office:value-type="string">
            <text:p>IDX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Where</text:p>
          </table:table-cell>
          <table:table-cell table:style-name="ce10" office:value-type="string">
            <text:p>LABEL</text:p>
          </table:table-cell>
          <table:table-cell table:style-name="ce1" office:value-type="string">
            <text:p>CIRCUIT PYTHON NAME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POWER DOMAIN</text:p>
          </table:table-cell>
          <table:table-cell table:style-name="ce1" office:value-type="string">
            <text:p>ADC </text:p>
          </table:table-cell>
          <table:table-cell table:style-name="ce1" office:value-type="string">
            <text:p>GPIO TITLE</text:p>
          </table:table-cell>
          <table:table-cell table:style-name="ce1" office:value-type="string">
            <text:p>DEBUG</text:p>
          </table:table-cell>
          <table:table-cell table:style-name="ce1" office:value-type="string">
            <text:p>TOUCH </text:p>
          </table:table-cell>
          <table:table-cell table:style-name="ce1" office:value-type="string">
            <text:p>HS/QSPI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I2C Address</text:p>
          </table:table-cell>
          <table:table-cell table:style-name="ce1" office:value-type="string">
            <text:p>namespace</text:p>
          </table:table-cell>
          <table:table-cell table:style-name="ce1" office:value-type="string">
            <text:p>TO Idx 01</text:p>
          </table:table-cell>
          <table:table-cell table:style-name="ce1" office:value-type="string">
            <text:p>TO Namespace 01</text:p>
          </table:table-cell>
          <table:table-cell table:style-name="ce1" office:value-type="string">
            <text:p>TO Location 01</text:p>
          </table:table-cell>
          <table:table-cell table:style-name="ce19" office:value-type="string">
            <text:p>NOTES 01</text:p>
          </table:table-cell>
          <table:table-cell table:style-name="ce31" table:formula="of:=CONCATENATE(&quot;Total Est Current:&quot;;SUM([.T2:.T246]);&quot;mA&quot;)" office:value-type="string" office:string-value="Total Est Current:566.36mA">
            <text:p>Total Est Current:566.36mA</text:p>
          </table:table-cell>
          <table:table-cell table:style-name="ce19" office:value-type="string">
            <text:p>Notes on Current Draw</text:p>
          </table:table-cell>
          <table:table-cell table:style-name="ce19" office:value-type="string">
            <text:p>Link</text:p>
          </table:table-cell>
          <table:table-cell table:style-name="ce1" table:number-columns-repeated="3"/>
          <table:table-cell table:style-name="ce19"/>
          <table:table-cell table:style-name="ce1" table:number-columns-repeated="996"/>
          <table:table-cell table:style-name="ce34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ON/OFF</text:p>
          </table:table-cell>
          <table:table-cell/>
          <table:table-cell office:value-type="string">
            <text:p>CONTROL</text:p>
          </table:table-cell>
          <table:table-cell table:number-columns-repeated="8"/>
          <table:table-cell table:formula="of:=CONCATENATE([.B2];&quot;:&quot;;[.D2])" office:value-type="string" office:string-value="Metro ESP32 S3:ON/OFF">
            <text:p>Metro ESP32 S3:ON/OFF</text:p>
          </table:table-cell>
          <table:table-cell office:value-type="float" office:value="1">
            <text:p>1</text:p>
          </table:table-cell>
          <table:table-cell table:formula="of:=VLOOKUP([.P2];[.$A$2:.$O$251];15)" office:value-type="string" office:string-value="Metro ESP32 S3:ON/OFF">
            <text:p>Metro ESP32 S3:ON/OFF</text:p>
          </table:table-cell>
          <table:table-cell table:formula="of:=VLOOKUP([.P2];[.$A$2:.$O$251];3)" office:value-type="string" office:string-value="Body">
            <text:p>Body</text:p>
          </table:table-cell>
          <table:table-cell/>
          <table:table-cell office:value-type="float" office:value="100">
            <text:p>100</text:p>
          </table:table-cell>
          <table:table-cell table:style-name="ce32" office:value-type="string">
            <text:p>Normal power: 100mA+ can be as much power as need and spike during WiFi connection</text:p>
          </table:table-cell>
          <table:table-cell office:value-type="string">
            <text:p>https://www.adafruit.com/product/5500</text:p>
          </table:table-cell>
          <table:table-cell table:number-columns-repeated="100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IO Ref</text:p>
          </table:table-cell>
          <table:table-cell office:value-type="string">
            <text:p>3.3V</text:p>
          </table:table-cell>
          <table:table-cell office:value-type="string">
            <text:p>POWER</text:p>
          </table:table-cell>
          <table:table-cell table:number-columns-repeated="8"/>
          <table:table-cell table:formula="of:=CONCATENATE([.B3];&quot;:&quot;;[.D3])" office:value-type="string" office:string-value="Metro ESP32 S3:IO Ref">
            <text:p>Metro ESP32 S3:IO Ref</text:p>
          </table:table-cell>
          <table:table-cell/>
          <table:table-cell table:formula="of:=VLOOKUP([.P3];[.$A$2:.$O$251];15)" office:value-type="float" office:value="0">
            <text:p>#N/A</text:p>
          </table:table-cell>
          <table:table-cell table:formula="of:=VLOOKUP([.P3];[.$A$2:.$O$251];3)" office:value-type="float" office:value="0">
            <text:p>#N/A</text:p>
          </table:table-cell>
          <table:table-cell table:number-columns-repeated="2"/>
          <table:table-cell table:style-name="ce32" office:value-type="string">
            <text:p>Light sleep: 2mA assuming all external hardware is de-powered</text:p>
          </table:table-cell>
          <table:table-cell table:number-columns-repeated="100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RST</text:p>
          </table:table-cell>
          <table:table-cell office:value-type="string">
            <text:p>RESET</text:p>
          </table:table-cell>
          <table:table-cell office:value-type="string">
            <text:p>CONTROL</text:p>
          </table:table-cell>
          <table:table-cell table:number-columns-repeated="8"/>
          <table:table-cell table:formula="of:=CONCATENATE([.B4];&quot;:&quot;;[.D4])" office:value-type="string" office:string-value="Metro ESP32 S3:RST">
            <text:p>Metro ESP32 S3:RST</text:p>
          </table:table-cell>
          <table:table-cell/>
          <table:table-cell table:formula="of:=VLOOKUP([.P4];[.$A$2:.$O$251];15)" office:value-type="float" office:value="0">
            <text:p>#N/A</text:p>
          </table:table-cell>
          <table:table-cell table:formula="of:=VLOOKUP([.P4];[.$A$2:.$O$251];3)" office:value-type="float" office:value="0">
            <text:p>#N/A</text:p>
          </table:table-cell>
          <table:table-cell table:number-columns-repeated="2"/>
          <table:table-cell table:style-name="ce32" office:value-type="string">
            <text:p>Deep sleep: 100uA assuming all external hardware is de-powered</text:p>
          </table:table-cell>
          <table:table-cell table:number-columns-repeated="1003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3.3</text:p>
          </table:table-cell>
          <table:table-cell office:value-type="string">
            <text:p>3.3V</text:p>
          </table:table-cell>
          <table:table-cell office:value-type="string">
            <text:p>Power Out 3.3VDC</text:p>
          </table:table-cell>
          <table:table-cell table:number-columns-repeated="8"/>
          <table:table-cell table:formula="of:=CONCATENATE([.B5];&quot;:&quot;;[.D5])" office:value-type="string" office:string-value="Metro ESP32 S3:3.3">
            <text:p>Metro ESP32 S3:3.3</text:p>
          </table:table-cell>
          <table:table-cell office:value-type="float" office:value="219">
            <text:p>219</text:p>
          </table:table-cell>
          <table:table-cell table:formula="of:=VLOOKUP([.P5];[.$A$2:.$O$251];15)" office:value-type="string" office:string-value="Power Bus:3.3 VDC">
            <text:p>Power Bus:3.3 VDC</text:p>
          </table:table-cell>
          <table:table-cell table:formula="of:=VLOOKUP([.P5];[.$A$2:.$O$251];3)" office:value-type="string" office:string-value="Body">
            <text:p>Body</text:p>
          </table:table-cell>
          <table:table-cell office:value-type="string">
            <text:p>Also 221 3.3 Bus for Hood</text:p>
          </table:table-cell>
          <table:table-cell table:number-columns-repeated="100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Vhi</text:p>
          </table:table-cell>
          <table:table-cell office:value-type="string">
            <text:p>VHIGH</text:p>
          </table:table-cell>
          <table:table-cell office:value-type="string">
            <text:p>Power Out ~5VDC</text:p>
          </table:table-cell>
          <table:table-cell table:number-columns-repeated="8"/>
          <table:table-cell table:formula="of:=CONCATENATE([.B6];&quot;:&quot;;[.D6])" office:value-type="string" office:string-value="Metro ESP32 S3:Vhi">
            <text:p>Metro ESP32 S3:Vhi</text:p>
          </table:table-cell>
          <table:table-cell office:value-type="float" office:value="218">
            <text:p>218</text:p>
          </table:table-cell>
          <table:table-cell table:formula="of:=VLOOKUP([.P6];[.$A$2:.$O$251];15)" office:value-type="string" office:string-value="Power Bus:Vcc">
            <text:p>Power Bus:Vcc</text:p>
          </table:table-cell>
          <table:table-cell table:formula="of:=VLOOKUP([.P6];[.$A$2:.$O$251];3)" office:value-type="string" office:string-value="Body">
            <text:p>Body</text:p>
          </table:table-cell>
          <table:table-cell office:value-type="string">
            <text:p>Also 220 3.3 Bus for Hood</text:p>
          </table:table-cell>
          <table:table-cell table:number-columns-repeated="100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table:number-columns-repeated="2" office:value-type="string">
            <text:p>GND</text:p>
          </table:table-cell>
          <table:table-cell office:value-type="string">
            <text:p>GROUND</text:p>
          </table:table-cell>
          <table:table-cell table:number-columns-repeated="8"/>
          <table:table-cell table:formula="of:=CONCATENATE([.B7];&quot;:&quot;;[.D7])" office:value-type="string" office:string-value="Metro ESP32 S3:GND">
            <text:p>Metro ESP32 S3:GND</text:p>
          </table:table-cell>
          <table:table-cell office:value-type="float" office:value="222">
            <text:p>222</text:p>
          </table:table-cell>
          <table:table-cell table:formula="of:=VLOOKUP([.P7];[.$A$2:.$O$251];15)" office:value-type="string" office:string-value="Ground Bus:GND">
            <text:p>Ground Bus:GND</text:p>
          </table:table-cell>
          <table:table-cell table:formula="of:=VLOOKUP([.P7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table:number-columns-repeated="2" office:value-type="string">
            <text:p>GND</text:p>
          </table:table-cell>
          <table:table-cell office:value-type="string">
            <text:p>GROUND</text:p>
          </table:table-cell>
          <table:table-cell table:number-columns-repeated="8"/>
          <table:table-cell table:formula="of:=CONCATENATE([.B8];&quot;:&quot;;[.D8])" office:value-type="string" office:string-value="Metro ESP32 S3:GND">
            <text:p>Metro ESP32 S3:GND</text:p>
          </table:table-cell>
          <table:table-cell office:value-type="float" office:value="223">
            <text:p>223</text:p>
          </table:table-cell>
          <table:table-cell table:formula="of:=VLOOKUP([.P8];[.$A$2:.$O$251];15)" office:value-type="string" office:string-value="Ground Bus:GND">
            <text:p>Ground Bus:GND</text:p>
          </table:table-cell>
          <table:table-cell table:formula="of:=VLOOKUP([.P8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Vin</text:p>
          </table:table-cell>
          <table:table-cell office:value-type="string">
            <text:p>VIN</text:p>
          </table:table-cell>
          <table:table-cell office:value-type="string">
            <text:p>Power In ~5-9 VDC</text:p>
          </table:table-cell>
          <table:table-cell table:number-columns-repeated="8"/>
          <table:table-cell table:formula="of:=CONCATENATE([.B9];&quot;:&quot;;[.D9])" office:value-type="string" office:string-value="Metro ESP32 S3:Vin">
            <text:p>Metro ESP32 S3:Vin</text:p>
          </table:table-cell>
          <table:table-cell/>
          <table:table-cell table:formula="of:=VLOOKUP([.P9];[.$A$2:.$O$251];15)" office:value-type="float" office:value="0">
            <text:p>#N/A</text:p>
          </table:table-cell>
          <table:table-cell table:formula="of:=VLOOKUP([.P9];[.$A$2:.$O$251];3)" office:value-type="float" office:value="0">
            <text:p>#N/A</text:p>
          </table:table-cell>
          <table:table-cell office:value-type="string">
            <text:p>external power in can be used as power out as it is on the same line as the 9-12vdc barrel jack and the vbat jack</text:p>
          </table:table-cell>
          <table:table-cell table:number-columns-repeated="1005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0</text:p>
          </table:table-cell>
          <table:table-cell table:style-name="ce2" office:value-type="string">
            <text:p>A0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3</text:p>
          </table:table-cell>
          <table:table-cell table:style-name="ce2" office:value-type="string">
            <text:p>GPIO14</text:p>
          </table:table-cell>
          <table:table-cell table:style-name="ce2"/>
          <table:table-cell table:style-name="ce2" office:value-type="string">
            <text:p>T14</text:p>
          </table:table-cell>
          <table:table-cell table:style-name="ce2" office:value-type="string">
            <text:p>FSPIWP</text:p>
          </table:table-cell>
          <table:table-cell table:style-name="ce2" table:number-columns-repeated="2"/>
          <table:table-cell table:style-name="ce2" table:formula="of:=CONCATENATE([.B10];&quot;:&quot;;[.D10])" office:value-type="string" office:string-value="Metro ESP32 S3:A0">
            <text:p>Metro ESP32 S3:A0</text:p>
          </table:table-cell>
          <table:table-cell table:style-name="ce2" office:value-type="float" office:value="76">
            <text:p>76</text:p>
          </table:table-cell>
          <table:table-cell table:style-name="ce2" table:formula="of:=VLOOKUP([.P10];[.$A$2:.$O$251];15)" office:value-type="string" office:string-value="VS1053 Audio BO:SDCS">
            <text:p>VS1053 Audio BO:SDCS</text:p>
          </table:table-cell>
          <table:table-cell table:style-name="ce2" table:formula="of:=VLOOKUP([.P10];[.$A$2:.$O$251];3)" office:value-type="string" office:string-value="Body">
            <text:p>Body</text:p>
          </table:table-cell>
          <table:table-cell table:style-name="ce21" office:value-type="string">
            <text:p>For Record</text:p>
          </table:table-cell>
          <table:table-cell table:style-name="ce21" table:number-columns-repeated="3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1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4</text:p>
          </table:table-cell>
          <table:table-cell table:style-name="ce2" office:value-type="string">
            <text:p>GPIO15</text:p>
          </table:table-cell>
          <table:table-cell table:style-name="ce2" office:value-type="string">
            <text:p>U0RTS</text:p>
          </table:table-cell>
          <table:table-cell table:style-name="ce2" table:number-columns-repeated="2"/>
          <table:table-cell table:style-name="ce2" office:value-type="string">
            <text:p>XTAL_32K_P</text:p>
          </table:table-cell>
          <table:table-cell table:style-name="ce2"/>
          <table:table-cell table:style-name="ce2" table:formula="of:=CONCATENATE([.B11];&quot;:&quot;;[.D11])" office:value-type="string" office:string-value="Metro ESP32 S3:A1">
            <text:p>Metro ESP32 S3:A1</text:p>
          </table:table-cell>
          <table:table-cell table:style-name="ce2" office:value-type="float" office:value="67">
            <text:p>67</text:p>
          </table:table-cell>
          <table:table-cell table:style-name="ce2" table:formula="of:=VLOOKUP([.P11];[.$A$2:.$O$251];15)" office:value-type="string" office:string-value="VS1053 Audio BO:DREQ">
            <text:p>VS1053 Audio BO:DREQ</text:p>
          </table:table-cell>
          <table:table-cell table:style-name="ce2" table:formula="of:=VLOOKUP([.P11];[.$A$2:.$O$251];3)" office:value-type="string" office:string-value="Body">
            <text:p>Body</text:p>
          </table:table-cell>
          <table:table-cell table:style-name="ce21" office:value-type="string">
            <text:p>For Record</text:p>
          </table:table-cell>
          <table:table-cell table:style-name="ce21" table:number-columns-repeated="3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2</text:p>
          </table:table-cell>
          <table:table-cell table:style-name="ce2" office:value-type="string">
            <text:p>A2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5</text:p>
          </table:table-cell>
          <table:table-cell table:style-name="ce2" office:value-type="string">
            <text:p>GPIO16</text:p>
          </table:table-cell>
          <table:table-cell table:style-name="ce2" office:value-type="string">
            <text:p>U0CTS</text:p>
          </table:table-cell>
          <table:table-cell table:style-name="ce2" table:number-columns-repeated="2"/>
          <table:table-cell table:style-name="ce2" office:value-type="string">
            <text:p>XTAL_32K_N</text:p>
          </table:table-cell>
          <table:table-cell table:style-name="ce2"/>
          <table:table-cell table:style-name="ce2" table:formula="of:=CONCATENATE([.B12];&quot;:&quot;;[.D12])" office:value-type="string" office:string-value="Metro ESP32 S3:A2">
            <text:p>Metro ESP32 S3:A2</text:p>
          </table:table-cell>
          <table:table-cell table:style-name="ce2"/>
          <table:table-cell table:style-name="ce2" table:formula="of:=VLOOKUP([.P12];[.$A$2:.$O$251];15)" office:value-type="float" office:value="0">
            <text:p>#N/A</text:p>
          </table:table-cell>
          <table:table-cell table:style-name="ce2" table:formula="of:=VLOOKUP([.P12];[.$A$2:.$O$251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3</text:p>
          </table:table-cell>
          <table:table-cell table:style-name="ce2" office:value-type="string">
            <text:p>A3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6</text:p>
          </table:table-cell>
          <table:table-cell table:style-name="ce2" office:value-type="string">
            <text:p>GPIO17</text:p>
          </table:table-cell>
          <table:table-cell table:style-name="ce2" office:value-type="string">
            <text:p>U1TXD</text:p>
          </table:table-cell>
          <table:table-cell table:style-name="ce2" table:number-columns-repeated="4"/>
          <table:table-cell table:style-name="ce2" table:formula="of:=CONCATENATE([.B13];&quot;:&quot;;[.D13])" office:value-type="string" office:string-value="Metro ESP32 S3:A3">
            <text:p>Metro ESP32 S3:A3</text:p>
          </table:table-cell>
          <table:table-cell table:style-name="ce2"/>
          <table:table-cell table:style-name="ce2" table:formula="of:=VLOOKUP([.P13];[.$A$2:.$O$251];15)" office:value-type="float" office:value="0">
            <text:p>#N/A</text:p>
          </table:table-cell>
          <table:table-cell table:style-name="ce2" table:formula="of:=VLOOKUP([.P13];[.$A$2:.$O$251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4</text:p>
          </table:table-cell>
          <table:table-cell table:style-name="ce2" office:value-type="string">
            <text:p>A4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7</text:p>
          </table:table-cell>
          <table:table-cell table:style-name="ce2" office:value-type="string">
            <text:p>GPIO18</text:p>
          </table:table-cell>
          <table:table-cell table:style-name="ce2" office:value-type="string">
            <text:p>U1RXD</text:p>
          </table:table-cell>
          <table:table-cell table:style-name="ce2" table:number-columns-repeated="4"/>
          <table:table-cell table:style-name="ce2" table:formula="of:=CONCATENATE([.B14];&quot;:&quot;;[.D14])" office:value-type="string" office:string-value="Metro ESP32 S3:A4">
            <text:p>Metro ESP32 S3:A4</text:p>
          </table:table-cell>
          <table:table-cell table:style-name="ce2"/>
          <table:table-cell table:style-name="ce2" table:formula="of:=VLOOKUP([.P14];[.$A$2:.$O$251];15)" office:value-type="float" office:value="0">
            <text:p>#N/A</text:p>
          </table:table-cell>
          <table:table-cell table:style-name="ce2" table:formula="of:=VLOOKUP([.P14];[.$A$2:.$O$251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5</text:p>
          </table:table-cell>
          <table:table-cell table:style-name="ce2" office:value-type="string">
            <text:p>A5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1_CH0</text:p>
          </table:table-cell>
          <table:table-cell table:style-name="ce2" office:value-type="string">
            <text:p>GPIO1</text:p>
          </table:table-cell>
          <table:table-cell table:style-name="ce2"/>
          <table:table-cell table:style-name="ce2" office:value-type="string">
            <text:p>T1</text:p>
          </table:table-cell>
          <table:table-cell table:style-name="ce2" table:number-columns-repeated="3"/>
          <table:table-cell table:style-name="ce2" table:formula="of:=CONCATENATE([.B15];&quot;:&quot;;[.D15])" office:value-type="string" office:string-value="Metro ESP32 S3:A5">
            <text:p>Metro ESP32 S3:A5</text:p>
          </table:table-cell>
          <table:table-cell table:style-name="ce2"/>
          <table:table-cell table:style-name="ce2" table:formula="of:=VLOOKUP([.P15];[.$A$2:.$O$251];15)" office:value-type="float" office:value="0">
            <text:p>#N/A</text:p>
          </table:table-cell>
          <table:table-cell table:style-name="ce2" table:formula="of:=VLOOKUP([.P15];[.$A$2:.$O$251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QT Connecto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2C STEMMA QT</text:p>
          </table:table-cell>
          <table:table-cell table:style-name="ce3" office:value-type="string">
            <text:p>CPU</text:p>
          </table:table-cell>
          <table:table-cell table:style-name="ce3" table:number-columns-repeated="4"/>
          <table:table-cell table:style-name="ce3" office:value-type="string">
            <text:p>CLK_N_DIFF</text:p>
          </table:table-cell>
          <table:table-cell table:style-name="ce3" table:number-columns-repeated="2"/>
          <table:table-cell table:style-name="ce3" table:formula="of:=CONCATENATE([.B16];&quot;:&quot;;[.D16])" office:value-type="string" office:string-value="Metro ESP32 S3:QT Connector">
            <text:p>Metro ESP32 S3:QT Connector</text:p>
          </table:table-cell>
          <table:table-cell table:style-name="ce3" office:value-type="float" office:value="115">
            <text:p>115</text:p>
          </table:table-cell>
          <table:table-cell table:style-name="ce3" table:formula="of:=VLOOKUP([.P16];[.$A$2:.$O$251];15)" office:value-type="string" office:string-value="SGP30 Air Quality Sensor:QT Connector">
            <text:p>SGP30 Air Quality Sensor:QT Connector</text:p>
          </table:table-cell>
          <table:table-cell table:style-name="ce3" table:formula="of:=VLOOKUP([.P16];[.$A$2:.$O$251];3)" office:value-type="string" office:string-value="Body">
            <text:p>Body</text:p>
          </table:table-cell>
          <table:table-cell table:style-name="ce22" office:value-type="string">
            <text:p>IC2 JFT Connector 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SCL</text:p>
          </table:table-cell>
          <table:table-cell table:style-name="ce3" office:value-type="string">
            <text:p>SCL</text:p>
          </table:table-cell>
          <table:table-cell table:style-name="ce3" office:value-type="string">
            <text:p>I2C Clock</text:p>
          </table:table-cell>
          <table:table-cell table:style-name="ce3" office:value-type="string">
            <text:p>CPU</text:p>
          </table:table-cell>
          <table:table-cell table:style-name="ce3"/>
          <table:table-cell table:style-name="ce3" office:value-type="string">
            <text:p>GPIO48</text:p>
          </table:table-cell>
          <table:table-cell table:style-name="ce3" table:number-columns-repeated="2"/>
          <table:table-cell table:style-name="ce3" office:value-type="string">
            <text:p>CLK_N_DIFF</text:p>
          </table:table-cell>
          <table:table-cell table:style-name="ce3" table:number-columns-repeated="2"/>
          <table:table-cell table:style-name="ce3" table:formula="of:=CONCATENATE([.B17];&quot;:&quot;;[.D17])" office:value-type="string" office:string-value="Metro ESP32 S3:SCL">
            <text:p>Metro ESP32 S3:SCL</text:p>
          </table:table-cell>
          <table:table-cell table:style-name="ce3"/>
          <table:table-cell table:style-name="ce3" table:formula="of:=VLOOKUP([.P17];[.$A$2:.$O$251];15)" office:value-type="float" office:value="0">
            <text:p>#N/A</text:p>
          </table:table-cell>
          <table:table-cell table:style-name="ce3" table:formula="of:=VLOOKUP([.P17];[.$A$2:.$O$251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SDA</text:p>
          </table:table-cell>
          <table:table-cell table:style-name="ce3" office:value-type="string">
            <text:p>SDA</text:p>
          </table:table-cell>
          <table:table-cell table:style-name="ce3" office:value-type="string">
            <text:p>I2C Data</text:p>
          </table:table-cell>
          <table:table-cell table:style-name="ce3" office:value-type="string">
            <text:p>CPU</text:p>
          </table:table-cell>
          <table:table-cell table:style-name="ce3"/>
          <table:table-cell table:style-name="ce3" office:value-type="string">
            <text:p>GPIO47</text:p>
          </table:table-cell>
          <table:table-cell table:style-name="ce3" table:number-columns-repeated="2"/>
          <table:table-cell table:style-name="ce3" office:value-type="string">
            <text:p>CLK_P_DIFF</text:p>
          </table:table-cell>
          <table:table-cell table:style-name="ce3" table:number-columns-repeated="2"/>
          <table:table-cell table:style-name="ce3" table:formula="of:=CONCATENATE([.B18];&quot;:&quot;;[.D18])" office:value-type="string" office:string-value="Metro ESP32 S3:SDA">
            <text:p>Metro ESP32 S3:SDA</text:p>
          </table:table-cell>
          <table:table-cell table:style-name="ce3"/>
          <table:table-cell table:style-name="ce3" table:formula="of:=VLOOKUP([.P18];[.$A$2:.$O$251];15)" office:value-type="float" office:value="0">
            <text:p>#N/A</text:p>
          </table:table-cell>
          <table:table-cell table:style-name="ce3" table:formula="of:=VLOOKUP([.P18];[.$A$2:.$O$251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AREF</text:p>
          </table:table-cell>
          <table:table-cell table:style-name="ce3" office:value-type="string">
            <text:p>3.3V</text:p>
          </table:table-cell>
          <table:table-cell table:style-name="ce3" office:value-type="string">
            <text:p>I2C POWER</text:p>
          </table:table-cell>
          <table:table-cell table:style-name="ce3" table:number-columns-repeated="8"/>
          <table:table-cell table:style-name="ce3" table:formula="of:=CONCATENATE([.B19];&quot;:&quot;;[.D19])" office:value-type="string" office:string-value="Metro ESP32 S3:AREF">
            <text:p>Metro ESP32 S3:AREF</text:p>
          </table:table-cell>
          <table:table-cell table:style-name="ce3"/>
          <table:table-cell table:style-name="ce3" table:formula="of:=VLOOKUP([.P19];[.$A$2:.$O$251];15)" office:value-type="float" office:value="0">
            <text:p>#N/A</text:p>
          </table:table-cell>
          <table:table-cell table:style-name="ce3" table:formula="of:=VLOOKUP([.P19];[.$A$2:.$O$251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GND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I2C GROUND</text:p>
          </table:table-cell>
          <table:table-cell table:style-name="ce3" table:number-columns-repeated="8"/>
          <table:table-cell table:style-name="ce3" table:formula="of:=CONCATENATE([.B20];&quot;:&quot;;[.D20])" office:value-type="string" office:string-value="Metro ESP32 S3:GND">
            <text:p>Metro ESP32 S3:GND</text:p>
          </table:table-cell>
          <table:table-cell table:style-name="ce3"/>
          <table:table-cell table:style-name="ce3" table:formula="of:=VLOOKUP([.P20];[.$A$2:.$O$251];15)" office:value-type="float" office:value="0">
            <text:p>#N/A</text:p>
          </table:table-cell>
          <table:table-cell table:style-name="ce3" table:formula="of:=VLOOKUP([.P20];[.$A$2:.$O$251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string">
            <text:p>13</text:p>
          </table:table-cell>
          <table:table-cell table:style-name="ce4" office:value-type="string">
            <text:p>D13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2_CH2</text:p>
          </table:table-cell>
          <table:table-cell table:style-name="ce4" office:value-type="string">
            <text:p>GPIO13</text:p>
          </table:table-cell>
          <table:table-cell table:style-name="ce4"/>
          <table:table-cell table:style-name="ce4" office:value-type="string">
            <text:p>T13</text:p>
          </table:table-cell>
          <table:table-cell table:style-name="ce4" office:value-type="string">
            <text:p>FSPIQ</text:p>
          </table:table-cell>
          <table:table-cell table:style-name="ce4" table:number-columns-repeated="2"/>
          <table:table-cell table:style-name="ce4" table:formula="of:=CONCATENATE([.B21];&quot;:&quot;;[.D21])" office:value-type="string" office:string-value="Metro ESP32 S3:13">
            <text:p>Metro ESP32 S3:13</text:p>
          </table:table-cell>
          <table:table-cell table:style-name="ce4" office:value-type="float" office:value="148">
            <text:p>148</text:p>
          </table:table-cell>
          <table:table-cell table:style-name="ce4" table:formula="of:=VLOOKUP([.P21];[.$A$2:.$O$251];15)" office:value-type="string" office:string-value="2 in TFT Display:SD CS">
            <text:p>2 in TFT Display:SD CS</text:p>
          </table:table-cell>
          <table:table-cell table:style-name="ce4" table:formula="of:=VLOOKUP([.P21];[.$A$2:.$O$251];3)" office:value-type="string" office:string-value="Hood">
            <text:p>Hood</text:p>
          </table:table-cell>
          <table:table-cell table:style-name="ce23" office:value-type="string">
            <text:p>CS for SD Card in TFT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string">
            <text:p>12</text:p>
          </table:table-cell>
          <table:table-cell table:style-name="ce4" office:value-type="string">
            <text:p>D12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2_CH1</text:p>
          </table:table-cell>
          <table:table-cell table:style-name="ce4" office:value-type="string">
            <text:p>GPIO12</text:p>
          </table:table-cell>
          <table:table-cell table:style-name="ce4"/>
          <table:table-cell table:style-name="ce4" office:value-type="string">
            <text:p>T12</text:p>
          </table:table-cell>
          <table:table-cell table:style-name="ce4" office:value-type="string">
            <text:p>FSPICLK</text:p>
          </table:table-cell>
          <table:table-cell table:style-name="ce4" table:number-columns-repeated="2"/>
          <table:table-cell table:style-name="ce4" table:formula="of:=CONCATENATE([.B22];&quot;:&quot;;[.D22])" office:value-type="string" office:string-value="Metro ESP32 S3:12">
            <text:p>Metro ESP32 S3:12</text:p>
          </table:table-cell>
          <table:table-cell table:style-name="ce4" office:value-type="float" office:value="149">
            <text:p>149</text:p>
          </table:table-cell>
          <table:table-cell table:style-name="ce4" table:formula="of:=VLOOKUP([.P22];[.$A$2:.$O$251];15)" office:value-type="string" office:string-value="2 in TFT Display:D/C">
            <text:p>2 in TFT Display:D/C</text:p>
          </table:table-cell>
          <table:table-cell table:style-name="ce4" table:formula="of:=VLOOKUP([.P22];[.$A$2:.$O$251];3)" office:value-type="string" office:string-value="Hood">
            <text:p>Hood</text:p>
          </table:table-cell>
          <table:table-cell table:style-name="ce23" office:value-type="string">
            <text:p>D/C Pin for TFT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float" office:value="11">
            <text:p>11</text:p>
          </table:table-cell>
          <table:table-cell table:style-name="ce4" office:value-type="string">
            <text:p>D11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2_CH0</text:p>
          </table:table-cell>
          <table:table-cell table:style-name="ce4" office:value-type="string">
            <text:p>GPIO11</text:p>
          </table:table-cell>
          <table:table-cell table:style-name="ce4"/>
          <table:table-cell table:style-name="ce4" office:value-type="string">
            <text:p>T11</text:p>
          </table:table-cell>
          <table:table-cell table:style-name="ce4" office:value-type="string">
            <text:p>FSPID</text:p>
          </table:table-cell>
          <table:table-cell table:style-name="ce4" table:number-columns-repeated="2"/>
          <table:table-cell table:style-name="ce4" table:formula="of:=CONCATENATE([.B23];&quot;:&quot;;[.D23])" office:value-type="string" office:string-value="Metro ESP32 S3:11">
            <text:p>Metro ESP32 S3:11</text:p>
          </table:table-cell>
          <table:table-cell table:style-name="ce4" office:value-type="float" office:value="151">
            <text:p>151</text:p>
          </table:table-cell>
          <table:table-cell table:style-name="ce4" table:formula="of:=VLOOKUP([.P23];[.$A$2:.$O$251];15)" office:value-type="string" office:string-value="2 in TFT Display:LCD CS">
            <text:p>2 in TFT Display:LCD CS</text:p>
          </table:table-cell>
          <table:table-cell table:style-name="ce4" table:formula="of:=VLOOKUP([.P23];[.$A$2:.$O$251];3)" office:value-type="string" office:string-value="Hood">
            <text:p>Hood</text:p>
          </table:table-cell>
          <table:table-cell table:style-name="ce23" office:value-type="string">
            <text:p>Chip Select for IC2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D10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1_CH9</text:p>
          </table:table-cell>
          <table:table-cell table:style-name="ce4" office:value-type="string">
            <text:p>GPIO10</text:p>
          </table:table-cell>
          <table:table-cell table:style-name="ce4"/>
          <table:table-cell table:style-name="ce4" office:value-type="string">
            <text:p>T10</text:p>
          </table:table-cell>
          <table:table-cell table:style-name="ce4" office:value-type="string">
            <text:p>FSPICS0</text:p>
          </table:table-cell>
          <table:table-cell table:style-name="ce4" table:number-columns-repeated="2"/>
          <table:table-cell table:style-name="ce4" table:formula="of:=CONCATENATE([.B24];&quot;:&quot;;[.D24])" office:value-type="string" office:string-value="Metro ESP32 S3:10">
            <text:p>Metro ESP32 S3:10</text:p>
          </table:table-cell>
          <table:table-cell table:style-name="ce4" office:value-type="float" office:value="75">
            <text:p>75</text:p>
          </table:table-cell>
          <table:table-cell table:style-name="ce4" table:formula="of:=VLOOKUP([.P24];[.$A$2:.$O$251];15)" office:value-type="string" office:string-value="VS1053 Audio BO:CS">
            <text:p>VS1053 Audio BO:CS</text:p>
          </table:table-cell>
          <table:table-cell table:style-name="ce4" table:formula="of:=VLOOKUP([.P24];[.$A$2:.$O$251];3)" office:value-type="string" office:string-value="Body">
            <text:p>Body</text:p>
          </table:table-cell>
          <table:table-cell table:style-name="ce23" office:value-type="string">
            <text:p>Chip Select for IC2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5">
          <table:table-cell table:style-name="ce5" office:value-type="float" office:value="24">
            <text:p>24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9">
            <text:p>9</text:p>
          </table:table-cell>
          <table:table-cell table:style-name="ce5" office:value-type="string">
            <text:p>D9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8</text:p>
          </table:table-cell>
          <table:table-cell table:style-name="ce5" office:value-type="string">
            <text:p>GPIO9</text:p>
          </table:table-cell>
          <table:table-cell table:style-name="ce5"/>
          <table:table-cell table:style-name="ce5" office:value-type="string">
            <text:p>T9</text:p>
          </table:table-cell>
          <table:table-cell table:style-name="ce5" office:value-type="string">
            <text:p>FSPIHD</text:p>
          </table:table-cell>
          <table:table-cell table:style-name="ce5" table:number-columns-repeated="2"/>
          <table:table-cell table:style-name="ce5" table:formula="of:=CONCATENATE([.B25];&quot;:&quot;;[.D25])" office:value-type="string" office:string-value="Metro ESP32 S3:9">
            <text:p>Metro ESP32 S3:9</text:p>
          </table:table-cell>
          <table:table-cell table:style-name="ce5" office:value-type="float" office:value="132">
            <text:p>132</text:p>
          </table:table-cell>
          <table:table-cell table:style-name="ce5" table:formula="of:=VLOOKUP([.P25];[.$A$2:.$O$251];15)" office:value-type="string" office:string-value="OV5640 Camera 72d AF:D9">
            <text:p>OV5640 Camera 72d AF:D9</text:p>
          </table:table-cell>
          <table:table-cell table:style-name="ce5" table:formula="of:=VLOOKUP([.P25];[.$A$2:.$O$251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4">
          <table:table-cell table:style-name="ce5" office:value-type="float" office:value="25">
            <text:p>25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D8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7</text:p>
          </table:table-cell>
          <table:table-cell table:style-name="ce5" office:value-type="string">
            <text:p>GPIO8</text:p>
          </table:table-cell>
          <table:table-cell table:style-name="ce5"/>
          <table:table-cell table:style-name="ce5" office:value-type="string">
            <text:p>T8</text:p>
          </table:table-cell>
          <table:table-cell table:style-name="ce5" table:number-columns-repeated="3"/>
          <table:table-cell table:style-name="ce5" table:formula="of:=CONCATENATE([.B26];&quot;:&quot;;[.D26])" office:value-type="string" office:string-value="Metro ESP32 S3:8">
            <text:p>Metro ESP32 S3:8</text:p>
          </table:table-cell>
          <table:table-cell table:style-name="ce5" office:value-type="float" office:value="131">
            <text:p>131</text:p>
          </table:table-cell>
          <table:table-cell table:style-name="ce5" table:formula="of:=VLOOKUP([.P26];[.$A$2:.$O$251];15)" office:value-type="string" office:string-value="OV5640 Camera 72d AF:D8">
            <text:p>OV5640 Camera 72d AF:D8</text:p>
          </table:table-cell>
          <table:table-cell table:style-name="ce5" table:formula="of:=VLOOKUP([.P26];[.$A$2:.$O$251];3)" office:value-type="string" office:string-value="Body">
            <text:p>Body</text:p>
          </table:table-cell>
          <table:table-cell table:style-name="ce24" office:value-type="string">
            <text:p>Connects to 67 For Playback</text:p>
          </table:table-cell>
          <table:table-cell table:style-name="ce24" table:number-columns-repeated="3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26">
            <text:p>26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6</text:p>
          </table:table-cell>
          <table:table-cell table:style-name="ce5" office:value-type="string">
            <text:p>GPIO7</text:p>
          </table:table-cell>
          <table:table-cell table:style-name="ce5"/>
          <table:table-cell table:style-name="ce5" office:value-type="string">
            <text:p>T7</text:p>
          </table:table-cell>
          <table:table-cell table:style-name="ce5" table:number-columns-repeated="3"/>
          <table:table-cell table:style-name="ce5" table:formula="of:=CONCATENATE([.B27];&quot;:&quot;;[.D27])" office:value-type="string" office:string-value="Metro ESP32 S3:7">
            <text:p>Metro ESP32 S3:7</text:p>
          </table:table-cell>
          <table:table-cell table:style-name="ce5" office:value-type="float" office:value="130">
            <text:p>130</text:p>
          </table:table-cell>
          <table:table-cell table:style-name="ce5" table:formula="of:=VLOOKUP([.P27];[.$A$2:.$O$251];15)" office:value-type="string" office:string-value="OV5640 Camera 72d AF:D7">
            <text:p>OV5640 Camera 72d AF:D7</text:p>
          </table:table-cell>
          <table:table-cell table:style-name="ce5" table:formula="of:=VLOOKUP([.P27];[.$A$2:.$O$251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27">
            <text:p>27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6">
            <text:p>6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5</text:p>
          </table:table-cell>
          <table:table-cell table:style-name="ce5" office:value-type="string">
            <text:p>GPIO6</text:p>
          </table:table-cell>
          <table:table-cell table:style-name="ce5"/>
          <table:table-cell table:style-name="ce5" office:value-type="string">
            <text:p>T6</text:p>
          </table:table-cell>
          <table:table-cell table:style-name="ce5" table:number-columns-repeated="3"/>
          <table:table-cell table:style-name="ce5" table:formula="of:=CONCATENATE([.B28];&quot;:&quot;;[.D28])" office:value-type="string" office:string-value="Metro ESP32 S3:6">
            <text:p>Metro ESP32 S3:6</text:p>
          </table:table-cell>
          <table:table-cell table:style-name="ce5" office:value-type="float" office:value="129">
            <text:p>129</text:p>
          </table:table-cell>
          <table:table-cell table:style-name="ce5" table:formula="of:=VLOOKUP([.P28];[.$A$2:.$O$251];15)" office:value-type="string" office:string-value="OV5640 Camera 72d AF:D6">
            <text:p>OV5640 Camera 72d AF:D6</text:p>
          </table:table-cell>
          <table:table-cell table:style-name="ce5" table:formula="of:=VLOOKUP([.P28];[.$A$2:.$O$251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28">
            <text:p>28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5">
            <text:p>5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4</text:p>
          </table:table-cell>
          <table:table-cell table:style-name="ce5" office:value-type="string">
            <text:p>GPIO5</text:p>
          </table:table-cell>
          <table:table-cell table:style-name="ce5"/>
          <table:table-cell table:style-name="ce5" office:value-type="string">
            <text:p>T5</text:p>
          </table:table-cell>
          <table:table-cell table:style-name="ce5" table:number-columns-repeated="3"/>
          <table:table-cell table:style-name="ce5" table:formula="of:=CONCATENATE([.B29];&quot;:&quot;;[.D29])" office:value-type="string" office:string-value="Metro ESP32 S3:5">
            <text:p>Metro ESP32 S3:5</text:p>
          </table:table-cell>
          <table:table-cell table:style-name="ce5" office:value-type="float" office:value="128">
            <text:p>128</text:p>
          </table:table-cell>
          <table:table-cell table:style-name="ce5" table:formula="of:=VLOOKUP([.P29];[.$A$2:.$O$251];15)" office:value-type="string" office:string-value="OV5640 Camera 72d AF:D5">
            <text:p>OV5640 Camera 72d AF:D5</text:p>
          </table:table-cell>
          <table:table-cell table:style-name="ce5" table:formula="of:=VLOOKUP([.P29];[.$A$2:.$O$251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4">
          <table:table-cell table:style-name="ce5" office:value-type="float" office:value="29">
            <text:p>29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4">
            <text:p>4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3</text:p>
          </table:table-cell>
          <table:table-cell table:style-name="ce5" office:value-type="string">
            <text:p>GPIO4</text:p>
          </table:table-cell>
          <table:table-cell table:style-name="ce5"/>
          <table:table-cell table:style-name="ce5" office:value-type="string">
            <text:p>T4</text:p>
          </table:table-cell>
          <table:table-cell table:style-name="ce5" table:number-columns-repeated="3"/>
          <table:table-cell table:style-name="ce5" table:formula="of:=CONCATENATE([.B30];&quot;:&quot;;[.D30])" office:value-type="string" office:string-value="Metro ESP32 S3:4">
            <text:p>Metro ESP32 S3:4</text:p>
          </table:table-cell>
          <table:table-cell table:style-name="ce5" office:value-type="float" office:value="127">
            <text:p>127</text:p>
          </table:table-cell>
          <table:table-cell table:style-name="ce5" table:formula="of:=VLOOKUP([.P30];[.$A$2:.$O$251];15)" office:value-type="string" office:string-value="OV5640 Camera 72d AF:D4">
            <text:p>OV5640 Camera 72d AF:D4</text:p>
          </table:table-cell>
          <table:table-cell table:style-name="ce5" table:formula="of:=VLOOKUP([.P30];[.$A$2:.$O$251];3)" office:value-type="string" office:string-value="Body">
            <text:p>Body</text:p>
          </table:table-cell>
          <table:table-cell table:style-name="ce24" office:value-type="string">
            <text:p>For Playback</text:p>
          </table:table-cell>
          <table:table-cell table:style-name="ce24" table:number-columns-repeated="3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3">
            <text:p>3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2</text:p>
          </table:table-cell>
          <table:table-cell table:style-name="ce5" office:value-type="string">
            <text:p>GPIO3</text:p>
          </table:table-cell>
          <table:table-cell table:style-name="ce5"/>
          <table:table-cell table:style-name="ce5" office:value-type="string">
            <text:p>T3</text:p>
          </table:table-cell>
          <table:table-cell table:style-name="ce5" table:number-columns-repeated="3"/>
          <table:table-cell table:style-name="ce5" table:formula="of:=CONCATENATE([.B31];&quot;:&quot;;[.D31])" office:value-type="string" office:string-value="Metro ESP32 S3:3">
            <text:p>Metro ESP32 S3:3</text:p>
          </table:table-cell>
          <table:table-cell table:style-name="ce5" office:value-type="float" office:value="126">
            <text:p>126</text:p>
          </table:table-cell>
          <table:table-cell table:style-name="ce5" table:formula="of:=VLOOKUP([.P31];[.$A$2:.$O$251];15)" office:value-type="string" office:string-value="OV5640 Camera 72d AF:D3">
            <text:p>OV5640 Camera 72d AF:D3</text:p>
          </table:table-cell>
          <table:table-cell table:style-name="ce5" table:formula="of:=VLOOKUP([.P31];[.$A$2:.$O$251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31">
            <text:p>31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D2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1</text:p>
          </table:table-cell>
          <table:table-cell table:style-name="ce5" office:value-type="string">
            <text:p>GPIO2</text:p>
          </table:table-cell>
          <table:table-cell table:style-name="ce5"/>
          <table:table-cell table:style-name="ce5" office:value-type="string">
            <text:p>T2</text:p>
          </table:table-cell>
          <table:table-cell table:style-name="ce5" table:number-columns-repeated="3"/>
          <table:table-cell table:style-name="ce5" table:formula="of:=CONCATENATE([.B32];&quot;:&quot;;[.D32])" office:value-type="string" office:string-value="Metro ESP32 S3:2">
            <text:p>Metro ESP32 S3:2</text:p>
          </table:table-cell>
          <table:table-cell table:style-name="ce5" office:value-type="float" office:value="125">
            <text:p>125</text:p>
          </table:table-cell>
          <table:table-cell table:style-name="ce5" table:formula="of:=VLOOKUP([.P32];[.$A$2:.$O$251];15)" office:value-type="string" office:string-value="OV5640 Camera 72d AF:D2">
            <text:p>OV5640 Camera 72d AF:D2</text:p>
          </table:table-cell>
          <table:table-cell table:style-name="ce5" table:formula="of:=VLOOKUP([.P32];[.$A$2:.$O$251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RX</text:p>
          </table:table-cell>
          <table:table-cell office:value-type="string">
            <text:p>RX/D0</text:p>
          </table:table-cell>
          <table:table-cell office:value-type="string">
            <text:p>UART Receive/GPIO</text:p>
          </table:table-cell>
          <table:table-cell office:value-type="string">
            <text:p>CPU</text:p>
          </table:table-cell>
          <table:table-cell/>
          <table:table-cell office:value-type="string">
            <text:p>GPIO41</text:p>
          </table:table-cell>
          <table:table-cell office:value-type="string">
            <text:p>MTDI</text:p>
          </table:table-cell>
          <table:table-cell table:number-columns-repeated="4"/>
          <table:table-cell table:formula="of:=CONCATENATE([.B33];&quot;:&quot;;[.D33])" office:value-type="string" office:string-value="Metro ESP32 S3:RX">
            <text:p>Metro ESP32 S3:RX</text:p>
          </table:table-cell>
          <table:table-cell/>
          <table:table-cell table:formula="of:=VLOOKUP([.P33];[.$A$2:.$O$251];15)" office:value-type="float" office:value="0">
            <text:p>#N/A</text:p>
          </table:table-cell>
          <table:table-cell table:formula="of:=VLOOKUP([.P33];[.$A$2:.$O$251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TX</text:p>
          </table:table-cell>
          <table:table-cell office:value-type="string">
            <text:p>TX/D1</text:p>
          </table:table-cell>
          <table:table-cell office:value-type="string">
            <text:p>UART Transmit/GPIO</text:p>
          </table:table-cell>
          <table:table-cell office:value-type="string">
            <text:p>CPU</text:p>
          </table:table-cell>
          <table:table-cell/>
          <table:table-cell office:value-type="string">
            <text:p>GPIO40</text:p>
          </table:table-cell>
          <table:table-cell office:value-type="string">
            <text:p>MTDO</text:p>
          </table:table-cell>
          <table:table-cell table:number-columns-repeated="4"/>
          <table:table-cell table:formula="of:=CONCATENATE([.B34];&quot;:&quot;;[.D34])" office:value-type="string" office:string-value="Metro ESP32 S3:TX">
            <text:p>Metro ESP32 S3:TX</text:p>
          </table:table-cell>
          <table:table-cell/>
          <table:table-cell table:formula="of:=VLOOKUP([.P34];[.$A$2:.$O$251];15)" office:value-type="float" office:value="0">
            <text:p>#N/A</text:p>
          </table:table-cell>
          <table:table-cell table:formula="of:=VLOOKUP([.P34];[.$A$2:.$O$251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CHG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table:number-columns-repeated="8"/>
          <table:table-cell table:formula="of:=CONCATENATE([.B35];&quot;:&quot;;[.D35])" office:value-type="string" office:string-value="Metro ESP32 S3:CHG">
            <text:p>Metro ESP32 S3:CHG</text:p>
          </table:table-cell>
          <table:table-cell/>
          <table:table-cell table:formula="of:=VLOOKUP([.P35];[.$A$2:.$O$251];15)" office:value-type="float" office:value="0">
            <text:p>#N/A</text:p>
          </table:table-cell>
          <table:table-cell table:formula="of:=VLOOKUP([.P35];[.$A$2:.$O$251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CHG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8"/>
          <table:table-cell table:formula="of:=CONCATENATE([.B36];&quot;:&quot;;[.D36])" office:value-type="string" office:string-value="Metro ESP32 S3:CHG">
            <text:p>Metro ESP32 S3:CHG</text:p>
          </table:table-cell>
          <table:table-cell/>
          <table:table-cell table:formula="of:=VLOOKUP([.P36];[.$A$2:.$O$251];15)" office:value-type="float" office:value="0">
            <text:p>#N/A</text:p>
          </table:table-cell>
          <table:table-cell table:formula="of:=VLOOKUP([.P36];[.$A$2:.$O$251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NEO</text:p>
          </table:table-cell>
          <table:table-cell office:value-type="string">
            <text:p>NEOPIXEL</text:p>
          </table:table-cell>
          <table:table-cell office:value-type="string">
            <text:p>GPIO</text:p>
          </table:table-cell>
          <table:table-cell office:value-type="string">
            <text:p>CPU</text:p>
          </table:table-cell>
          <table:table-cell/>
          <table:table-cell office:value-type="string">
            <text:p>GPIO46</text:p>
          </table:table-cell>
          <table:table-cell table:number-columns-repeated="5"/>
          <table:table-cell table:formula="of:=CONCATENATE([.B37];&quot;:&quot;;[.D37])" office:value-type="string" office:string-value="Metro ESP32 S3:NEO">
            <text:p>Metro ESP32 S3:NEO</text:p>
          </table:table-cell>
          <table:table-cell/>
          <table:table-cell table:formula="of:=VLOOKUP([.P37];[.$A$2:.$O$251];15)" office:value-type="float" office:value="0">
            <text:p>#N/A</text:p>
          </table:table-cell>
          <table:table-cell table:formula="of:=VLOOKUP([.P37];[.$A$2:.$O$251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table:style-name="ce6" office:value-type="float" office:value="37">
            <text:p>37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MISO</text:p>
          </table:table-cell>
          <table:table-cell table:style-name="ce6" office:value-type="string">
            <text:p>MISO</text:p>
          </table:table-cell>
          <table:table-cell table:style-name="ce6" office:value-type="string">
            <text:p>SPI MC In Serial Out </text:p>
          </table:table-cell>
          <table:table-cell table:style-name="ce6" office:value-type="string">
            <text:p>RTC</text:p>
          </table:table-cell>
          <table:table-cell table:style-name="ce6"/>
          <table:table-cell table:style-name="ce6" office:value-type="string">
            <text:p>GPIO21</text:p>
          </table:table-cell>
          <table:table-cell table:style-name="ce6" table:number-columns-repeated="5"/>
          <table:table-cell table:style-name="ce6" table:formula="of:=CONCATENATE([.B38];&quot;:&quot;;[.D38])" office:value-type="string" office:string-value="Metro ESP32 S3:MISO">
            <text:p>Metro ESP32 S3:MISO</text:p>
          </table:table-cell>
          <table:table-cell table:style-name="ce6" office:value-type="float" office:value="224">
            <text:p>224</text:p>
          </table:table-cell>
          <table:table-cell table:style-name="ce6" table:formula="of:=VLOOKUP([.P38];[.$A$2:.$O$251];15)" office:value-type="string" office:string-value="SPI Bus :MISO">
            <text:p>SPI Bus :MISO</text:p>
          </table:table-cell>
          <table:table-cell table:style-name="ce6" table:formula="of:=VLOOKUP([.P38];[.$A$2:.$O$251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38">
            <text:p>38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5V</text:p>
          </table:table-cell>
          <table:table-cell table:style-name="ce6" office:value-type="string">
            <text:p>VHIGH</text:p>
          </table:table-cell>
          <table:table-cell table:style-name="ce6" office:value-type="string">
            <text:p>POWER</text:p>
          </table:table-cell>
          <table:table-cell table:style-name="ce6" table:number-columns-repeated="8"/>
          <table:table-cell table:style-name="ce6" table:formula="of:=CONCATENATE([.B39];&quot;:&quot;;[.D39])" office:value-type="string" office:string-value="Metro ESP32 S3:5V">
            <text:p>Metro ESP32 S3:5V</text:p>
          </table:table-cell>
          <table:table-cell table:style-name="ce6" office:value-type="float" office:value="226">
            <text:p>226</text:p>
          </table:table-cell>
          <table:table-cell table:style-name="ce6" table:formula="of:=VLOOKUP([.P39];[.$A$2:.$O$251];15)" office:value-type="string" office:string-value="SPI Bus :5V">
            <text:p>SPI Bus :5V</text:p>
          </table:table-cell>
          <table:table-cell table:style-name="ce6" table:formula="of:=VLOOKUP([.P39];[.$A$2:.$O$251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39">
            <text:p>39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SCK</text:p>
          </table:table-cell>
          <table:table-cell table:style-name="ce6" office:value-type="string">
            <text:p>SCK</text:p>
          </table:table-cell>
          <table:table-cell table:style-name="ce6" office:value-type="string">
            <text:p>SPI CLOCK</text:p>
          </table:table-cell>
          <table:table-cell table:style-name="ce6" office:value-type="string">
            <text:p>CPU</text:p>
          </table:table-cell>
          <table:table-cell table:style-name="ce6"/>
          <table:table-cell table:style-name="ce6" office:value-type="string">
            <text:p>GPIO39</text:p>
          </table:table-cell>
          <table:table-cell table:style-name="ce6" office:value-type="string">
            <text:p>MTCK</text:p>
          </table:table-cell>
          <table:table-cell table:style-name="ce6" table:number-columns-repeated="4"/>
          <table:table-cell table:style-name="ce6" table:formula="of:=CONCATENATE([.B40];&quot;:&quot;;[.D40])" office:value-type="string" office:string-value="Metro ESP32 S3:SCK">
            <text:p>Metro ESP32 S3:SCK</text:p>
          </table:table-cell>
          <table:table-cell table:style-name="ce6" office:value-type="float" office:value="227">
            <text:p>227</text:p>
          </table:table-cell>
          <table:table-cell table:style-name="ce6" table:formula="of:=VLOOKUP([.P40];[.$A$2:.$O$251];15)" office:value-type="string" office:string-value="SPI Bus :SCK">
            <text:p>SPI Bus :SCK</text:p>
          </table:table-cell>
          <table:table-cell table:style-name="ce6" table:formula="of:=VLOOKUP([.P40];[.$A$2:.$O$251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40">
            <text:p>40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MOSI</text:p>
          </table:table-cell>
          <table:table-cell table:style-name="ce6" office:value-type="string">
            <text:p>MOSI</text:p>
          </table:table-cell>
          <table:table-cell table:style-name="ce6" office:value-type="string">
            <text:p>SPI MC Out Serial In</text:p>
          </table:table-cell>
          <table:table-cell table:style-name="ce6" office:value-type="string">
            <text:p>CPU</text:p>
          </table:table-cell>
          <table:table-cell table:style-name="ce6"/>
          <table:table-cell table:style-name="ce6" office:value-type="string">
            <text:p>GPIO42</text:p>
          </table:table-cell>
          <table:table-cell table:style-name="ce6" office:value-type="string">
            <text:p>MTMS</text:p>
          </table:table-cell>
          <table:table-cell table:style-name="ce6" table:number-columns-repeated="4"/>
          <table:table-cell table:style-name="ce6" table:formula="of:=CONCATENATE([.B41];&quot;:&quot;;[.D41])" office:value-type="string" office:string-value="Metro ESP32 S3:MOSI">
            <text:p>Metro ESP32 S3:MOSI</text:p>
          </table:table-cell>
          <table:table-cell table:style-name="ce6" office:value-type="float" office:value="225">
            <text:p>225</text:p>
          </table:table-cell>
          <table:table-cell table:style-name="ce6" table:formula="of:=VLOOKUP([.P41];[.$A$2:.$O$251];15)" office:value-type="string" office:string-value="SPI Bus :MOSI">
            <text:p>SPI Bus :MOSI</text:p>
          </table:table-cell>
          <table:table-cell table:style-name="ce6" table:formula="of:=VLOOKUP([.P41];[.$A$2:.$O$251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41">
            <text:p>41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RST</text:p>
          </table:table-cell>
          <table:table-cell table:style-name="ce6" office:value-type="string">
            <text:p>RESET</text:p>
          </table:table-cell>
          <table:table-cell table:style-name="ce6" office:value-type="string">
            <text:p>CONTROL</text:p>
          </table:table-cell>
          <table:table-cell table:style-name="ce6" table:number-columns-repeated="8"/>
          <table:table-cell table:style-name="ce6" table:formula="of:=CONCATENATE([.B42];&quot;:&quot;;[.D42])" office:value-type="string" office:string-value="Metro ESP32 S3:RST">
            <text:p>Metro ESP32 S3:RST</text:p>
          </table:table-cell>
          <table:table-cell table:style-name="ce6"/>
          <table:table-cell table:style-name="ce6" table:formula="of:=VLOOKUP([.P42];[.$A$2:.$O$251];15)" office:value-type="float" office:value="0">
            <text:p>#N/A</text:p>
          </table:table-cell>
          <table:table-cell table:style-name="ce6" table:formula="of:=VLOOKUP([.P42];[.$A$2:.$O$251];3)" office:value-type="float" office:value="0">
            <text:p>#N/A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42">
            <text:p>42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GND</text:p>
          </table:table-cell>
          <table:table-cell table:style-name="ce6" office:value-type="string">
            <text:p>GND</text:p>
          </table:table-cell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43];&quot;:&quot;;[.D43])" office:value-type="string" office:string-value="Metro ESP32 S3:GND">
            <text:p>Metro ESP32 S3:GND</text:p>
          </table:table-cell>
          <table:table-cell table:style-name="ce6" office:value-type="float" office:value="228">
            <text:p>228</text:p>
          </table:table-cell>
          <table:table-cell table:style-name="ce6" table:formula="of:=VLOOKUP([.P43];[.$A$2:.$O$251];15)" office:value-type="string" office:string-value="SPI Bus :GND">
            <text:p>SPI Bus :GND</text:p>
          </table:table-cell>
          <table:table-cell table:style-name="ce6" table:formula="of:=VLOOKUP([.P43];[.$A$2:.$O$251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SD_CS</text:p>
          </table:table-cell>
          <table:table-cell office:value-type="string">
            <text:p>SD Select</text:p>
          </table:table-cell>
          <table:table-cell office:value-type="string">
            <text:p>CPU</text:p>
          </table:table-cell>
          <table:table-cell/>
          <table:table-cell office:value-type="string">
            <text:p>GPIO45</text:p>
          </table:table-cell>
          <table:table-cell table:number-columns-repeated="5"/>
          <table:table-cell table:formula="of:=CONCATENATE([.B44];&quot;:&quot;;[.D44])" office:value-type="string" office:string-value="Metro ESP32 S3:MicroSD">
            <text:p>Metro ESP32 S3:MicroSD</text:p>
          </table:table-cell>
          <table:table-cell/>
          <table:table-cell table:formula="of:=VLOOKUP([.P44];[.$A$2:.$O$251];15)" office:value-type="float" office:value="0">
            <text:p>#N/A</text:p>
          </table:table-cell>
          <table:table-cell table:formula="of:=VLOOKUP([.P44];[.$A$2:.$O$251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SCK</text:p>
          </table:table-cell>
          <table:table-cell office:value-type="string">
            <text:p>SPI CLOCK</text:p>
          </table:table-cell>
          <table:table-cell office:value-type="string">
            <text:p>CPU</text:p>
          </table:table-cell>
          <table:table-cell/>
          <table:table-cell office:value-type="string">
            <text:p>GPIO39</text:p>
          </table:table-cell>
          <table:table-cell table:number-columns-repeated="5"/>
          <table:table-cell table:formula="of:=CONCATENATE([.B45];&quot;:&quot;;[.D45])" office:value-type="string" office:string-value="Metro ESP32 S3:MicroSD">
            <text:p>Metro ESP32 S3:MicroSD</text:p>
          </table:table-cell>
          <table:table-cell/>
          <table:table-cell table:formula="of:=VLOOKUP([.P45];[.$A$2:.$O$251];15)" office:value-type="float" office:value="0">
            <text:p>#N/A</text:p>
          </table:table-cell>
          <table:table-cell table:formula="of:=VLOOKUP([.P45];[.$A$2:.$O$251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MOSI</text:p>
          </table:table-cell>
          <table:table-cell office:value-type="string">
            <text:p>SPI MC Out Serial In</text:p>
          </table:table-cell>
          <table:table-cell office:value-type="string">
            <text:p>CPU</text:p>
          </table:table-cell>
          <table:table-cell/>
          <table:table-cell office:value-type="string">
            <text:p>GPIO42</text:p>
          </table:table-cell>
          <table:table-cell table:number-columns-repeated="5"/>
          <table:table-cell table:formula="of:=CONCATENATE([.B46];&quot;:&quot;;[.D46])" office:value-type="string" office:string-value="Metro ESP32 S3:MicroSD">
            <text:p>Metro ESP32 S3:MicroSD</text:p>
          </table:table-cell>
          <table:table-cell/>
          <table:table-cell table:formula="of:=VLOOKUP([.P46];[.$A$2:.$O$251];15)" office:value-type="float" office:value="0">
            <text:p>#N/A</text:p>
          </table:table-cell>
          <table:table-cell table:formula="of:=VLOOKUP([.P46];[.$A$2:.$O$251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MISO</text:p>
          </table:table-cell>
          <table:table-cell office:value-type="string">
            <text:p>SPI MC In Serial Out </text:p>
          </table:table-cell>
          <table:table-cell office:value-type="string">
            <text:p>RTC</text:p>
          </table:table-cell>
          <table:table-cell/>
          <table:table-cell office:value-type="string">
            <text:p>GPIO21</text:p>
          </table:table-cell>
          <table:table-cell table:number-columns-repeated="5"/>
          <table:table-cell table:formula="of:=CONCATENATE([.B47];&quot;:&quot;;[.D47])" office:value-type="string" office:string-value="Metro ESP32 S3:MicroSD">
            <text:p>Metro ESP32 S3:MicroSD</text:p>
          </table:table-cell>
          <table:table-cell/>
          <table:table-cell table:formula="of:=VLOOKUP([.P47];[.$A$2:.$O$251];15)" office:value-type="float" office:value="0">
            <text:p>#N/A</text:p>
          </table:table-cell>
          <table:table-cell table:formula="of:=VLOOKUP([.P47];[.$A$2:.$O$251];3)" office:value-type="float" office:value="0">
            <text:p>#N/A</text:p>
          </table:table-cell>
          <table:table-cell table:number-columns-repeated="1006"/>
        </table:table-row>
        <table:table-row table:style-name="ro7">
          <table:table-cell table:style-name="ce6" office:value-type="float" office:value="47">
            <text:p>4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LINE2</text:p>
          </table:table-cell>
          <table:table-cell table:style-name="ce6"/>
          <table:table-cell table:style-name="ce6" office:value-type="string">
            <text:p>LINE IN </text:p>
          </table:table-cell>
          <table:table-cell table:style-name="ce6" table:number-columns-repeated="8"/>
          <table:table-cell table:style-name="ce6" table:formula="of:=CONCATENATE([.B48];&quot;:&quot;;[.D48])" office:value-type="string" office:string-value="VS1053 Audio BO:LINE2">
            <text:p>VS1053 Audio BO:LINE2</text:p>
          </table:table-cell>
          <table:table-cell table:style-name="ce6" office:value-type="float" office:value="183">
            <text:p>183</text:p>
          </table:table-cell>
          <table:table-cell table:style-name="ce6" table:formula="of:=VLOOKUP([.P48];[.$A$2:.$O$251];15)" office:value-type="string" office:string-value="MAX9814 Mic:Out">
            <text:p>MAX9814 Mic:Out</text:p>
          </table:table-cell>
          <table:table-cell table:style-name="ce6" table:formula="of:=VLOOKUP([.P48];[.$A$2:.$O$251];3)" office:value-type="string" office:string-value="Hood">
            <text:p>Hood</text:p>
          </table:table-cell>
          <table:table-cell table:style-name="ce26" office:value-type="string">
            <text:p>Start/Stop Button (Momentary): from Arduino #7 to GND – Maybe one of the Hood Buttons?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Parameter Min Typ Max Unit Power Supply Consumption AVDD, Reset 0.6 Power Supply Consumption CVDD = 1.8V, Reset 5.0 A Power Supply Consumption CVDD = 1.8V, sine test 12 20.0 A Power Supply Consumption AVDD, sine test, 30 + GBUF 30 36.9 60 mA 8 Power Supply Consumption AVDD, no load 10 15 mA 5 Power Supply Consumption AVDD, output load 30 mA 11 Power Supply Consumption AVDD, 30 + GBUF mA 11 Power Supply Consumption CVDD = 1.8V mA 11 4.5 Digital Characteristics Parameter mA</text:p>
          </table:table-cell>
          <table:table-cell table:style-name="ce26"/>
          <table:table-cell table:style-name="ce6" table:number-columns-repeated="1002"/>
        </table:table-row>
        <table:table-row table:style-name="ro5">
          <table:table-cell table:style-name="ce6" office:value-type="float" office:value="48">
            <text:p>48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MIC+</text:p>
          </table:table-cell>
          <table:table-cell table:style-name="ce6"/>
          <table:table-cell table:style-name="ce6" office:value-type="string">
            <text:p>MIC</text:p>
          </table:table-cell>
          <table:table-cell table:style-name="ce6" table:number-columns-repeated="8"/>
          <table:table-cell table:style-name="ce6" table:formula="of:=CONCATENATE([.B49];&quot;:&quot;;[.D49])" office:value-type="string" office:string-value="VS1053 Audio BO:MIC+">
            <text:p>VS1053 Audio BO:MIC+</text:p>
          </table:table-cell>
          <table:table-cell table:style-name="ce6"/>
          <table:table-cell table:style-name="ce6" table:formula="of:=VLOOKUP([.P49];[.$A$2:.$O$251];15)" office:value-type="float" office:value="0">
            <text:p>#N/A</text:p>
          </table:table-cell>
          <table:table-cell table:style-name="ce6" table:formula="of:=VLOOKUP([.P49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49">
            <text:p>49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MIC-</text:p>
          </table:table-cell>
          <table:table-cell table:style-name="ce6"/>
          <table:table-cell table:style-name="ce6" office:value-type="string">
            <text:p>MIC</text:p>
          </table:table-cell>
          <table:table-cell table:style-name="ce6" table:number-columns-repeated="8"/>
          <table:table-cell table:style-name="ce6" table:formula="of:=CONCATENATE([.B50];&quot;:&quot;;[.D50])" office:value-type="string" office:string-value="VS1053 Audio BO:MIC-">
            <text:p>VS1053 Audio BO:MIC-</text:p>
          </table:table-cell>
          <table:table-cell table:style-name="ce6"/>
          <table:table-cell table:style-name="ce6" table:formula="of:=VLOOKUP([.P50];[.$A$2:.$O$251];15)" office:value-type="float" office:value="0">
            <text:p>#N/A</text:p>
          </table:table-cell>
          <table:table-cell table:style-name="ce6" table:formula="of:=VLOOKUP([.P50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0">
            <text:p>50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AGND</text:p>
          </table:table-cell>
          <table:table-cell table:style-name="ce6"/>
          <table:table-cell table:style-name="ce6" office:value-type="string">
            <text:p>Ground (Audio)</text:p>
          </table:table-cell>
          <table:table-cell table:style-name="ce6" table:number-columns-repeated="8"/>
          <table:table-cell table:style-name="ce6" table:formula="of:=CONCATENATE([.B51];&quot;:&quot;;[.D51])" office:value-type="string" office:string-value="VS1053 Audio BO:AGND">
            <text:p>VS1053 Audio BO:AGND</text:p>
          </table:table-cell>
          <table:table-cell table:style-name="ce6"/>
          <table:table-cell table:style-name="ce6" table:formula="of:=VLOOKUP([.P51];[.$A$2:.$O$251];15)" office:value-type="float" office:value="0">
            <text:p>#N/A</text:p>
          </table:table-cell>
          <table:table-cell table:style-name="ce6" table:formula="of:=VLOOKUP([.P51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1">
            <text:p>51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3V3</text:p>
          </table:table-cell>
          <table:table-cell table:style-name="ce6"/>
          <table:table-cell table:style-name="ce6" office:value-type="string">
            <text:p>Power Out 3.3VDC</text:p>
          </table:table-cell>
          <table:table-cell table:style-name="ce6" table:number-columns-repeated="8"/>
          <table:table-cell table:style-name="ce6" table:formula="of:=CONCATENATE([.B52];&quot;:&quot;;[.D52])" office:value-type="string" office:string-value="VS1053 Audio BO:3V3">
            <text:p>VS1053 Audio BO:3V3</text:p>
          </table:table-cell>
          <table:table-cell table:style-name="ce6"/>
          <table:table-cell table:style-name="ce6" table:formula="of:=VLOOKUP([.P52];[.$A$2:.$O$251];15)" office:value-type="float" office:value="0">
            <text:p>#N/A</text:p>
          </table:table-cell>
          <table:table-cell table:style-name="ce6" table:formula="of:=VLOOKUP([.P52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2">
            <text:p>52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3];&quot;:&quot;;[.D53])" office:value-type="string" office:string-value="VS1053 Audio BO:1">
            <text:p>VS1053 Audio BO:1</text:p>
          </table:table-cell>
          <table:table-cell table:style-name="ce6"/>
          <table:table-cell table:style-name="ce6" table:formula="of:=VLOOKUP([.P53];[.$A$2:.$O$251];15)" office:value-type="float" office:value="0">
            <text:p>#N/A</text:p>
          </table:table-cell>
          <table:table-cell table:style-name="ce6" table:formula="of:=VLOOKUP([.P53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3">
            <text:p>53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4];&quot;:&quot;;[.D54])" office:value-type="string" office:string-value="VS1053 Audio BO:2">
            <text:p>VS1053 Audio BO:2</text:p>
          </table:table-cell>
          <table:table-cell table:style-name="ce6"/>
          <table:table-cell table:style-name="ce6" table:formula="of:=VLOOKUP([.P54];[.$A$2:.$O$251];15)" office:value-type="float" office:value="0">
            <text:p>#N/A</text:p>
          </table:table-cell>
          <table:table-cell table:style-name="ce6" table:formula="of:=VLOOKUP([.P54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4">
            <text:p>54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5];&quot;:&quot;;[.D55])" office:value-type="string" office:string-value="VS1053 Audio BO:3">
            <text:p>VS1053 Audio BO:3</text:p>
          </table:table-cell>
          <table:table-cell table:style-name="ce6"/>
          <table:table-cell table:style-name="ce6" table:formula="of:=VLOOKUP([.P55];[.$A$2:.$O$251];15)" office:value-type="float" office:value="0">
            <text:p>#N/A</text:p>
          </table:table-cell>
          <table:table-cell table:style-name="ce6" table:formula="of:=VLOOKUP([.P55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5">
            <text:p>55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6];&quot;:&quot;;[.D56])" office:value-type="string" office:string-value="VS1053 Audio BO:4">
            <text:p>VS1053 Audio BO:4</text:p>
          </table:table-cell>
          <table:table-cell table:style-name="ce6"/>
          <table:table-cell table:style-name="ce6" table:formula="of:=VLOOKUP([.P56];[.$A$2:.$O$251];15)" office:value-type="float" office:value="0">
            <text:p>#N/A</text:p>
          </table:table-cell>
          <table:table-cell table:style-name="ce6" table:formula="of:=VLOOKUP([.P56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6">
            <text:p>56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7];&quot;:&quot;;[.D57])" office:value-type="string" office:string-value="VS1053 Audio BO:5">
            <text:p>VS1053 Audio BO:5</text:p>
          </table:table-cell>
          <table:table-cell table:style-name="ce6"/>
          <table:table-cell table:style-name="ce6" table:formula="of:=VLOOKUP([.P57];[.$A$2:.$O$251];15)" office:value-type="float" office:value="0">
            <text:p>#N/A</text:p>
          </table:table-cell>
          <table:table-cell table:style-name="ce6" table:formula="of:=VLOOKUP([.P57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7">
            <text:p>5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8];&quot;:&quot;;[.D58])" office:value-type="string" office:string-value="VS1053 Audio BO:6">
            <text:p>VS1053 Audio BO:6</text:p>
          </table:table-cell>
          <table:table-cell table:style-name="ce6"/>
          <table:table-cell table:style-name="ce6" table:formula="of:=VLOOKUP([.P58];[.$A$2:.$O$251];15)" office:value-type="float" office:value="0">
            <text:p>#N/A</text:p>
          </table:table-cell>
          <table:table-cell table:style-name="ce6" table:formula="of:=VLOOKUP([.P58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8">
            <text:p>58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9];&quot;:&quot;;[.D59])" office:value-type="string" office:string-value="VS1053 Audio BO:7">
            <text:p>VS1053 Audio BO:7</text:p>
          </table:table-cell>
          <table:table-cell table:style-name="ce6"/>
          <table:table-cell table:style-name="ce6" table:formula="of:=VLOOKUP([.P59];[.$A$2:.$O$251];15)" office:value-type="float" office:value="0">
            <text:p>#N/A</text:p>
          </table:table-cell>
          <table:table-cell table:style-name="ce6" table:formula="of:=VLOOKUP([.P59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9">
            <text:p>59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TX</text:p>
          </table:table-cell>
          <table:table-cell table:style-name="ce6" table:number-columns-repeated="10"/>
          <table:table-cell table:style-name="ce6" table:formula="of:=CONCATENATE([.B60];&quot;:&quot;;[.D60])" office:value-type="string" office:string-value="VS1053 Audio BO:TX">
            <text:p>VS1053 Audio BO:TX</text:p>
          </table:table-cell>
          <table:table-cell table:style-name="ce6"/>
          <table:table-cell table:style-name="ce6" table:formula="of:=VLOOKUP([.P60];[.$A$2:.$O$251];15)" office:value-type="float" office:value="0">
            <text:p>#N/A</text:p>
          </table:table-cell>
          <table:table-cell table:style-name="ce6" table:formula="of:=VLOOKUP([.P60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0">
            <text:p>60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RX</text:p>
          </table:table-cell>
          <table:table-cell table:style-name="ce6" table:number-columns-repeated="10"/>
          <table:table-cell table:style-name="ce6" table:formula="of:=CONCATENATE([.B61];&quot;:&quot;;[.D61])" office:value-type="string" office:string-value="VS1053 Audio BO:RX">
            <text:p>VS1053 Audio BO:RX</text:p>
          </table:table-cell>
          <table:table-cell table:style-name="ce6"/>
          <table:table-cell table:style-name="ce6" table:formula="of:=VLOOKUP([.P61];[.$A$2:.$O$251];15)" office:value-type="float" office:value="0">
            <text:p>#N/A</text:p>
          </table:table-cell>
          <table:table-cell table:style-name="ce6" table:formula="of:=VLOOKUP([.P61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1">
            <text:p>61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SD CD</text:p>
          </table:table-cell>
          <table:table-cell table:style-name="ce6" table:number-columns-repeated="10"/>
          <table:table-cell table:style-name="ce6" table:formula="of:=CONCATENATE([.B62];&quot;:&quot;;[.D62])" office:value-type="string" office:string-value="VS1053 Audio BO:SD CD">
            <text:p>VS1053 Audio BO:SD CD</text:p>
          </table:table-cell>
          <table:table-cell table:style-name="ce6"/>
          <table:table-cell table:style-name="ce6" table:formula="of:=VLOOKUP([.P62];[.$A$2:.$O$251];15)" office:value-type="float" office:value="0">
            <text:p>#N/A</text:p>
          </table:table-cell>
          <table:table-cell table:style-name="ce6" table:formula="of:=VLOOKUP([.P62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ROUT</text:p>
          </table:table-cell>
          <table:table-cell table:style-name="ce6"/>
          <table:table-cell table:style-name="ce6" office:value-type="string">
            <text:p>LINE OUT</text:p>
          </table:table-cell>
          <table:table-cell table:style-name="ce6" table:number-columns-repeated="8"/>
          <table:table-cell table:style-name="ce6" table:formula="of:=CONCATENATE([.B63];&quot;:&quot;;[.D63])" office:value-type="string" office:string-value="VS1053 Audio BO:ROUT">
            <text:p>VS1053 Audio BO:ROUT</text:p>
          </table:table-cell>
          <table:table-cell table:style-name="ce6" office:value-type="float" office:value="82">
            <text:p>82</text:p>
          </table:table-cell>
          <table:table-cell table:style-name="ce6" table:formula="of:=VLOOKUP([.P63];[.$A$2:.$O$251];15)" office:value-type="string" office:string-value="PAM8302 Amp:A+">
            <text:p>PAM8302 Amp:A+</text:p>
          </table:table-cell>
          <table:table-cell table:style-name="ce6" table:formula="of:=VLOOKUP([.P63];[.$A$2:.$O$251];3)" office:value-type="string" office:string-value="Body">
            <text:p>Body</text:p>
          </table:table-cell>
          <table:table-cell table:style-name="ce26" office:value-type="string">
            <text:p>Need blend circuit since this is <text:s/>mono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63">
            <text:p>63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LOUT</text:p>
          </table:table-cell>
          <table:table-cell table:style-name="ce6"/>
          <table:table-cell table:style-name="ce6" office:value-type="string">
            <text:p>LINE OUT</text:p>
          </table:table-cell>
          <table:table-cell table:style-name="ce6" table:number-columns-repeated="8"/>
          <table:table-cell table:style-name="ce6" table:formula="of:=CONCATENATE([.B64];&quot;:&quot;;[.D64])" office:value-type="string" office:string-value="VS1053 Audio BO:LOUT">
            <text:p>VS1053 Audio BO:LOUT</text:p>
          </table:table-cell>
          <table:table-cell table:style-name="ce6" office:value-type="float" office:value="82">
            <text:p>82</text:p>
          </table:table-cell>
          <table:table-cell table:style-name="ce6" table:formula="of:=VLOOKUP([.P64];[.$A$2:.$O$251];15)" office:value-type="string" office:string-value="PAM8302 Amp:A+">
            <text:p>PAM8302 Amp:A+</text:p>
          </table:table-cell>
          <table:table-cell table:style-name="ce6" table:formula="of:=VLOOKUP([.P64];[.$A$2:.$O$251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4">
            <text:p>64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AGND</text:p>
          </table:table-cell>
          <table:table-cell table:style-name="ce6"/>
          <table:table-cell table:style-name="ce6" office:value-type="string">
            <text:p>Ground (Audio)</text:p>
          </table:table-cell>
          <table:table-cell table:style-name="ce6" table:number-columns-repeated="8"/>
          <table:table-cell table:style-name="ce6" table:formula="of:=CONCATENATE([.B65];&quot;:&quot;;[.D65])" office:value-type="string" office:string-value="VS1053 Audio BO:AGND">
            <text:p>VS1053 Audio BO:AGND</text:p>
          </table:table-cell>
          <table:table-cell table:style-name="ce6" office:value-type="float" office:value="83">
            <text:p>83</text:p>
          </table:table-cell>
          <table:table-cell table:style-name="ce6" table:formula="of:=VLOOKUP([.P65];[.$A$2:.$O$251];15)" office:value-type="string" office:string-value="PAM8302 Amp:A-">
            <text:p>PAM8302 Amp:A-</text:p>
          </table:table-cell>
          <table:table-cell table:style-name="ce6" table:formula="of:=VLOOKUP([.P65];[.$A$2:.$O$251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5">
            <text:p>65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AGND</text:p>
          </table:table-cell>
          <table:table-cell table:style-name="ce6"/>
          <table:table-cell table:style-name="ce6" office:value-type="string">
            <text:p>Ground (Audio)</text:p>
          </table:table-cell>
          <table:table-cell table:style-name="ce6" table:number-columns-repeated="8"/>
          <table:table-cell table:style-name="ce6" table:formula="of:=CONCATENATE([.B66];&quot;:&quot;;[.D66])" office:value-type="string" office:string-value="VS1053 Audio BO:AGND">
            <text:p>VS1053 Audio BO:AGND</text:p>
          </table:table-cell>
          <table:table-cell table:style-name="ce6" office:value-type="float" office:value="83">
            <text:p>83</text:p>
          </table:table-cell>
          <table:table-cell table:style-name="ce6" table:formula="of:=VLOOKUP([.P66];[.$A$2:.$O$251];15)" office:value-type="string" office:string-value="PAM8302 Amp:A-">
            <text:p>PAM8302 Amp:A-</text:p>
          </table:table-cell>
          <table:table-cell table:style-name="ce6" table:formula="of:=VLOOKUP([.P66];[.$A$2:.$O$251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6">
            <text:p>66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GND</text:p>
          </table:table-cell>
          <table:table-cell table:style-name="ce6"/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67];&quot;:&quot;;[.D67])" office:value-type="string" office:string-value="VS1053 Audio BO:GND">
            <text:p>VS1053 Audio BO:GND</text:p>
          </table:table-cell>
          <table:table-cell table:style-name="ce6"/>
          <table:table-cell table:style-name="ce6" table:formula="of:=VLOOKUP([.P67];[.$A$2:.$O$251];15)" office:value-type="float" office:value="0">
            <text:p>#N/A</text:p>
          </table:table-cell>
          <table:table-cell table:style-name="ce6" table:formula="of:=VLOOKUP([.P67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6" office:value-type="float" office:value="67">
            <text:p>6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DREQ</text:p>
          </table:table-cell>
          <table:table-cell table:style-name="ce6" table:number-columns-repeated="10"/>
          <table:table-cell table:style-name="ce6" table:formula="of:=CONCATENATE([.B68];&quot;:&quot;;[.D68])" office:value-type="string" office:string-value="VS1053 Audio BO:DREQ">
            <text:p>VS1053 Audio BO:DREQ</text:p>
          </table:table-cell>
          <table:table-cell table:style-name="ce6" office:value-type="float" office:value="10">
            <text:p>10</text:p>
          </table:table-cell>
          <table:table-cell table:style-name="ce6" table:formula="of:=VLOOKUP([.P68];[.$A$2:.$O$251];15)" office:value-type="string" office:string-value="Metro ESP32 S3:A1">
            <text:p>Metro ESP32 S3:A1</text:p>
          </table:table-cell>
          <table:table-cell table:style-name="ce6" table:formula="of:=VLOOKUP([.P68];[.$A$2:.$O$251];3)" office:value-type="string" office:string-value="Body">
            <text:p>Body</text:p>
          </table:table-cell>
          <table:table-cell table:style-name="ce26" office:value-type="string">
            <text:p>Arduino #8 for Playback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68">
            <text:p>68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VCC</text:p>
          </table:table-cell>
          <table:table-cell table:style-name="ce6"/>
          <table:table-cell table:style-name="ce6" office:value-type="string">
            <text:p>Power In 5VDC</text:p>
          </table:table-cell>
          <table:table-cell table:style-name="ce6" table:number-columns-repeated="8"/>
          <table:table-cell table:style-name="ce6" table:formula="of:=CONCATENATE([.B69];&quot;:&quot;;[.D69])" office:value-type="string" office:string-value="VS1053 Audio BO:VCC">
            <text:p>VS1053 Audio BO:VCC</text:p>
          </table:table-cell>
          <table:table-cell table:style-name="ce6" office:value-type="float" office:value="218">
            <text:p>218</text:p>
          </table:table-cell>
          <table:table-cell table:style-name="ce6" table:formula="of:=VLOOKUP([.P69];[.$A$2:.$O$251];15)" office:value-type="string" office:string-value="Power Bus:Vcc">
            <text:p>Power Bus:Vcc</text:p>
          </table:table-cell>
          <table:table-cell table:style-name="ce6" table:formula="of:=VLOOKUP([.P69];[.$A$2:.$O$251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9">
            <text:p>69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3V3</text:p>
          </table:table-cell>
          <table:table-cell table:style-name="ce6"/>
          <table:table-cell table:style-name="ce6" office:value-type="string">
            <text:p>Power Out 3.3VDC</text:p>
          </table:table-cell>
          <table:table-cell table:style-name="ce6" table:number-columns-repeated="8"/>
          <table:table-cell table:style-name="ce6" table:formula="of:=CONCATENATE([.B70];&quot;:&quot;;[.D70])" office:value-type="string" office:string-value="VS1053 Audio BO:3V3">
            <text:p>VS1053 Audio BO:3V3</text:p>
          </table:table-cell>
          <table:table-cell table:style-name="ce6"/>
          <table:table-cell table:style-name="ce6" table:formula="of:=VLOOKUP([.P70];[.$A$2:.$O$251];15)" office:value-type="float" office:value="0">
            <text:p>#N/A</text:p>
          </table:table-cell>
          <table:table-cell table:style-name="ce6" table:formula="of:=VLOOKUP([.P70];[.$A$2:.$O$251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70">
            <text:p>70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GND</text:p>
          </table:table-cell>
          <table:table-cell table:style-name="ce6"/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71];&quot;:&quot;;[.D71])" office:value-type="string" office:string-value="VS1053 Audio BO:GND">
            <text:p>VS1053 Audio BO:GND</text:p>
          </table:table-cell>
          <table:table-cell table:style-name="ce6" office:value-type="float" office:value="222">
            <text:p>222</text:p>
          </table:table-cell>
          <table:table-cell table:style-name="ce6" table:formula="of:=VLOOKUP([.P71];[.$A$2:.$O$251];15)" office:value-type="string" office:string-value="Ground Bus:GND">
            <text:p>Ground Bus:GND</text:p>
          </table:table-cell>
          <table:table-cell table:style-name="ce6" table:formula="of:=VLOOKUP([.P71];[.$A$2:.$O$251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MISO</text:p>
          </table:table-cell>
          <table:table-cell table:style-name="ce6"/>
          <table:table-cell table:style-name="ce6" office:value-type="string">
            <text:p>SPI MC In Sensor Out </text:p>
          </table:table-cell>
          <table:table-cell table:style-name="ce6" table:number-columns-repeated="8"/>
          <table:table-cell table:style-name="ce6" table:formula="of:=CONCATENATE([.B72];&quot;:&quot;;[.D72])" office:value-type="string" office:string-value="VS1053 Audio BO:MISO">
            <text:p>VS1053 Audio BO:MISO</text:p>
          </table:table-cell>
          <table:table-cell table:style-name="ce6" office:value-type="float" office:value="224">
            <text:p>224</text:p>
          </table:table-cell>
          <table:table-cell table:style-name="ce6" table:formula="of:=VLOOKUP([.P72];[.$A$2:.$O$251];15)" office:value-type="string" office:string-value="SPI Bus :MISO">
            <text:p>SPI Bus :MISO</text:p>
          </table:table-cell>
          <table:table-cell table:style-name="ce6" table:formula="of:=VLOOKUP([.P72];[.$A$2:.$O$251];3)" office:value-type="string" office:string-value="Body">
            <text:p>Body</text:p>
          </table:table-cell>
          <table:table-cell table:style-name="ce26" office:value-type="string">
            <text:p>To Arduino #12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MOSI</text:p>
          </table:table-cell>
          <table:table-cell table:style-name="ce6"/>
          <table:table-cell table:style-name="ce6" office:value-type="string">
            <text:p>SPI MC Out Sensor In</text:p>
          </table:table-cell>
          <table:table-cell table:style-name="ce6" table:number-columns-repeated="8"/>
          <table:table-cell table:style-name="ce6" table:formula="of:=CONCATENATE([.B73];&quot;:&quot;;[.D73])" office:value-type="string" office:string-value="VS1053 Audio BO:MOSI">
            <text:p>VS1053 Audio BO:MOSI</text:p>
          </table:table-cell>
          <table:table-cell table:style-name="ce6" office:value-type="float" office:value="225">
            <text:p>225</text:p>
          </table:table-cell>
          <table:table-cell table:style-name="ce6" table:formula="of:=VLOOKUP([.P73];[.$A$2:.$O$251];15)" office:value-type="string" office:string-value="SPI Bus :MOSI">
            <text:p>SPI Bus :MOSI</text:p>
          </table:table-cell>
          <table:table-cell table:style-name="ce6" table:formula="of:=VLOOKUP([.P73];[.$A$2:.$O$251];3)" office:value-type="string" office:string-value="Body">
            <text:p>Body</text:p>
          </table:table-cell>
          <table:table-cell table:style-name="ce26" office:value-type="string">
            <text:p>To Arduino #11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SCLK</text:p>
          </table:table-cell>
          <table:table-cell table:style-name="ce6"/>
          <table:table-cell table:style-name="ce6" office:value-type="string">
            <text:p>SPI CLOCK</text:p>
          </table:table-cell>
          <table:table-cell table:style-name="ce6" table:number-columns-repeated="8"/>
          <table:table-cell table:style-name="ce6" table:formula="of:=CONCATENATE([.B74];&quot;:&quot;;[.D74])" office:value-type="string" office:string-value="VS1053 Audio BO:SCLK">
            <text:p>VS1053 Audio BO:SCLK</text:p>
          </table:table-cell>
          <table:table-cell table:style-name="ce6" office:value-type="float" office:value="227">
            <text:p>227</text:p>
          </table:table-cell>
          <table:table-cell table:style-name="ce6" table:formula="of:=VLOOKUP([.P74];[.$A$2:.$O$251];15)" office:value-type="string" office:string-value="SPI Bus :SCK">
            <text:p>SPI Bus :SCK</text:p>
          </table:table-cell>
          <table:table-cell table:style-name="ce6" table:formula="of:=VLOOKUP([.P74];[.$A$2:.$O$251];3)" office:value-type="string" office:string-value="Body">
            <text:p>Body</text:p>
          </table:table-cell>
          <table:table-cell table:style-name="ce26" office:value-type="string">
            <text:p>To Arduino #13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4">
          <table:table-cell table:style-name="ce6" office:value-type="float" office:value="74">
            <text:p>74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RST</text:p>
          </table:table-cell>
          <table:table-cell table:style-name="ce6"/>
          <table:table-cell table:style-name="ce6" office:value-type="string">
            <text:p>RESET</text:p>
          </table:table-cell>
          <table:table-cell table:style-name="ce6" table:number-columns-repeated="8"/>
          <table:table-cell table:style-name="ce6" table:formula="of:=CONCATENATE([.B75];&quot;:&quot;;[.D75])" office:value-type="string" office:string-value="VS1053 Audio BO:RST">
            <text:p>VS1053 Audio BO:RST</text:p>
          </table:table-cell>
          <table:table-cell table:style-name="ce6" office:value-type="float" office:value="229">
            <text:p>229</text:p>
          </table:table-cell>
          <table:table-cell table:style-name="ce6" table:formula="of:=VLOOKUP([.P75];[.$A$2:.$O$251];15)" office:value-type="string" office:string-value="SPI Bus :RST">
            <text:p>SPI Bus :RST</text:p>
          </table:table-cell>
          <table:table-cell table:style-name="ce6" table:formula="of:=VLOOKUP([.P75];[.$A$2:.$O$251];3)" office:value-type="string" office:string-value="Body">
            <text:p>Body</text:p>
          </table:table-cell>
          <table:table-cell table:style-name="ce26" office:value-type="string">
            <text:p>To Arduino #9 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75">
            <text:p>75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CS</text:p>
          </table:table-cell>
          <table:table-cell table:style-name="ce6"/>
          <table:table-cell table:style-name="ce6" office:value-type="string">
            <text:p>SPI Channel Select</text:p>
          </table:table-cell>
          <table:table-cell table:style-name="ce6" table:number-columns-repeated="8"/>
          <table:table-cell table:style-name="ce6" table:formula="of:=CONCATENATE([.B76];&quot;:&quot;;[.D76])" office:value-type="string" office:string-value="VS1053 Audio BO:CS">
            <text:p>VS1053 Audio BO:CS</text:p>
          </table:table-cell>
          <table:table-cell table:style-name="ce6" office:value-type="float" office:value="23">
            <text:p>23</text:p>
          </table:table-cell>
          <table:table-cell table:style-name="ce6" table:formula="of:=VLOOKUP([.P76];[.$A$2:.$O$251];15)" office:value-type="string" office:string-value="Metro ESP32 S3:10">
            <text:p>Metro ESP32 S3:10</text:p>
          </table:table-cell>
          <table:table-cell table:style-name="ce6" table:formula="of:=VLOOKUP([.P76];[.$A$2:.$O$251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6" office:value-type="float" office:value="76">
            <text:p>76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SDCS</text:p>
          </table:table-cell>
          <table:table-cell table:style-name="ce6"/>
          <table:table-cell table:style-name="ce6" office:value-type="string">
            <text:p>SD card chip select</text:p>
          </table:table-cell>
          <table:table-cell table:style-name="ce6" table:number-columns-repeated="8"/>
          <table:table-cell table:style-name="ce6" table:formula="of:=CONCATENATE([.B77];&quot;:&quot;;[.D77])" office:value-type="string" office:string-value="VS1053 Audio BO:SDCS">
            <text:p>VS1053 Audio BO:SDCS</text:p>
          </table:table-cell>
          <table:table-cell table:style-name="ce6" office:value-type="float" office:value="9">
            <text:p>9</text:p>
          </table:table-cell>
          <table:table-cell table:style-name="ce6" table:formula="of:=VLOOKUP([.P77];[.$A$2:.$O$251];15)" office:value-type="string" office:string-value="Metro ESP32 S3:A0">
            <text:p>Metro ESP32 S3:A0</text:p>
          </table:table-cell>
          <table:table-cell table:style-name="ce6" table:formula="of:=VLOOKUP([.P77];[.$A$2:.$O$251];3)" office:value-type="string" office:string-value="Body">
            <text:p>Body</text:p>
          </table:table-cell>
          <table:table-cell table:style-name="ce26" office:value-type="string">
            <text:p>To Arduino #4 for Playback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77">
            <text:p>7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6" office:value-type="string">
            <text:p>XDCS</text:p>
          </table:table-cell>
          <table:table-cell table:style-name="ce6" table:number-columns-repeated="10"/>
          <table:table-cell table:style-name="ce6" table:formula="of:=CONCATENATE([.B78];&quot;:&quot;;[.D78])" office:value-type="string" office:string-value="VS1053 Audio BO:XDCS">
            <text:p>VS1053 Audio BO:XDCS</text:p>
          </table:table-cell>
          <table:table-cell table:style-name="ce6" office:value-type="float" office:value="25">
            <text:p>25</text:p>
          </table:table-cell>
          <table:table-cell table:style-name="ce6" table:formula="of:=VLOOKUP([.P78];[.$A$2:.$O$251];15)" office:value-type="string" office:string-value="Metro ESP32 S3:8">
            <text:p>Metro ESP32 S3:8</text:p>
          </table:table-cell>
          <table:table-cell table:style-name="ce6" table:formula="of:=VLOOKUP([.P78];[.$A$2:.$O$251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7" office:value-type="float" office:value="78">
            <text:p>78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speaker out +</text:p>
          </table:table-cell>
          <table:table-cell table:style-name="ce7"/>
          <table:table-cell table:style-name="ce7" office:value-type="string">
            <text:p>Audio Out </text:p>
          </table:table-cell>
          <table:table-cell table:style-name="ce7" table:number-columns-repeated="8"/>
          <table:table-cell table:style-name="ce7" table:formula="of:=CONCATENATE([.B79];&quot;:&quot;;[.D79])" office:value-type="string" office:string-value="PAM8302 Amp:speaker out +">
            <text:p>PAM8302 Amp:speaker out +</text:p>
          </table:table-cell>
          <table:table-cell table:style-name="ce7" office:value-type="float" office:value="145">
            <text:p>145</text:p>
          </table:table-cell>
          <table:table-cell table:style-name="ce7" table:formula="of:=VLOOKUP([.P79];[.$A$2:.$O$251];15)" office:value-type="string" office:string-value="Speaker:Hot">
            <text:p>Speaker:Hot</text:p>
          </table:table-cell>
          <table:table-cell table:style-name="ce7" table:formula="of:=VLOOKUP([.P79];[.$A$2:.$O$251];3)" office:value-type="string" office:string-value="Body">
            <text:p>Body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79">
            <text:p>79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speaker out -</text:p>
          </table:table-cell>
          <table:table-cell table:style-name="ce7"/>
          <table:table-cell table:style-name="ce7" office:value-type="string">
            <text:p>Audio Out </text:p>
          </table:table-cell>
          <table:table-cell table:style-name="ce7" table:number-columns-repeated="8"/>
          <table:table-cell table:style-name="ce7" table:formula="of:=CONCATENATE([.B80];&quot;:&quot;;[.D80])" office:value-type="string" office:string-value="PAM8302 Amp:speaker out -">
            <text:p>PAM8302 Amp:speaker out -</text:p>
          </table:table-cell>
          <table:table-cell table:style-name="ce7" office:value-type="float" office:value="146">
            <text:p>146</text:p>
          </table:table-cell>
          <table:table-cell table:style-name="ce7" table:formula="of:=VLOOKUP([.P80];[.$A$2:.$O$251];15)" office:value-type="string" office:string-value="Speaker:GND">
            <text:p>Speaker:GND</text:p>
          </table:table-cell>
          <table:table-cell table:style-name="ce7" table:formula="of:=VLOOKUP([.P80];[.$A$2:.$O$251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4">
          <table:table-cell table:style-name="ce7" office:value-type="float" office:value="80">
            <text:p>80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Vin</text:p>
          </table:table-cell>
          <table:table-cell table:style-name="ce7"/>
          <table:table-cell table:style-name="ce7" office:value-type="string">
            <text:p>Power In</text:p>
          </table:table-cell>
          <table:table-cell table:style-name="ce7" table:number-columns-repeated="8"/>
          <table:table-cell table:style-name="ce7" table:formula="of:=CONCATENATE([.B81];&quot;:&quot;;[.D81])" office:value-type="string" office:string-value="PAM8302 Amp:Vin">
            <text:p>PAM8302 Amp:Vin</text:p>
          </table:table-cell>
          <table:table-cell table:style-name="ce7" office:value-type="float" office:value="218">
            <text:p>218</text:p>
          </table:table-cell>
          <table:table-cell table:style-name="ce7" table:formula="of:=VLOOKUP([.P81];[.$A$2:.$O$251];15)" office:value-type="string" office:string-value="Power Bus:Vcc">
            <text:p>Power Bus:Vcc</text:p>
          </table:table-cell>
          <table:table-cell table:style-name="ce7" table:formula="of:=VLOOKUP([.P81];[.$A$2:.$O$251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81">
            <text:p>81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GND</text:p>
          </table:table-cell>
          <table:table-cell table:style-name="ce7"/>
          <table:table-cell table:style-name="ce7" office:value-type="string">
            <text:p>GROUND</text:p>
          </table:table-cell>
          <table:table-cell table:style-name="ce7" table:number-columns-repeated="8"/>
          <table:table-cell table:style-name="ce7" table:formula="of:=CONCATENATE([.B82];&quot;:&quot;;[.D82])" office:value-type="string" office:string-value="PAM8302 Amp:GND">
            <text:p>PAM8302 Amp:GND</text:p>
          </table:table-cell>
          <table:table-cell table:style-name="ce7" office:value-type="float" office:value="222">
            <text:p>222</text:p>
          </table:table-cell>
          <table:table-cell table:style-name="ce7" table:formula="of:=VLOOKUP([.P82];[.$A$2:.$O$251];15)" office:value-type="string" office:string-value="Ground Bus:GND">
            <text:p>Ground Bus:GND</text:p>
          </table:table-cell>
          <table:table-cell table:style-name="ce7" table:formula="of:=VLOOKUP([.P82];[.$A$2:.$O$251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2">
          <table:table-cell table:style-name="ce7" office:value-type="float" office:value="82">
            <text:p>82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A+</text:p>
          </table:table-cell>
          <table:table-cell table:style-name="ce7"/>
          <table:table-cell table:style-name="ce7" office:value-type="string">
            <text:p>Audio In</text:p>
          </table:table-cell>
          <table:table-cell table:style-name="ce7" table:number-columns-repeated="8"/>
          <table:table-cell table:style-name="ce7" table:formula="of:=CONCATENATE([.B83];&quot;:&quot;;[.D83])" office:value-type="string" office:string-value="PAM8302 Amp:A+">
            <text:p>PAM8302 Amp:A+</text:p>
          </table:table-cell>
          <table:table-cell table:style-name="ce7" office:value-type="float" office:value="63">
            <text:p>63</text:p>
          </table:table-cell>
          <table:table-cell table:style-name="ce7" table:formula="of:=VLOOKUP([.P83];[.$A$2:.$O$251];15)" office:value-type="string" office:string-value="VS1053 Audio BO:LOUT">
            <text:p>VS1053 Audio BO:LOUT</text:p>
          </table:table-cell>
          <table:table-cell table:style-name="ce7" table:formula="of:=VLOOKUP([.P83];[.$A$2:.$O$251];3)" office:value-type="string" office:string-value="Body">
            <text:p>Body</text:p>
          </table:table-cell>
          <table:table-cell table:style-name="ce27" office:value-type="string">
            <text:p>Need blend circuit since this is <text:s/>mono</text:p>
          </table:table-cell>
          <table:table-cell table:style-name="ce27" table:number-columns-repeated="3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83">
            <text:p>83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A-</text:p>
          </table:table-cell>
          <table:table-cell table:style-name="ce7"/>
          <table:table-cell table:style-name="ce7" office:value-type="string">
            <text:p>Audio In</text:p>
          </table:table-cell>
          <table:table-cell table:style-name="ce7" table:number-columns-repeated="8"/>
          <table:table-cell table:style-name="ce7" table:formula="of:=CONCATENATE([.B84];&quot;:&quot;;[.D84])" office:value-type="string" office:string-value="PAM8302 Amp:A-">
            <text:p>PAM8302 Amp:A-</text:p>
          </table:table-cell>
          <table:table-cell table:style-name="ce7" office:value-type="float" office:value="64">
            <text:p>64</text:p>
          </table:table-cell>
          <table:table-cell table:style-name="ce7" table:formula="of:=VLOOKUP([.P84];[.$A$2:.$O$251];15)" office:value-type="string" office:string-value="VS1053 Audio BO:AGND">
            <text:p>VS1053 Audio BO:AGND</text:p>
          </table:table-cell>
          <table:table-cell table:style-name="ce7" table:formula="of:=VLOOKUP([.P84];[.$A$2:.$O$251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84">
            <text:p>84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SD </text:p>
          </table:table-cell>
          <table:table-cell table:style-name="ce7"/>
          <table:table-cell table:style-name="ce7" office:value-type="string">
            <text:p>Shut Down</text:p>
          </table:table-cell>
          <table:table-cell table:style-name="ce7" table:number-columns-repeated="8"/>
          <table:table-cell table:style-name="ce7" table:formula="of:=CONCATENATE([.B85];&quot;:&quot;;[.D85])" office:value-type="string" office:string-value="PAM8302 Amp:SD ">
            <text:p>PAM8302 Amp:SD </text:p>
          </table:table-cell>
          <table:table-cell table:style-name="ce7"/>
          <table:table-cell table:style-name="ce7" table:formula="of:=VLOOKUP([.P85];[.$A$2:.$O$251];15)" office:value-type="float" office:value="0">
            <text:p>#N/A</text:p>
          </table:table-cell>
          <table:table-cell table:style-name="ce7" table:formula="of:=VLOOKUP([.P85];[.$A$2:.$O$251];3)" office:value-type="float" office:value="0">
            <text:p>#N/A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 In 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6];&quot;:&quot;;[.D86])" office:value-type="string" office:string-value="Rotary Encoder:Vin">
            <text:p>Rotary Encoder:Vin</text:p>
          </table:table-cell>
          <table:table-cell table:style-name="ce3"/>
          <table:table-cell table:style-name="ce3" table:formula="of:=VLOOKUP([.P86];[.$A$2:.$O$251];15)" office:value-type="float" office:value="0">
            <text:p>#N/A</text:p>
          </table:table-cell>
          <table:table-cell table:style-name="ce3" table:formula="of:=VLOOKUP([.P86];[.$A$2:.$O$251];3)" office:value-type="float" office:value="0">
            <text:p>#N/A</text:p>
          </table:table-cell>
          <table:table-cell table:style-name="ce28"/>
          <table:table-cell table:style-name="ce28" office:value-type="float" office:value="4.1">
            <text:p>4.1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86">
            <text:p>86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7];&quot;:&quot;;[.D87])" office:value-type="string" office:string-value="Rotary Encoder:3Vo">
            <text:p>Rotary Encoder:3Vo</text:p>
          </table:table-cell>
          <table:table-cell table:style-name="ce3"/>
          <table:table-cell table:style-name="ce3" table:formula="of:=VLOOKUP([.P87];[.$A$2:.$O$251];15)" office:value-type="float" office:value="0">
            <text:p>#N/A</text:p>
          </table:table-cell>
          <table:table-cell table:style-name="ce3" table:formula="of:=VLOOKUP([.P87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87">
            <text:p>87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8];&quot;:&quot;;[.D88])" office:value-type="string" office:string-value="Rotary Encoder:GND">
            <text:p>Rotary Encoder:GND</text:p>
          </table:table-cell>
          <table:table-cell table:style-name="ce3"/>
          <table:table-cell table:style-name="ce3" table:formula="of:=VLOOKUP([.P88];[.$A$2:.$O$251];15)" office:value-type="float" office:value="0">
            <text:p>#N/A</text:p>
          </table:table-cell>
          <table:table-cell table:style-name="ce3" table:formula="of:=VLOOKUP([.P88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88">
            <text:p>88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9];&quot;:&quot;;[.D89])" office:value-type="string" office:string-value="Rotary Encoder:SCL">
            <text:p>Rotary Encoder:SCL</text:p>
          </table:table-cell>
          <table:table-cell table:style-name="ce3"/>
          <table:table-cell table:style-name="ce3" table:formula="of:=VLOOKUP([.P89];[.$A$2:.$O$251];15)" office:value-type="float" office:value="0">
            <text:p>#N/A</text:p>
          </table:table-cell>
          <table:table-cell table:style-name="ce3" table:formula="of:=VLOOKUP([.P89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89">
            <text:p>89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0];&quot;:&quot;;[.D90])" office:value-type="string" office:string-value="Rotary Encoder:SDA">
            <text:p>Rotary Encoder:SDA</text:p>
          </table:table-cell>
          <table:table-cell table:style-name="ce3"/>
          <table:table-cell table:style-name="ce3" table:formula="of:=VLOOKUP([.P90];[.$A$2:.$O$251];15)" office:value-type="float" office:value="0">
            <text:p>#N/A</text:p>
          </table:table-cell>
          <table:table-cell table:style-name="ce3" table:formula="of:=VLOOKUP([.P90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1];&quot;:&quot;;[.D91])" office:value-type="string" office:string-value="Rotary Encoder:INT">
            <text:p>Rotary Encoder:INT</text:p>
          </table:table-cell>
          <table:table-cell table:style-name="ce3"/>
          <table:table-cell table:style-name="ce3" table:formula="of:=VLOOKUP([.P91];[.$A$2:.$O$251];15)" office:value-type="float" office:value="0">
            <text:p>#N/A</text:p>
          </table:table-cell>
          <table:table-cell table:style-name="ce3" table:formula="of:=VLOOKUP([.P91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1">
            <text:p>91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2];&quot;:&quot;;[.D92])" office:value-type="string" office:string-value="Rotary Encoder:QT Connector">
            <text:p>Rotary Encoder:QT Connector</text:p>
          </table:table-cell>
          <table:table-cell table:style-name="ce3" office:value-type="float" office:value="189">
            <text:p>189</text:p>
          </table:table-cell>
          <table:table-cell table:style-name="ce3" table:formula="of:=VLOOKUP([.P92];[.$A$2:.$O$251];15)" office:value-type="string" office:string-value="AW9523 GPIO Expander:QT Connector">
            <text:p>AW9523 GPIO Expander:QT Connector</text:p>
          </table:table-cell>
          <table:table-cell table:style-name="ce3" table:formula="of:=VLOOKUP([.P92];[.$A$2:.$O$251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2">
            <text:p>92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3];&quot;:&quot;;[.D93])" office:value-type="string" office:string-value="Rotary Encoder:QT Connector">
            <text:p>Rotary Encoder:QT Connector</text:p>
          </table:table-cell>
          <table:table-cell table:style-name="ce3" office:value-type="float" office:value="108">
            <text:p>108</text:p>
          </table:table-cell>
          <table:table-cell table:style-name="ce3" table:formula="of:=VLOOKUP([.P93];[.$A$2:.$O$251];15)" office:value-type="string" office:string-value="BME680 Atmos Sensor:QT Connector">
            <text:p>BME680 Atmos Sensor:QT Connector</text:p>
          </table:table-cell>
          <table:table-cell table:style-name="ce3" table:formula="of:=VLOOKUP([.P93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4];&quot;:&quot;;[.D94])" office:value-type="string" office:string-value="AMG8833 Thermal Cam:Vin">
            <text:p>AMG8833 Thermal Cam:Vin</text:p>
          </table:table-cell>
          <table:table-cell table:style-name="ce3"/>
          <table:table-cell table:style-name="ce3" table:formula="of:=VLOOKUP([.P94];[.$A$2:.$O$251];15)" office:value-type="float" office:value="0">
            <text:p>#N/A</text:p>
          </table:table-cell>
          <table:table-cell table:style-name="ce3" table:formula="of:=VLOOKUP([.P94];[.$A$2:.$O$251];3)" office:value-type="float" office:value="0">
            <text:p>#N/A</text:p>
          </table:table-cell>
          <table:table-cell table:style-name="ce28"/>
          <table:table-cell table:style-name="ce28" office:value-type="float" office:value="4.5">
            <text:p>4.5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94">
            <text:p>94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5];&quot;:&quot;;[.D95])" office:value-type="string" office:string-value="AMG8833 Thermal Cam:3Vo">
            <text:p>AMG8833 Thermal Cam:3Vo</text:p>
          </table:table-cell>
          <table:table-cell table:style-name="ce3"/>
          <table:table-cell table:style-name="ce3" table:formula="of:=VLOOKUP([.P95];[.$A$2:.$O$251];15)" office:value-type="float" office:value="0">
            <text:p>#N/A</text:p>
          </table:table-cell>
          <table:table-cell table:style-name="ce3" table:formula="of:=VLOOKUP([.P95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5">
            <text:p>95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6];&quot;:&quot;;[.D96])" office:value-type="string" office:string-value="AMG8833 Thermal Cam:GND">
            <text:p>AMG8833 Thermal Cam:GND</text:p>
          </table:table-cell>
          <table:table-cell table:style-name="ce3"/>
          <table:table-cell table:style-name="ce3" table:formula="of:=VLOOKUP([.P96];[.$A$2:.$O$251];15)" office:value-type="float" office:value="0">
            <text:p>#N/A</text:p>
          </table:table-cell>
          <table:table-cell table:style-name="ce3" table:formula="of:=VLOOKUP([.P96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6">
            <text:p>96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7];&quot;:&quot;;[.D97])" office:value-type="string" office:string-value="AMG8833 Thermal Cam:SCL">
            <text:p>AMG8833 Thermal Cam:SCL</text:p>
          </table:table-cell>
          <table:table-cell table:style-name="ce3"/>
          <table:table-cell table:style-name="ce3" table:formula="of:=VLOOKUP([.P97];[.$A$2:.$O$251];15)" office:value-type="float" office:value="0">
            <text:p>#N/A</text:p>
          </table:table-cell>
          <table:table-cell table:style-name="ce3" table:formula="of:=VLOOKUP([.P97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7">
            <text:p>97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8];&quot;:&quot;;[.D98])" office:value-type="string" office:string-value="AMG8833 Thermal Cam:SDA">
            <text:p>AMG8833 Thermal Cam:SDA</text:p>
          </table:table-cell>
          <table:table-cell table:style-name="ce3"/>
          <table:table-cell table:style-name="ce3" table:formula="of:=VLOOKUP([.P98];[.$A$2:.$O$251];15)" office:value-type="float" office:value="0">
            <text:p>#N/A</text:p>
          </table:table-cell>
          <table:table-cell table:style-name="ce3" table:formula="of:=VLOOKUP([.P98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8">
            <text:p>98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9];&quot;:&quot;;[.D99])" office:value-type="string" office:string-value="AMG8833 Thermal Cam:INT">
            <text:p>AMG8833 Thermal Cam:INT</text:p>
          </table:table-cell>
          <table:table-cell table:style-name="ce3"/>
          <table:table-cell table:style-name="ce3" table:formula="of:=VLOOKUP([.P99];[.$A$2:.$O$251];15)" office:value-type="float" office:value="0">
            <text:p>#N/A</text:p>
          </table:table-cell>
          <table:table-cell table:style-name="ce3" table:formula="of:=VLOOKUP([.P99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9">
            <text:p>99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100];&quot;:&quot;;[.D100])" office:value-type="string" office:string-value="AMG8833 Thermal Cam:QT Connector">
            <text:p>AMG8833 Thermal Cam:QT Connector</text:p>
          </table:table-cell>
          <table:table-cell table:style-name="ce3" office:value-type="float" office:value="109">
            <text:p>109</text:p>
          </table:table-cell>
          <table:table-cell table:style-name="ce3" table:formula="of:=VLOOKUP([.P100];[.$A$2:.$O$251];15)" office:value-type="string" office:string-value="BME680 Atmos Sensor:QT Connector">
            <text:p>BME680 Atmos Sensor:QT Connector</text:p>
          </table:table-cell>
          <table:table-cell table:style-name="ce3" table:formula="of:=VLOOKUP([.P100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101];&quot;:&quot;;[.D101])" office:value-type="string" office:string-value="AMG8833 Thermal Cam:QT Connector">
            <text:p>AMG8833 Thermal Cam:QT Connector</text:p>
          </table:table-cell>
          <table:table-cell table:style-name="ce3" office:value-type="float" office:value="143">
            <text:p>143</text:p>
          </table:table-cell>
          <table:table-cell table:style-name="ce3" table:formula="of:=VLOOKUP([.P101];[.$A$2:.$O$251];15)" office:value-type="string" office:string-value="VCNL4200 Proximity Sensor:QT Connector">
            <text:p>VCNL4200 Proximity Sensor:QT Connector</text:p>
          </table:table-cell>
          <table:table-cell table:style-name="ce3" table:formula="of:=VLOOKUP([.P101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8">
          <table:table-cell table:style-name="ce3" office:value-type="float" office:value="101">
            <text:p>101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2];&quot;:&quot;;[.D102])" office:value-type="string" office:string-value="BME680 Atmos Sensor:Vin">
            <text:p>BME680 Atmos Sensor:Vin</text:p>
          </table:table-cell>
          <table:table-cell table:style-name="ce3"/>
          <table:table-cell table:style-name="ce3" table:formula="of:=VLOOKUP([.P102];[.$A$2:.$O$251];15)" office:value-type="float" office:value="0">
            <text:p>#N/A</text:p>
          </table:table-cell>
          <table:table-cell table:style-name="ce3" table:formula="of:=VLOOKUP([.P102];[.$A$2:.$O$251];3)" office:value-type="float" office:value="0">
            <text:p>#N/A</text:p>
          </table:table-cell>
          <table:table-cell table:style-name="ce28"/>
          <table:table-cell table:style-name="ce28" office:value-type="float" office:value="12">
            <text:p>12</text:p>
          </table:table-cell>
          <table:table-cell table:style-name="ce28" office:value-type="string">
            <text:p>2.1 µA at 1 Hz humidity and temperature 3.1 µA at 1 Hz pressure and temperature 3.7 µA at 1 Hz humidity, pressure and temperature <text:s/>0.09‒12 mA for p/h/T/gas depending on operation mode 0.15 µA in sleep mode </text:p>
          </table:table-cell>
          <table:table-cell table:style-name="ce28" office:value-type="string">
            <text:p>https://www.adafruit.com/product/3660</text:p>
          </table:table-cell>
          <table:table-cell table:style-name="ce3" table:number-columns-repeated="1002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3];&quot;:&quot;;[.D103])" office:value-type="string" office:string-value="BME680 Atmos Sensor:3Vo">
            <text:p>BME680 Atmos Sensor:3Vo</text:p>
          </table:table-cell>
          <table:table-cell table:style-name="ce3"/>
          <table:table-cell table:style-name="ce3" table:formula="of:=VLOOKUP([.P103];[.$A$2:.$O$251];15)" office:value-type="float" office:value="0">
            <text:p>#N/A</text:p>
          </table:table-cell>
          <table:table-cell table:style-name="ce3" table:formula="of:=VLOOKUP([.P103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4];&quot;:&quot;;[.D104])" office:value-type="string" office:string-value="BME680 Atmos Sensor:GND">
            <text:p>BME680 Atmos Sensor:GND</text:p>
          </table:table-cell>
          <table:table-cell table:style-name="ce3"/>
          <table:table-cell table:style-name="ce3" table:formula="of:=VLOOKUP([.P104];[.$A$2:.$O$251];15)" office:value-type="float" office:value="0">
            <text:p>#N/A</text:p>
          </table:table-cell>
          <table:table-cell table:style-name="ce3" table:formula="of:=VLOOKUP([.P104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number-columns-repeated="2" table:style-name="ce3" office:value-type="string">
            <text:p>SCK</text:p>
          </table:table-cell>
          <table:table-cell table:style-name="ce3" office:value-type="string">
            <text:p>SPI CLOCK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5];&quot;:&quot;;[.D105])" office:value-type="string" office:string-value="BME680 Atmos Sensor:SCK">
            <text:p>BME680 Atmos Sensor:SCK</text:p>
          </table:table-cell>
          <table:table-cell table:style-name="ce3"/>
          <table:table-cell table:style-name="ce3" table:formula="of:=VLOOKUP([.P105];[.$A$2:.$O$251];15)" office:value-type="float" office:value="0">
            <text:p>#N/A</text:p>
          </table:table-cell>
          <table:table-cell table:style-name="ce3" table:formula="of:=VLOOKUP([.P105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DO</text:p>
          </table:table-cell>
          <table:table-cell table:style-name="ce3"/>
          <table:table-cell table:style-name="ce3" office:value-type="string">
            <text:p>Serial Data Out MC In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6];&quot;:&quot;;[.D106])" office:value-type="string" office:string-value="BME680 Atmos Sensor:SDO">
            <text:p>BME680 Atmos Sensor:SDO</text:p>
          </table:table-cell>
          <table:table-cell table:style-name="ce3"/>
          <table:table-cell table:style-name="ce3" table:formula="of:=VLOOKUP([.P106];[.$A$2:.$O$251];15)" office:value-type="float" office:value="0">
            <text:p>#N/A</text:p>
          </table:table-cell>
          <table:table-cell table:style-name="ce3" table:formula="of:=VLOOKUP([.P106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DI</text:p>
          </table:table-cell>
          <table:table-cell table:style-name="ce3"/>
          <table:table-cell table:style-name="ce3" office:value-type="string">
            <text:p>Serial Data IN MC Ou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7];&quot;:&quot;;[.D107])" office:value-type="string" office:string-value="BME680 Atmos Sensor:SDI">
            <text:p>BME680 Atmos Sensor:SDI</text:p>
          </table:table-cell>
          <table:table-cell table:style-name="ce3"/>
          <table:table-cell table:style-name="ce3" table:formula="of:=VLOOKUP([.P107];[.$A$2:.$O$251];15)" office:value-type="float" office:value="0">
            <text:p>#N/A</text:p>
          </table:table-cell>
          <table:table-cell table:style-name="ce3" table:formula="of:=VLOOKUP([.P107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CS</text:p>
          </table:table-cell>
          <table:table-cell table:style-name="ce3"/>
          <table:table-cell table:style-name="ce3" office:value-type="string">
            <text:p>Chip Selec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8];&quot;:&quot;;[.D108])" office:value-type="string" office:string-value="BME680 Atmos Sensor:CS">
            <text:p>BME680 Atmos Sensor:CS</text:p>
          </table:table-cell>
          <table:table-cell table:style-name="ce3"/>
          <table:table-cell table:style-name="ce3" table:formula="of:=VLOOKUP([.P108];[.$A$2:.$O$251];15)" office:value-type="float" office:value="0">
            <text:p>#N/A</text:p>
          </table:table-cell>
          <table:table-cell table:style-name="ce3" table:formula="of:=VLOOKUP([.P108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9];&quot;:&quot;;[.D109])" office:value-type="string" office:string-value="BME680 Atmos Sensor:QT Connector">
            <text:p>BME680 Atmos Sensor:QT Connector</text:p>
          </table:table-cell>
          <table:table-cell table:style-name="ce3" office:value-type="float" office:value="92">
            <text:p>92</text:p>
          </table:table-cell>
          <table:table-cell table:style-name="ce3" table:formula="of:=VLOOKUP([.P109];[.$A$2:.$O$251];15)" office:value-type="string" office:string-value="Rotary Encoder:QT Connector">
            <text:p>Rotary Encoder:QT Connector</text:p>
          </table:table-cell>
          <table:table-cell table:style-name="ce3" table:formula="of:=VLOOKUP([.P109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10];&quot;:&quot;;[.D110])" office:value-type="string" office:string-value="BME680 Atmos Sensor:QT Connector">
            <text:p>BME680 Atmos Sensor:QT Connector</text:p>
          </table:table-cell>
          <table:table-cell table:style-name="ce3" office:value-type="float" office:value="99">
            <text:p>99</text:p>
          </table:table-cell>
          <table:table-cell table:style-name="ce3" table:formula="of:=VLOOKUP([.P110];[.$A$2:.$O$251];15)" office:value-type="string" office:string-value="AMG8833 Thermal Cam:QT Connector">
            <text:p>AMG8833 Thermal Cam:QT Connector</text:p>
          </table:table-cell>
          <table:table-cell table:style-name="ce3" table:formula="of:=VLOOKUP([.P110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1];&quot;:&quot;;[.D111])" office:value-type="string" office:string-value="SGP30 Air Quality Sensor:Vin">
            <text:p>SGP30 Air Quality Sensor:Vin</text:p>
          </table:table-cell>
          <table:table-cell table:style-name="ce3"/>
          <table:table-cell table:style-name="ce3" table:formula="of:=VLOOKUP([.P111];[.$A$2:.$O$251];15)" office:value-type="float" office:value="0">
            <text:p>#N/A</text:p>
          </table:table-cell>
          <table:table-cell table:style-name="ce3" table:formula="of:=VLOOKUP([.P111];[.$A$2:.$O$251];3)" office:value-type="float" office:value="0">
            <text:p>#N/A</text:p>
          </table:table-cell>
          <table:table-cell table:style-name="ce28"/>
          <table:table-cell table:style-name="ce28" office:value-type="float" office:value="48.2">
            <text:p>48.2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111">
            <text:p>111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2];&quot;:&quot;;[.D112])" office:value-type="string" office:string-value="SGP30 Air Quality Sensor:3Vo">
            <text:p>SGP30 Air Quality Sensor:3Vo</text:p>
          </table:table-cell>
          <table:table-cell table:style-name="ce3"/>
          <table:table-cell table:style-name="ce3" table:formula="of:=VLOOKUP([.P112];[.$A$2:.$O$251];15)" office:value-type="float" office:value="0">
            <text:p>#N/A</text:p>
          </table:table-cell>
          <table:table-cell table:style-name="ce3" table:formula="of:=VLOOKUP([.P112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2">
            <text:p>112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3];&quot;:&quot;;[.D113])" office:value-type="string" office:string-value="SGP30 Air Quality Sensor:GND">
            <text:p>SGP30 Air Quality Sensor:GND</text:p>
          </table:table-cell>
          <table:table-cell table:style-name="ce3"/>
          <table:table-cell table:style-name="ce3" table:formula="of:=VLOOKUP([.P113];[.$A$2:.$O$251];15)" office:value-type="float" office:value="0">
            <text:p>#N/A</text:p>
          </table:table-cell>
          <table:table-cell table:style-name="ce3" table:formula="of:=VLOOKUP([.P113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3">
            <text:p>113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4];&quot;:&quot;;[.D114])" office:value-type="string" office:string-value="SGP30 Air Quality Sensor:SCL">
            <text:p>SGP30 Air Quality Sensor:SCL</text:p>
          </table:table-cell>
          <table:table-cell table:style-name="ce3"/>
          <table:table-cell table:style-name="ce3" table:formula="of:=VLOOKUP([.P114];[.$A$2:.$O$251];15)" office:value-type="float" office:value="0">
            <text:p>#N/A</text:p>
          </table:table-cell>
          <table:table-cell table:style-name="ce3" table:formula="of:=VLOOKUP([.P114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4">
            <text:p>114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5];&quot;:&quot;;[.D115])" office:value-type="string" office:string-value="SGP30 Air Quality Sensor:SDA">
            <text:p>SGP30 Air Quality Sensor:SDA</text:p>
          </table:table-cell>
          <table:table-cell table:style-name="ce3"/>
          <table:table-cell table:style-name="ce3" table:formula="of:=VLOOKUP([.P115];[.$A$2:.$O$251];15)" office:value-type="float" office:value="0">
            <text:p>#N/A</text:p>
          </table:table-cell>
          <table:table-cell table:style-name="ce3" table:formula="of:=VLOOKUP([.P115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5">
            <text:p>115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6];&quot;:&quot;;[.D116])" office:value-type="string" office:string-value="SGP30 Air Quality Sensor:QT Connector">
            <text:p>SGP30 Air Quality Sensor:QT Connector</text:p>
          </table:table-cell>
          <table:table-cell table:style-name="ce3" office:value-type="float" office:value="109">
            <text:p>109</text:p>
          </table:table-cell>
          <table:table-cell table:style-name="ce3" table:formula="of:=VLOOKUP([.P116];[.$A$2:.$O$251];15)" office:value-type="string" office:string-value="BME680 Atmos Sensor:QT Connector">
            <text:p>BME680 Atmos Sensor:QT Connector</text:p>
          </table:table-cell>
          <table:table-cell table:style-name="ce3" table:formula="of:=VLOOKUP([.P116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6">
            <text:p>116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7];&quot;:&quot;;[.D117])" office:value-type="string" office:string-value="SGP30 Air Quality Sensor:QT Connector">
            <text:p>SGP30 Air Quality Sensor:QT Connector</text:p>
          </table:table-cell>
          <table:table-cell table:style-name="ce3" office:value-type="float" office:value="110">
            <text:p>110</text:p>
          </table:table-cell>
          <table:table-cell table:style-name="ce3" table:formula="of:=VLOOKUP([.P117];[.$A$2:.$O$251];15)" office:value-type="string" office:string-value="SGP30 Air Quality Sensor:Vin">
            <text:p>SGP30 Air Quality Sensor:Vin</text:p>
          </table:table-cell>
          <table:table-cell table:style-name="ce3" table:formula="of:=VLOOKUP([.P117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8" office:value-type="float" office:value="117">
            <text:p>117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G</text:p>
          </table:table-cell>
          <table:table-cell table:style-name="ce8"/>
          <table:table-cell table:style-name="ce8" office:value-type="string">
            <text:p>GROUND</text:p>
          </table:table-cell>
          <table:table-cell table:style-name="ce8" table:number-columns-repeated="8"/>
          <table:table-cell table:style-name="ce8" table:formula="of:=CONCATENATE([.B118];&quot;:&quot;;[.D118])" office:value-type="string" office:string-value="OV5640 Camera 72d AF:G">
            <text:p>OV5640 Camera 72d AF:G</text:p>
          </table:table-cell>
          <table:table-cell table:style-name="ce8" office:value-type="float" office:value="222">
            <text:p>222</text:p>
          </table:table-cell>
          <table:table-cell table:style-name="ce8" table:formula="of:=VLOOKUP([.P118];[.$A$2:.$O$251];15)" office:value-type="string" office:string-value="Ground Bus:GND">
            <text:p>Ground Bus:GND</text:p>
          </table:table-cell>
          <table:table-cell table:style-name="ce8" table:formula="of:=VLOOKUP([.P118];[.$A$2:.$O$251];3)" office:value-type="string" office:string-value="Body">
            <text:p>Body</text:p>
          </table:table-cell>
          <table:table-cell table:style-name="ce29"/>
          <table:table-cell table:style-name="ce29" office:value-type="float" office:value="110">
            <text:p>110</text:p>
          </table:table-cell>
          <table:table-cell table:style-name="ce29" office:value-type="string">
            <text:p>110 -140, 20-50 standby</text:p>
          </table:table-cell>
          <table:table-cell table:style-name="ce29"/>
          <table:table-cell table:style-name="ce8" table:number-columns-repeated="1002"/>
        </table:table-row>
        <table:table-row table:style-name="ro5">
          <table:table-cell table:style-name="ce8" office:value-type="float" office:value="118">
            <text:p>118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3V</text:p>
          </table:table-cell>
          <table:table-cell table:style-name="ce8"/>
          <table:table-cell table:style-name="ce8" office:value-type="string">
            <text:p>Power In 3.3VDC</text:p>
          </table:table-cell>
          <table:table-cell table:style-name="ce8" table:number-columns-repeated="8"/>
          <table:table-cell table:style-name="ce8" table:formula="of:=CONCATENATE([.B119];&quot;:&quot;;[.D119])" office:value-type="string" office:string-value="OV5640 Camera 72d AF:3V">
            <text:p>OV5640 Camera 72d AF:3V</text:p>
          </table:table-cell>
          <table:table-cell table:style-name="ce8" office:value-type="float" office:value="219">
            <text:p>219</text:p>
          </table:table-cell>
          <table:table-cell table:style-name="ce8" table:formula="of:=VLOOKUP([.P119];[.$A$2:.$O$251];15)" office:value-type="string" office:string-value="Power Bus:3.3 VDC">
            <text:p>Power Bus:3.3 VDC</text:p>
          </table:table-cell>
          <table:table-cell table:style-name="ce8" table:formula="of:=VLOOKUP([.P119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19">
            <text:p>119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SDA</text:p>
          </table:table-cell>
          <table:table-cell table:style-name="ce8"/>
          <table:table-cell table:style-name="ce8" office:value-type="string">
            <text:p>I2C Data (to SDA)</text:p>
          </table:table-cell>
          <table:table-cell table:style-name="ce8" table:number-columns-repeated="8"/>
          <table:table-cell table:style-name="ce8" table:formula="of:=CONCATENATE([.B120];&quot;:&quot;;[.D120])" office:value-type="string" office:string-value="OV5640 Camera 72d AF:SDA">
            <text:p>OV5640 Camera 72d AF:SDA</text:p>
          </table:table-cell>
          <table:table-cell table:style-name="ce8" office:value-type="float" office:value="17">
            <text:p>17</text:p>
          </table:table-cell>
          <table:table-cell table:style-name="ce8" table:formula="of:=VLOOKUP([.P120];[.$A$2:.$O$251];15)" office:value-type="string" office:string-value="Metro ESP32 S3:SDA">
            <text:p>Metro ESP32 S3:SDA</text:p>
          </table:table-cell>
          <table:table-cell table:style-name="ce8" table:formula="of:=VLOOKUP([.P120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0">
            <text:p>120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SCL</text:p>
          </table:table-cell>
          <table:table-cell table:style-name="ce8"/>
          <table:table-cell table:style-name="ce8" office:value-type="string">
            <text:p>I2C Clock (to SDL)</text:p>
          </table:table-cell>
          <table:table-cell table:style-name="ce8" table:number-columns-repeated="8"/>
          <table:table-cell table:style-name="ce8" table:formula="of:=CONCATENATE([.B121];&quot;:&quot;;[.D121])" office:value-type="string" office:string-value="OV5640 Camera 72d AF:SCL">
            <text:p>OV5640 Camera 72d AF:SCL</text:p>
          </table:table-cell>
          <table:table-cell table:style-name="ce8" office:value-type="float" office:value="16">
            <text:p>16</text:p>
          </table:table-cell>
          <table:table-cell table:style-name="ce8" table:formula="of:=VLOOKUP([.P121];[.$A$2:.$O$251];15)" office:value-type="string" office:string-value="Metro ESP32 S3:SCL">
            <text:p>Metro ESP32 S3:SCL</text:p>
          </table:table-cell>
          <table:table-cell table:style-name="ce8" table:formula="of:=VLOOKUP([.P121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9">
          <table:table-cell table:style-name="ce8" office:value-type="float" office:value="121">
            <text:p>121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HS</text:p>
          </table:table-cell>
          <table:table-cell table:style-name="ce8"/>
          <table:table-cell table:style-name="ce8" office:value-type="string">
            <text:p>Horizontal Sync</text:p>
          </table:table-cell>
          <table:table-cell table:style-name="ce8" table:number-columns-repeated="8"/>
          <table:table-cell table:style-name="ce8" table:formula="of:=CONCATENATE([.B122];&quot;:&quot;;[.D122])" office:value-type="string" office:string-value="OV5640 Camera 72d AF:HS">
            <text:p>OV5640 Camera 72d AF:HS</text:p>
          </table:table-cell>
          <table:table-cell table:style-name="ce8"/>
          <table:table-cell table:style-name="ce8" table:formula="of:=VLOOKUP([.P122];[.$A$2:.$O$251];15)" office:value-type="float" office:value="0">
            <text:p>#N/A</text:p>
          </table:table-cell>
          <table:table-cell table:style-name="ce8" table:formula="of:=VLOOKUP([.P122];[.$A$2:.$O$251];3)" office:value-type="float" office:value="0">
            <text:p>#N/A</text:p>
          </table:table-cell>
          <table:table-cell table:style-name="ce29" office:value-type="string">
            <text:p>VS and HS are synchronization signals, which tell the microcontroller when a new frame (VS) or row (HS) of data begins. These may need to be connected to specific microcontroller pins.</text:p>
          </table:table-cell>
          <table:table-cell table:style-name="ce29" table:number-columns-repeated="3"/>
          <table:table-cell table:style-name="ce8" table:number-columns-repeated="1002"/>
        </table:table-row>
        <table:table-row table:style-name="ro5">
          <table:table-cell table:style-name="ce8" office:value-type="float" office:value="122">
            <text:p>122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VS</text:p>
          </table:table-cell>
          <table:table-cell table:style-name="ce8"/>
          <table:table-cell table:style-name="ce8" office:value-type="string">
            <text:p>Vertical Sync</text:p>
          </table:table-cell>
          <table:table-cell table:style-name="ce8" table:number-columns-repeated="8"/>
          <table:table-cell table:style-name="ce8" table:formula="of:=CONCATENATE([.B123];&quot;:&quot;;[.D123])" office:value-type="string" office:string-value="OV5640 Camera 72d AF:VS">
            <text:p>OV5640 Camera 72d AF:VS</text:p>
          </table:table-cell>
          <table:table-cell table:style-name="ce8"/>
          <table:table-cell table:style-name="ce8" table:formula="of:=VLOOKUP([.P123];[.$A$2:.$O$251];15)" office:value-type="float" office:value="0">
            <text:p>#N/A</text:p>
          </table:table-cell>
          <table:table-cell table:style-name="ce8" table:formula="of:=VLOOKUP([.P123];[.$A$2:.$O$251];3)" office:value-type="float" office:value="0">
            <text:p>#N/A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10">
          <table:table-cell table:style-name="ce8" office:value-type="float" office:value="123">
            <text:p>123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XC</text:p>
          </table:table-cell>
          <table:table-cell table:style-name="ce8"/>
          <table:table-cell table:style-name="ce8" office:value-type="string">
            <text:p>External Clock</text:p>
          </table:table-cell>
          <table:table-cell table:style-name="ce8" table:number-columns-repeated="8"/>
          <table:table-cell table:style-name="ce8" table:formula="of:=CONCATENATE([.B124];&quot;:&quot;;[.D124])" office:value-type="string" office:string-value="OV5640 Camera 72d AF:XC">
            <text:p>OV5640 Camera 72d AF:XC</text:p>
          </table:table-cell>
          <table:table-cell table:style-name="ce8"/>
          <table:table-cell table:style-name="ce8" table:formula="of:=VLOOKUP([.P124];[.$A$2:.$O$251];15)" office:value-type="float" office:value="0">
            <text:p>#N/A</text:p>
          </table:table-cell>
          <table:table-cell table:style-name="ce8" table:formula="of:=VLOOKUP([.P124];[.$A$2:.$O$251];3)" office:value-type="float" office:value="0">
            <text:p>#N/A</text:p>
          </table:table-cell>
          <table:table-cell table:style-name="ce29" office:value-type="string">
            <text:p>When the XCLK jumper is set to "EXT" (the default), this pin must be driven with a 24MHz square wave from the microcontroller or other source. When the jumper is changed to "INT", then an on-board clock generator is used instead. In this case, the XC pin should not be driven by the microcontroller and may be left unconnected. </text:p>
          </table:table-cell>
          <table:table-cell table:style-name="ce29" table:number-columns-repeated="3"/>
          <table:table-cell table:style-name="ce8" table:number-columns-repeated="1002"/>
        </table:table-row>
        <table:table-row table:style-name="ro8">
          <table:table-cell table:style-name="ce8" office:value-type="float" office:value="124">
            <text:p>124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PC</text:p>
          </table:table-cell>
          <table:table-cell table:style-name="ce8"/>
          <table:table-cell table:style-name="ce8" office:value-type="string">
            <text:p>Pixel Clock</text:p>
          </table:table-cell>
          <table:table-cell table:style-name="ce8" table:number-columns-repeated="8"/>
          <table:table-cell table:style-name="ce8" table:formula="of:=CONCATENATE([.B125];&quot;:&quot;;[.D125])" office:value-type="string" office:string-value="OV5640 Camera 72d AF:PC">
            <text:p>OV5640 Camera 72d AF:PC</text:p>
          </table:table-cell>
          <table:table-cell table:style-name="ce8"/>
          <table:table-cell table:style-name="ce8" table:formula="of:=VLOOKUP([.P125];[.$A$2:.$O$251];15)" office:value-type="float" office:value="0">
            <text:p>#N/A</text:p>
          </table:table-cell>
          <table:table-cell table:style-name="ce8" table:formula="of:=VLOOKUP([.P125];[.$A$2:.$O$251];3)" office:value-type="float" office:value="0">
            <text:p>#N/A</text:p>
          </table:table-cell>
          <table:table-cell table:style-name="ce29" office:value-type="string">
            <text:p>PC (pixel clock) tells the microcontroller when image data is available. This may need to be connected to a specific microcontroller pin.</text:p>
          </table:table-cell>
          <table:table-cell table:style-name="ce29" table:number-columns-repeated="3"/>
          <table:table-cell table:style-name="ce8" table:number-columns-repeated="1002"/>
        </table:table-row>
        <table:table-row table:style-name="ro5">
          <table:table-cell table:style-name="ce8" office:value-type="float" office:value="125">
            <text:p>125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2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6];&quot;:&quot;;[.D126])" office:value-type="string" office:string-value="OV5640 Camera 72d AF:D2">
            <text:p>OV5640 Camera 72d AF:D2</text:p>
          </table:table-cell>
          <table:table-cell table:style-name="ce8" office:value-type="float" office:value="31">
            <text:p>31</text:p>
          </table:table-cell>
          <table:table-cell table:style-name="ce8" table:formula="of:=VLOOKUP([.P126];[.$A$2:.$O$251];15)" office:value-type="string" office:string-value="Metro ESP32 S3:2">
            <text:p>Metro ESP32 S3:2</text:p>
          </table:table-cell>
          <table:table-cell table:style-name="ce8" table:formula="of:=VLOOKUP([.P126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6">
            <text:p>126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3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7];&quot;:&quot;;[.D127])" office:value-type="string" office:string-value="OV5640 Camera 72d AF:D3">
            <text:p>OV5640 Camera 72d AF:D3</text:p>
          </table:table-cell>
          <table:table-cell table:style-name="ce8" office:value-type="float" office:value="30">
            <text:p>30</text:p>
          </table:table-cell>
          <table:table-cell table:style-name="ce8" table:formula="of:=VLOOKUP([.P127];[.$A$2:.$O$251];15)" office:value-type="string" office:string-value="Metro ESP32 S3:3">
            <text:p>Metro ESP32 S3:3</text:p>
          </table:table-cell>
          <table:table-cell table:style-name="ce8" table:formula="of:=VLOOKUP([.P127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7">
            <text:p>127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4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8];&quot;:&quot;;[.D128])" office:value-type="string" office:string-value="OV5640 Camera 72d AF:D4">
            <text:p>OV5640 Camera 72d AF:D4</text:p>
          </table:table-cell>
          <table:table-cell table:style-name="ce8" office:value-type="float" office:value="29">
            <text:p>29</text:p>
          </table:table-cell>
          <table:table-cell table:style-name="ce8" table:formula="of:=VLOOKUP([.P128];[.$A$2:.$O$251];15)" office:value-type="string" office:string-value="Metro ESP32 S3:4">
            <text:p>Metro ESP32 S3:4</text:p>
          </table:table-cell>
          <table:table-cell table:style-name="ce8" table:formula="of:=VLOOKUP([.P128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8">
            <text:p>128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5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9];&quot;:&quot;;[.D129])" office:value-type="string" office:string-value="OV5640 Camera 72d AF:D5">
            <text:p>OV5640 Camera 72d AF:D5</text:p>
          </table:table-cell>
          <table:table-cell table:style-name="ce8" office:value-type="float" office:value="28">
            <text:p>28</text:p>
          </table:table-cell>
          <table:table-cell table:style-name="ce8" table:formula="of:=VLOOKUP([.P129];[.$A$2:.$O$251];15)" office:value-type="string" office:string-value="Metro ESP32 S3:5">
            <text:p>Metro ESP32 S3:5</text:p>
          </table:table-cell>
          <table:table-cell table:style-name="ce8" table:formula="of:=VLOOKUP([.P129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9">
            <text:p>129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6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0];&quot;:&quot;;[.D130])" office:value-type="string" office:string-value="OV5640 Camera 72d AF:D6">
            <text:p>OV5640 Camera 72d AF:D6</text:p>
          </table:table-cell>
          <table:table-cell table:style-name="ce8" office:value-type="float" office:value="27">
            <text:p>27</text:p>
          </table:table-cell>
          <table:table-cell table:style-name="ce8" table:formula="of:=VLOOKUP([.P130];[.$A$2:.$O$251];15)" office:value-type="string" office:string-value="Metro ESP32 S3:6">
            <text:p>Metro ESP32 S3:6</text:p>
          </table:table-cell>
          <table:table-cell table:style-name="ce8" table:formula="of:=VLOOKUP([.P130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0">
            <text:p>130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7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1];&quot;:&quot;;[.D131])" office:value-type="string" office:string-value="OV5640 Camera 72d AF:D7">
            <text:p>OV5640 Camera 72d AF:D7</text:p>
          </table:table-cell>
          <table:table-cell table:style-name="ce8" office:value-type="float" office:value="26">
            <text:p>26</text:p>
          </table:table-cell>
          <table:table-cell table:style-name="ce8" table:formula="of:=VLOOKUP([.P131];[.$A$2:.$O$251];15)" office:value-type="string" office:string-value="Metro ESP32 S3:7">
            <text:p>Metro ESP32 S3:7</text:p>
          </table:table-cell>
          <table:table-cell table:style-name="ce8" table:formula="of:=VLOOKUP([.P131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1">
            <text:p>131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8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2];&quot;:&quot;;[.D132])" office:value-type="string" office:string-value="OV5640 Camera 72d AF:D8">
            <text:p>OV5640 Camera 72d AF:D8</text:p>
          </table:table-cell>
          <table:table-cell table:style-name="ce8" office:value-type="float" office:value="25">
            <text:p>25</text:p>
          </table:table-cell>
          <table:table-cell table:style-name="ce8" table:formula="of:=VLOOKUP([.P132];[.$A$2:.$O$251];15)" office:value-type="string" office:string-value="Metro ESP32 S3:8">
            <text:p>Metro ESP32 S3:8</text:p>
          </table:table-cell>
          <table:table-cell table:style-name="ce8" table:formula="of:=VLOOKUP([.P132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2">
            <text:p>132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D9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3];&quot;:&quot;;[.D133])" office:value-type="string" office:string-value="OV5640 Camera 72d AF:D9">
            <text:p>OV5640 Camera 72d AF:D9</text:p>
          </table:table-cell>
          <table:table-cell table:style-name="ce8" office:value-type="float" office:value="24">
            <text:p>24</text:p>
          </table:table-cell>
          <table:table-cell table:style-name="ce8" table:formula="of:=VLOOKUP([.P133];[.$A$2:.$O$251];15)" office:value-type="string" office:string-value="Metro ESP32 S3:9">
            <text:p>Metro ESP32 S3:9</text:p>
          </table:table-cell>
          <table:table-cell table:style-name="ce8" table:formula="of:=VLOOKUP([.P133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4">
          <table:table-cell table:style-name="ce8" office:value-type="float" office:value="133">
            <text:p>133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PD</text:p>
          </table:table-cell>
          <table:table-cell table:style-name="ce8"/>
          <table:table-cell table:style-name="ce8" office:value-type="string">
            <text:p>Powerdown</text:p>
          </table:table-cell>
          <table:table-cell table:style-name="ce8" table:number-columns-repeated="8"/>
          <table:table-cell table:style-name="ce8" table:formula="of:=CONCATENATE([.B134];&quot;:&quot;;[.D134])" office:value-type="string" office:string-value="OV5640 Camera 72d AF:PD">
            <text:p>OV5640 Camera 72d AF:PD</text:p>
          </table:table-cell>
          <table:table-cell table:style-name="ce8"/>
          <table:table-cell table:style-name="ce8" table:formula="of:=VLOOKUP([.P134];[.$A$2:.$O$251];15)" office:value-type="float" office:value="0">
            <text:p>#N/A</text:p>
          </table:table-cell>
          <table:table-cell table:style-name="ce8" table:formula="of:=VLOOKUP([.P134];[.$A$2:.$O$251];3)" office:value-type="float" office:value="0">
            <text:p>#N/A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4">
            <text:p>134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8" office:value-type="string">
            <text:p>RT</text:p>
          </table:table-cell>
          <table:table-cell table:style-name="ce8"/>
          <table:table-cell table:style-name="ce8" office:value-type="string">
            <text:p>RESET</text:p>
          </table:table-cell>
          <table:table-cell table:style-name="ce8" table:number-columns-repeated="8"/>
          <table:table-cell table:style-name="ce8" table:formula="of:=CONCATENATE([.B135];&quot;:&quot;;[.D135])" office:value-type="string" office:string-value="OV5640 Camera 72d AF:RT">
            <text:p>OV5640 Camera 72d AF:RT</text:p>
          </table:table-cell>
          <table:table-cell table:style-name="ce8" office:value-type="float" office:value="3">
            <text:p>3</text:p>
          </table:table-cell>
          <table:table-cell table:style-name="ce8" table:formula="of:=VLOOKUP([.P135];[.$A$2:.$O$251];15)" office:value-type="string" office:string-value="Metro ESP32 S3:RST">
            <text:p>Metro ESP32 S3:RST</text:p>
          </table:table-cell>
          <table:table-cell table:style-name="ce8" table:formula="of:=VLOOKUP([.P135];[.$A$2:.$O$251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Three LED Flashlight</text:p>
          </table:table-cell>
          <table:table-cell office:value-type="string">
            <text:p>Body</text:p>
          </table:table-cell>
          <table:table-cell table:style-name="Default" office:value-type="string">
            <text:p>Anode</text:p>
          </table:table-cell>
          <table:table-cell/>
          <table:table-cell office:value-type="string">
            <text:p>Flashlight</text:p>
          </table:table-cell>
          <table:table-cell table:number-columns-repeated="8"/>
          <table:table-cell table:formula="of:=CONCATENATE([.B136];&quot;:&quot;;[.D136])" office:value-type="string" office:string-value="Three LED Flashlight:Anode">
            <text:p>Three LED Flashlight:Anode</text:p>
          </table:table-cell>
          <table:table-cell office:value-type="float" office:value="52">
            <text:p>52</text:p>
          </table:table-cell>
          <table:table-cell table:formula="of:=VLOOKUP([.P136];[.$A$2:.$O$251];15)" office:value-type="string" office:string-value="VS1053 Audio BO:1">
            <text:p>VS1053 Audio BO:1</text:p>
          </table:table-cell>
          <table:table-cell table:formula="of:=VLOOKUP([.P136];[.$A$2:.$O$251];3)" office:value-type="string" office:string-value="Body">
            <text:p>Body</text:p>
          </table:table-cell>
          <table:table-cell office:value-type="string">
            <text:p>Use VS1053 GPIO 1-3</text:p>
          </table:table-cell>
          <table:table-cell office:value-type="float" office:value="60">
            <text:p>60</text:p>
          </table:table-cell>
          <table:table-cell table:number-columns-repeated="1004"/>
        </table:table-row>
        <table:table-row table:style-name="ro5">
          <table:table-cell office:value-type="float" office:value="136">
            <text:p>136</text:p>
          </table:table-cell>
          <table:table-cell office:value-type="string">
            <text:p>Three LED Flashlight</text:p>
          </table:table-cell>
          <table:table-cell office:value-type="string">
            <text:p>Body</text:p>
          </table:table-cell>
          <table:table-cell table:style-name="Default" office:value-type="string">
            <text:p>Cathode</text:p>
          </table:table-cell>
          <table:table-cell/>
          <table:table-cell office:value-type="string">
            <text:p>Flashlight</text:p>
          </table:table-cell>
          <table:table-cell table:number-columns-repeated="8"/>
          <table:table-cell table:formula="of:=CONCATENATE([.B137];&quot;:&quot;;[.D137])" office:value-type="string" office:string-value="Three LED Flashlight:Cathode">
            <text:p>Three LED Flashlight:Cathode</text:p>
          </table:table-cell>
          <table:table-cell office:value-type="float" office:value="222">
            <text:p>222</text:p>
          </table:table-cell>
          <table:table-cell table:formula="of:=VLOOKUP([.P137];[.$A$2:.$O$251];15)" office:value-type="string" office:string-value="Ground Bus:GND">
            <text:p>Ground Bus:GND</text:p>
          </table:table-cell>
          <table:table-cell table:formula="of:=VLOOKUP([.P137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38];&quot;:&quot;;[.D138])" office:value-type="string" office:string-value="VCNL4200 Proximity Sensor:Vin">
            <text:p>VCNL4200 Proximity Sensor:Vin</text:p>
          </table:table-cell>
          <table:table-cell table:style-name="ce3"/>
          <table:table-cell table:style-name="ce3" table:formula="of:=VLOOKUP([.P138];[.$A$2:.$O$251];15)" office:value-type="float" office:value="0">
            <text:p>#N/A</text:p>
          </table:table-cell>
          <table:table-cell table:style-name="ce3" table:formula="of:=VLOOKUP([.P138];[.$A$2:.$O$251];3)" office:value-type="float" office:value="0">
            <text:p>#N/A</text:p>
          </table:table-cell>
          <table:table-cell table:style-name="ce28"/>
          <table:table-cell table:style-name="ce28" office:value-type="float" office:value="0.35">
            <text:p>0.35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138">
            <text:p>138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3Vo</text:p>
          </table:table-cell>
          <table:table-cell table:style-name="ce3"/>
          <table:table-cell table:style-name="ce3" office:value-type="string">
            <text:p>POWER (OUTPUT)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39];&quot;:&quot;;[.D139])" office:value-type="string" office:string-value="VCNL4200 Proximity Sensor:3Vo">
            <text:p>VCNL4200 Proximity Sensor:3Vo</text:p>
          </table:table-cell>
          <table:table-cell table:style-name="ce3"/>
          <table:table-cell table:style-name="ce3" table:formula="of:=VLOOKUP([.P139];[.$A$2:.$O$251];15)" office:value-type="float" office:value="0">
            <text:p>#N/A</text:p>
          </table:table-cell>
          <table:table-cell table:style-name="ce3" table:formula="of:=VLOOKUP([.P139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39">
            <text:p>139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0];&quot;:&quot;;[.D140])" office:value-type="string" office:string-value="VCNL4200 Proximity Sensor:GND">
            <text:p>VCNL4200 Proximity Sensor:GND</text:p>
          </table:table-cell>
          <table:table-cell table:style-name="ce3"/>
          <table:table-cell table:style-name="ce3" table:formula="of:=VLOOKUP([.P140];[.$A$2:.$O$251];15)" office:value-type="float" office:value="0">
            <text:p>#N/A</text:p>
          </table:table-cell>
          <table:table-cell table:style-name="ce3" table:formula="of:=VLOOKUP([.P140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0">
            <text:p>140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1];&quot;:&quot;;[.D141])" office:value-type="string" office:string-value="VCNL4200 Proximity Sensor:SCL">
            <text:p>VCNL4200 Proximity Sensor:SCL</text:p>
          </table:table-cell>
          <table:table-cell table:style-name="ce3"/>
          <table:table-cell table:style-name="ce3" table:formula="of:=VLOOKUP([.P141];[.$A$2:.$O$251];15)" office:value-type="float" office:value="0">
            <text:p>#N/A</text:p>
          </table:table-cell>
          <table:table-cell table:style-name="ce3" table:formula="of:=VLOOKUP([.P141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1">
            <text:p>141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2];&quot;:&quot;;[.D142])" office:value-type="string" office:string-value="VCNL4200 Proximity Sensor:SDA">
            <text:p>VCNL4200 Proximity Sensor:SDA</text:p>
          </table:table-cell>
          <table:table-cell table:style-name="ce3"/>
          <table:table-cell table:style-name="ce3" table:formula="of:=VLOOKUP([.P142];[.$A$2:.$O$251];15)" office:value-type="float" office:value="0">
            <text:p>#N/A</text:p>
          </table:table-cell>
          <table:table-cell table:style-name="ce3" table:formula="of:=VLOOKUP([.P142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2">
            <text:p>142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3];&quot;:&quot;;[.D143])" office:value-type="string" office:string-value="VCNL4200 Proximity Sensor:INT">
            <text:p>VCNL4200 Proximity Sensor:INT</text:p>
          </table:table-cell>
          <table:table-cell table:style-name="ce3"/>
          <table:table-cell table:style-name="ce3" table:formula="of:=VLOOKUP([.P143];[.$A$2:.$O$251];15)" office:value-type="float" office:value="0">
            <text:p>#N/A</text:p>
          </table:table-cell>
          <table:table-cell table:style-name="ce3" table:formula="of:=VLOOKUP([.P143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3">
            <text:p>143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4];&quot;:&quot;;[.D144])" office:value-type="string" office:string-value="VCNL4200 Proximity Sensor:QT Connector">
            <text:p>VCNL4200 Proximity Sensor:QT Connector</text:p>
          </table:table-cell>
          <table:table-cell table:style-name="ce3" office:value-type="float" office:value="15">
            <text:p>15</text:p>
          </table:table-cell>
          <table:table-cell table:style-name="ce3" table:formula="of:=VLOOKUP([.P144];[.$A$2:.$O$251];15)" office:value-type="string" office:string-value="Metro ESP32 S3:QT Connector">
            <text:p>Metro ESP32 S3:QT Connector</text:p>
          </table:table-cell>
          <table:table-cell table:style-name="ce3" table:formula="of:=VLOOKUP([.P144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4">
            <text:p>144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5];&quot;:&quot;;[.D145])" office:value-type="string" office:string-value="VCNL4200 Proximity Sensor:QT Connector">
            <text:p>VCNL4200 Proximity Sensor:QT Connector</text:p>
          </table:table-cell>
          <table:table-cell table:style-name="ce3" office:value-type="float" office:value="115">
            <text:p>115</text:p>
          </table:table-cell>
          <table:table-cell table:style-name="ce3" table:formula="of:=VLOOKUP([.P145];[.$A$2:.$O$251];15)" office:value-type="string" office:string-value="SGP30 Air Quality Sensor:QT Connector">
            <text:p>SGP30 Air Quality Sensor:QT Connector</text:p>
          </table:table-cell>
          <table:table-cell table:style-name="ce3" table:formula="of:=VLOOKUP([.P145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office:value-type="float" office:value="145">
            <text:p>145</text:p>
          </table:table-cell>
          <table:table-cell office:value-type="string">
            <text:p>Speaker</text:p>
          </table:table-cell>
          <table:table-cell office:value-type="string">
            <text:p>Body</text:p>
          </table:table-cell>
          <table:table-cell office:value-type="string">
            <text:p>Hot</text:p>
          </table:table-cell>
          <table:table-cell/>
          <table:table-cell office:value-type="string">
            <text:p>Sound Output</text:p>
          </table:table-cell>
          <table:table-cell table:number-columns-repeated="8"/>
          <table:table-cell table:formula="of:=CONCATENATE([.B146];&quot;:&quot;;[.D146])" office:value-type="string" office:string-value="Speaker:Hot">
            <text:p>Speaker:Hot</text:p>
          </table:table-cell>
          <table:table-cell office:value-type="float" office:value="78">
            <text:p>78</text:p>
          </table:table-cell>
          <table:table-cell table:formula="of:=VLOOKUP([.P146];[.$A$2:.$O$251];15)" office:value-type="string" office:string-value="PAM8302 Amp:speaker out +">
            <text:p>PAM8302 Amp:speaker out +</text:p>
          </table:table-cell>
          <table:table-cell table:formula="of:=VLOOKUP([.P146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146">
            <text:p>146</text:p>
          </table:table-cell>
          <table:table-cell office:value-type="string">
            <text:p>Speaker</text:p>
          </table:table-cell>
          <table:table-cell office:value-type="string">
            <text:p>Body</text:p>
          </table:table-cell>
          <table:table-cell table:style-name="Default" office:value-type="string">
            <text:p>GND</text:p>
          </table:table-cell>
          <table:table-cell/>
          <table:table-cell office:value-type="string">
            <text:p>Sound Output</text:p>
          </table:table-cell>
          <table:table-cell table:number-columns-repeated="8"/>
          <table:table-cell table:formula="of:=CONCATENATE([.B147];&quot;:&quot;;[.D147])" office:value-type="string" office:string-value="Speaker:GND">
            <text:p>Speaker:GND</text:p>
          </table:table-cell>
          <table:table-cell office:value-type="float" office:value="79">
            <text:p>79</text:p>
          </table:table-cell>
          <table:table-cell table:formula="of:=VLOOKUP([.P147];[.$A$2:.$O$251];15)" office:value-type="string" office:string-value="PAM8302 Amp:speaker out -">
            <text:p>PAM8302 Amp:speaker out -</text:p>
          </table:table-cell>
          <table:table-cell table:formula="of:=VLOOKUP([.P147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table:style-name="ce6" office:value-type="float" office:value="147">
            <text:p>147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BACKLIGHT</text:p>
          </table:table-cell>
          <table:table-cell table:style-name="ce6"/>
          <table:table-cell table:style-name="ce6" office:value-type="string">
            <text:p>Backlight control</text:p>
          </table:table-cell>
          <table:table-cell table:style-name="ce6" table:number-columns-repeated="8"/>
          <table:table-cell table:style-name="ce6" table:formula="of:=CONCATENATE([.B148];&quot;:&quot;;[.D148])" office:value-type="string" office:string-value="2 in TFT Display:BACKLIGHT">
            <text:p>2 in TFT Display:BACKLIGHT</text:p>
          </table:table-cell>
          <table:table-cell table:style-name="ce6"/>
          <table:table-cell table:style-name="ce6" table:formula="of:=VLOOKUP([.P148];[.$A$2:.$O$251];15)" office:value-type="float" office:value="0">
            <text:p>#N/A</text:p>
          </table:table-cell>
          <table:table-cell table:style-name="ce6" table:formula="of:=VLOOKUP([.P148];[.$A$2:.$O$251];3)" office:value-type="float" office:value="0">
            <text:p>#N/A</text:p>
          </table:table-cell>
          <table:table-cell table:style-name="ce6"/>
          <table:table-cell table:style-name="ce6" office:value-type="float" office:value="29">
            <text:p>29</text:p>
          </table:table-cell>
          <table:table-cell table:style-name="ce6" table:number-columns-repeated="1004"/>
        </table:table-row>
        <table:table-row table:style-name="ro5">
          <table:table-cell table:style-name="ce6" office:value-type="float" office:value="148">
            <text:p>148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SD CS</text:p>
          </table:table-cell>
          <table:table-cell table:style-name="ce6"/>
          <table:table-cell table:style-name="ce6" office:value-type="string">
            <text:p>SD card chip select</text:p>
          </table:table-cell>
          <table:table-cell table:style-name="ce6" table:number-columns-repeated="8"/>
          <table:table-cell table:style-name="ce6" table:formula="of:=CONCATENATE([.B149];&quot;:&quot;;[.D149])" office:value-type="string" office:string-value="2 in TFT Display:SD CS">
            <text:p>2 in TFT Display:SD CS</text:p>
          </table:table-cell>
          <table:table-cell table:style-name="ce6" office:value-type="float" office:value="20">
            <text:p>20</text:p>
          </table:table-cell>
          <table:table-cell table:style-name="ce6" table:formula="of:=VLOOKUP([.P149];[.$A$2:.$O$251];15)" office:value-type="string" office:string-value="Metro ESP32 S3:13">
            <text:p>Metro ESP32 S3:13</text:p>
          </table:table-cell>
          <table:table-cell table:style-name="ce6" table:formula="of:=VLOOKUP([.P149];[.$A$2:.$O$251];3)" office:value-type="string" office:string-value="Body">
            <text:p>Body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49">
            <text:p>149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D/C</text:p>
          </table:table-cell>
          <table:table-cell table:style-name="ce6"/>
          <table:table-cell table:style-name="ce6" office:value-type="string">
            <text:p>TFT SPI Data/CMD Select</text:p>
          </table:table-cell>
          <table:table-cell table:style-name="ce6" table:number-columns-repeated="8"/>
          <table:table-cell table:style-name="ce6" table:formula="of:=CONCATENATE([.B150];&quot;:&quot;;[.D150])" office:value-type="string" office:string-value="2 in TFT Display:D/C">
            <text:p>2 in TFT Display:D/C</text:p>
          </table:table-cell>
          <table:table-cell table:style-name="ce6" office:value-type="float" office:value="21">
            <text:p>21</text:p>
          </table:table-cell>
          <table:table-cell table:style-name="ce6" table:formula="of:=VLOOKUP([.P150];[.$A$2:.$O$251];15)" office:value-type="string" office:string-value="Metro ESP32 S3:12">
            <text:p>Metro ESP32 S3:12</text:p>
          </table:table-cell>
          <table:table-cell table:style-name="ce6" table:formula="of:=VLOOKUP([.P150];[.$A$2:.$O$251];3)" office:value-type="string" office:string-value="Body">
            <text:p>Body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0">
            <text:p>150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RESET</text:p>
          </table:table-cell>
          <table:table-cell table:style-name="ce6"/>
          <table:table-cell table:style-name="ce6" office:value-type="string">
            <text:p>RESET</text:p>
          </table:table-cell>
          <table:table-cell table:style-name="ce6" table:number-columns-repeated="8"/>
          <table:table-cell table:style-name="ce6" table:formula="of:=CONCATENATE([.B151];&quot;:&quot;;[.D151])" office:value-type="string" office:string-value="2 in TFT Display:RESET">
            <text:p>2 in TFT Display:RESET</text:p>
          </table:table-cell>
          <table:table-cell table:style-name="ce6" office:value-type="float" office:value="235">
            <text:p>235</text:p>
          </table:table-cell>
          <table:table-cell table:style-name="ce6" table:formula="of:=VLOOKUP([.P151];[.$A$2:.$O$251];15)" office:value-type="string" office:string-value="SPI Bus :RST">
            <text:p>SPI Bus :RST</text:p>
          </table:table-cell>
          <table:table-cell table:style-name="ce6" table:formula="of:=VLOOKUP([.P151];[.$A$2:.$O$251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1">
            <text:p>151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LCD CS</text:p>
          </table:table-cell>
          <table:table-cell table:style-name="ce6"/>
          <table:table-cell table:style-name="ce6" office:value-type="string">
            <text:p>TFT SPI Chip Select</text:p>
          </table:table-cell>
          <table:table-cell table:style-name="ce6" table:number-columns-repeated="8"/>
          <table:table-cell table:style-name="ce6" table:formula="of:=CONCATENATE([.B152];&quot;:&quot;;[.D152])" office:value-type="string" office:string-value="2 in TFT Display:LCD CS">
            <text:p>2 in TFT Display:LCD CS</text:p>
          </table:table-cell>
          <table:table-cell table:style-name="ce6" office:value-type="float" office:value="22">
            <text:p>22</text:p>
          </table:table-cell>
          <table:table-cell table:style-name="ce6" table:formula="of:=VLOOKUP([.P152];[.$A$2:.$O$251];15)" office:value-type="string" office:string-value="Metro ESP32 S3:11">
            <text:p>Metro ESP32 S3:11</text:p>
          </table:table-cell>
          <table:table-cell table:style-name="ce6" table:formula="of:=VLOOKUP([.P152];[.$A$2:.$O$251];3)" office:value-type="string" office:string-value="Body">
            <text:p>Body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2">
            <text:p>152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MOSI</text:p>
          </table:table-cell>
          <table:table-cell table:style-name="ce6"/>
          <table:table-cell table:style-name="ce6" office:value-type="string">
            <text:p>SPI MC Out Serial In</text:p>
          </table:table-cell>
          <table:table-cell table:style-name="ce6" table:number-columns-repeated="8"/>
          <table:table-cell table:style-name="ce6" table:formula="of:=CONCATENATE([.B153];&quot;:&quot;;[.D153])" office:value-type="string" office:string-value="2 in TFT Display:MOSI">
            <text:p>2 in TFT Display:MOSI</text:p>
          </table:table-cell>
          <table:table-cell table:style-name="ce6" office:value-type="float" office:value="231">
            <text:p>231</text:p>
          </table:table-cell>
          <table:table-cell table:style-name="ce6" table:formula="of:=VLOOKUP([.P153];[.$A$2:.$O$251];15)" office:value-type="string" office:string-value="SPI Bus :MOSI">
            <text:p>SPI Bus :MOSI</text:p>
          </table:table-cell>
          <table:table-cell table:style-name="ce6" table:formula="of:=VLOOKUP([.P153];[.$A$2:.$O$251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3">
            <text:p>153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MISO</text:p>
          </table:table-cell>
          <table:table-cell table:style-name="ce6"/>
          <table:table-cell table:style-name="ce6" office:value-type="string">
            <text:p>SPI MC In Serial Out </text:p>
          </table:table-cell>
          <table:table-cell table:style-name="ce6" table:number-columns-repeated="8"/>
          <table:table-cell table:style-name="ce6" table:formula="of:=CONCATENATE([.B154];&quot;:&quot;;[.D154])" office:value-type="string" office:string-value="2 in TFT Display:MISO">
            <text:p>2 in TFT Display:MISO</text:p>
          </table:table-cell>
          <table:table-cell table:style-name="ce6" office:value-type="float" office:value="230">
            <text:p>230</text:p>
          </table:table-cell>
          <table:table-cell table:style-name="ce6" table:formula="of:=VLOOKUP([.P154];[.$A$2:.$O$251];15)" office:value-type="string" office:string-value="SPI Bus :MISO">
            <text:p>SPI Bus :MISO</text:p>
          </table:table-cell>
          <table:table-cell table:style-name="ce6" table:formula="of:=VLOOKUP([.P154];[.$A$2:.$O$251];3)" office:value-type="string" office:string-value="Hood">
            <text:p>Hood</text:p>
          </table:table-cell>
          <table:table-cell table:style-name="ce6" office:value-type="string">
            <text:p>Used for SD Card Only</text:p>
          </table:table-cell>
          <table:table-cell table:style-name="ce6" table:number-columns-repeated="1005"/>
        </table:table-row>
        <table:table-row table:style-name="ro5">
          <table:table-cell table:style-name="ce6" office:value-type="float" office:value="154">
            <text:p>154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SCK</text:p>
          </table:table-cell>
          <table:table-cell table:style-name="ce6"/>
          <table:table-cell table:style-name="ce6" office:value-type="string">
            <text:p>SPI CLOCK</text:p>
          </table:table-cell>
          <table:table-cell table:style-name="ce6" table:number-columns-repeated="8"/>
          <table:table-cell table:style-name="ce6" table:formula="of:=CONCATENATE([.B155];&quot;:&quot;;[.D155])" office:value-type="string" office:string-value="2 in TFT Display:SCK">
            <text:p>2 in TFT Display:SCK</text:p>
          </table:table-cell>
          <table:table-cell table:style-name="ce6" office:value-type="float" office:value="233">
            <text:p>233</text:p>
          </table:table-cell>
          <table:table-cell table:style-name="ce6" table:formula="of:=VLOOKUP([.P155];[.$A$2:.$O$251];15)" office:value-type="string" office:string-value="SPI Bus :SCK">
            <text:p>SPI Bus :SCK</text:p>
          </table:table-cell>
          <table:table-cell table:style-name="ce6" table:formula="of:=VLOOKUP([.P155];[.$A$2:.$O$251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5">
            <text:p>155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GND</text:p>
          </table:table-cell>
          <table:table-cell table:style-name="ce6"/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156];&quot;:&quot;;[.D156])" office:value-type="string" office:string-value="2 in TFT Display:GND">
            <text:p>2 in TFT Display:GND</text:p>
          </table:table-cell>
          <table:table-cell table:style-name="ce6" office:value-type="float" office:value="234">
            <text:p>234</text:p>
          </table:table-cell>
          <table:table-cell table:style-name="ce6" table:formula="of:=VLOOKUP([.P156];[.$A$2:.$O$251];15)" office:value-type="string" office:string-value="SPI Bus :GND">
            <text:p>SPI Bus :GND</text:p>
          </table:table-cell>
          <table:table-cell table:style-name="ce6" table:formula="of:=VLOOKUP([.P156];[.$A$2:.$O$251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6">
            <text:p>156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3.3V</text:p>
          </table:table-cell>
          <table:table-cell table:style-name="ce6"/>
          <table:table-cell table:style-name="ce6" office:value-type="string">
            <text:p>POWER</text:p>
          </table:table-cell>
          <table:table-cell table:style-name="ce6" table:number-columns-repeated="8"/>
          <table:table-cell table:style-name="ce6" table:formula="of:=CONCATENATE([.B157];&quot;:&quot;;[.D157])" office:value-type="string" office:string-value="2 in TFT Display:3.3V">
            <text:p>2 in TFT Display:3.3V</text:p>
          </table:table-cell>
          <table:table-cell table:style-name="ce6" office:value-type="float" office:value="221">
            <text:p>221</text:p>
          </table:table-cell>
          <table:table-cell table:style-name="ce6" table:formula="of:=VLOOKUP([.P157];[.$A$2:.$O$251];15)" office:value-type="string" office:string-value="Power Bus:3.3 VDC">
            <text:p>Power Bus:3.3 VDC</text:p>
          </table:table-cell>
          <table:table-cell table:style-name="ce6" table:formula="of:=VLOOKUP([.P157];[.$A$2:.$O$251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4">
          <table:table-cell table:style-name="ce6" office:value-type="float" office:value="157">
            <text:p>157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6" office:value-type="string">
            <text:p>Vin</text:p>
          </table:table-cell>
          <table:table-cell table:style-name="ce6"/>
          <table:table-cell table:style-name="ce6" office:value-type="string">
            <text:p>POWER</text:p>
          </table:table-cell>
          <table:table-cell table:style-name="ce6" table:number-columns-repeated="8"/>
          <table:table-cell table:style-name="ce6" table:formula="of:=CONCATENATE([.B158];&quot;:&quot;;[.D158])" office:value-type="string" office:string-value="2 in TFT Display:Vin">
            <text:p>2 in TFT Display:Vin</text:p>
          </table:table-cell>
          <table:table-cell table:style-name="ce6" office:value-type="float" office:value="232">
            <text:p>232</text:p>
          </table:table-cell>
          <table:table-cell table:style-name="ce6" table:formula="of:=VLOOKUP([.P158];[.$A$2:.$O$251];15)" office:value-type="string" office:string-value="SPI Bus :5V">
            <text:p>SPI Bus :5V</text:p>
          </table:table-cell>
          <table:table-cell table:style-name="ce6" table:formula="of:=VLOOKUP([.P158];[.$A$2:.$O$251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11">
          <table:table-cell table:style-name="ce3" office:value-type="float" office:value="158">
            <text:p>158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8"/>
          <table:table-cell table:style-name="ce3" table:formula="of:=CONCATENATE([.B159];&quot;:&quot;;[.D159])" office:value-type="string" office:string-value="Mini GPS PA1010D:Vin">
            <text:p>Mini GPS PA1010D:Vin</text:p>
          </table:table-cell>
          <table:table-cell table:style-name="ce3"/>
          <table:table-cell table:style-name="ce3" table:formula="of:=VLOOKUP([.P159];[.$A$2:.$O$251];15)" office:value-type="float" office:value="0">
            <text:p>#N/A</text:p>
          </table:table-cell>
          <table:table-cell table:style-name="ce3" table:formula="of:=VLOOKUP([.P159];[.$A$2:.$O$251];3)" office:value-type="float" office:value="0">
            <text:p>#N/A</text:p>
          </table:table-cell>
          <table:table-cell table:style-name="ce28"/>
          <table:table-cell table:style-name="ce28" office:value-type="float" office:value="36">
            <text:p>36</text:p>
          </table:table-cell>
          <table:table-cell table:style-name="ce33" office:value-type="string">
            <text:p>At 3.3V, 1Hz update rate; Acquisition = 36, Tracking - 28 </text:p>
          </table:table-cell>
          <table:table-cell table:style-name="ce28"/>
          <table:table-cell table:style-name="ce3" table:number-columns-repeated="1002"/>
        </table:table-row>
        <table:table-row table:style-name="ro5">
          <table:table-cell table:style-name="ce3" office:value-type="float" office:value="159">
            <text:p>159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8"/>
          <table:table-cell table:style-name="ce3" table:formula="of:=CONCATENATE([.B160];&quot;:&quot;;[.D160])" office:value-type="string" office:string-value="Mini GPS PA1010D:GND">
            <text:p>Mini GPS PA1010D:GND</text:p>
          </table:table-cell>
          <table:table-cell table:style-name="ce3"/>
          <table:table-cell table:style-name="ce3" table:formula="of:=VLOOKUP([.P160];[.$A$2:.$O$251];15)" office:value-type="float" office:value="0">
            <text:p>#N/A</text:p>
          </table:table-cell>
          <table:table-cell table:style-name="ce3" table:formula="of:=VLOOKUP([.P160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0">
            <text:p>160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3Vo</text:p>
          </table:table-cell>
          <table:table-cell table:style-name="ce3"/>
          <table:table-cell table:style-name="ce3" office:value-type="string">
            <text:p>POWER (OUTPUT)</text:p>
          </table:table-cell>
          <table:table-cell table:style-name="ce3" table:number-columns-repeated="8"/>
          <table:table-cell table:style-name="ce3" table:formula="of:=CONCATENATE([.B161];&quot;:&quot;;[.D161])" office:value-type="string" office:string-value="Mini GPS PA1010D:3Vo">
            <text:p>Mini GPS PA1010D:3Vo</text:p>
          </table:table-cell>
          <table:table-cell table:style-name="ce3"/>
          <table:table-cell table:style-name="ce3" table:formula="of:=VLOOKUP([.P161];[.$A$2:.$O$251];15)" office:value-type="float" office:value="0">
            <text:p>#N/A</text:p>
          </table:table-cell>
          <table:table-cell table:style-name="ce3" table:formula="of:=VLOOKUP([.P161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8"/>
          <table:table-cell table:style-name="ce3" table:formula="of:=CONCATENATE([.B162];&quot;:&quot;;[.D162])" office:value-type="string" office:string-value="Mini GPS PA1010D:Vin">
            <text:p>Mini GPS PA1010D:Vin</text:p>
          </table:table-cell>
          <table:table-cell table:style-name="ce3"/>
          <table:table-cell table:style-name="ce3" table:formula="of:=VLOOKUP([.P162];[.$A$2:.$O$251];15)" office:value-type="float" office:value="0">
            <text:p>#N/A</text:p>
          </table:table-cell>
          <table:table-cell table:style-name="ce3" table:formula="of:=VLOOKUP([.P162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2">
            <text:p>162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8"/>
          <table:table-cell table:style-name="ce3" table:formula="of:=CONCATENATE([.B163];&quot;:&quot;;[.D163])" office:value-type="string" office:string-value="Mini GPS PA1010D:GND">
            <text:p>Mini GPS PA1010D:GND</text:p>
          </table:table-cell>
          <table:table-cell table:style-name="ce3"/>
          <table:table-cell table:style-name="ce3" table:formula="of:=VLOOKUP([.P163];[.$A$2:.$O$251];15)" office:value-type="float" office:value="0">
            <text:p>#N/A</text:p>
          </table:table-cell>
          <table:table-cell table:style-name="ce3" table:formula="of:=VLOOKUP([.P163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3">
            <text:p>163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8"/>
          <table:table-cell table:style-name="ce3" table:formula="of:=CONCATENATE([.B164];&quot;:&quot;;[.D164])" office:value-type="string" office:string-value="Mini GPS PA1010D:SCL">
            <text:p>Mini GPS PA1010D:SCL</text:p>
          </table:table-cell>
          <table:table-cell table:style-name="ce3"/>
          <table:table-cell table:style-name="ce3" table:formula="of:=VLOOKUP([.P164];[.$A$2:.$O$251];15)" office:value-type="float" office:value="0">
            <text:p>#N/A</text:p>
          </table:table-cell>
          <table:table-cell table:style-name="ce3" table:formula="of:=VLOOKUP([.P164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4">
            <text:p>164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8"/>
          <table:table-cell table:style-name="ce3" table:formula="of:=CONCATENATE([.B165];&quot;:&quot;;[.D165])" office:value-type="string" office:string-value="Mini GPS PA1010D:SDA">
            <text:p>Mini GPS PA1010D:SDA</text:p>
          </table:table-cell>
          <table:table-cell table:style-name="ce3"/>
          <table:table-cell table:style-name="ce3" table:formula="of:=VLOOKUP([.P165];[.$A$2:.$O$251];15)" office:value-type="float" office:value="0">
            <text:p>#N/A</text:p>
          </table:table-cell>
          <table:table-cell table:style-name="ce3" table:formula="of:=VLOOKUP([.P165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5">
            <text:p>165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8"/>
          <table:table-cell table:style-name="ce3" table:formula="of:=CONCATENATE([.B166];&quot;:&quot;;[.D166])" office:value-type="string" office:string-value="Mini GPS PA1010D:QT Connector">
            <text:p>Mini GPS PA1010D:QT Connector</text:p>
          </table:table-cell>
          <table:table-cell table:style-name="ce3"/>
          <table:table-cell table:style-name="ce3" table:formula="of:=VLOOKUP([.P166];[.$A$2:.$O$251];15)" office:value-type="float" office:value="0">
            <text:p>#N/A</text:p>
          </table:table-cell>
          <table:table-cell table:style-name="ce3" table:formula="of:=VLOOKUP([.P166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6">
            <text:p>166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8"/>
          <table:table-cell table:style-name="ce3" table:formula="of:=CONCATENATE([.B167];&quot;:&quot;;[.D167])" office:value-type="string" office:string-value="Mini GPS PA1010D:QT Connector">
            <text:p>Mini GPS PA1010D:QT Connector</text:p>
          </table:table-cell>
          <table:table-cell table:style-name="ce3" office:value-type="float" office:value="178">
            <text:p>178</text:p>
          </table:table-cell>
          <table:table-cell table:style-name="ce3" table:formula="of:=VLOOKUP([.P167];[.$A$2:.$O$251];15)" office:value-type="string" office:string-value="LTR390 UV Sensor:QT Connector">
            <text:p>LTR390 UV Sensor:QT Connector</text:p>
          </table:table-cell>
          <table:table-cell table:style-name="ce3" table:formula="of:=VLOOKUP([.P167];[.$A$2:.$O$251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67">
            <text:p>167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Rst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table:number-columns-repeated="8"/>
          <table:table-cell table:style-name="ce3" table:formula="of:=CONCATENATE([.B168];&quot;:&quot;;[.D168])" office:value-type="string" office:string-value="Mini GPS PA1010D:Rst">
            <text:p>Mini GPS PA1010D:Rst</text:p>
          </table:table-cell>
          <table:table-cell table:style-name="ce3"/>
          <table:table-cell table:style-name="ce3" table:formula="of:=VLOOKUP([.P168];[.$A$2:.$O$251];15)" office:value-type="float" office:value="0">
            <text:p>#N/A</text:p>
          </table:table-cell>
          <table:table-cell table:style-name="ce3" table:formula="of:=VLOOKUP([.P168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8">
            <text:p>168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PPS</text:p>
          </table:table-cell>
          <table:table-cell table:style-name="ce3"/>
          <table:table-cell table:style-name="ce3" office:value-type="string">
            <text:p>Pulse Per Second </text:p>
          </table:table-cell>
          <table:table-cell table:style-name="ce3" table:number-columns-repeated="8"/>
          <table:table-cell table:style-name="ce3" table:formula="of:=CONCATENATE([.B169];&quot;:&quot;;[.D169])" office:value-type="string" office:string-value="Mini GPS PA1010D:PPS">
            <text:p>Mini GPS PA1010D:PPS</text:p>
          </table:table-cell>
          <table:table-cell table:style-name="ce3"/>
          <table:table-cell table:style-name="ce3" table:formula="of:=VLOOKUP([.P169];[.$A$2:.$O$251];15)" office:value-type="float" office:value="0">
            <text:p>#N/A</text:p>
          </table:table-cell>
          <table:table-cell table:style-name="ce3" table:formula="of:=VLOOKUP([.P169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9">
            <text:p>169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WAKE</text:p>
          </table:table-cell>
          <table:table-cell table:style-name="ce3"/>
          <table:table-cell table:style-name="ce3" office:value-type="string">
            <text:p>CONTROL</text:p>
          </table:table-cell>
          <table:table-cell table:style-name="ce3" table:number-columns-repeated="8"/>
          <table:table-cell table:style-name="ce3" table:formula="of:=CONCATENATE([.B170];&quot;:&quot;;[.D170])" office:value-type="string" office:string-value="Mini GPS PA1010D:WAKE">
            <text:p>Mini GPS PA1010D:WAKE</text:p>
          </table:table-cell>
          <table:table-cell table:style-name="ce3"/>
          <table:table-cell table:style-name="ce3" table:formula="of:=VLOOKUP([.P170];[.$A$2:.$O$251];15)" office:value-type="float" office:value="0">
            <text:p>#N/A</text:p>
          </table:table-cell>
          <table:table-cell table:style-name="ce3" table:formula="of:=VLOOKUP([.P170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0">
            <text:p>170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TXO</text:p>
          </table:table-cell>
          <table:table-cell table:style-name="ce3"/>
          <table:table-cell table:style-name="ce3" office:value-type="string">
            <text:p>UART Transmit</text:p>
          </table:table-cell>
          <table:table-cell table:style-name="ce3" table:number-columns-repeated="8"/>
          <table:table-cell table:style-name="ce3" table:formula="of:=CONCATENATE([.B171];&quot;:&quot;;[.D171])" office:value-type="string" office:string-value="Mini GPS PA1010D:TXO">
            <text:p>Mini GPS PA1010D:TXO</text:p>
          </table:table-cell>
          <table:table-cell table:style-name="ce3"/>
          <table:table-cell table:style-name="ce3" table:formula="of:=VLOOKUP([.P171];[.$A$2:.$O$251];15)" office:value-type="float" office:value="0">
            <text:p>#N/A</text:p>
          </table:table-cell>
          <table:table-cell table:style-name="ce3" table:formula="of:=VLOOKUP([.P171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1">
            <text:p>171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RXI</text:p>
          </table:table-cell>
          <table:table-cell table:style-name="ce3"/>
          <table:table-cell table:style-name="ce3" office:value-type="string">
            <text:p>UART Receive</text:p>
          </table:table-cell>
          <table:table-cell table:style-name="ce3" table:number-columns-repeated="8"/>
          <table:table-cell table:style-name="ce3" table:formula="of:=CONCATENATE([.B172];&quot;:&quot;;[.D172])" office:value-type="string" office:string-value="Mini GPS PA1010D:RXI">
            <text:p>Mini GPS PA1010D:RXI</text:p>
          </table:table-cell>
          <table:table-cell table:style-name="ce3"/>
          <table:table-cell table:style-name="ce3" table:formula="of:=VLOOKUP([.P172];[.$A$2:.$O$251];15)" office:value-type="float" office:value="0">
            <text:p>#N/A</text:p>
          </table:table-cell>
          <table:table-cell table:style-name="ce3" table:formula="of:=VLOOKUP([.P172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72">
            <text:p>172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3];&quot;:&quot;;[.D173])" office:value-type="string" office:string-value="LTR390 UV Sensor:Vin">
            <text:p>LTR390 UV Sensor:Vin</text:p>
          </table:table-cell>
          <table:table-cell table:style-name="ce3"/>
          <table:table-cell table:style-name="ce3" table:formula="of:=VLOOKUP([.P173];[.$A$2:.$O$251];15)" office:value-type="float" office:value="0">
            <text:p>#N/A</text:p>
          </table:table-cell>
          <table:table-cell table:style-name="ce3" table:formula="of:=VLOOKUP([.P173];[.$A$2:.$O$251];3)" office:value-type="float" office:value="0">
            <text:p>#N/A</text:p>
          </table:table-cell>
          <table:table-cell table:style-name="ce28"/>
          <table:table-cell table:style-name="ce28" office:value-type="float" office:value="0.11">
            <text:p>0.11</text:p>
          </table:table-cell>
          <table:table-cell table:style-name="ce28" office:value-type="string">
            <text:p>Standby/Sleep Mode = .001</text:p>
          </table:table-cell>
          <table:table-cell table:style-name="ce28"/>
          <table:table-cell table:style-name="ce3" table:number-columns-repeated="1002"/>
        </table:table-row>
        <table:table-row table:style-name="ro5">
          <table:table-cell table:style-name="ce3" office:value-type="float" office:value="173">
            <text:p>173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3Vo</text:p>
          </table:table-cell>
          <table:table-cell table:style-name="ce3"/>
          <table:table-cell table:style-name="ce3" office:value-type="string">
            <text:p>POWER (OUTPUT)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4];&quot;:&quot;;[.D174])" office:value-type="string" office:string-value="LTR390 UV Sensor:3Vo">
            <text:p>LTR390 UV Sensor:3Vo</text:p>
          </table:table-cell>
          <table:table-cell table:style-name="ce3"/>
          <table:table-cell table:style-name="ce3" table:formula="of:=VLOOKUP([.P174];[.$A$2:.$O$251];15)" office:value-type="float" office:value="0">
            <text:p>#N/A</text:p>
          </table:table-cell>
          <table:table-cell table:style-name="ce3" table:formula="of:=VLOOKUP([.P174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4">
            <text:p>174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5];&quot;:&quot;;[.D175])" office:value-type="string" office:string-value="LTR390 UV Sensor:GND">
            <text:p>LTR390 UV Sensor:GND</text:p>
          </table:table-cell>
          <table:table-cell table:style-name="ce3"/>
          <table:table-cell table:style-name="ce3" table:formula="of:=VLOOKUP([.P175];[.$A$2:.$O$251];15)" office:value-type="float" office:value="0">
            <text:p>#N/A</text:p>
          </table:table-cell>
          <table:table-cell table:style-name="ce3" table:formula="of:=VLOOKUP([.P175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5">
            <text:p>175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6];&quot;:&quot;;[.D176])" office:value-type="string" office:string-value="LTR390 UV Sensor:SCL">
            <text:p>LTR390 UV Sensor:SCL</text:p>
          </table:table-cell>
          <table:table-cell table:style-name="ce3"/>
          <table:table-cell table:style-name="ce3" table:formula="of:=VLOOKUP([.P176];[.$A$2:.$O$251];15)" office:value-type="float" office:value="0">
            <text:p>#N/A</text:p>
          </table:table-cell>
          <table:table-cell table:style-name="ce3" table:formula="of:=VLOOKUP([.P176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6">
            <text:p>176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7];&quot;:&quot;;[.D177])" office:value-type="string" office:string-value="LTR390 UV Sensor:SDA">
            <text:p>LTR390 UV Sensor:SDA</text:p>
          </table:table-cell>
          <table:table-cell table:style-name="ce3"/>
          <table:table-cell table:style-name="ce3" table:formula="of:=VLOOKUP([.P177];[.$A$2:.$O$251];15)" office:value-type="float" office:value="0">
            <text:p>#N/A</text:p>
          </table:table-cell>
          <table:table-cell table:style-name="ce3" table:formula="of:=VLOOKUP([.P177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7">
            <text:p>177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8];&quot;:&quot;;[.D178])" office:value-type="string" office:string-value="LTR390 UV Sensor:INT">
            <text:p>LTR390 UV Sensor:INT</text:p>
          </table:table-cell>
          <table:table-cell table:style-name="ce3"/>
          <table:table-cell table:style-name="ce3" table:formula="of:=VLOOKUP([.P178];[.$A$2:.$O$251];15)" office:value-type="float" office:value="0">
            <text:p>#N/A</text:p>
          </table:table-cell>
          <table:table-cell table:style-name="ce3" table:formula="of:=VLOOKUP([.P178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8">
            <text:p>178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9];&quot;:&quot;;[.D179])" office:value-type="string" office:string-value="LTR390 UV Sensor:QT Connector">
            <text:p>LTR390 UV Sensor:QT Connector</text:p>
          </table:table-cell>
          <table:table-cell table:style-name="ce3" office:value-type="float" office:value="166">
            <text:p>166</text:p>
          </table:table-cell>
          <table:table-cell table:style-name="ce3" table:formula="of:=VLOOKUP([.P179];[.$A$2:.$O$251];15)" office:value-type="string" office:string-value="Mini GPS PA1010D:QT Connector">
            <text:p>Mini GPS PA1010D:QT Connector</text:p>
          </table:table-cell>
          <table:table-cell table:style-name="ce3" table:formula="of:=VLOOKUP([.P179];[.$A$2:.$O$251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9">
            <text:p>179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80];&quot;:&quot;;[.D180])" office:value-type="string" office:string-value="LTR390 UV Sensor:QT Connector">
            <text:p>LTR390 UV Sensor:QT Connector</text:p>
          </table:table-cell>
          <table:table-cell table:style-name="ce3" office:value-type="float" office:value="190">
            <text:p>190</text:p>
          </table:table-cell>
          <table:table-cell table:style-name="ce3" table:formula="of:=VLOOKUP([.P180];[.$A$2:.$O$251];15)" office:value-type="string" office:string-value="AW9523 GPIO Expander:QT Connector">
            <text:p>AW9523 GPIO Expander:QT Connector</text:p>
          </table:table-cell>
          <table:table-cell table:style-name="ce3" table:formula="of:=VLOOKUP([.P180];[.$A$2:.$O$251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9" office:value-type="float" office:value="180">
            <text:p>180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GND</text:p>
          </table:table-cell>
          <table:table-cell table:style-name="ce9"/>
          <table:table-cell table:style-name="ce9" office:value-type="string">
            <text:p>GROUND</text:p>
          </table:table-cell>
          <table:table-cell table:style-name="ce9" table:number-columns-repeated="8"/>
          <table:table-cell table:style-name="ce9" table:formula="of:=CONCATENATE([.B181];&quot;:&quot;;[.D181])" office:value-type="string" office:string-value="MAX9814 Mic:GND">
            <text:p>MAX9814 Mic:GND</text:p>
          </table:table-cell>
          <table:table-cell table:style-name="ce9" office:value-type="float" office:value="234">
            <text:p>234</text:p>
          </table:table-cell>
          <table:table-cell table:style-name="ce9" table:formula="of:=VLOOKUP([.P181];[.$A$2:.$O$251];15)" office:value-type="string" office:string-value="SPI Bus :GND">
            <text:p>SPI Bus :GND</text:p>
          </table:table-cell>
          <table:table-cell table:style-name="ce9" table:formula="of:=VLOOKUP([.P181];[.$A$2:.$O$251];3)" office:value-type="string" office:string-value="Hood">
            <text:p>Hood</text:p>
          </table:table-cell>
          <table:table-cell table:style-name="ce30"/>
          <table:table-cell table:style-name="ce30" office:value-type="float" office:value="3.1">
            <text:p>3.1</text:p>
          </table:table-cell>
          <table:table-cell table:style-name="ce30" office:value-type="string">
            <text:p>6mA is max</text:p>
          </table:table-cell>
          <table:table-cell table:style-name="ce30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4">
          <table:table-cell table:style-name="ce9" office:value-type="float" office:value="181">
            <text:p>181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Vdd</text:p>
          </table:table-cell>
          <table:table-cell table:style-name="ce9"/>
          <table:table-cell table:style-name="ce9" office:value-type="string">
            <text:p>POWER</text:p>
          </table:table-cell>
          <table:table-cell table:style-name="ce9" table:number-columns-repeated="8"/>
          <table:table-cell table:style-name="ce9" table:formula="of:=CONCATENATE([.B182];&quot;:&quot;;[.D182])" office:value-type="string" office:string-value="MAX9814 Mic:Vdd">
            <text:p>MAX9814 Mic:Vdd</text:p>
          </table:table-cell>
          <table:table-cell table:style-name="ce9" office:value-type="float" office:value="232">
            <text:p>232</text:p>
          </table:table-cell>
          <table:table-cell table:style-name="ce9" table:formula="of:=VLOOKUP([.P182];[.$A$2:.$O$251];15)" office:value-type="string" office:string-value="SPI Bus :5V">
            <text:p>SPI Bus :5V</text:p>
          </table:table-cell>
          <table:table-cell table:style-name="ce9" table:formula="of:=VLOOKUP([.P182];[.$A$2:.$O$251];3)" office:value-type="string" office:string-value="Hood">
            <text:p>Hood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5">
          <table:table-cell table:style-name="ce9" office:value-type="float" office:value="182">
            <text:p>182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Gain</text:p>
          </table:table-cell>
          <table:table-cell table:style-name="ce9"/>
          <table:table-cell table:style-name="ce9" office:value-type="string">
            <text:p>Gain Control </text:p>
          </table:table-cell>
          <table:table-cell table:style-name="ce9" table:number-columns-repeated="8"/>
          <table:table-cell table:style-name="ce9" table:formula="of:=CONCATENATE([.B183];&quot;:&quot;;[.D183])" office:value-type="string" office:string-value="MAX9814 Mic:Gain">
            <text:p>MAX9814 Mic:Gain</text:p>
          </table:table-cell>
          <table:table-cell table:style-name="ce9"/>
          <table:table-cell table:style-name="ce9" table:formula="of:=VLOOKUP([.P183];[.$A$2:.$O$251];15)" office:value-type="float" office:value="0">
            <text:p>#N/A</text:p>
          </table:table-cell>
          <table:table-cell table:style-name="ce9" table:formula="of:=VLOOKUP([.P183];[.$A$2:.$O$251];3)" office:value-type="float" office:value="0">
            <text:p>#N/A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5">
          <table:table-cell table:style-name="ce9" office:value-type="float" office:value="183">
            <text:p>183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Out</text:p>
          </table:table-cell>
          <table:table-cell table:style-name="ce9"/>
          <table:table-cell table:style-name="ce9" office:value-type="string">
            <text:p>Out (Put a 100uF Cap in series)</text:p>
          </table:table-cell>
          <table:table-cell table:style-name="ce9" table:number-columns-repeated="8"/>
          <table:table-cell table:style-name="ce9" table:formula="of:=CONCATENATE([.B184];&quot;:&quot;;[.D184])" office:value-type="string" office:string-value="MAX9814 Mic:Out">
            <text:p>MAX9814 Mic:Out</text:p>
          </table:table-cell>
          <table:table-cell table:style-name="ce9" office:value-type="float" office:value="47">
            <text:p>47</text:p>
          </table:table-cell>
          <table:table-cell table:style-name="ce9" table:formula="of:=VLOOKUP([.P184];[.$A$2:.$O$251];15)" office:value-type="string" office:string-value="VS1053 Audio BO:LINE2">
            <text:p>VS1053 Audio BO:LINE2</text:p>
          </table:table-cell>
          <table:table-cell table:style-name="ce9" table:formula="of:=VLOOKUP([.P184];[.$A$2:.$O$251];3)" office:value-type="string" office:string-value="Body">
            <text:p>Body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5">
          <table:table-cell table:style-name="ce9" office:value-type="float" office:value="184">
            <text:p>184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AR</text:p>
          </table:table-cell>
          <table:table-cell table:style-name="ce9"/>
          <table:table-cell table:style-name="ce9" office:value-type="string">
            <text:p>Attack and Response for AGC</text:p>
          </table:table-cell>
          <table:table-cell table:style-name="ce9" table:number-columns-repeated="8"/>
          <table:table-cell table:style-name="ce9" table:formula="of:=CONCATENATE([.B185];&quot;:&quot;;[.D185])" office:value-type="string" office:string-value="MAX9814 Mic:AR">
            <text:p>MAX9814 Mic:AR</text:p>
          </table:table-cell>
          <table:table-cell table:style-name="ce9"/>
          <table:table-cell table:style-name="ce9" table:formula="of:=VLOOKUP([.P185];[.$A$2:.$O$251];15)" office:value-type="float" office:value="0">
            <text:p>#N/A</text:p>
          </table:table-cell>
          <table:table-cell table:style-name="ce9" table:formula="of:=VLOOKUP([.P185];[.$A$2:.$O$251];3)" office:value-type="float" office:value="0">
            <text:p>#N/A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8">
          <table:table-cell table:style-name="ce3" office:value-type="float" office:value="185">
            <text:p>185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Vin</text:p>
          </table:table-cell>
          <table:table-cell table:style-name="ce3"/>
          <table:table-cell table:style-name="ce3" office:value-type="string">
            <text:p>Power In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6];&quot;:&quot;;[.D186])" office:value-type="string" office:string-value="AW9523 GPIO Expander:Vin">
            <text:p>AW9523 GPIO Expander:Vin</text:p>
          </table:table-cell>
          <table:table-cell table:style-name="ce3"/>
          <table:table-cell table:style-name="ce3" table:formula="of:=VLOOKUP([.P186];[.$A$2:.$O$251];15)" office:value-type="float" office:value="0">
            <text:p>#N/A</text:p>
          </table:table-cell>
          <table:table-cell table:style-name="ce3" table:formula="of:=VLOOKUP([.P186];[.$A$2:.$O$251];3)" office:value-type="float" office:value="0">
            <text:p>#N/A</text:p>
          </table:table-cell>
          <table:table-cell table:style-name="ce28" office:value-type="string">
            <text:p>IC2 Slave Address conflicts with SGP30 Air Quality Sensor. Use AD0 and AD1 to change Slave Address EG: 1 0 1 1 0 AD1 AD0 (R/w) . </text:p>
          </table:table-cell>
          <table:table-cell table:style-name="ce28" office:value-type="float" office:value="37">
            <text:p>37</text:p>
          </table:table-cell>
          <table:table-cell table:style-name="ce28" office:value-type="string">
            <text:p>Maximum LED Drive; </text:p>
          </table:table-cell>
          <table:table-cell table:style-name="ce28"/>
          <table:table-cell table:style-name="ce3" table:number-columns-repeated="1002"/>
        </table:table-row>
        <table:table-row table:style-name="ro12">
          <table:table-cell table:style-name="ce3" office:value-type="float" office:value="186">
            <text:p>186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7];&quot;:&quot;;[.D187])" office:value-type="string" office:string-value="AW9523 GPIO Expander:GND">
            <text:p>AW9523 GPIO Expander:GND</text:p>
          </table:table-cell>
          <table:table-cell table:style-name="ce3"/>
          <table:table-cell table:style-name="ce3" table:formula="of:=VLOOKUP([.P187];[.$A$2:.$O$251];15)" office:value-type="float" office:value="0">
            <text:p>#N/A</text:p>
          </table:table-cell>
          <table:table-cell table:style-name="ce3" table:formula="of:=VLOOKUP([.P187];[.$A$2:.$O$251];3)" office:value-type="float" office:value="0">
            <text:p>#N/A</text:p>
          </table:table-cell>
          <table:table-cell table:style-name="ce28" office:value-type="string">
            <text:p>A0 and A1 jumpers - These can be used to change the default I2C address from</text:p>
          </table:table-cell>
          <table:table-cell table:style-name="ce28" table:number-columns-repeated="3"/>
          <table:table-cell table:style-name="ce3" table:number-columns-repeated="1002"/>
        </table:table-row>
        <table:table-row table:style-name="ro2">
          <table:table-cell table:style-name="ce3" office:value-type="float" office:value="187">
            <text:p>187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8];&quot;:&quot;;[.D188])" office:value-type="string" office:string-value="AW9523 GPIO Expander:SCL">
            <text:p>AW9523 GPIO Expander:SCL</text:p>
          </table:table-cell>
          <table:table-cell table:style-name="ce3"/>
          <table:table-cell table:style-name="ce3" table:formula="of:=VLOOKUP([.P188];[.$A$2:.$O$251];15)" office:value-type="float" office:value="0">
            <text:p>#N/A</text:p>
          </table:table-cell>
          <table:table-cell table:style-name="ce3" table:formula="of:=VLOOKUP([.P188];[.$A$2:.$O$251];3)" office:value-type="float" office:value="0">
            <text:p>#N/A</text:p>
          </table:table-cell>
          <table:table-cell table:style-name="ce28" office:value-type="string">
            <text:p>0x58 to 0x59 (A0 shorted), 0x5A (A1 shorted) or 0x5B (both shorted!)</text:p>
          </table:table-cell>
          <table:table-cell table:style-name="ce28" table:number-columns-repeated="3"/>
          <table:table-cell table:style-name="ce3" table:number-columns-repeated="1002"/>
        </table:table-row>
        <table:table-row table:style-name="ro2">
          <table:table-cell table:style-name="ce3" office:value-type="float" office:value="188">
            <text:p>188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9];&quot;:&quot;;[.D189])" office:value-type="string" office:string-value="AW9523 GPIO Expander:SDA">
            <text:p>AW9523 GPIO Expander:SDA</text:p>
          </table:table-cell>
          <table:table-cell table:style-name="ce3"/>
          <table:table-cell table:style-name="ce3" table:formula="of:=VLOOKUP([.P189];[.$A$2:.$O$251];15)" office:value-type="float" office:value="0">
            <text:p>#N/A</text:p>
          </table:table-cell>
          <table:table-cell table:style-name="ce3" table:formula="of:=VLOOKUP([.P189];[.$A$2:.$O$251];3)" office:value-type="float" office:value="0">
            <text:p>#N/A</text:p>
          </table:table-cell>
          <table:table-cell table:style-name="ce28" office:value-type="string">
            <text:p>So short A0 to make Slave Address 0x59</text:p>
          </table:table-cell>
          <table:table-cell table:style-name="ce28" table:number-columns-repeated="3"/>
          <table:table-cell table:style-name="ce3" table:number-columns-repeated="1002"/>
        </table:table-row>
        <table:table-row table:style-name="ro4">
          <table:table-cell table:style-name="ce3" office:value-type="float" office:value="189">
            <text:p>189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0];&quot;:&quot;;[.D190])" office:value-type="string" office:string-value="AW9523 GPIO Expander:QT Connector">
            <text:p>AW9523 GPIO Expander:QT Connector</text:p>
          </table:table-cell>
          <table:table-cell table:style-name="ce3" office:value-type="float" office:value="179">
            <text:p>179</text:p>
          </table:table-cell>
          <table:table-cell table:style-name="ce3" table:formula="of:=VLOOKUP([.P190];[.$A$2:.$O$251];15)" office:value-type="string" office:string-value="LTR390 UV Sensor:QT Connector">
            <text:p>LTR390 UV Sensor:QT Connector</text:p>
          </table:table-cell>
          <table:table-cell table:style-name="ce3" table:formula="of:=VLOOKUP([.P190];[.$A$2:.$O$251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0">
            <text:p>190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1];&quot;:&quot;;[.D191])" office:value-type="string" office:string-value="AW9523 GPIO Expander:QT Connector">
            <text:p>AW9523 GPIO Expander:QT Connector</text:p>
          </table:table-cell>
          <table:table-cell table:style-name="ce3" office:value-type="float" office:value="91">
            <text:p>91</text:p>
          </table:table-cell>
          <table:table-cell table:style-name="ce3" table:formula="of:=VLOOKUP([.P191];[.$A$2:.$O$251];15)" office:value-type="string" office:string-value="Rotary Encoder:QT Connector">
            <text:p>Rotary Encoder:QT Connector</text:p>
          </table:table-cell>
          <table:table-cell table:style-name="ce3" table:formula="of:=VLOOKUP([.P191];[.$A$2:.$O$251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1">
            <text:p>191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2];&quot;:&quot;;[.D192])" office:value-type="string" office:string-value="AW9523 GPIO Expander:INT">
            <text:p>AW9523 GPIO Expander:INT</text:p>
          </table:table-cell>
          <table:table-cell table:style-name="ce3"/>
          <table:table-cell table:style-name="ce3" table:formula="of:=VLOOKUP([.P192];[.$A$2:.$O$251];15)" office:value-type="float" office:value="0">
            <text:p>#N/A</text:p>
          </table:table-cell>
          <table:table-cell table:style-name="ce3" table:formula="of:=VLOOKUP([.P192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2">
            <text:p>192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RST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3];&quot;:&quot;;[.D193])" office:value-type="string" office:string-value="AW9523 GPIO Expander:RST">
            <text:p>AW9523 GPIO Expander:RST</text:p>
          </table:table-cell>
          <table:table-cell table:style-name="ce3"/>
          <table:table-cell table:style-name="ce3" table:formula="of:=VLOOKUP([.P193];[.$A$2:.$O$251];15)" office:value-type="float" office:value="0">
            <text:p>#N/A</text:p>
          </table:table-cell>
          <table:table-cell table:style-name="ce3" table:formula="of:=VLOOKUP([.P193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3">
            <text:p>193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4];&quot;:&quot;;[.D194])" office:value-type="string" office:string-value="AW9523 GPIO Expander:0">
            <text:p>AW9523 GPIO Expander:0</text:p>
          </table:table-cell>
          <table:table-cell table:style-name="ce3"/>
          <table:table-cell table:style-name="ce3" table:formula="of:=VLOOKUP([.P194];[.$A$2:.$O$251];15)" office:value-type="float" office:value="0">
            <text:p>#N/A</text:p>
          </table:table-cell>
          <table:table-cell table:style-name="ce3" table:formula="of:=VLOOKUP([.P194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4">
            <text:p>194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1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5];&quot;:&quot;;[.D195])" office:value-type="string" office:string-value="AW9523 GPIO Expander:1">
            <text:p>AW9523 GPIO Expander:1</text:p>
          </table:table-cell>
          <table:table-cell table:style-name="ce3"/>
          <table:table-cell table:style-name="ce3" table:formula="of:=VLOOKUP([.P195];[.$A$2:.$O$251];15)" office:value-type="float" office:value="0">
            <text:p>#N/A</text:p>
          </table:table-cell>
          <table:table-cell table:style-name="ce3" table:formula="of:=VLOOKUP([.P195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5">
            <text:p>195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2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6];&quot;:&quot;;[.D196])" office:value-type="string" office:string-value="AW9523 GPIO Expander:2">
            <text:p>AW9523 GPIO Expander:2</text:p>
          </table:table-cell>
          <table:table-cell table:style-name="ce3"/>
          <table:table-cell table:style-name="ce3" table:formula="of:=VLOOKUP([.P196];[.$A$2:.$O$251];15)" office:value-type="float" office:value="0">
            <text:p>#N/A</text:p>
          </table:table-cell>
          <table:table-cell table:style-name="ce3" table:formula="of:=VLOOKUP([.P196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6">
            <text:p>196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3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7];&quot;:&quot;;[.D197])" office:value-type="string" office:string-value="AW9523 GPIO Expander:3">
            <text:p>AW9523 GPIO Expander:3</text:p>
          </table:table-cell>
          <table:table-cell table:style-name="ce3"/>
          <table:table-cell table:style-name="ce3" table:formula="of:=VLOOKUP([.P197];[.$A$2:.$O$251];15)" office:value-type="float" office:value="0">
            <text:p>#N/A</text:p>
          </table:table-cell>
          <table:table-cell table:style-name="ce3" table:formula="of:=VLOOKUP([.P197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7">
            <text:p>197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4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8];&quot;:&quot;;[.D198])" office:value-type="string" office:string-value="AW9523 GPIO Expander:4">
            <text:p>AW9523 GPIO Expander:4</text:p>
          </table:table-cell>
          <table:table-cell table:style-name="ce3"/>
          <table:table-cell table:style-name="ce3" table:formula="of:=VLOOKUP([.P198];[.$A$2:.$O$251];15)" office:value-type="float" office:value="0">
            <text:p>#N/A</text:p>
          </table:table-cell>
          <table:table-cell table:style-name="ce3" table:formula="of:=VLOOKUP([.P198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8">
            <text:p>198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5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9];&quot;:&quot;;[.D199])" office:value-type="string" office:string-value="AW9523 GPIO Expander:5">
            <text:p>AW9523 GPIO Expander:5</text:p>
          </table:table-cell>
          <table:table-cell table:style-name="ce3"/>
          <table:table-cell table:style-name="ce3" table:formula="of:=VLOOKUP([.P199];[.$A$2:.$O$251];15)" office:value-type="float" office:value="0">
            <text:p>#N/A</text:p>
          </table:table-cell>
          <table:table-cell table:style-name="ce3" table:formula="of:=VLOOKUP([.P199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9">
            <text:p>199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6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0];&quot;:&quot;;[.D200])" office:value-type="string" office:string-value="AW9523 GPIO Expander:6">
            <text:p>AW9523 GPIO Expander:6</text:p>
          </table:table-cell>
          <table:table-cell table:style-name="ce3"/>
          <table:table-cell table:style-name="ce3" table:formula="of:=VLOOKUP([.P200];[.$A$2:.$O$251];15)" office:value-type="float" office:value="0">
            <text:p>#N/A</text:p>
          </table:table-cell>
          <table:table-cell table:style-name="ce3" table:formula="of:=VLOOKUP([.P200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0">
            <text:p>200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7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1];&quot;:&quot;;[.D201])" office:value-type="string" office:string-value="AW9523 GPIO Expander:7">
            <text:p>AW9523 GPIO Expander:7</text:p>
          </table:table-cell>
          <table:table-cell table:style-name="ce3"/>
          <table:table-cell table:style-name="ce3" table:formula="of:=VLOOKUP([.P201];[.$A$2:.$O$251];15)" office:value-type="float" office:value="0">
            <text:p>#N/A</text:p>
          </table:table-cell>
          <table:table-cell table:style-name="ce3" table:formula="of:=VLOOKUP([.P201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1">
            <text:p>201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8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2];&quot;:&quot;;[.D202])" office:value-type="string" office:string-value="AW9523 GPIO Expander:8">
            <text:p>AW9523 GPIO Expander:8</text:p>
          </table:table-cell>
          <table:table-cell table:style-name="ce3"/>
          <table:table-cell table:style-name="ce3" table:formula="of:=VLOOKUP([.P202];[.$A$2:.$O$251];15)" office:value-type="float" office:value="0">
            <text:p>#N/A</text:p>
          </table:table-cell>
          <table:table-cell table:style-name="ce3" table:formula="of:=VLOOKUP([.P202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2">
            <text:p>202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9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3];&quot;:&quot;;[.D203])" office:value-type="string" office:string-value="AW9523 GPIO Expander:9">
            <text:p>AW9523 GPIO Expander:9</text:p>
          </table:table-cell>
          <table:table-cell table:style-name="ce3"/>
          <table:table-cell table:style-name="ce3" table:formula="of:=VLOOKUP([.P203];[.$A$2:.$O$251];15)" office:value-type="float" office:value="0">
            <text:p>#N/A</text:p>
          </table:table-cell>
          <table:table-cell table:style-name="ce3" table:formula="of:=VLOOKUP([.P203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3">
            <text:p>203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10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4];&quot;:&quot;;[.D204])" office:value-type="string" office:string-value="AW9523 GPIO Expander:10">
            <text:p>AW9523 GPIO Expander:10</text:p>
          </table:table-cell>
          <table:table-cell table:style-name="ce3"/>
          <table:table-cell table:style-name="ce3" table:formula="of:=VLOOKUP([.P204];[.$A$2:.$O$251];15)" office:value-type="float" office:value="0">
            <text:p>#N/A</text:p>
          </table:table-cell>
          <table:table-cell table:style-name="ce3" table:formula="of:=VLOOKUP([.P204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4">
            <text:p>204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11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5];&quot;:&quot;;[.D205])" office:value-type="string" office:string-value="AW9523 GPIO Expander:11">
            <text:p>AW9523 GPIO Expander:11</text:p>
          </table:table-cell>
          <table:table-cell table:style-name="ce3"/>
          <table:table-cell table:style-name="ce3" table:formula="of:=VLOOKUP([.P205];[.$A$2:.$O$251];15)" office:value-type="float" office:value="0">
            <text:p>#N/A</text:p>
          </table:table-cell>
          <table:table-cell table:style-name="ce3" table:formula="of:=VLOOKUP([.P205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5">
            <text:p>205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12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6];&quot;:&quot;;[.D206])" office:value-type="string" office:string-value="AW9523 GPIO Expander:12">
            <text:p>AW9523 GPIO Expander:12</text:p>
          </table:table-cell>
          <table:table-cell table:style-name="ce3"/>
          <table:table-cell table:style-name="ce3" table:formula="of:=VLOOKUP([.P206];[.$A$2:.$O$251];15)" office:value-type="float" office:value="0">
            <text:p>#N/A</text:p>
          </table:table-cell>
          <table:table-cell table:style-name="ce3" table:formula="of:=VLOOKUP([.P206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6">
            <text:p>206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13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7];&quot;:&quot;;[.D207])" office:value-type="string" office:string-value="AW9523 GPIO Expander:13">
            <text:p>AW9523 GPIO Expander:13</text:p>
          </table:table-cell>
          <table:table-cell table:style-name="ce3"/>
          <table:table-cell table:style-name="ce3" table:formula="of:=VLOOKUP([.P207];[.$A$2:.$O$251];15)" office:value-type="float" office:value="0">
            <text:p>#N/A</text:p>
          </table:table-cell>
          <table:table-cell table:style-name="ce3" table:formula="of:=VLOOKUP([.P207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7">
            <text:p>207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14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8];&quot;:&quot;;[.D208])" office:value-type="string" office:string-value="AW9523 GPIO Expander:14">
            <text:p>AW9523 GPIO Expander:14</text:p>
          </table:table-cell>
          <table:table-cell table:style-name="ce3"/>
          <table:table-cell table:style-name="ce3" table:formula="of:=VLOOKUP([.P208];[.$A$2:.$O$251];15)" office:value-type="float" office:value="0">
            <text:p>#N/A</text:p>
          </table:table-cell>
          <table:table-cell table:style-name="ce3" table:formula="of:=VLOOKUP([.P208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8">
            <text:p>208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" office:value-type="string">
            <text:p>15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9];&quot;:&quot;;[.D209])" office:value-type="string" office:string-value="AW9523 GPIO Expander:15">
            <text:p>AW9523 GPIO Expander:15</text:p>
          </table:table-cell>
          <table:table-cell table:style-name="ce3"/>
          <table:table-cell table:style-name="ce3" table:formula="of:=VLOOKUP([.P209];[.$A$2:.$O$251];15)" office:value-type="float" office:value="0">
            <text:p>#N/A</text:p>
          </table:table-cell>
          <table:table-cell table:style-name="ce3" table:formula="of:=VLOOKUP([.P209];[.$A$2:.$O$251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LED 1</text:p>
          </table:table-cell>
          <table:table-cell office:value-type="string">
            <text:p>Hood</text:p>
          </table:table-cell>
          <table:table-cell table:style-name="Default" office:value-type="string">
            <text:p>An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0];&quot;:&quot;;[.D210])" office:value-type="string" office:string-value="LED 1:Anode">
            <text:p>LED 1:Anode</text:p>
          </table:table-cell>
          <table:table-cell office:value-type="float" office:value="193">
            <text:p>193</text:p>
          </table:table-cell>
          <table:table-cell table:formula="of:=VLOOKUP([.P210];[.$A$2:.$O$251];15)" office:value-type="string" office:string-value="AW9523 GPIO Expander:0">
            <text:p>AW9523 GPIO Expander:0</text:p>
          </table:table-cell>
          <table:table-cell table:formula="of:=VLOOKUP([.P210];[.$A$2:.$O$251];3)" office:value-type="string" office:string-value="Hood">
            <text:p>Hood</text:p>
          </table:table-cell>
          <table:table-cell/>
          <table:table-cell office:value-type="float" office:value="18">
            <text:p>18</text:p>
          </table:table-cell>
          <table:table-cell table:number-columns-repeated="1004"/>
        </table:table-row>
        <table:table-row table:style-name="ro5">
          <table:table-cell office:value-type="float" office:value="210">
            <text:p>210</text:p>
          </table:table-cell>
          <table:table-cell office:value-type="string">
            <text:p>LED 1</text:p>
          </table:table-cell>
          <table:table-cell office:value-type="string">
            <text:p>Hood</text:p>
          </table:table-cell>
          <table:table-cell table:style-name="Default" office:value-type="string">
            <text:p>Cath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1];&quot;:&quot;;[.D211])" office:value-type="string" office:string-value="LED 1:Cathode">
            <text:p>LED 1:Cathode</text:p>
          </table:table-cell>
          <table:table-cell office:value-type="float" office:value="234">
            <text:p>234</text:p>
          </table:table-cell>
          <table:table-cell table:formula="of:=VLOOKUP([.P211];[.$A$2:.$O$251];15)" office:value-type="string" office:string-value="SPI Bus :GND">
            <text:p>SPI Bus :GND</text:p>
          </table:table-cell>
          <table:table-cell table:formula="of:=VLOOKUP([.P211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LED 2</text:p>
          </table:table-cell>
          <table:table-cell office:value-type="string">
            <text:p>Hood</text:p>
          </table:table-cell>
          <table:table-cell table:style-name="Default" office:value-type="string">
            <text:p>An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2];&quot;:&quot;;[.D212])" office:value-type="string" office:string-value="LED 2:Anode">
            <text:p>LED 2:Anode</text:p>
          </table:table-cell>
          <table:table-cell office:value-type="float" office:value="195">
            <text:p>195</text:p>
          </table:table-cell>
          <table:table-cell table:formula="of:=VLOOKUP([.P212];[.$A$2:.$O$251];15)" office:value-type="string" office:string-value="AW9523 GPIO Expander:2">
            <text:p>AW9523 GPIO Expander:2</text:p>
          </table:table-cell>
          <table:table-cell table:formula="of:=VLOOKUP([.P212];[.$A$2:.$O$251];3)" office:value-type="string" office:string-value="Hood">
            <text:p>Hood</text:p>
          </table:table-cell>
          <table:table-cell/>
          <table:table-cell office:value-type="float" office:value="18">
            <text:p>18</text:p>
          </table:table-cell>
          <table:table-cell table:number-columns-repeated="1004"/>
        </table:table-row>
        <table:table-row table:style-name="ro5">
          <table:table-cell office:value-type="float" office:value="212">
            <text:p>212</text:p>
          </table:table-cell>
          <table:table-cell office:value-type="string">
            <text:p>LED 2</text:p>
          </table:table-cell>
          <table:table-cell office:value-type="string">
            <text:p>Hood</text:p>
          </table:table-cell>
          <table:table-cell table:style-name="Default" office:value-type="string">
            <text:p>Cath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3];&quot;:&quot;;[.D213])" office:value-type="string" office:string-value="LED 2:Cathode">
            <text:p>LED 2:Cathode</text:p>
          </table:table-cell>
          <table:table-cell office:value-type="float" office:value="234">
            <text:p>234</text:p>
          </table:table-cell>
          <table:table-cell table:formula="of:=VLOOKUP([.P213];[.$A$2:.$O$251];15)" office:value-type="string" office:string-value="SPI Bus :GND">
            <text:p>SPI Bus :GND</text:p>
          </table:table-cell>
          <table:table-cell table:formula="of:=VLOOKUP([.P213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3">
            <text:p>213</text:p>
          </table:table-cell>
          <table:table-cell office:value-type="string">
            <text:p>LED 3</text:p>
          </table:table-cell>
          <table:table-cell office:value-type="string">
            <text:p>Hood</text:p>
          </table:table-cell>
          <table:table-cell table:style-name="Default" office:value-type="string">
            <text:p>An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4];&quot;:&quot;;[.D214])" office:value-type="string" office:string-value="LED 3:Anode">
            <text:p>LED 3:Anode</text:p>
          </table:table-cell>
          <table:table-cell office:value-type="float" office:value="197">
            <text:p>197</text:p>
          </table:table-cell>
          <table:table-cell table:formula="of:=VLOOKUP([.P214];[.$A$2:.$O$251];15)" office:value-type="string" office:string-value="AW9523 GPIO Expander:4">
            <text:p>AW9523 GPIO Expander:4</text:p>
          </table:table-cell>
          <table:table-cell table:formula="of:=VLOOKUP([.P214];[.$A$2:.$O$251];3)" office:value-type="string" office:string-value="Hood">
            <text:p>Hood</text:p>
          </table:table-cell>
          <table:table-cell/>
          <table:table-cell office:value-type="float" office:value="18">
            <text:p>18</text:p>
          </table:table-cell>
          <table:table-cell table:number-columns-repeated="1004"/>
        </table:table-row>
        <table:table-row table:style-name="ro5">
          <table:table-cell office:value-type="float" office:value="214">
            <text:p>214</text:p>
          </table:table-cell>
          <table:table-cell office:value-type="string">
            <text:p>LED 3</text:p>
          </table:table-cell>
          <table:table-cell office:value-type="string">
            <text:p>Hood</text:p>
          </table:table-cell>
          <table:table-cell table:style-name="Default" office:value-type="string">
            <text:p>Cath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5];&quot;:&quot;;[.D215])" office:value-type="string" office:string-value="LED 3:Cathode">
            <text:p>LED 3:Cathode</text:p>
          </table:table-cell>
          <table:table-cell office:value-type="float" office:value="234">
            <text:p>234</text:p>
          </table:table-cell>
          <table:table-cell table:formula="of:=VLOOKUP([.P215];[.$A$2:.$O$251];15)" office:value-type="string" office:string-value="SPI Bus :GND">
            <text:p>SPI Bus :GND</text:p>
          </table:table-cell>
          <table:table-cell table:formula="of:=VLOOKUP([.P215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Button 1</text:p>
          </table:table-cell>
          <table:table-cell office:value-type="string">
            <text:p>Hood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16];&quot;:&quot;;[.D216])" office:value-type="string" office:string-value="Button 1:1">
            <text:p>Button 1:1</text:p>
          </table:table-cell>
          <table:table-cell office:value-type="float" office:value="194">
            <text:p>194</text:p>
          </table:table-cell>
          <table:table-cell table:formula="of:=VLOOKUP([.P216];[.$A$2:.$O$251];15)" office:value-type="string" office:string-value="AW9523 GPIO Expander:1">
            <text:p>AW9523 GPIO Expander:1</text:p>
          </table:table-cell>
          <table:table-cell table:formula="of:=VLOOKUP([.P216];[.$A$2:.$O$251];3)" office:value-type="string" office:string-value="Hood">
            <text:p>Hood</text:p>
          </table:table-cell>
          <table:table-cell office:value-type="string">
            <text:p>Stop/Start for vs1053 Normally D7</text:p>
          </table:table-cell>
          <table:table-cell table:number-columns-repeated="1005"/>
        </table:table-row>
        <table:table-row table:style-name="ro5">
          <table:table-cell office:value-type="float" office:value="216">
            <text:p>216</text:p>
          </table:table-cell>
          <table:table-cell office:value-type="string">
            <text:p>Button 2</text:p>
          </table:table-cell>
          <table:table-cell office:value-type="string">
            <text:p>Hood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17];&quot;:&quot;;[.D217])" office:value-type="string" office:string-value="Button 2:1">
            <text:p>Button 2:1</text:p>
          </table:table-cell>
          <table:table-cell office:value-type="float" office:value="196">
            <text:p>196</text:p>
          </table:table-cell>
          <table:table-cell table:formula="of:=VLOOKUP([.P217];[.$A$2:.$O$251];15)" office:value-type="string" office:string-value="AW9523 GPIO Expander:3">
            <text:p>AW9523 GPIO Expander:3</text:p>
          </table:table-cell>
          <table:table-cell table:formula="of:=VLOOKUP([.P217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5">
          <table:table-cell office:value-type="float" office:value="217">
            <text:p>217</text:p>
          </table:table-cell>
          <table:table-cell office:value-type="string">
            <text:p>Button 3</text:p>
          </table:table-cell>
          <table:table-cell office:value-type="string">
            <text:p>Hood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18];&quot;:&quot;;[.D218])" office:value-type="string" office:string-value="Button 3:1">
            <text:p>Button 3:1</text:p>
          </table:table-cell>
          <table:table-cell office:value-type="float" office:value="198">
            <text:p>198</text:p>
          </table:table-cell>
          <table:table-cell table:formula="of:=VLOOKUP([.P218];[.$A$2:.$O$251];15)" office:value-type="string" office:string-value="AW9523 GPIO Expander:5">
            <text:p>AW9523 GPIO Expander:5</text:p>
          </table:table-cell>
          <table:table-cell table:formula="of:=VLOOKUP([.P218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Power Bus</text:p>
          </table:table-cell>
          <table:table-cell office:value-type="string">
            <text:p>Body</text:p>
          </table:table-cell>
          <table:table-cell office:value-type="string">
            <text:p>Vcc</text:p>
          </table:table-cell>
          <table:table-cell/>
          <table:table-cell office:value-type="string">
            <text:p>Power Out ~5VDC</text:p>
          </table:table-cell>
          <table:table-cell table:number-columns-repeated="8"/>
          <table:table-cell table:formula="of:=CONCATENATE([.B219];&quot;:&quot;;[.D219])" office:value-type="string" office:string-value="Power Bus:Vcc">
            <text:p>Power Bus:Vcc</text:p>
          </table:table-cell>
          <table:table-cell office:value-type="float" office:value="5">
            <text:p>5</text:p>
          </table:table-cell>
          <table:table-cell table:formula="of:=VLOOKUP([.P219];[.$A$2:.$O$251];15)" office:value-type="string" office:string-value="Metro ESP32 S3:Vhi">
            <text:p>Metro ESP32 S3:Vhi</text:p>
          </table:table-cell>
          <table:table-cell table:formula="of:=VLOOKUP([.P219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19">
            <text:p>219</text:p>
          </table:table-cell>
          <table:table-cell office:value-type="string">
            <text:p>Power Bus</text:p>
          </table:table-cell>
          <table:table-cell office:value-type="string">
            <text:p>Body</text:p>
          </table:table-cell>
          <table:table-cell office:value-type="string">
            <text:p>3.3 VDC</text:p>
          </table:table-cell>
          <table:table-cell/>
          <table:table-cell office:value-type="string">
            <text:p>Power Out 3.3VDC</text:p>
          </table:table-cell>
          <table:table-cell table:number-columns-repeated="8"/>
          <table:table-cell table:formula="of:=CONCATENATE([.B220];&quot;:&quot;;[.D220])" office:value-type="string" office:string-value="Power Bus:3.3 VDC">
            <text:p>Power Bus:3.3 VDC</text:p>
          </table:table-cell>
          <table:table-cell office:value-type="float" office:value="4">
            <text:p>4</text:p>
          </table:table-cell>
          <table:table-cell table:formula="of:=VLOOKUP([.P220];[.$A$2:.$O$251];15)" office:value-type="string" office:string-value="Metro ESP32 S3:3.3">
            <text:p>Metro ESP32 S3:3.3</text:p>
          </table:table-cell>
          <table:table-cell table:formula="of:=VLOOKUP([.P220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office:value-type="float" office:value="220">
            <text:p>220</text:p>
          </table:table-cell>
          <table:table-cell office:value-type="string">
            <text:p>Power Bus</text:p>
          </table:table-cell>
          <table:table-cell office:value-type="string">
            <text:p>Hood</text:p>
          </table:table-cell>
          <table:table-cell office:value-type="string">
            <text:p>Vcc</text:p>
          </table:table-cell>
          <table:table-cell/>
          <table:table-cell office:value-type="string">
            <text:p>Power Out ~5VDC</text:p>
          </table:table-cell>
          <table:table-cell table:number-columns-repeated="8"/>
          <table:table-cell table:formula="of:=CONCATENATE([.B221];&quot;:&quot;;[.D221])" office:value-type="string" office:string-value="Power Bus:Vcc">
            <text:p>Power Bus:Vcc</text:p>
          </table:table-cell>
          <table:table-cell office:value-type="float" office:value="5">
            <text:p>5</text:p>
          </table:table-cell>
          <table:table-cell table:formula="of:=VLOOKUP([.P221];[.$A$2:.$O$251];15)" office:value-type="string" office:string-value="Metro ESP32 S3:Vhi">
            <text:p>Metro ESP32 S3:Vhi</text:p>
          </table:table-cell>
          <table:table-cell table:formula="of:=VLOOKUP([.P221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1">
            <text:p>221</text:p>
          </table:table-cell>
          <table:table-cell office:value-type="string">
            <text:p>Power Bus</text:p>
          </table:table-cell>
          <table:table-cell office:value-type="string">
            <text:p>Hood</text:p>
          </table:table-cell>
          <table:table-cell office:value-type="string">
            <text:p>3.3 VDC</text:p>
          </table:table-cell>
          <table:table-cell/>
          <table:table-cell office:value-type="string">
            <text:p>Power Out 3.3VDC</text:p>
          </table:table-cell>
          <table:table-cell table:number-columns-repeated="8"/>
          <table:table-cell table:formula="of:=CONCATENATE([.B222];&quot;:&quot;;[.D222])" office:value-type="string" office:string-value="Power Bus:3.3 VDC">
            <text:p>Power Bus:3.3 VDC</text:p>
          </table:table-cell>
          <table:table-cell office:value-type="float" office:value="4">
            <text:p>4</text:p>
          </table:table-cell>
          <table:table-cell table:formula="of:=VLOOKUP([.P222];[.$A$2:.$O$251];15)" office:value-type="string" office:string-value="Metro ESP32 S3:3.3">
            <text:p>Metro ESP32 S3:3.3</text:p>
          </table:table-cell>
          <table:table-cell table:formula="of:=VLOOKUP([.P222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2">
            <text:p>222</text:p>
          </table:table-cell>
          <table:table-cell office:value-type="string">
            <text:p>Ground Bus</text:p>
          </table:table-cell>
          <table:table-cell office:value-type="string">
            <text:p>Body</text:p>
          </table:table-cell>
          <table:table-cell office:value-type="string">
            <text:p>GND</text:p>
          </table:table-cell>
          <table:table-cell/>
          <table:table-cell office:value-type="string">
            <text:p>GROUND</text:p>
          </table:table-cell>
          <table:table-cell table:number-columns-repeated="8"/>
          <table:table-cell table:formula="of:=CONCATENATE([.B223];&quot;:&quot;;[.D223])" office:value-type="string" office:string-value="Ground Bus:GND">
            <text:p>Ground Bus:GND</text:p>
          </table:table-cell>
          <table:table-cell office:value-type="float" office:value="7">
            <text:p>7</text:p>
          </table:table-cell>
          <table:table-cell table:formula="of:=VLOOKUP([.P223];[.$A$2:.$O$251];15)" office:value-type="string" office:string-value="Metro ESP32 S3:GND">
            <text:p>Metro ESP32 S3:GND</text:p>
          </table:table-cell>
          <table:table-cell table:formula="of:=VLOOKUP([.P223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3">
            <text:p>223</text:p>
          </table:table-cell>
          <table:table-cell office:value-type="string">
            <text:p>Ground Bus</text:p>
          </table:table-cell>
          <table:table-cell office:value-type="string">
            <text:p>Hood</text:p>
          </table:table-cell>
          <table:table-cell office:value-type="string">
            <text:p>GND</text:p>
          </table:table-cell>
          <table:table-cell/>
          <table:table-cell office:value-type="string">
            <text:p>GROUND</text:p>
          </table:table-cell>
          <table:table-cell table:number-columns-repeated="8"/>
          <table:table-cell table:formula="of:=CONCATENATE([.B224];&quot;:&quot;;[.D224])" office:value-type="string" office:string-value="Ground Bus:GND">
            <text:p>Ground Bus:GND</text:p>
          </table:table-cell>
          <table:table-cell office:value-type="float" office:value="7">
            <text:p>7</text:p>
          </table:table-cell>
          <table:table-cell table:formula="of:=VLOOKUP([.P224];[.$A$2:.$O$251];15)" office:value-type="string" office:string-value="Metro ESP32 S3:GND">
            <text:p>Metro ESP32 S3:GND</text:p>
          </table:table-cell>
          <table:table-cell table:formula="of:=VLOOKUP([.P224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4">
            <text:p>224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MISO</text:p>
          </table:table-cell>
          <table:table-cell/>
          <table:table-cell office:value-type="string">
            <text:p>SPI MC In Serial Out </text:p>
          </table:table-cell>
          <table:table-cell table:number-columns-repeated="8"/>
          <table:table-cell table:formula="of:=CONCATENATE([.B225];&quot;:&quot;;[.D225])" office:value-type="string" office:string-value="SPI Bus :MISO">
            <text:p>SPI Bus :MISO</text:p>
          </table:table-cell>
          <table:table-cell office:value-type="float" office:value="37">
            <text:p>37</text:p>
          </table:table-cell>
          <table:table-cell table:formula="of:=VLOOKUP([.P225];[.$A$2:.$O$251];15)" office:value-type="string" office:string-value="Metro ESP32 S3:MISO">
            <text:p>Metro ESP32 S3:MISO</text:p>
          </table:table-cell>
          <table:table-cell table:formula="of:=VLOOKUP([.P225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5">
            <text:p>225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MOSI</text:p>
          </table:table-cell>
          <table:table-cell/>
          <table:table-cell office:value-type="string">
            <text:p>SPI MC Out Serial In</text:p>
          </table:table-cell>
          <table:table-cell table:number-columns-repeated="8"/>
          <table:table-cell table:formula="of:=CONCATENATE([.B226];&quot;:&quot;;[.D226])" office:value-type="string" office:string-value="SPI Bus :MOSI">
            <text:p>SPI Bus :MOSI</text:p>
          </table:table-cell>
          <table:table-cell office:value-type="float" office:value="40">
            <text:p>40</text:p>
          </table:table-cell>
          <table:table-cell table:formula="of:=VLOOKUP([.P226];[.$A$2:.$O$251];15)" office:value-type="string" office:string-value="Metro ESP32 S3:MOSI">
            <text:p>Metro ESP32 S3:MOSI</text:p>
          </table:table-cell>
          <table:table-cell table:formula="of:=VLOOKUP([.P226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6">
            <text:p>226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5V</text:p>
          </table:table-cell>
          <table:table-cell/>
          <table:table-cell office:value-type="string">
            <text:p>SPI 5VDC</text:p>
          </table:table-cell>
          <table:table-cell table:number-columns-repeated="8"/>
          <table:table-cell table:formula="of:=CONCATENATE([.B227];&quot;:&quot;;[.D227])" office:value-type="string" office:string-value="SPI Bus :5V">
            <text:p>SPI Bus :5V</text:p>
          </table:table-cell>
          <table:table-cell office:value-type="float" office:value="38">
            <text:p>38</text:p>
          </table:table-cell>
          <table:table-cell table:formula="of:=VLOOKUP([.P227];[.$A$2:.$O$251];15)" office:value-type="string" office:string-value="Metro ESP32 S3:5V">
            <text:p>Metro ESP32 S3:5V</text:p>
          </table:table-cell>
          <table:table-cell table:formula="of:=VLOOKUP([.P227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7">
            <text:p>227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SCK</text:p>
          </table:table-cell>
          <table:table-cell/>
          <table:table-cell office:value-type="string">
            <text:p>SPI Clock </text:p>
          </table:table-cell>
          <table:table-cell table:number-columns-repeated="8"/>
          <table:table-cell table:formula="of:=CONCATENATE([.B228];&quot;:&quot;;[.D228])" office:value-type="string" office:string-value="SPI Bus :SCK">
            <text:p>SPI Bus :SCK</text:p>
          </table:table-cell>
          <table:table-cell office:value-type="float" office:value="39">
            <text:p>39</text:p>
          </table:table-cell>
          <table:table-cell table:formula="of:=VLOOKUP([.P228];[.$A$2:.$O$251];15)" office:value-type="string" office:string-value="Metro ESP32 S3:SCK">
            <text:p>Metro ESP32 S3:SCK</text:p>
          </table:table-cell>
          <table:table-cell table:formula="of:=VLOOKUP([.P228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8">
            <text:p>228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GND</text:p>
          </table:table-cell>
          <table:table-cell/>
          <table:table-cell office:value-type="string">
            <text:p>SPI Ground</text:p>
          </table:table-cell>
          <table:table-cell table:number-columns-repeated="8"/>
          <table:table-cell table:formula="of:=CONCATENATE([.B229];&quot;:&quot;;[.D229])" office:value-type="string" office:string-value="SPI Bus :GND">
            <text:p>SPI Bus :GND</text:p>
          </table:table-cell>
          <table:table-cell office:value-type="float" office:value="42">
            <text:p>42</text:p>
          </table:table-cell>
          <table:table-cell table:formula="of:=VLOOKUP([.P229];[.$A$2:.$O$251];15)" office:value-type="string" office:string-value="Metro ESP32 S3:GND">
            <text:p>Metro ESP32 S3:GND</text:p>
          </table:table-cell>
          <table:table-cell table:formula="of:=VLOOKUP([.P229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9">
            <text:p>229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RST</text:p>
          </table:table-cell>
          <table:table-cell/>
          <table:table-cell office:value-type="string">
            <text:p>SPI Reset</text:p>
          </table:table-cell>
          <table:table-cell table:number-columns-repeated="8"/>
          <table:table-cell table:formula="of:=CONCATENATE([.B230];&quot;:&quot;;[.D230])" office:value-type="string" office:string-value="SPI Bus :RST">
            <text:p>SPI Bus :RST</text:p>
          </table:table-cell>
          <table:table-cell office:value-type="float" office:value="42">
            <text:p>42</text:p>
          </table:table-cell>
          <table:table-cell table:formula="of:=VLOOKUP([.P230];[.$A$2:.$O$251];15)" office:value-type="string" office:string-value="Metro ESP32 S3:GND">
            <text:p>Metro ESP32 S3:GND</text:p>
          </table:table-cell>
          <table:table-cell table:formula="of:=VLOOKUP([.P230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0">
            <text:p>230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MISO</text:p>
          </table:table-cell>
          <table:table-cell/>
          <table:table-cell office:value-type="string">
            <text:p>SPI MC In Serial Out </text:p>
          </table:table-cell>
          <table:table-cell table:number-columns-repeated="8"/>
          <table:table-cell table:formula="of:=CONCATENATE([.B231];&quot;:&quot;;[.D231])" office:value-type="string" office:string-value="SPI Bus :MISO">
            <text:p>SPI Bus :MISO</text:p>
          </table:table-cell>
          <table:table-cell office:value-type="float" office:value="224">
            <text:p>224</text:p>
          </table:table-cell>
          <table:table-cell table:formula="of:=VLOOKUP([.P231];[.$A$2:.$O$251];15)" office:value-type="string" office:string-value="SPI Bus :MISO">
            <text:p>SPI Bus :MISO</text:p>
          </table:table-cell>
          <table:table-cell table:formula="of:=VLOOKUP([.P231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1">
            <text:p>231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MOSI</text:p>
          </table:table-cell>
          <table:table-cell/>
          <table:table-cell office:value-type="string">
            <text:p>SPI MC Out Serial In</text:p>
          </table:table-cell>
          <table:table-cell table:number-columns-repeated="8"/>
          <table:table-cell table:formula="of:=CONCATENATE([.B232];&quot;:&quot;;[.D232])" office:value-type="string" office:string-value="SPI Bus :MOSI">
            <text:p>SPI Bus :MOSI</text:p>
          </table:table-cell>
          <table:table-cell office:value-type="float" office:value="225">
            <text:p>225</text:p>
          </table:table-cell>
          <table:table-cell table:formula="of:=VLOOKUP([.P232];[.$A$2:.$O$251];15)" office:value-type="string" office:string-value="SPI Bus :MOSI">
            <text:p>SPI Bus :MOSI</text:p>
          </table:table-cell>
          <table:table-cell table:formula="of:=VLOOKUP([.P232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2">
            <text:p>232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5V</text:p>
          </table:table-cell>
          <table:table-cell/>
          <table:table-cell office:value-type="string">
            <text:p>SPI 5VDC</text:p>
          </table:table-cell>
          <table:table-cell table:number-columns-repeated="8"/>
          <table:table-cell table:formula="of:=CONCATENATE([.B233];&quot;:&quot;;[.D233])" office:value-type="string" office:string-value="SPI Bus :5V">
            <text:p>SPI Bus :5V</text:p>
          </table:table-cell>
          <table:table-cell office:value-type="float" office:value="226">
            <text:p>226</text:p>
          </table:table-cell>
          <table:table-cell table:formula="of:=VLOOKUP([.P233];[.$A$2:.$O$251];15)" office:value-type="string" office:string-value="SPI Bus :5V">
            <text:p>SPI Bus :5V</text:p>
          </table:table-cell>
          <table:table-cell table:formula="of:=VLOOKUP([.P233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3">
            <text:p>233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SCK</text:p>
          </table:table-cell>
          <table:table-cell/>
          <table:table-cell office:value-type="string">
            <text:p>SPI Clock </text:p>
          </table:table-cell>
          <table:table-cell table:number-columns-repeated="8"/>
          <table:table-cell table:formula="of:=CONCATENATE([.B234];&quot;:&quot;;[.D234])" office:value-type="string" office:string-value="SPI Bus :SCK">
            <text:p>SPI Bus :SCK</text:p>
          </table:table-cell>
          <table:table-cell office:value-type="float" office:value="227">
            <text:p>227</text:p>
          </table:table-cell>
          <table:table-cell table:formula="of:=VLOOKUP([.P234];[.$A$2:.$O$251];15)" office:value-type="string" office:string-value="SPI Bus :SCK">
            <text:p>SPI Bus :SCK</text:p>
          </table:table-cell>
          <table:table-cell table:formula="of:=VLOOKUP([.P234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4">
            <text:p>234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GND</text:p>
          </table:table-cell>
          <table:table-cell/>
          <table:table-cell office:value-type="string">
            <text:p>SPI Ground</text:p>
          </table:table-cell>
          <table:table-cell table:number-columns-repeated="8"/>
          <table:table-cell table:formula="of:=CONCATENATE([.B235];&quot;:&quot;;[.D235])" office:value-type="string" office:string-value="SPI Bus :GND">
            <text:p>SPI Bus :GND</text:p>
          </table:table-cell>
          <table:table-cell office:value-type="float" office:value="228">
            <text:p>228</text:p>
          </table:table-cell>
          <table:table-cell table:formula="of:=VLOOKUP([.P235];[.$A$2:.$O$251];15)" office:value-type="string" office:string-value="SPI Bus :GND">
            <text:p>SPI Bus :GND</text:p>
          </table:table-cell>
          <table:table-cell table:formula="of:=VLOOKUP([.P235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5">
            <text:p>235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RST</text:p>
          </table:table-cell>
          <table:table-cell/>
          <table:table-cell office:value-type="string">
            <text:p>SPI Reset</text:p>
          </table:table-cell>
          <table:table-cell table:number-columns-repeated="8"/>
          <table:table-cell table:formula="of:=CONCATENATE([.B236];&quot;:&quot;;[.D236])" office:value-type="string" office:string-value="SPI Bus :RST">
            <text:p>SPI Bus :RST</text:p>
          </table:table-cell>
          <table:table-cell office:value-type="float" office:value="228">
            <text:p>228</text:p>
          </table:table-cell>
          <table:table-cell table:formula="of:=VLOOKUP([.P236];[.$A$2:.$O$251];15)" office:value-type="string" office:string-value="SPI Bus :GND">
            <text:p>SPI Bus :GND</text:p>
          </table:table-cell>
          <table:table-cell table:formula="of:=VLOOKUP([.P236];[.$A$2:.$O$251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office:value-type="float" office:value="236">
            <text:p>236</text:p>
          </table:table-cell>
          <table:table-cell office:value-type="string">
            <text:p>Button 1</text:p>
          </table:table-cell>
          <table:table-cell office:value-type="string">
            <text:p>Hood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37];&quot;:&quot;;[.D237])" office:value-type="string" office:string-value="Button 1:2">
            <text:p>Button 1:2</text:p>
          </table:table-cell>
          <table:table-cell office:value-type="float" office:value="234">
            <text:p>234</text:p>
          </table:table-cell>
          <table:table-cell table:formula="of:=VLOOKUP([.P237];[.$A$2:.$O$251];15)" office:value-type="string" office:string-value="SPI Bus :GND">
            <text:p>SPI Bus :GND</text:p>
          </table:table-cell>
          <table:table-cell table:formula="of:=VLOOKUP([.P237];[.$A$2:.$O$251];3)" office:value-type="string" office:string-value="Hood">
            <text:p>Hood</text:p>
          </table:table-cell>
          <table:table-cell office:value-type="string">
            <text:p>Stop/Start for vs1053</text:p>
          </table:table-cell>
          <table:table-cell table:number-columns-repeated="1005"/>
        </table:table-row>
        <table:table-row table:style-name="ro5">
          <table:table-cell office:value-type="float" office:value="237">
            <text:p>237</text:p>
          </table:table-cell>
          <table:table-cell office:value-type="string">
            <text:p>Button 2</text:p>
          </table:table-cell>
          <table:table-cell office:value-type="string">
            <text:p>Hood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38];&quot;:&quot;;[.D238])" office:value-type="string" office:string-value="Button 2:2">
            <text:p>Button 2:2</text:p>
          </table:table-cell>
          <table:table-cell office:value-type="float" office:value="196">
            <text:p>196</text:p>
          </table:table-cell>
          <table:table-cell table:formula="of:=VLOOKUP([.P238];[.$A$2:.$O$251];15)" office:value-type="string" office:string-value="AW9523 GPIO Expander:3">
            <text:p>AW9523 GPIO Expander:3</text:p>
          </table:table-cell>
          <table:table-cell table:formula="of:=VLOOKUP([.P238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5">
          <table:table-cell office:value-type="float" office:value="238">
            <text:p>238</text:p>
          </table:table-cell>
          <table:table-cell office:value-type="string">
            <text:p>Button 3</text:p>
          </table:table-cell>
          <table:table-cell office:value-type="string">
            <text:p>Hood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39];&quot;:&quot;;[.D239])" office:value-type="string" office:string-value="Button 3:2">
            <text:p>Button 3:2</text:p>
          </table:table-cell>
          <table:table-cell office:value-type="float" office:value="198">
            <text:p>198</text:p>
          </table:table-cell>
          <table:table-cell table:formula="of:=VLOOKUP([.P239];[.$A$2:.$O$251];15)" office:value-type="string" office:string-value="AW9523 GPIO Expander:5">
            <text:p>AW9523 GPIO Expander:5</text:p>
          </table:table-cell>
          <table:table-cell table:formula="of:=VLOOKUP([.P239];[.$A$2:.$O$251];3)" office:value-type="string" office:string-value="Hood">
            <text:p>Hood</text:p>
          </table:table-cell>
          <table:table-cell table:number-columns-repeated="1006"/>
        </table:table-row>
        <table:table-row table:style-name="ro5" table:number-rows-repeated="10483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wo Processor Version" table:style-name="ta1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number-columns-repeated="3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default-cell-style-name="ce20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20"/>
        <table:table-column table:style-name="co16" table:number-columns-repeated="998" table:default-cell-style-name="Default"/>
        <table:table-row table:style-name="ro1">
          <table:table-cell table:style-name="ce1" office:value-type="string">
            <text:p>IDX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Where</text:p>
          </table:table-cell>
          <table:table-cell table:style-name="ce10" office:value-type="string">
            <text:p>LABEL</text:p>
          </table:table-cell>
          <table:table-cell table:style-name="ce1" office:value-type="string">
            <text:p>CIRCUIT PYTHON NAME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POWER DOMAIN</text:p>
          </table:table-cell>
          <table:table-cell table:style-name="ce1" office:value-type="string">
            <text:p>ADC </text:p>
          </table:table-cell>
          <table:table-cell table:style-name="ce1" office:value-type="string">
            <text:p>GPIO TITLE</text:p>
          </table:table-cell>
          <table:table-cell table:style-name="ce1" office:value-type="string">
            <text:p>DEBUG</text:p>
          </table:table-cell>
          <table:table-cell table:style-name="ce1" office:value-type="string">
            <text:p>TOUCH </text:p>
          </table:table-cell>
          <table:table-cell table:style-name="ce1" office:value-type="string">
            <text:p>HS/QSPI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I2C Address</text:p>
          </table:table-cell>
          <table:table-cell table:style-name="ce1" office:value-type="string">
            <text:p>namespace</text:p>
          </table:table-cell>
          <table:table-cell table:style-name="ce1" office:value-type="string">
            <text:p>TO Idx 01</text:p>
          </table:table-cell>
          <table:table-cell table:style-name="ce1" office:value-type="string">
            <text:p>TO Namespace 01</text:p>
          </table:table-cell>
          <table:table-cell table:style-name="ce1" office:value-type="string">
            <text:p>TO Location 01</text:p>
          </table:table-cell>
          <table:table-cell table:style-name="ce19" office:value-type="string">
            <text:p>NOTES 01</text:p>
          </table:table-cell>
          <table:table-cell table:style-name="ce31" table:formula="of:=CONCATENATE(&quot;Total Est Current:&quot;;SUM([.T2:.T246]);&quot;mA&quot;)" office:value-type="string" office:string-value="Total Est Current:566.36mA">
            <text:p>Total Est Current:566.36mA</text:p>
          </table:table-cell>
          <table:table-cell table:style-name="ce19" office:value-type="string">
            <text:p>Notes on Current Draw</text:p>
          </table:table-cell>
          <table:table-cell table:style-name="ce19" office:value-type="string">
            <text:p>Link</text:p>
          </table:table-cell>
          <table:table-cell table:style-name="ce1" table:number-columns-repeated="3"/>
          <table:table-cell table:style-name="ce19"/>
          <table:table-cell table:style-name="ce1" table:number-columns-repeated="996"/>
          <table:table-cell table:style-name="ce34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ON/OFF</text:p>
          </table:table-cell>
          <table:table-cell/>
          <table:table-cell office:value-type="string">
            <text:p>CONTROL</text:p>
          </table:table-cell>
          <table:table-cell table:number-columns-repeated="8"/>
          <table:table-cell table:formula="of:=CONCATENATE([.B2];&quot;:&quot;;[.D2])" office:value-type="string" office:string-value="Metro ESP32 S3:ON/OFF">
            <text:p>Metro ESP32 S3:ON/OFF</text:p>
          </table:table-cell>
          <table:table-cell office:value-type="float" office:value="1">
            <text:p>1</text:p>
          </table:table-cell>
          <table:table-cell table:formula="of:=VLOOKUP([.P2];[.$A$2:.$O$275];15)" office:value-type="string" office:string-value="Metro ESP32 S3:ON/OFF">
            <text:p>Metro ESP32 S3:ON/OFF</text:p>
          </table:table-cell>
          <table:table-cell table:formula="of:=VLOOKUP([.P2];[.$A$2:.$O$275];3)" office:value-type="string" office:string-value="Body">
            <text:p>Body</text:p>
          </table:table-cell>
          <table:table-cell/>
          <table:table-cell office:value-type="float" office:value="100">
            <text:p>100</text:p>
          </table:table-cell>
          <table:table-cell table:style-name="ce32" office:value-type="string">
            <text:p>Normal power: 100mA+ can be as much power as need and spike during WiFi connection</text:p>
          </table:table-cell>
          <table:table-cell office:value-type="string">
            <text:p>https://www.adafruit.com/product/5500</text:p>
          </table:table-cell>
          <table:table-cell table:number-columns-repeated="100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IO Ref</text:p>
          </table:table-cell>
          <table:table-cell office:value-type="string">
            <text:p>3.3V</text:p>
          </table:table-cell>
          <table:table-cell office:value-type="string">
            <text:p>POWER</text:p>
          </table:table-cell>
          <table:table-cell table:number-columns-repeated="8"/>
          <table:table-cell table:formula="of:=CONCATENATE([.B3];&quot;:&quot;;[.D3])" office:value-type="string" office:string-value="Metro ESP32 S3:IO Ref">
            <text:p>Metro ESP32 S3:IO Ref</text:p>
          </table:table-cell>
          <table:table-cell/>
          <table:table-cell table:formula="of:=VLOOKUP([.P3];[.$A$2:.$O$275];15)" office:value-type="float" office:value="0">
            <text:p>#N/A</text:p>
          </table:table-cell>
          <table:table-cell table:formula="of:=VLOOKUP([.P3];[.$A$2:.$O$275];3)" office:value-type="float" office:value="0">
            <text:p>#N/A</text:p>
          </table:table-cell>
          <table:table-cell table:number-columns-repeated="2"/>
          <table:table-cell table:style-name="ce32" office:value-type="string">
            <text:p>Light sleep: 2mA assuming all external hardware is de-powered</text:p>
          </table:table-cell>
          <table:table-cell table:number-columns-repeated="100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RST</text:p>
          </table:table-cell>
          <table:table-cell office:value-type="string">
            <text:p>RESET</text:p>
          </table:table-cell>
          <table:table-cell office:value-type="string">
            <text:p>CONTROL</text:p>
          </table:table-cell>
          <table:table-cell table:number-columns-repeated="8"/>
          <table:table-cell table:formula="of:=CONCATENATE([.B4];&quot;:&quot;;[.D4])" office:value-type="string" office:string-value="Metro ESP32 S3:RST">
            <text:p>Metro ESP32 S3:RST</text:p>
          </table:table-cell>
          <table:table-cell/>
          <table:table-cell table:formula="of:=VLOOKUP([.P4];[.$A$2:.$O$275];15)" office:value-type="float" office:value="0">
            <text:p>#N/A</text:p>
          </table:table-cell>
          <table:table-cell table:formula="of:=VLOOKUP([.P4];[.$A$2:.$O$275];3)" office:value-type="float" office:value="0">
            <text:p>#N/A</text:p>
          </table:table-cell>
          <table:table-cell table:number-columns-repeated="2"/>
          <table:table-cell table:style-name="ce32" office:value-type="string">
            <text:p>Deep sleep: 100uA assuming all external hardware is de-powered</text:p>
          </table:table-cell>
          <table:table-cell table:number-columns-repeated="1003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3.3</text:p>
          </table:table-cell>
          <table:table-cell office:value-type="string">
            <text:p>3.3V</text:p>
          </table:table-cell>
          <table:table-cell office:value-type="string">
            <text:p>Power Out 3.3VDC</text:p>
          </table:table-cell>
          <table:table-cell table:number-columns-repeated="8"/>
          <table:table-cell table:formula="of:=CONCATENATE([.B5];&quot;:&quot;;[.D5])" office:value-type="string" office:string-value="Metro ESP32 S3:3.3">
            <text:p>Metro ESP32 S3:3.3</text:p>
          </table:table-cell>
          <table:table-cell office:value-type="float" office:value="219">
            <text:p>219</text:p>
          </table:table-cell>
          <table:table-cell table:formula="of:=VLOOKUP([.P5];[.$A$2:.$O$275];15)" office:value-type="string" office:string-value="Power Bus:3.3 VDC">
            <text:p>Power Bus:3.3 VDC</text:p>
          </table:table-cell>
          <table:table-cell table:formula="of:=VLOOKUP([.P5];[.$A$2:.$O$275];3)" office:value-type="string" office:string-value="Body">
            <text:p>Body</text:p>
          </table:table-cell>
          <table:table-cell office:value-type="string">
            <text:p>Also 221 3.3 Bus for Hood</text:p>
          </table:table-cell>
          <table:table-cell table:number-columns-repeated="100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Vhi</text:p>
          </table:table-cell>
          <table:table-cell office:value-type="string">
            <text:p>VHIGH</text:p>
          </table:table-cell>
          <table:table-cell office:value-type="string">
            <text:p>Power Out ~5VDC</text:p>
          </table:table-cell>
          <table:table-cell table:number-columns-repeated="8"/>
          <table:table-cell table:formula="of:=CONCATENATE([.B6];&quot;:&quot;;[.D6])" office:value-type="string" office:string-value="Metro ESP32 S3:Vhi">
            <text:p>Metro ESP32 S3:Vhi</text:p>
          </table:table-cell>
          <table:table-cell office:value-type="float" office:value="218">
            <text:p>218</text:p>
          </table:table-cell>
          <table:table-cell table:formula="of:=VLOOKUP([.P6];[.$A$2:.$O$275];15)" office:value-type="string" office:string-value="Power Bus:Vcc">
            <text:p>Power Bus:Vcc</text:p>
          </table:table-cell>
          <table:table-cell table:formula="of:=VLOOKUP([.P6];[.$A$2:.$O$275];3)" office:value-type="string" office:string-value="Body">
            <text:p>Body</text:p>
          </table:table-cell>
          <table:table-cell office:value-type="string">
            <text:p>Also 220 3.3 Bus for Hood</text:p>
          </table:table-cell>
          <table:table-cell table:number-columns-repeated="100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table:number-columns-repeated="2" office:value-type="string">
            <text:p>GND</text:p>
          </table:table-cell>
          <table:table-cell office:value-type="string">
            <text:p>GROUND</text:p>
          </table:table-cell>
          <table:table-cell table:number-columns-repeated="8"/>
          <table:table-cell table:formula="of:=CONCATENATE([.B7];&quot;:&quot;;[.D7])" office:value-type="string" office:string-value="Metro ESP32 S3:GND">
            <text:p>Metro ESP32 S3:GND</text:p>
          </table:table-cell>
          <table:table-cell office:value-type="float" office:value="222">
            <text:p>222</text:p>
          </table:table-cell>
          <table:table-cell table:formula="of:=VLOOKUP([.P7];[.$A$2:.$O$275];15)" office:value-type="string" office:string-value="Ground Bus:GND">
            <text:p>Ground Bus:GND</text:p>
          </table:table-cell>
          <table:table-cell table:formula="of:=VLOOKUP([.P7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table:number-columns-repeated="2" office:value-type="string">
            <text:p>GND</text:p>
          </table:table-cell>
          <table:table-cell office:value-type="string">
            <text:p>GROUND</text:p>
          </table:table-cell>
          <table:table-cell table:number-columns-repeated="8"/>
          <table:table-cell table:formula="of:=CONCATENATE([.B8];&quot;:&quot;;[.D8])" office:value-type="string" office:string-value="Metro ESP32 S3:GND">
            <text:p>Metro ESP32 S3:GND</text:p>
          </table:table-cell>
          <table:table-cell office:value-type="float" office:value="223">
            <text:p>223</text:p>
          </table:table-cell>
          <table:table-cell table:formula="of:=VLOOKUP([.P8];[.$A$2:.$O$275];15)" office:value-type="string" office:string-value="Ground Bus:GND">
            <text:p>Ground Bus:GND</text:p>
          </table:table-cell>
          <table:table-cell table:formula="of:=VLOOKUP([.P8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Vin</text:p>
          </table:table-cell>
          <table:table-cell office:value-type="string">
            <text:p>VIN</text:p>
          </table:table-cell>
          <table:table-cell office:value-type="string">
            <text:p>Power In ~5-9 VDC</text:p>
          </table:table-cell>
          <table:table-cell table:number-columns-repeated="8"/>
          <table:table-cell table:formula="of:=CONCATENATE([.B9];&quot;:&quot;;[.D9])" office:value-type="string" office:string-value="Metro ESP32 S3:Vin">
            <text:p>Metro ESP32 S3:Vin</text:p>
          </table:table-cell>
          <table:table-cell/>
          <table:table-cell table:formula="of:=VLOOKUP([.P9];[.$A$2:.$O$275];15)" office:value-type="float" office:value="0">
            <text:p>#N/A</text:p>
          </table:table-cell>
          <table:table-cell table:formula="of:=VLOOKUP([.P9];[.$A$2:.$O$275];3)" office:value-type="float" office:value="0">
            <text:p>#N/A</text:p>
          </table:table-cell>
          <table:table-cell office:value-type="string">
            <text:p>external power in can be used as power out as it is on the same line as the 9-12vdc barrel jack and the vbat jack</text:p>
          </table:table-cell>
          <table:table-cell table:number-columns-repeated="1005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0</text:p>
          </table:table-cell>
          <table:table-cell table:style-name="ce2" office:value-type="string">
            <text:p>A0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3</text:p>
          </table:table-cell>
          <table:table-cell table:style-name="ce2" office:value-type="string">
            <text:p>GPIO14</text:p>
          </table:table-cell>
          <table:table-cell table:style-name="ce2"/>
          <table:table-cell table:style-name="ce2" office:value-type="string">
            <text:p>T14</text:p>
          </table:table-cell>
          <table:table-cell table:style-name="ce2" office:value-type="string">
            <text:p>FSPIWP</text:p>
          </table:table-cell>
          <table:table-cell table:style-name="ce2" table:number-columns-repeated="2"/>
          <table:table-cell table:style-name="ce2" table:formula="of:=CONCATENATE([.B10];&quot;:&quot;;[.D10])" office:value-type="string" office:string-value="Metro ESP32 S3:A0">
            <text:p>Metro ESP32 S3:A0</text:p>
          </table:table-cell>
          <table:table-cell table:style-name="ce2" office:value-type="float" office:value="76">
            <text:p>76</text:p>
          </table:table-cell>
          <table:table-cell table:formula="of:=VLOOKUP([.P10];[.$A$2:.$O$275];15)" office:value-type="string" office:string-value="VS1053 Audio BO:SDCS">
            <text:p>VS1053 Audio BO:SDCS</text:p>
          </table:table-cell>
          <table:table-cell table:formula="of:=VLOOKUP([.P10];[.$A$2:.$O$275];3)" office:value-type="string" office:string-value="Body">
            <text:p>Body</text:p>
          </table:table-cell>
          <table:table-cell table:style-name="ce21" office:value-type="string">
            <text:p>For Record</text:p>
          </table:table-cell>
          <table:table-cell table:style-name="ce21" table:number-columns-repeated="3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1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4</text:p>
          </table:table-cell>
          <table:table-cell table:style-name="ce2" office:value-type="string">
            <text:p>GPIO15</text:p>
          </table:table-cell>
          <table:table-cell table:style-name="ce2" office:value-type="string">
            <text:p>U0RTS</text:p>
          </table:table-cell>
          <table:table-cell table:style-name="ce2" table:number-columns-repeated="2"/>
          <table:table-cell table:style-name="ce2" office:value-type="string">
            <text:p>XTAL_32K_P</text:p>
          </table:table-cell>
          <table:table-cell table:style-name="ce2"/>
          <table:table-cell table:style-name="ce2" table:formula="of:=CONCATENATE([.B11];&quot;:&quot;;[.D11])" office:value-type="string" office:string-value="Metro ESP32 S3:A1">
            <text:p>Metro ESP32 S3:A1</text:p>
          </table:table-cell>
          <table:table-cell table:style-name="ce2" office:value-type="float" office:value="67">
            <text:p>67</text:p>
          </table:table-cell>
          <table:table-cell table:formula="of:=VLOOKUP([.P11];[.$A$2:.$O$275];15)" office:value-type="string" office:string-value="VS1053 Audio BO:DREQ">
            <text:p>VS1053 Audio BO:DREQ</text:p>
          </table:table-cell>
          <table:table-cell table:formula="of:=VLOOKUP([.P11];[.$A$2:.$O$275];3)" office:value-type="string" office:string-value="Body">
            <text:p>Body</text:p>
          </table:table-cell>
          <table:table-cell table:style-name="ce21" office:value-type="string">
            <text:p>For Record</text:p>
          </table:table-cell>
          <table:table-cell table:style-name="ce21" table:number-columns-repeated="3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2</text:p>
          </table:table-cell>
          <table:table-cell table:style-name="ce2" office:value-type="string">
            <text:p>A2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5</text:p>
          </table:table-cell>
          <table:table-cell table:style-name="ce2" office:value-type="string">
            <text:p>GPIO16</text:p>
          </table:table-cell>
          <table:table-cell table:style-name="ce2" office:value-type="string">
            <text:p>U0CTS</text:p>
          </table:table-cell>
          <table:table-cell table:style-name="ce2" table:number-columns-repeated="2"/>
          <table:table-cell table:style-name="ce2" office:value-type="string">
            <text:p>XTAL_32K_N</text:p>
          </table:table-cell>
          <table:table-cell table:style-name="ce2"/>
          <table:table-cell table:style-name="ce2" table:formula="of:=CONCATENATE([.B12];&quot;:&quot;;[.D12])" office:value-type="string" office:string-value="Metro ESP32 S3:A2">
            <text:p>Metro ESP32 S3:A2</text:p>
          </table:table-cell>
          <table:table-cell table:style-name="ce2"/>
          <table:table-cell table:formula="of:=VLOOKUP([.P12];[.$A$2:.$O$275];15)" office:value-type="float" office:value="0">
            <text:p>#N/A</text:p>
          </table:table-cell>
          <table:table-cell table:formula="of:=VLOOKUP([.P12];[.$A$2:.$O$275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3</text:p>
          </table:table-cell>
          <table:table-cell table:style-name="ce2" office:value-type="string">
            <text:p>A3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6</text:p>
          </table:table-cell>
          <table:table-cell table:style-name="ce2" office:value-type="string">
            <text:p>GPIO17</text:p>
          </table:table-cell>
          <table:table-cell table:style-name="ce2" office:value-type="string">
            <text:p>U1TXD</text:p>
          </table:table-cell>
          <table:table-cell table:style-name="ce2" table:number-columns-repeated="4"/>
          <table:table-cell table:style-name="ce2" table:formula="of:=CONCATENATE([.B13];&quot;:&quot;;[.D13])" office:value-type="string" office:string-value="Metro ESP32 S3:A3">
            <text:p>Metro ESP32 S3:A3</text:p>
          </table:table-cell>
          <table:table-cell table:style-name="ce2"/>
          <table:table-cell table:formula="of:=VLOOKUP([.P13];[.$A$2:.$O$275];15)" office:value-type="float" office:value="0">
            <text:p>#N/A</text:p>
          </table:table-cell>
          <table:table-cell table:formula="of:=VLOOKUP([.P13];[.$A$2:.$O$275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4</text:p>
          </table:table-cell>
          <table:table-cell table:style-name="ce2" office:value-type="string">
            <text:p>A4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7</text:p>
          </table:table-cell>
          <table:table-cell table:style-name="ce2" office:value-type="string">
            <text:p>GPIO18</text:p>
          </table:table-cell>
          <table:table-cell table:style-name="ce2" office:value-type="string">
            <text:p>U1RXD</text:p>
          </table:table-cell>
          <table:table-cell table:style-name="ce2" table:number-columns-repeated="4"/>
          <table:table-cell table:style-name="ce2" table:formula="of:=CONCATENATE([.B14];&quot;:&quot;;[.D14])" office:value-type="string" office:string-value="Metro ESP32 S3:A4">
            <text:p>Metro ESP32 S3:A4</text:p>
          </table:table-cell>
          <table:table-cell table:style-name="ce2"/>
          <table:table-cell table:formula="of:=VLOOKUP([.P14];[.$A$2:.$O$275];15)" office:value-type="float" office:value="0">
            <text:p>#N/A</text:p>
          </table:table-cell>
          <table:table-cell table:formula="of:=VLOOKUP([.P14];[.$A$2:.$O$275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string">
            <text:p>Metro ESP32 S3</text:p>
          </table:table-cell>
          <table:table-cell table:style-name="ce2" office:value-type="string">
            <text:p>Body</text:p>
          </table:table-cell>
          <table:table-cell table:style-name="ce12" office:value-type="string">
            <text:p>A5</text:p>
          </table:table-cell>
          <table:table-cell table:style-name="ce2" office:value-type="string">
            <text:p>A5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1_CH0</text:p>
          </table:table-cell>
          <table:table-cell table:style-name="ce2" office:value-type="string">
            <text:p>GPIO1</text:p>
          </table:table-cell>
          <table:table-cell table:style-name="ce2"/>
          <table:table-cell table:style-name="ce2" office:value-type="string">
            <text:p>T1</text:p>
          </table:table-cell>
          <table:table-cell table:style-name="ce2" table:number-columns-repeated="3"/>
          <table:table-cell table:style-name="ce2" table:formula="of:=CONCATENATE([.B15];&quot;:&quot;;[.D15])" office:value-type="string" office:string-value="Metro ESP32 S3:A5">
            <text:p>Metro ESP32 S3:A5</text:p>
          </table:table-cell>
          <table:table-cell table:style-name="ce2"/>
          <table:table-cell table:formula="of:=VLOOKUP([.P15];[.$A$2:.$O$275];15)" office:value-type="float" office:value="0">
            <text:p>#N/A</text:p>
          </table:table-cell>
          <table:table-cell table:formula="of:=VLOOKUP([.P15];[.$A$2:.$O$275];3)" office:value-type="float" office:value="0">
            <text:p>#N/A</text:p>
          </table:table-cell>
          <table:table-cell table:style-name="ce21" table:number-columns-repeated="4"/>
          <table:table-cell table:style-name="ce2"/>
          <table:table-cell table:number-columns-repeated="2"/>
          <table:table-cell table:style-name="ce21"/>
          <table:table-cell table:style-name="ce2" table:number-columns-repeated="998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2C STEMMA QT</text:p>
          </table:table-cell>
          <table:table-cell table:style-name="ce3" office:value-type="string">
            <text:p>CPU</text:p>
          </table:table-cell>
          <table:table-cell table:style-name="ce3" table:number-columns-repeated="4"/>
          <table:table-cell table:style-name="ce3" office:value-type="string">
            <text:p>CLK_N_DIFF</text:p>
          </table:table-cell>
          <table:table-cell table:style-name="ce3" table:number-columns-repeated="2"/>
          <table:table-cell table:style-name="ce3" table:formula="of:=CONCATENATE([.B16];&quot;:&quot;;[.D16])" office:value-type="string" office:string-value="Metro ESP32 S3:I2C QT Connector">
            <text:p>Metro ESP32 S3:I2C QT Connector</text:p>
          </table:table-cell>
          <table:table-cell table:style-name="ce3" office:value-type="float" office:value="115">
            <text:p>115</text:p>
          </table:table-cell>
          <table:table-cell table:formula="of:=VLOOKUP([.P16];[.$A$2:.$O$275];15)" office:value-type="string" office:string-value="SGP30 Air Quality Sensor:I2C QT Connector">
            <text:p>SGP30 Air Quality Sensor:I2C QT Connector</text:p>
          </table:table-cell>
          <table:table-cell table:formula="of:=VLOOKUP([.P16];[.$A$2:.$O$275];3)" office:value-type="string" office:string-value="Body">
            <text:p>Body</text:p>
          </table:table-cell>
          <table:table-cell table:style-name="ce22" office:value-type="string">
            <text:p>IC2 JFT Connector 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SCL</text:p>
          </table:table-cell>
          <table:table-cell table:style-name="ce3" office:value-type="string">
            <text:p>SCL</text:p>
          </table:table-cell>
          <table:table-cell table:style-name="ce3" office:value-type="string">
            <text:p>I2C Clock</text:p>
          </table:table-cell>
          <table:table-cell table:style-name="ce3" office:value-type="string">
            <text:p>CPU</text:p>
          </table:table-cell>
          <table:table-cell table:style-name="ce3"/>
          <table:table-cell table:style-name="ce3" office:value-type="string">
            <text:p>GPIO48</text:p>
          </table:table-cell>
          <table:table-cell table:style-name="ce3" table:number-columns-repeated="2"/>
          <table:table-cell table:style-name="ce3" office:value-type="string">
            <text:p>CLK_N_DIFF</text:p>
          </table:table-cell>
          <table:table-cell table:style-name="ce3" table:number-columns-repeated="2"/>
          <table:table-cell table:style-name="ce3" table:formula="of:=CONCATENATE([.B17];&quot;:&quot;;[.D17])" office:value-type="string" office:string-value="Metro ESP32 S3:SCL">
            <text:p>Metro ESP32 S3:SCL</text:p>
          </table:table-cell>
          <table:table-cell table:style-name="ce3"/>
          <table:table-cell table:formula="of:=VLOOKUP([.P17];[.$A$2:.$O$275];15)" office:value-type="float" office:value="0">
            <text:p>#N/A</text:p>
          </table:table-cell>
          <table:table-cell table:formula="of:=VLOOKUP([.P17];[.$A$2:.$O$275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SDA</text:p>
          </table:table-cell>
          <table:table-cell table:style-name="ce3" office:value-type="string">
            <text:p>SDA</text:p>
          </table:table-cell>
          <table:table-cell table:style-name="ce3" office:value-type="string">
            <text:p>I2C Data</text:p>
          </table:table-cell>
          <table:table-cell table:style-name="ce3" office:value-type="string">
            <text:p>CPU</text:p>
          </table:table-cell>
          <table:table-cell table:style-name="ce3"/>
          <table:table-cell table:style-name="ce3" office:value-type="string">
            <text:p>GPIO47</text:p>
          </table:table-cell>
          <table:table-cell table:style-name="ce3" table:number-columns-repeated="2"/>
          <table:table-cell table:style-name="ce3" office:value-type="string">
            <text:p>CLK_P_DIFF</text:p>
          </table:table-cell>
          <table:table-cell table:style-name="ce3" table:number-columns-repeated="2"/>
          <table:table-cell table:style-name="ce3" table:formula="of:=CONCATENATE([.B18];&quot;:&quot;;[.D18])" office:value-type="string" office:string-value="Metro ESP32 S3:SDA">
            <text:p>Metro ESP32 S3:SDA</text:p>
          </table:table-cell>
          <table:table-cell table:style-name="ce3"/>
          <table:table-cell table:formula="of:=VLOOKUP([.P18];[.$A$2:.$O$275];15)" office:value-type="float" office:value="0">
            <text:p>#N/A</text:p>
          </table:table-cell>
          <table:table-cell table:formula="of:=VLOOKUP([.P18];[.$A$2:.$O$275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AREF</text:p>
          </table:table-cell>
          <table:table-cell table:style-name="ce3" office:value-type="string">
            <text:p>3.3V</text:p>
          </table:table-cell>
          <table:table-cell table:style-name="ce3" office:value-type="string">
            <text:p>I2C POWER</text:p>
          </table:table-cell>
          <table:table-cell table:style-name="ce3" table:number-columns-repeated="8"/>
          <table:table-cell table:style-name="ce3" table:formula="of:=CONCATENATE([.B19];&quot;:&quot;;[.D19])" office:value-type="string" office:string-value="Metro ESP32 S3:AREF">
            <text:p>Metro ESP32 S3:AREF</text:p>
          </table:table-cell>
          <table:table-cell table:style-name="ce3"/>
          <table:table-cell table:formula="of:=VLOOKUP([.P19];[.$A$2:.$O$275];15)" office:value-type="float" office:value="0">
            <text:p>#N/A</text:p>
          </table:table-cell>
          <table:table-cell table:formula="of:=VLOOKUP([.P19];[.$A$2:.$O$275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Metro ESP32 S3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GND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I2C GROUND</text:p>
          </table:table-cell>
          <table:table-cell table:style-name="ce3" table:number-columns-repeated="8"/>
          <table:table-cell table:style-name="ce3" table:formula="of:=CONCATENATE([.B20];&quot;:&quot;;[.D20])" office:value-type="string" office:string-value="Metro ESP32 S3:GND">
            <text:p>Metro ESP32 S3:GND</text:p>
          </table:table-cell>
          <table:table-cell table:style-name="ce3"/>
          <table:table-cell table:formula="of:=VLOOKUP([.P20];[.$A$2:.$O$275];15)" office:value-type="float" office:value="0">
            <text:p>#N/A</text:p>
          </table:table-cell>
          <table:table-cell table:formula="of:=VLOOKUP([.P20];[.$A$2:.$O$275];3)" office:value-type="float" office:value="0">
            <text:p>#N/A</text:p>
          </table:table-cell>
          <table:table-cell table:style-name="ce22" office:value-type="string">
            <text:p>IC2 Open Pins</text:p>
          </table:table-cell>
          <table:table-cell table:style-name="ce22" table:number-columns-repeated="3"/>
          <table:table-cell table:style-name="ce3" table:number-columns-repeated="3"/>
          <table:table-cell table:style-name="ce22"/>
          <table:table-cell table:style-name="ce3" table:number-columns-repeated="998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string">
            <text:p>13</text:p>
          </table:table-cell>
          <table:table-cell table:style-name="ce4" office:value-type="string">
            <text:p>D13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2_CH2</text:p>
          </table:table-cell>
          <table:table-cell table:style-name="ce4" office:value-type="string">
            <text:p>GPIO13</text:p>
          </table:table-cell>
          <table:table-cell table:style-name="ce4"/>
          <table:table-cell table:style-name="ce4" office:value-type="string">
            <text:p>T13</text:p>
          </table:table-cell>
          <table:table-cell table:style-name="ce4" office:value-type="string">
            <text:p>FSPIQ</text:p>
          </table:table-cell>
          <table:table-cell table:style-name="ce4" table:number-columns-repeated="2"/>
          <table:table-cell table:style-name="ce4" table:formula="of:=CONCATENATE([.B21];&quot;:&quot;;[.D21])" office:value-type="string" office:string-value="Metro ESP32 S3:13">
            <text:p>Metro ESP32 S3:13</text:p>
          </table:table-cell>
          <table:table-cell table:style-name="ce4" office:value-type="float" office:value="148">
            <text:p>148</text:p>
          </table:table-cell>
          <table:table-cell table:formula="of:=VLOOKUP([.P21];[.$A$2:.$O$275];15)" office:value-type="string" office:string-value="2 in TFT Display:SD CS">
            <text:p>2 in TFT Display:SD CS</text:p>
          </table:table-cell>
          <table:table-cell table:formula="of:=VLOOKUP([.P21];[.$A$2:.$O$275];3)" office:value-type="string" office:string-value="Hood">
            <text:p>Hood</text:p>
          </table:table-cell>
          <table:table-cell table:style-name="ce23" office:value-type="string">
            <text:p>CS for SD Card in TFT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string">
            <text:p>12</text:p>
          </table:table-cell>
          <table:table-cell table:style-name="ce4" office:value-type="string">
            <text:p>D12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2_CH1</text:p>
          </table:table-cell>
          <table:table-cell table:style-name="ce4" office:value-type="string">
            <text:p>GPIO12</text:p>
          </table:table-cell>
          <table:table-cell table:style-name="ce4"/>
          <table:table-cell table:style-name="ce4" office:value-type="string">
            <text:p>T12</text:p>
          </table:table-cell>
          <table:table-cell table:style-name="ce4" office:value-type="string">
            <text:p>FSPICLK</text:p>
          </table:table-cell>
          <table:table-cell table:style-name="ce4" table:number-columns-repeated="2"/>
          <table:table-cell table:style-name="ce4" table:formula="of:=CONCATENATE([.B22];&quot;:&quot;;[.D22])" office:value-type="string" office:string-value="Metro ESP32 S3:12">
            <text:p>Metro ESP32 S3:12</text:p>
          </table:table-cell>
          <table:table-cell table:style-name="ce4" office:value-type="float" office:value="149">
            <text:p>149</text:p>
          </table:table-cell>
          <table:table-cell table:formula="of:=VLOOKUP([.P22];[.$A$2:.$O$275];15)" office:value-type="string" office:string-value="2 in TFT Display:D/C">
            <text:p>2 in TFT Display:D/C</text:p>
          </table:table-cell>
          <table:table-cell table:formula="of:=VLOOKUP([.P22];[.$A$2:.$O$275];3)" office:value-type="string" office:string-value="Hood">
            <text:p>Hood</text:p>
          </table:table-cell>
          <table:table-cell table:style-name="ce23" office:value-type="string">
            <text:p>D/C Pin for TFT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float" office:value="11">
            <text:p>11</text:p>
          </table:table-cell>
          <table:table-cell table:style-name="ce4" office:value-type="string">
            <text:p>D11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2_CH0</text:p>
          </table:table-cell>
          <table:table-cell table:style-name="ce4" office:value-type="string">
            <text:p>GPIO11</text:p>
          </table:table-cell>
          <table:table-cell table:style-name="ce4"/>
          <table:table-cell table:style-name="ce4" office:value-type="string">
            <text:p>T11</text:p>
          </table:table-cell>
          <table:table-cell table:style-name="ce4" office:value-type="string">
            <text:p>FSPID</text:p>
          </table:table-cell>
          <table:table-cell table:style-name="ce4" table:number-columns-repeated="2"/>
          <table:table-cell table:style-name="ce4" table:formula="of:=CONCATENATE([.B23];&quot;:&quot;;[.D23])" office:value-type="string" office:string-value="Metro ESP32 S3:11">
            <text:p>Metro ESP32 S3:11</text:p>
          </table:table-cell>
          <table:table-cell table:style-name="ce4" office:value-type="float" office:value="151">
            <text:p>151</text:p>
          </table:table-cell>
          <table:table-cell table:formula="of:=VLOOKUP([.P23];[.$A$2:.$O$275];15)" office:value-type="string" office:string-value="2 in TFT Display:LCD CS">
            <text:p>2 in TFT Display:LCD CS</text:p>
          </table:table-cell>
          <table:table-cell table:formula="of:=VLOOKUP([.P23];[.$A$2:.$O$275];3)" office:value-type="string" office:string-value="Hood">
            <text:p>Hood</text:p>
          </table:table-cell>
          <table:table-cell table:style-name="ce23" office:value-type="string">
            <text:p>Chip Select for IC2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Metro ESP32 S3</text:p>
          </table:table-cell>
          <table:table-cell table:style-name="ce4" office:value-type="string">
            <text:p>Body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D10</text:p>
          </table:table-cell>
          <table:table-cell table:style-name="ce4" office:value-type="string">
            <text:p>DIGITAL GPIO</text:p>
          </table:table-cell>
          <table:table-cell table:style-name="ce4" office:value-type="string">
            <text:p>RTC</text:p>
          </table:table-cell>
          <table:table-cell table:style-name="ce4" office:value-type="string">
            <text:p>ADC1_CH9</text:p>
          </table:table-cell>
          <table:table-cell table:style-name="ce4" office:value-type="string">
            <text:p>GPIO10</text:p>
          </table:table-cell>
          <table:table-cell table:style-name="ce4"/>
          <table:table-cell table:style-name="ce4" office:value-type="string">
            <text:p>T10</text:p>
          </table:table-cell>
          <table:table-cell table:style-name="ce4" office:value-type="string">
            <text:p>FSPICS0</text:p>
          </table:table-cell>
          <table:table-cell table:style-name="ce4" table:number-columns-repeated="2"/>
          <table:table-cell table:style-name="ce4" table:formula="of:=CONCATENATE([.B24];&quot;:&quot;;[.D24])" office:value-type="string" office:string-value="Metro ESP32 S3:10">
            <text:p>Metro ESP32 S3:10</text:p>
          </table:table-cell>
          <table:table-cell table:style-name="ce4" office:value-type="float" office:value="75">
            <text:p>75</text:p>
          </table:table-cell>
          <table:table-cell table:formula="of:=VLOOKUP([.P24];[.$A$2:.$O$275];15)" office:value-type="string" office:string-value="VS1053 Audio BO:CS">
            <text:p>VS1053 Audio BO:CS</text:p>
          </table:table-cell>
          <table:table-cell table:formula="of:=VLOOKUP([.P24];[.$A$2:.$O$275];3)" office:value-type="string" office:string-value="Body">
            <text:p>Body</text:p>
          </table:table-cell>
          <table:table-cell table:style-name="ce23" office:value-type="string">
            <text:p>Chip Select for IC2</text:p>
          </table:table-cell>
          <table:table-cell table:style-name="ce23" table:number-columns-repeated="3"/>
          <table:table-cell table:style-name="ce4" table:number-columns-repeated="3"/>
          <table:table-cell table:style-name="ce23"/>
          <table:table-cell table:style-name="ce4" table:number-columns-repeated="998"/>
        </table:table-row>
        <table:table-row table:style-name="ro5">
          <table:table-cell table:style-name="ce5" office:value-type="float" office:value="24">
            <text:p>24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9">
            <text:p>9</text:p>
          </table:table-cell>
          <table:table-cell table:style-name="ce5" office:value-type="string">
            <text:p>D9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8</text:p>
          </table:table-cell>
          <table:table-cell table:style-name="ce5" office:value-type="string">
            <text:p>GPIO9</text:p>
          </table:table-cell>
          <table:table-cell table:style-name="ce5"/>
          <table:table-cell table:style-name="ce5" office:value-type="string">
            <text:p>T9</text:p>
          </table:table-cell>
          <table:table-cell table:style-name="ce5" office:value-type="string">
            <text:p>FSPIHD</text:p>
          </table:table-cell>
          <table:table-cell table:style-name="ce5" table:number-columns-repeated="2"/>
          <table:table-cell table:style-name="ce5" table:formula="of:=CONCATENATE([.B25];&quot;:&quot;;[.D25])" office:value-type="string" office:string-value="Metro ESP32 S3:9">
            <text:p>Metro ESP32 S3:9</text:p>
          </table:table-cell>
          <table:table-cell table:style-name="ce5" office:value-type="float" office:value="132">
            <text:p>132</text:p>
          </table:table-cell>
          <table:table-cell table:formula="of:=VLOOKUP([.P25];[.$A$2:.$O$275];15)" office:value-type="string" office:string-value="OV5640 Camera 72d AF:D9">
            <text:p>OV5640 Camera 72d AF:D9</text:p>
          </table:table-cell>
          <table:table-cell table:formula="of:=VLOOKUP([.P25];[.$A$2:.$O$275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4">
          <table:table-cell table:style-name="ce5" office:value-type="float" office:value="25">
            <text:p>25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8">
            <text:p>8</text:p>
          </table:table-cell>
          <table:table-cell table:style-name="ce5" office:value-type="string">
            <text:p>D8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7</text:p>
          </table:table-cell>
          <table:table-cell table:style-name="ce5" office:value-type="string">
            <text:p>GPIO8</text:p>
          </table:table-cell>
          <table:table-cell table:style-name="ce5"/>
          <table:table-cell table:style-name="ce5" office:value-type="string">
            <text:p>T8</text:p>
          </table:table-cell>
          <table:table-cell table:style-name="ce5" table:number-columns-repeated="3"/>
          <table:table-cell table:style-name="ce5" table:formula="of:=CONCATENATE([.B26];&quot;:&quot;;[.D26])" office:value-type="string" office:string-value="Metro ESP32 S3:8">
            <text:p>Metro ESP32 S3:8</text:p>
          </table:table-cell>
          <table:table-cell table:style-name="ce5" office:value-type="float" office:value="131">
            <text:p>131</text:p>
          </table:table-cell>
          <table:table-cell table:formula="of:=VLOOKUP([.P26];[.$A$2:.$O$275];15)" office:value-type="string" office:string-value="OV5640 Camera 72d AF:D8">
            <text:p>OV5640 Camera 72d AF:D8</text:p>
          </table:table-cell>
          <table:table-cell table:formula="of:=VLOOKUP([.P26];[.$A$2:.$O$275];3)" office:value-type="string" office:string-value="Body">
            <text:p>Body</text:p>
          </table:table-cell>
          <table:table-cell table:style-name="ce24" office:value-type="string">
            <text:p>Connects to 67 For Playback</text:p>
          </table:table-cell>
          <table:table-cell table:style-name="ce24" table:number-columns-repeated="3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26">
            <text:p>26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7">
            <text:p>7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6</text:p>
          </table:table-cell>
          <table:table-cell table:style-name="ce5" office:value-type="string">
            <text:p>GPIO7</text:p>
          </table:table-cell>
          <table:table-cell table:style-name="ce5"/>
          <table:table-cell table:style-name="ce5" office:value-type="string">
            <text:p>T7</text:p>
          </table:table-cell>
          <table:table-cell table:style-name="ce5" table:number-columns-repeated="3"/>
          <table:table-cell table:style-name="ce5" table:formula="of:=CONCATENATE([.B27];&quot;:&quot;;[.D27])" office:value-type="string" office:string-value="Metro ESP32 S3:7">
            <text:p>Metro ESP32 S3:7</text:p>
          </table:table-cell>
          <table:table-cell table:style-name="ce5" office:value-type="float" office:value="130">
            <text:p>130</text:p>
          </table:table-cell>
          <table:table-cell table:formula="of:=VLOOKUP([.P27];[.$A$2:.$O$275];15)" office:value-type="string" office:string-value="OV5640 Camera 72d AF:D7">
            <text:p>OV5640 Camera 72d AF:D7</text:p>
          </table:table-cell>
          <table:table-cell table:formula="of:=VLOOKUP([.P27];[.$A$2:.$O$275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27">
            <text:p>27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6">
            <text:p>6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5</text:p>
          </table:table-cell>
          <table:table-cell table:style-name="ce5" office:value-type="string">
            <text:p>GPIO6</text:p>
          </table:table-cell>
          <table:table-cell table:style-name="ce5"/>
          <table:table-cell table:style-name="ce5" office:value-type="string">
            <text:p>T6</text:p>
          </table:table-cell>
          <table:table-cell table:style-name="ce5" table:number-columns-repeated="3"/>
          <table:table-cell table:style-name="ce5" table:formula="of:=CONCATENATE([.B28];&quot;:&quot;;[.D28])" office:value-type="string" office:string-value="Metro ESP32 S3:6">
            <text:p>Metro ESP32 S3:6</text:p>
          </table:table-cell>
          <table:table-cell table:style-name="ce5" office:value-type="float" office:value="129">
            <text:p>129</text:p>
          </table:table-cell>
          <table:table-cell table:formula="of:=VLOOKUP([.P28];[.$A$2:.$O$275];15)" office:value-type="string" office:string-value="OV5640 Camera 72d AF:D6">
            <text:p>OV5640 Camera 72d AF:D6</text:p>
          </table:table-cell>
          <table:table-cell table:formula="of:=VLOOKUP([.P28];[.$A$2:.$O$275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28">
            <text:p>28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5">
            <text:p>5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4</text:p>
          </table:table-cell>
          <table:table-cell table:style-name="ce5" office:value-type="string">
            <text:p>GPIO5</text:p>
          </table:table-cell>
          <table:table-cell table:style-name="ce5"/>
          <table:table-cell table:style-name="ce5" office:value-type="string">
            <text:p>T5</text:p>
          </table:table-cell>
          <table:table-cell table:style-name="ce5" table:number-columns-repeated="3"/>
          <table:table-cell table:style-name="ce5" table:formula="of:=CONCATENATE([.B29];&quot;:&quot;;[.D29])" office:value-type="string" office:string-value="Metro ESP32 S3:5">
            <text:p>Metro ESP32 S3:5</text:p>
          </table:table-cell>
          <table:table-cell table:style-name="ce5" office:value-type="float" office:value="128">
            <text:p>128</text:p>
          </table:table-cell>
          <table:table-cell table:formula="of:=VLOOKUP([.P29];[.$A$2:.$O$275];15)" office:value-type="string" office:string-value="OV5640 Camera 72d AF:D5">
            <text:p>OV5640 Camera 72d AF:D5</text:p>
          </table:table-cell>
          <table:table-cell table:formula="of:=VLOOKUP([.P29];[.$A$2:.$O$275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4">
          <table:table-cell table:style-name="ce5" office:value-type="float" office:value="29">
            <text:p>29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4">
            <text:p>4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3</text:p>
          </table:table-cell>
          <table:table-cell table:style-name="ce5" office:value-type="string">
            <text:p>GPIO4</text:p>
          </table:table-cell>
          <table:table-cell table:style-name="ce5"/>
          <table:table-cell table:style-name="ce5" office:value-type="string">
            <text:p>T4</text:p>
          </table:table-cell>
          <table:table-cell table:style-name="ce5" table:number-columns-repeated="3"/>
          <table:table-cell table:style-name="ce5" table:formula="of:=CONCATENATE([.B30];&quot;:&quot;;[.D30])" office:value-type="string" office:string-value="Metro ESP32 S3:4">
            <text:p>Metro ESP32 S3:4</text:p>
          </table:table-cell>
          <table:table-cell table:style-name="ce5" office:value-type="float" office:value="127">
            <text:p>127</text:p>
          </table:table-cell>
          <table:table-cell table:formula="of:=VLOOKUP([.P30];[.$A$2:.$O$275];15)" office:value-type="string" office:string-value="OV5640 Camera 72d AF:D4">
            <text:p>OV5640 Camera 72d AF:D4</text:p>
          </table:table-cell>
          <table:table-cell table:formula="of:=VLOOKUP([.P30];[.$A$2:.$O$275];3)" office:value-type="string" office:string-value="Body">
            <text:p>Body</text:p>
          </table:table-cell>
          <table:table-cell table:style-name="ce24" office:value-type="string">
            <text:p>For Playback</text:p>
          </table:table-cell>
          <table:table-cell table:style-name="ce24" table:number-columns-repeated="3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3">
            <text:p>3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2</text:p>
          </table:table-cell>
          <table:table-cell table:style-name="ce5" office:value-type="string">
            <text:p>GPIO3</text:p>
          </table:table-cell>
          <table:table-cell table:style-name="ce5"/>
          <table:table-cell table:style-name="ce5" office:value-type="string">
            <text:p>T3</text:p>
          </table:table-cell>
          <table:table-cell table:style-name="ce5" table:number-columns-repeated="3"/>
          <table:table-cell table:style-name="ce5" table:formula="of:=CONCATENATE([.B31];&quot;:&quot;;[.D31])" office:value-type="string" office:string-value="Metro ESP32 S3:3">
            <text:p>Metro ESP32 S3:3</text:p>
          </table:table-cell>
          <table:table-cell table:style-name="ce5" office:value-type="float" office:value="126">
            <text:p>126</text:p>
          </table:table-cell>
          <table:table-cell table:formula="of:=VLOOKUP([.P31];[.$A$2:.$O$275];15)" office:value-type="string" office:string-value="OV5640 Camera 72d AF:D3">
            <text:p>OV5640 Camera 72d AF:D3</text:p>
          </table:table-cell>
          <table:table-cell table:formula="of:=VLOOKUP([.P31];[.$A$2:.$O$275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table:style-name="ce5" office:value-type="float" office:value="31">
            <text:p>31</text:p>
          </table:table-cell>
          <table:table-cell table:style-name="ce5" office:value-type="string">
            <text:p>Metro ESP32 S3</text:p>
          </table:table-cell>
          <table:table-cell table:style-name="ce5" office:value-type="string">
            <text:p>Body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D2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1</text:p>
          </table:table-cell>
          <table:table-cell table:style-name="ce5" office:value-type="string">
            <text:p>GPIO2</text:p>
          </table:table-cell>
          <table:table-cell table:style-name="ce5"/>
          <table:table-cell table:style-name="ce5" office:value-type="string">
            <text:p>T2</text:p>
          </table:table-cell>
          <table:table-cell table:style-name="ce5" table:number-columns-repeated="3"/>
          <table:table-cell table:style-name="ce5" table:formula="of:=CONCATENATE([.B32];&quot;:&quot;;[.D32])" office:value-type="string" office:string-value="Metro ESP32 S3:2">
            <text:p>Metro ESP32 S3:2</text:p>
          </table:table-cell>
          <table:table-cell table:style-name="ce5" office:value-type="float" office:value="125">
            <text:p>125</text:p>
          </table:table-cell>
          <table:table-cell table:formula="of:=VLOOKUP([.P32];[.$A$2:.$O$275];15)" office:value-type="string" office:string-value="OV5640 Camera 72d AF:D2">
            <text:p>OV5640 Camera 72d AF:D2</text:p>
          </table:table-cell>
          <table:table-cell table:formula="of:=VLOOKUP([.P32];[.$A$2:.$O$275];3)" office:value-type="string" office:string-value="Body">
            <text:p>Body</text:p>
          </table:table-cell>
          <table:table-cell table:style-name="ce24" table:number-columns-repeated="4"/>
          <table:table-cell table:style-name="ce5" table:number-columns-repeated="3"/>
          <table:table-cell table:style-name="ce24"/>
          <table:table-cell table:style-name="ce5" table:number-columns-repeated="998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RX</text:p>
          </table:table-cell>
          <table:table-cell office:value-type="string">
            <text:p>RX/D0</text:p>
          </table:table-cell>
          <table:table-cell office:value-type="string">
            <text:p>UART Receive/GPIO</text:p>
          </table:table-cell>
          <table:table-cell office:value-type="string">
            <text:p>CPU</text:p>
          </table:table-cell>
          <table:table-cell/>
          <table:table-cell office:value-type="string">
            <text:p>GPIO41</text:p>
          </table:table-cell>
          <table:table-cell office:value-type="string">
            <text:p>MTDI</text:p>
          </table:table-cell>
          <table:table-cell table:number-columns-repeated="4"/>
          <table:table-cell table:formula="of:=CONCATENATE([.B33];&quot;:&quot;;[.D33])" office:value-type="string" office:string-value="Metro ESP32 S3:RX">
            <text:p>Metro ESP32 S3:RX</text:p>
          </table:table-cell>
          <table:table-cell/>
          <table:table-cell table:formula="of:=VLOOKUP([.P33];[.$A$2:.$O$275];15)" office:value-type="float" office:value="0">
            <text:p>#N/A</text:p>
          </table:table-cell>
          <table:table-cell table:formula="of:=VLOOKUP([.P33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TX</text:p>
          </table:table-cell>
          <table:table-cell office:value-type="string">
            <text:p>TX/D1</text:p>
          </table:table-cell>
          <table:table-cell office:value-type="string">
            <text:p>UART Transmit/GPIO</text:p>
          </table:table-cell>
          <table:table-cell office:value-type="string">
            <text:p>CPU</text:p>
          </table:table-cell>
          <table:table-cell/>
          <table:table-cell office:value-type="string">
            <text:p>GPIO40</text:p>
          </table:table-cell>
          <table:table-cell office:value-type="string">
            <text:p>MTDO</text:p>
          </table:table-cell>
          <table:table-cell table:number-columns-repeated="4"/>
          <table:table-cell table:formula="of:=CONCATENATE([.B34];&quot;:&quot;;[.D34])" office:value-type="string" office:string-value="Metro ESP32 S3:TX">
            <text:p>Metro ESP32 S3:TX</text:p>
          </table:table-cell>
          <table:table-cell/>
          <table:table-cell table:formula="of:=VLOOKUP([.P34];[.$A$2:.$O$275];15)" office:value-type="float" office:value="0">
            <text:p>#N/A</text:p>
          </table:table-cell>
          <table:table-cell table:formula="of:=VLOOKUP([.P34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CHG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table:number-columns-repeated="8"/>
          <table:table-cell table:formula="of:=CONCATENATE([.B35];&quot;:&quot;;[.D35])" office:value-type="string" office:string-value="Metro ESP32 S3:CHG">
            <text:p>Metro ESP32 S3:CHG</text:p>
          </table:table-cell>
          <table:table-cell/>
          <table:table-cell table:formula="of:=VLOOKUP([.P35];[.$A$2:.$O$275];15)" office:value-type="float" office:value="0">
            <text:p>#N/A</text:p>
          </table:table-cell>
          <table:table-cell table:formula="of:=VLOOKUP([.P35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CHG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8"/>
          <table:table-cell table:formula="of:=CONCATENATE([.B36];&quot;:&quot;;[.D36])" office:value-type="string" office:string-value="Metro ESP32 S3:CHG">
            <text:p>Metro ESP32 S3:CHG</text:p>
          </table:table-cell>
          <table:table-cell/>
          <table:table-cell table:formula="of:=VLOOKUP([.P36];[.$A$2:.$O$275];15)" office:value-type="float" office:value="0">
            <text:p>#N/A</text:p>
          </table:table-cell>
          <table:table-cell table:formula="of:=VLOOKUP([.P36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NEO</text:p>
          </table:table-cell>
          <table:table-cell office:value-type="string">
            <text:p>NEOPIXEL</text:p>
          </table:table-cell>
          <table:table-cell office:value-type="string">
            <text:p>GPIO</text:p>
          </table:table-cell>
          <table:table-cell office:value-type="string">
            <text:p>CPU</text:p>
          </table:table-cell>
          <table:table-cell/>
          <table:table-cell office:value-type="string">
            <text:p>GPIO46</text:p>
          </table:table-cell>
          <table:table-cell table:number-columns-repeated="5"/>
          <table:table-cell table:formula="of:=CONCATENATE([.B37];&quot;:&quot;;[.D37])" office:value-type="string" office:string-value="Metro ESP32 S3:NEO">
            <text:p>Metro ESP32 S3:NEO</text:p>
          </table:table-cell>
          <table:table-cell/>
          <table:table-cell table:formula="of:=VLOOKUP([.P37];[.$A$2:.$O$275];15)" office:value-type="float" office:value="0">
            <text:p>#N/A</text:p>
          </table:table-cell>
          <table:table-cell table:formula="of:=VLOOKUP([.P37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table:style-name="ce6" office:value-type="float" office:value="37">
            <text:p>37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MISO</text:p>
          </table:table-cell>
          <table:table-cell table:style-name="ce6" office:value-type="string">
            <text:p>MISO</text:p>
          </table:table-cell>
          <table:table-cell table:style-name="ce6" office:value-type="string">
            <text:p>SPI MC In Serial Out </text:p>
          </table:table-cell>
          <table:table-cell table:style-name="ce6" office:value-type="string">
            <text:p>RTC</text:p>
          </table:table-cell>
          <table:table-cell table:style-name="ce6"/>
          <table:table-cell table:style-name="ce6" office:value-type="string">
            <text:p>GPIO21</text:p>
          </table:table-cell>
          <table:table-cell table:style-name="ce6" table:number-columns-repeated="5"/>
          <table:table-cell table:style-name="ce6" table:formula="of:=CONCATENATE([.B38];&quot;:&quot;;[.D38])" office:value-type="string" office:string-value="Metro ESP32 S3:MISO">
            <text:p>Metro ESP32 S3:MISO</text:p>
          </table:table-cell>
          <table:table-cell table:style-name="ce6" office:value-type="float" office:value="224">
            <text:p>224</text:p>
          </table:table-cell>
          <table:table-cell table:formula="of:=VLOOKUP([.P38];[.$A$2:.$O$275];15)" office:value-type="string" office:string-value="SPI Bus :MISO">
            <text:p>SPI Bus :MISO</text:p>
          </table:table-cell>
          <table:table-cell table:formula="of:=VLOOKUP([.P38];[.$A$2:.$O$275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38">
            <text:p>38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5V</text:p>
          </table:table-cell>
          <table:table-cell table:style-name="ce6" office:value-type="string">
            <text:p>VHIGH</text:p>
          </table:table-cell>
          <table:table-cell table:style-name="ce6" office:value-type="string">
            <text:p>POWER</text:p>
          </table:table-cell>
          <table:table-cell table:style-name="ce6" table:number-columns-repeated="8"/>
          <table:table-cell table:style-name="ce6" table:formula="of:=CONCATENATE([.B39];&quot;:&quot;;[.D39])" office:value-type="string" office:string-value="Metro ESP32 S3:5V">
            <text:p>Metro ESP32 S3:5V</text:p>
          </table:table-cell>
          <table:table-cell table:style-name="ce6" office:value-type="float" office:value="226">
            <text:p>226</text:p>
          </table:table-cell>
          <table:table-cell table:formula="of:=VLOOKUP([.P39];[.$A$2:.$O$275];15)" office:value-type="string" office:string-value="SPI Bus :5V">
            <text:p>SPI Bus :5V</text:p>
          </table:table-cell>
          <table:table-cell table:formula="of:=VLOOKUP([.P39];[.$A$2:.$O$275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39">
            <text:p>39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SCK</text:p>
          </table:table-cell>
          <table:table-cell table:style-name="ce6" office:value-type="string">
            <text:p>SCK</text:p>
          </table:table-cell>
          <table:table-cell table:style-name="ce6" office:value-type="string">
            <text:p>SPI CLOCK</text:p>
          </table:table-cell>
          <table:table-cell table:style-name="ce6" office:value-type="string">
            <text:p>CPU</text:p>
          </table:table-cell>
          <table:table-cell table:style-name="ce6"/>
          <table:table-cell table:style-name="ce6" office:value-type="string">
            <text:p>GPIO39</text:p>
          </table:table-cell>
          <table:table-cell table:style-name="ce6" office:value-type="string">
            <text:p>MTCK</text:p>
          </table:table-cell>
          <table:table-cell table:style-name="ce6" table:number-columns-repeated="4"/>
          <table:table-cell table:style-name="ce6" table:formula="of:=CONCATENATE([.B40];&quot;:&quot;;[.D40])" office:value-type="string" office:string-value="Metro ESP32 S3:SCK">
            <text:p>Metro ESP32 S3:SCK</text:p>
          </table:table-cell>
          <table:table-cell table:style-name="ce6" office:value-type="float" office:value="227">
            <text:p>227</text:p>
          </table:table-cell>
          <table:table-cell table:formula="of:=VLOOKUP([.P40];[.$A$2:.$O$275];15)" office:value-type="string" office:string-value="SPI Bus :SCK">
            <text:p>SPI Bus :SCK</text:p>
          </table:table-cell>
          <table:table-cell table:formula="of:=VLOOKUP([.P40];[.$A$2:.$O$275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40">
            <text:p>40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MOSI</text:p>
          </table:table-cell>
          <table:table-cell table:style-name="ce6" office:value-type="string">
            <text:p>MOSI</text:p>
          </table:table-cell>
          <table:table-cell table:style-name="ce6" office:value-type="string">
            <text:p>SPI MC Out Serial In</text:p>
          </table:table-cell>
          <table:table-cell table:style-name="ce6" office:value-type="string">
            <text:p>CPU</text:p>
          </table:table-cell>
          <table:table-cell table:style-name="ce6"/>
          <table:table-cell table:style-name="ce6" office:value-type="string">
            <text:p>GPIO42</text:p>
          </table:table-cell>
          <table:table-cell table:style-name="ce6" office:value-type="string">
            <text:p>MTMS</text:p>
          </table:table-cell>
          <table:table-cell table:style-name="ce6" table:number-columns-repeated="4"/>
          <table:table-cell table:style-name="ce6" table:formula="of:=CONCATENATE([.B41];&quot;:&quot;;[.D41])" office:value-type="string" office:string-value="Metro ESP32 S3:MOSI">
            <text:p>Metro ESP32 S3:MOSI</text:p>
          </table:table-cell>
          <table:table-cell table:style-name="ce6" office:value-type="float" office:value="225">
            <text:p>225</text:p>
          </table:table-cell>
          <table:table-cell table:formula="of:=VLOOKUP([.P41];[.$A$2:.$O$275];15)" office:value-type="string" office:string-value="SPI Bus :MOSI">
            <text:p>SPI Bus :MOSI</text:p>
          </table:table-cell>
          <table:table-cell table:formula="of:=VLOOKUP([.P41];[.$A$2:.$O$275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41">
            <text:p>41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RST</text:p>
          </table:table-cell>
          <table:table-cell table:style-name="ce6" office:value-type="string">
            <text:p>RESET</text:p>
          </table:table-cell>
          <table:table-cell table:style-name="ce6" office:value-type="string">
            <text:p>CONTROL</text:p>
          </table:table-cell>
          <table:table-cell table:style-name="ce6" table:number-columns-repeated="8"/>
          <table:table-cell table:style-name="ce6" table:formula="of:=CONCATENATE([.B42];&quot;:&quot;;[.D42])" office:value-type="string" office:string-value="Metro ESP32 S3:RST">
            <text:p>Metro ESP32 S3:RST</text:p>
          </table:table-cell>
          <table:table-cell table:style-name="ce6"/>
          <table:table-cell table:formula="of:=VLOOKUP([.P42];[.$A$2:.$O$275];15)" office:value-type="float" office:value="0">
            <text:p>#N/A</text:p>
          </table:table-cell>
          <table:table-cell table:formula="of:=VLOOKUP([.P42];[.$A$2:.$O$275];3)" office:value-type="float" office:value="0">
            <text:p>#N/A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5">
          <table:table-cell table:style-name="ce6" office:value-type="float" office:value="42">
            <text:p>42</text:p>
          </table:table-cell>
          <table:table-cell table:style-name="ce6" office:value-type="string">
            <text:p>Metro ESP32 S3</text:p>
          </table:table-cell>
          <table:table-cell table:style-name="ce6" office:value-type="string">
            <text:p>Body</text:p>
          </table:table-cell>
          <table:table-cell table:style-name="ce16" office:value-type="string">
            <text:p>GND</text:p>
          </table:table-cell>
          <table:table-cell table:style-name="ce6" office:value-type="string">
            <text:p>GND</text:p>
          </table:table-cell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43];&quot;:&quot;;[.D43])" office:value-type="string" office:string-value="Metro ESP32 S3:GND">
            <text:p>Metro ESP32 S3:GND</text:p>
          </table:table-cell>
          <table:table-cell table:style-name="ce6" office:value-type="float" office:value="228">
            <text:p>228</text:p>
          </table:table-cell>
          <table:table-cell table:formula="of:=VLOOKUP([.P43];[.$A$2:.$O$275];15)" office:value-type="string" office:string-value="SPI Bus :GND">
            <text:p>SPI Bus :GND</text:p>
          </table:table-cell>
          <table:table-cell table:formula="of:=VLOOKUP([.P43];[.$A$2:.$O$275];3)" office:value-type="string" office:string-value="Body">
            <text:p>Body</text:p>
          </table:table-cell>
          <table:table-cell table:style-name="ce25" table:number-columns-repeated="4"/>
          <table:table-cell table:style-name="ce6" table:number-columns-repeated="3"/>
          <table:table-cell table:style-name="ce25"/>
          <table:table-cell table:style-name="ce6" table:number-columns-repeated="998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SD_CS</text:p>
          </table:table-cell>
          <table:table-cell office:value-type="string">
            <text:p>SD Select</text:p>
          </table:table-cell>
          <table:table-cell office:value-type="string">
            <text:p>CPU</text:p>
          </table:table-cell>
          <table:table-cell/>
          <table:table-cell office:value-type="string">
            <text:p>GPIO45</text:p>
          </table:table-cell>
          <table:table-cell table:number-columns-repeated="5"/>
          <table:table-cell table:formula="of:=CONCATENATE([.B44];&quot;:&quot;;[.D44])" office:value-type="string" office:string-value="Metro ESP32 S3:MicroSD">
            <text:p>Metro ESP32 S3:MicroSD</text:p>
          </table:table-cell>
          <table:table-cell/>
          <table:table-cell table:formula="of:=VLOOKUP([.P44];[.$A$2:.$O$275];15)" office:value-type="float" office:value="0">
            <text:p>#N/A</text:p>
          </table:table-cell>
          <table:table-cell table:formula="of:=VLOOKUP([.P44];[.$A$2:.$O$275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SCK</text:p>
          </table:table-cell>
          <table:table-cell office:value-type="string">
            <text:p>SPI CLOCK</text:p>
          </table:table-cell>
          <table:table-cell office:value-type="string">
            <text:p>CPU</text:p>
          </table:table-cell>
          <table:table-cell/>
          <table:table-cell office:value-type="string">
            <text:p>GPIO39</text:p>
          </table:table-cell>
          <table:table-cell table:number-columns-repeated="5"/>
          <table:table-cell table:formula="of:=CONCATENATE([.B45];&quot;:&quot;;[.D45])" office:value-type="string" office:string-value="Metro ESP32 S3:MicroSD">
            <text:p>Metro ESP32 S3:MicroSD</text:p>
          </table:table-cell>
          <table:table-cell/>
          <table:table-cell table:formula="of:=VLOOKUP([.P45];[.$A$2:.$O$275];15)" office:value-type="float" office:value="0">
            <text:p>#N/A</text:p>
          </table:table-cell>
          <table:table-cell table:formula="of:=VLOOKUP([.P45];[.$A$2:.$O$275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MOSI</text:p>
          </table:table-cell>
          <table:table-cell office:value-type="string">
            <text:p>SPI MC Out Serial In</text:p>
          </table:table-cell>
          <table:table-cell office:value-type="string">
            <text:p>CPU</text:p>
          </table:table-cell>
          <table:table-cell/>
          <table:table-cell office:value-type="string">
            <text:p>GPIO42</text:p>
          </table:table-cell>
          <table:table-cell table:number-columns-repeated="5"/>
          <table:table-cell table:formula="of:=CONCATENATE([.B46];&quot;:&quot;;[.D46])" office:value-type="string" office:string-value="Metro ESP32 S3:MicroSD">
            <text:p>Metro ESP32 S3:MicroSD</text:p>
          </table:table-cell>
          <table:table-cell/>
          <table:table-cell table:formula="of:=VLOOKUP([.P46];[.$A$2:.$O$275];15)" office:value-type="float" office:value="0">
            <text:p>#N/A</text:p>
          </table:table-cell>
          <table:table-cell table:formula="of:=VLOOKUP([.P46];[.$A$2:.$O$275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Metro ESP32 S3</text:p>
          </table:table-cell>
          <table:table-cell office:value-type="string">
            <text:p>Body</text:p>
          </table:table-cell>
          <table:table-cell office:value-type="string">
            <text:p>MicroSD</text:p>
          </table:table-cell>
          <table:table-cell office:value-type="string">
            <text:p>MISO</text:p>
          </table:table-cell>
          <table:table-cell office:value-type="string">
            <text:p>SPI MC In Serial Out </text:p>
          </table:table-cell>
          <table:table-cell office:value-type="string">
            <text:p>RTC</text:p>
          </table:table-cell>
          <table:table-cell/>
          <table:table-cell office:value-type="string">
            <text:p>GPIO21</text:p>
          </table:table-cell>
          <table:table-cell table:number-columns-repeated="5"/>
          <table:table-cell table:formula="of:=CONCATENATE([.B47];&quot;:&quot;;[.D47])" office:value-type="string" office:string-value="Metro ESP32 S3:MicroSD">
            <text:p>Metro ESP32 S3:MicroSD</text:p>
          </table:table-cell>
          <table:table-cell/>
          <table:table-cell table:formula="of:=VLOOKUP([.P47];[.$A$2:.$O$275];15)" office:value-type="float" office:value="0">
            <text:p>#N/A</text:p>
          </table:table-cell>
          <table:table-cell table:formula="of:=VLOOKUP([.P47];[.$A$2:.$O$275];3)" office:value-type="float" office:value="0">
            <text:p>#N/A</text:p>
          </table:table-cell>
          <table:table-cell table:number-columns-repeated="1006"/>
        </table:table-row>
        <table:table-row table:style-name="ro7">
          <table:table-cell table:style-name="ce6" office:value-type="float" office:value="47">
            <text:p>4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LINE2</text:p>
          </table:table-cell>
          <table:table-cell table:style-name="ce6"/>
          <table:table-cell table:style-name="ce6" office:value-type="string">
            <text:p>LINE IN </text:p>
          </table:table-cell>
          <table:table-cell table:style-name="ce6" table:number-columns-repeated="8"/>
          <table:table-cell table:style-name="ce6" table:formula="of:=CONCATENATE([.B48];&quot;:&quot;;[.D48])" office:value-type="string" office:string-value="VS1053 Audio BO:LINE2">
            <text:p>VS1053 Audio BO:LINE2</text:p>
          </table:table-cell>
          <table:table-cell table:style-name="ce6" office:value-type="float" office:value="183">
            <text:p>183</text:p>
          </table:table-cell>
          <table:table-cell table:formula="of:=VLOOKUP([.P48];[.$A$2:.$O$275];15)" office:value-type="string" office:string-value="MAX9814 Mic:Out">
            <text:p>MAX9814 Mic:Out</text:p>
          </table:table-cell>
          <table:table-cell table:formula="of:=VLOOKUP([.P48];[.$A$2:.$O$275];3)" office:value-type="string" office:string-value="Hood">
            <text:p>Hood</text:p>
          </table:table-cell>
          <table:table-cell table:style-name="ce26" office:value-type="string">
            <text:p>Start/Stop Button (Momentary): from Arduino #7 to GND – Maybe one of the Hood Buttons?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Parameter Min Typ Max Unit Power Supply Consumption AVDD, Reset 0.6 Power Supply Consumption CVDD = 1.8V, Reset 5.0 A Power Supply Consumption CVDD = 1.8V, sine test 12 20.0 A Power Supply Consumption AVDD, sine test, 30 + GBUF 30 36.9 60 mA 8 Power Supply Consumption AVDD, no load 10 15 mA 5 Power Supply Consumption AVDD, output load 30 mA 11 Power Supply Consumption AVDD, 30 + GBUF mA 11 Power Supply Consumption CVDD = 1.8V mA 11 4.5 Digital Characteristics Parameter mA</text:p>
          </table:table-cell>
          <table:table-cell table:style-name="ce26"/>
          <table:table-cell table:style-name="ce6" table:number-columns-repeated="1002"/>
        </table:table-row>
        <table:table-row table:style-name="ro5">
          <table:table-cell table:style-name="ce6" office:value-type="float" office:value="48">
            <text:p>48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MIC+</text:p>
          </table:table-cell>
          <table:table-cell table:style-name="ce6"/>
          <table:table-cell table:style-name="ce6" office:value-type="string">
            <text:p>MIC</text:p>
          </table:table-cell>
          <table:table-cell table:style-name="ce6" table:number-columns-repeated="8"/>
          <table:table-cell table:style-name="ce6" table:formula="of:=CONCATENATE([.B49];&quot;:&quot;;[.D49])" office:value-type="string" office:string-value="VS1053 Audio BO:MIC+">
            <text:p>VS1053 Audio BO:MIC+</text:p>
          </table:table-cell>
          <table:table-cell table:style-name="ce6"/>
          <table:table-cell table:formula="of:=VLOOKUP([.P49];[.$A$2:.$O$275];15)" office:value-type="float" office:value="0">
            <text:p>#N/A</text:p>
          </table:table-cell>
          <table:table-cell table:formula="of:=VLOOKUP([.P49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49">
            <text:p>49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MIC-</text:p>
          </table:table-cell>
          <table:table-cell table:style-name="ce6"/>
          <table:table-cell table:style-name="ce6" office:value-type="string">
            <text:p>MIC</text:p>
          </table:table-cell>
          <table:table-cell table:style-name="ce6" table:number-columns-repeated="8"/>
          <table:table-cell table:style-name="ce6" table:formula="of:=CONCATENATE([.B50];&quot;:&quot;;[.D50])" office:value-type="string" office:string-value="VS1053 Audio BO:MIC-">
            <text:p>VS1053 Audio BO:MIC-</text:p>
          </table:table-cell>
          <table:table-cell table:style-name="ce6"/>
          <table:table-cell table:formula="of:=VLOOKUP([.P50];[.$A$2:.$O$275];15)" office:value-type="float" office:value="0">
            <text:p>#N/A</text:p>
          </table:table-cell>
          <table:table-cell table:formula="of:=VLOOKUP([.P50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0">
            <text:p>50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AGND</text:p>
          </table:table-cell>
          <table:table-cell table:style-name="ce6"/>
          <table:table-cell table:style-name="ce6" office:value-type="string">
            <text:p>Ground (Audio)</text:p>
          </table:table-cell>
          <table:table-cell table:style-name="ce6" table:number-columns-repeated="8"/>
          <table:table-cell table:style-name="ce6" table:formula="of:=CONCATENATE([.B51];&quot;:&quot;;[.D51])" office:value-type="string" office:string-value="VS1053 Audio BO:AGND">
            <text:p>VS1053 Audio BO:AGND</text:p>
          </table:table-cell>
          <table:table-cell table:style-name="ce6"/>
          <table:table-cell table:formula="of:=VLOOKUP([.P51];[.$A$2:.$O$275];15)" office:value-type="float" office:value="0">
            <text:p>#N/A</text:p>
          </table:table-cell>
          <table:table-cell table:formula="of:=VLOOKUP([.P51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1">
            <text:p>51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3V3</text:p>
          </table:table-cell>
          <table:table-cell table:style-name="ce6"/>
          <table:table-cell table:style-name="ce6" office:value-type="string">
            <text:p>Power Out 3.3VDC</text:p>
          </table:table-cell>
          <table:table-cell table:style-name="ce6" table:number-columns-repeated="8"/>
          <table:table-cell table:style-name="ce6" table:formula="of:=CONCATENATE([.B52];&quot;:&quot;;[.D52])" office:value-type="string" office:string-value="VS1053 Audio BO:3V3">
            <text:p>VS1053 Audio BO:3V3</text:p>
          </table:table-cell>
          <table:table-cell table:style-name="ce6"/>
          <table:table-cell table:formula="of:=VLOOKUP([.P52];[.$A$2:.$O$275];15)" office:value-type="float" office:value="0">
            <text:p>#N/A</text:p>
          </table:table-cell>
          <table:table-cell table:formula="of:=VLOOKUP([.P52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2">
            <text:p>52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float" office:value="1">
            <text:p>1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3];&quot;:&quot;;[.D53])" office:value-type="string" office:string-value="VS1053 Audio BO:1">
            <text:p>VS1053 Audio BO:1</text:p>
          </table:table-cell>
          <table:table-cell table:style-name="ce6"/>
          <table:table-cell table:formula="of:=VLOOKUP([.P53];[.$A$2:.$O$275];15)" office:value-type="float" office:value="0">
            <text:p>#N/A</text:p>
          </table:table-cell>
          <table:table-cell table:formula="of:=VLOOKUP([.P53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3">
            <text:p>53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float" office:value="2">
            <text:p>2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4];&quot;:&quot;;[.D54])" office:value-type="string" office:string-value="VS1053 Audio BO:2">
            <text:p>VS1053 Audio BO:2</text:p>
          </table:table-cell>
          <table:table-cell table:style-name="ce6"/>
          <table:table-cell table:formula="of:=VLOOKUP([.P54];[.$A$2:.$O$275];15)" office:value-type="float" office:value="0">
            <text:p>#N/A</text:p>
          </table:table-cell>
          <table:table-cell table:formula="of:=VLOOKUP([.P54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4">
            <text:p>54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float" office:value="3">
            <text:p>3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5];&quot;:&quot;;[.D55])" office:value-type="string" office:string-value="VS1053 Audio BO:3">
            <text:p>VS1053 Audio BO:3</text:p>
          </table:table-cell>
          <table:table-cell table:style-name="ce6"/>
          <table:table-cell table:formula="of:=VLOOKUP([.P55];[.$A$2:.$O$275];15)" office:value-type="float" office:value="0">
            <text:p>#N/A</text:p>
          </table:table-cell>
          <table:table-cell table:formula="of:=VLOOKUP([.P55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5">
            <text:p>55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float" office:value="4">
            <text:p>4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6];&quot;:&quot;;[.D56])" office:value-type="string" office:string-value="VS1053 Audio BO:4">
            <text:p>VS1053 Audio BO:4</text:p>
          </table:table-cell>
          <table:table-cell table:style-name="ce6"/>
          <table:table-cell table:formula="of:=VLOOKUP([.P56];[.$A$2:.$O$275];15)" office:value-type="float" office:value="0">
            <text:p>#N/A</text:p>
          </table:table-cell>
          <table:table-cell table:formula="of:=VLOOKUP([.P56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6">
            <text:p>56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float" office:value="5">
            <text:p>5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7];&quot;:&quot;;[.D57])" office:value-type="string" office:string-value="VS1053 Audio BO:5">
            <text:p>VS1053 Audio BO:5</text:p>
          </table:table-cell>
          <table:table-cell table:style-name="ce6"/>
          <table:table-cell table:formula="of:=VLOOKUP([.P57];[.$A$2:.$O$275];15)" office:value-type="float" office:value="0">
            <text:p>#N/A</text:p>
          </table:table-cell>
          <table:table-cell table:formula="of:=VLOOKUP([.P57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7">
            <text:p>5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float" office:value="6">
            <text:p>6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8];&quot;:&quot;;[.D58])" office:value-type="string" office:string-value="VS1053 Audio BO:6">
            <text:p>VS1053 Audio BO:6</text:p>
          </table:table-cell>
          <table:table-cell table:style-name="ce6"/>
          <table:table-cell table:formula="of:=VLOOKUP([.P58];[.$A$2:.$O$275];15)" office:value-type="float" office:value="0">
            <text:p>#N/A</text:p>
          </table:table-cell>
          <table:table-cell table:formula="of:=VLOOKUP([.P58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8">
            <text:p>58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float" office:value="7">
            <text:p>7</text:p>
          </table:table-cell>
          <table:table-cell table:style-name="ce6"/>
          <table:table-cell table:style-name="ce6" office:value-type="string">
            <text:p>DIGITAL GPIO</text:p>
          </table:table-cell>
          <table:table-cell table:style-name="ce6" table:number-columns-repeated="8"/>
          <table:table-cell table:style-name="ce6" table:formula="of:=CONCATENATE([.B59];&quot;:&quot;;[.D59])" office:value-type="string" office:string-value="VS1053 Audio BO:7">
            <text:p>VS1053 Audio BO:7</text:p>
          </table:table-cell>
          <table:table-cell table:style-name="ce6"/>
          <table:table-cell table:formula="of:=VLOOKUP([.P59];[.$A$2:.$O$275];15)" office:value-type="float" office:value="0">
            <text:p>#N/A</text:p>
          </table:table-cell>
          <table:table-cell table:formula="of:=VLOOKUP([.P59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59">
            <text:p>59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TX</text:p>
          </table:table-cell>
          <table:table-cell table:style-name="ce6" table:number-columns-repeated="10"/>
          <table:table-cell table:style-name="ce6" table:formula="of:=CONCATENATE([.B60];&quot;:&quot;;[.D60])" office:value-type="string" office:string-value="VS1053 Audio BO:TX">
            <text:p>VS1053 Audio BO:TX</text:p>
          </table:table-cell>
          <table:table-cell table:style-name="ce6"/>
          <table:table-cell table:formula="of:=VLOOKUP([.P60];[.$A$2:.$O$275];15)" office:value-type="float" office:value="0">
            <text:p>#N/A</text:p>
          </table:table-cell>
          <table:table-cell table:formula="of:=VLOOKUP([.P60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0">
            <text:p>60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RX</text:p>
          </table:table-cell>
          <table:table-cell table:style-name="ce6" table:number-columns-repeated="10"/>
          <table:table-cell table:style-name="ce6" table:formula="of:=CONCATENATE([.B61];&quot;:&quot;;[.D61])" office:value-type="string" office:string-value="VS1053 Audio BO:RX">
            <text:p>VS1053 Audio BO:RX</text:p>
          </table:table-cell>
          <table:table-cell table:style-name="ce6"/>
          <table:table-cell table:formula="of:=VLOOKUP([.P61];[.$A$2:.$O$275];15)" office:value-type="float" office:value="0">
            <text:p>#N/A</text:p>
          </table:table-cell>
          <table:table-cell table:formula="of:=VLOOKUP([.P61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1">
            <text:p>61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SD CD</text:p>
          </table:table-cell>
          <table:table-cell table:style-name="ce6" table:number-columns-repeated="10"/>
          <table:table-cell table:style-name="ce6" table:formula="of:=CONCATENATE([.B62];&quot;:&quot;;[.D62])" office:value-type="string" office:string-value="VS1053 Audio BO:SD CD">
            <text:p>VS1053 Audio BO:SD CD</text:p>
          </table:table-cell>
          <table:table-cell table:style-name="ce6"/>
          <table:table-cell table:formula="of:=VLOOKUP([.P62];[.$A$2:.$O$275];15)" office:value-type="float" office:value="0">
            <text:p>#N/A</text:p>
          </table:table-cell>
          <table:table-cell table:formula="of:=VLOOKUP([.P62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ROUT</text:p>
          </table:table-cell>
          <table:table-cell table:style-name="ce6"/>
          <table:table-cell table:style-name="ce6" office:value-type="string">
            <text:p>LINE OUT</text:p>
          </table:table-cell>
          <table:table-cell table:style-name="ce6" table:number-columns-repeated="8"/>
          <table:table-cell table:style-name="ce6" table:formula="of:=CONCATENATE([.B63];&quot;:&quot;;[.D63])" office:value-type="string" office:string-value="VS1053 Audio BO:ROUT">
            <text:p>VS1053 Audio BO:ROUT</text:p>
          </table:table-cell>
          <table:table-cell table:style-name="ce6" office:value-type="float" office:value="82">
            <text:p>82</text:p>
          </table:table-cell>
          <table:table-cell table:formula="of:=VLOOKUP([.P63];[.$A$2:.$O$275];15)" office:value-type="string" office:string-value="PAM8302 Amp:A+">
            <text:p>PAM8302 Amp:A+</text:p>
          </table:table-cell>
          <table:table-cell table:formula="of:=VLOOKUP([.P63];[.$A$2:.$O$275];3)" office:value-type="string" office:string-value="Body">
            <text:p>Body</text:p>
          </table:table-cell>
          <table:table-cell table:style-name="ce26" office:value-type="string">
            <text:p>Need blend circuit since this is <text:s/>mono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63">
            <text:p>63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LOUT</text:p>
          </table:table-cell>
          <table:table-cell table:style-name="ce6"/>
          <table:table-cell table:style-name="ce6" office:value-type="string">
            <text:p>LINE OUT</text:p>
          </table:table-cell>
          <table:table-cell table:style-name="ce6" table:number-columns-repeated="8"/>
          <table:table-cell table:style-name="ce6" table:formula="of:=CONCATENATE([.B64];&quot;:&quot;;[.D64])" office:value-type="string" office:string-value="VS1053 Audio BO:LOUT">
            <text:p>VS1053 Audio BO:LOUT</text:p>
          </table:table-cell>
          <table:table-cell table:style-name="ce6" office:value-type="float" office:value="82">
            <text:p>82</text:p>
          </table:table-cell>
          <table:table-cell table:formula="of:=VLOOKUP([.P64];[.$A$2:.$O$275];15)" office:value-type="string" office:string-value="PAM8302 Amp:A+">
            <text:p>PAM8302 Amp:A+</text:p>
          </table:table-cell>
          <table:table-cell table:formula="of:=VLOOKUP([.P64];[.$A$2:.$O$275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4">
            <text:p>64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AGND</text:p>
          </table:table-cell>
          <table:table-cell table:style-name="ce6"/>
          <table:table-cell table:style-name="ce6" office:value-type="string">
            <text:p>Ground (Audio)</text:p>
          </table:table-cell>
          <table:table-cell table:style-name="ce6" table:number-columns-repeated="8"/>
          <table:table-cell table:style-name="ce6" table:formula="of:=CONCATENATE([.B65];&quot;:&quot;;[.D65])" office:value-type="string" office:string-value="VS1053 Audio BO:AGND">
            <text:p>VS1053 Audio BO:AGND</text:p>
          </table:table-cell>
          <table:table-cell table:style-name="ce6" office:value-type="float" office:value="83">
            <text:p>83</text:p>
          </table:table-cell>
          <table:table-cell table:formula="of:=VLOOKUP([.P65];[.$A$2:.$O$275];15)" office:value-type="string" office:string-value="PAM8302 Amp:A-">
            <text:p>PAM8302 Amp:A-</text:p>
          </table:table-cell>
          <table:table-cell table:formula="of:=VLOOKUP([.P65];[.$A$2:.$O$275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5">
            <text:p>65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AGND</text:p>
          </table:table-cell>
          <table:table-cell table:style-name="ce6"/>
          <table:table-cell table:style-name="ce6" office:value-type="string">
            <text:p>Ground (Audio)</text:p>
          </table:table-cell>
          <table:table-cell table:style-name="ce6" table:number-columns-repeated="8"/>
          <table:table-cell table:style-name="ce6" table:formula="of:=CONCATENATE([.B66];&quot;:&quot;;[.D66])" office:value-type="string" office:string-value="VS1053 Audio BO:AGND">
            <text:p>VS1053 Audio BO:AGND</text:p>
          </table:table-cell>
          <table:table-cell table:style-name="ce6" office:value-type="float" office:value="83">
            <text:p>83</text:p>
          </table:table-cell>
          <table:table-cell table:formula="of:=VLOOKUP([.P66];[.$A$2:.$O$275];15)" office:value-type="string" office:string-value="PAM8302 Amp:A-">
            <text:p>PAM8302 Amp:A-</text:p>
          </table:table-cell>
          <table:table-cell table:formula="of:=VLOOKUP([.P66];[.$A$2:.$O$275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6">
            <text:p>66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GND</text:p>
          </table:table-cell>
          <table:table-cell table:style-name="ce6"/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67];&quot;:&quot;;[.D67])" office:value-type="string" office:string-value="VS1053 Audio BO:GND">
            <text:p>VS1053 Audio BO:GND</text:p>
          </table:table-cell>
          <table:table-cell table:style-name="ce6"/>
          <table:table-cell table:formula="of:=VLOOKUP([.P67];[.$A$2:.$O$275];15)" office:value-type="float" office:value="0">
            <text:p>#N/A</text:p>
          </table:table-cell>
          <table:table-cell table:formula="of:=VLOOKUP([.P67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6" office:value-type="float" office:value="67">
            <text:p>6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DREQ</text:p>
          </table:table-cell>
          <table:table-cell table:style-name="ce6" table:number-columns-repeated="10"/>
          <table:table-cell table:style-name="ce6" table:formula="of:=CONCATENATE([.B68];&quot;:&quot;;[.D68])" office:value-type="string" office:string-value="VS1053 Audio BO:DREQ">
            <text:p>VS1053 Audio BO:DREQ</text:p>
          </table:table-cell>
          <table:table-cell table:style-name="ce6" office:value-type="float" office:value="10">
            <text:p>10</text:p>
          </table:table-cell>
          <table:table-cell table:formula="of:=VLOOKUP([.P68];[.$A$2:.$O$275];15)" office:value-type="string" office:string-value="Metro ESP32 S3:A1">
            <text:p>Metro ESP32 S3:A1</text:p>
          </table:table-cell>
          <table:table-cell table:formula="of:=VLOOKUP([.P68];[.$A$2:.$O$275];3)" office:value-type="string" office:string-value="Body">
            <text:p>Body</text:p>
          </table:table-cell>
          <table:table-cell table:style-name="ce26" office:value-type="string">
            <text:p>Arduino #8 for Playback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68">
            <text:p>68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VCC</text:p>
          </table:table-cell>
          <table:table-cell table:style-name="ce6"/>
          <table:table-cell table:style-name="ce6" office:value-type="string">
            <text:p>Power In 5VDC</text:p>
          </table:table-cell>
          <table:table-cell table:style-name="ce6" table:number-columns-repeated="8"/>
          <table:table-cell table:style-name="ce6" table:formula="of:=CONCATENATE([.B69];&quot;:&quot;;[.D69])" office:value-type="string" office:string-value="VS1053 Audio BO:VCC">
            <text:p>VS1053 Audio BO:VCC</text:p>
          </table:table-cell>
          <table:table-cell table:style-name="ce6" office:value-type="float" office:value="218">
            <text:p>218</text:p>
          </table:table-cell>
          <table:table-cell table:formula="of:=VLOOKUP([.P69];[.$A$2:.$O$275];15)" office:value-type="string" office:string-value="Power Bus:Vcc">
            <text:p>Power Bus:Vcc</text:p>
          </table:table-cell>
          <table:table-cell table:formula="of:=VLOOKUP([.P69];[.$A$2:.$O$275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69">
            <text:p>69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3V3</text:p>
          </table:table-cell>
          <table:table-cell table:style-name="ce6"/>
          <table:table-cell table:style-name="ce6" office:value-type="string">
            <text:p>Power Out 3.3VDC</text:p>
          </table:table-cell>
          <table:table-cell table:style-name="ce6" table:number-columns-repeated="8"/>
          <table:table-cell table:style-name="ce6" table:formula="of:=CONCATENATE([.B70];&quot;:&quot;;[.D70])" office:value-type="string" office:string-value="VS1053 Audio BO:3V3">
            <text:p>VS1053 Audio BO:3V3</text:p>
          </table:table-cell>
          <table:table-cell table:style-name="ce6"/>
          <table:table-cell table:formula="of:=VLOOKUP([.P70];[.$A$2:.$O$275];15)" office:value-type="float" office:value="0">
            <text:p>#N/A</text:p>
          </table:table-cell>
          <table:table-cell table:formula="of:=VLOOKUP([.P70];[.$A$2:.$O$275];3)" office:value-type="float" office:value="0">
            <text:p>#N/A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5">
          <table:table-cell table:style-name="ce6" office:value-type="float" office:value="70">
            <text:p>70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GND</text:p>
          </table:table-cell>
          <table:table-cell table:style-name="ce6"/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71];&quot;:&quot;;[.D71])" office:value-type="string" office:string-value="VS1053 Audio BO:GND">
            <text:p>VS1053 Audio BO:GND</text:p>
          </table:table-cell>
          <table:table-cell table:style-name="ce6" office:value-type="float" office:value="222">
            <text:p>222</text:p>
          </table:table-cell>
          <table:table-cell table:formula="of:=VLOOKUP([.P71];[.$A$2:.$O$275];15)" office:value-type="string" office:string-value="Ground Bus:GND">
            <text:p>Ground Bus:GND</text:p>
          </table:table-cell>
          <table:table-cell table:formula="of:=VLOOKUP([.P71];[.$A$2:.$O$275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MISO</text:p>
          </table:table-cell>
          <table:table-cell table:style-name="ce6"/>
          <table:table-cell table:style-name="ce6" office:value-type="string">
            <text:p>SPI MC In Sensor Out </text:p>
          </table:table-cell>
          <table:table-cell table:style-name="ce6" table:number-columns-repeated="8"/>
          <table:table-cell table:style-name="ce6" table:formula="of:=CONCATENATE([.B72];&quot;:&quot;;[.D72])" office:value-type="string" office:string-value="VS1053 Audio BO:MISO">
            <text:p>VS1053 Audio BO:MISO</text:p>
          </table:table-cell>
          <table:table-cell table:style-name="ce6" office:value-type="float" office:value="224">
            <text:p>224</text:p>
          </table:table-cell>
          <table:table-cell table:formula="of:=VLOOKUP([.P72];[.$A$2:.$O$275];15)" office:value-type="string" office:string-value="SPI Bus :MISO">
            <text:p>SPI Bus :MISO</text:p>
          </table:table-cell>
          <table:table-cell table:formula="of:=VLOOKUP([.P72];[.$A$2:.$O$275];3)" office:value-type="string" office:string-value="Body">
            <text:p>Body</text:p>
          </table:table-cell>
          <table:table-cell table:style-name="ce26" office:value-type="string">
            <text:p>To Arduino #12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MOSI</text:p>
          </table:table-cell>
          <table:table-cell table:style-name="ce6"/>
          <table:table-cell table:style-name="ce6" office:value-type="string">
            <text:p>SPI MC Out Sensor In</text:p>
          </table:table-cell>
          <table:table-cell table:style-name="ce6" table:number-columns-repeated="8"/>
          <table:table-cell table:style-name="ce6" table:formula="of:=CONCATENATE([.B73];&quot;:&quot;;[.D73])" office:value-type="string" office:string-value="VS1053 Audio BO:MOSI">
            <text:p>VS1053 Audio BO:MOSI</text:p>
          </table:table-cell>
          <table:table-cell table:style-name="ce6" office:value-type="float" office:value="225">
            <text:p>225</text:p>
          </table:table-cell>
          <table:table-cell table:formula="of:=VLOOKUP([.P73];[.$A$2:.$O$275];15)" office:value-type="string" office:string-value="SPI Bus :MOSI">
            <text:p>SPI Bus :MOSI</text:p>
          </table:table-cell>
          <table:table-cell table:formula="of:=VLOOKUP([.P73];[.$A$2:.$O$275];3)" office:value-type="string" office:string-value="Body">
            <text:p>Body</text:p>
          </table:table-cell>
          <table:table-cell table:style-name="ce26" office:value-type="string">
            <text:p>To Arduino #11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SCLK</text:p>
          </table:table-cell>
          <table:table-cell table:style-name="ce6"/>
          <table:table-cell table:style-name="ce6" office:value-type="string">
            <text:p>SPI CLOCK</text:p>
          </table:table-cell>
          <table:table-cell table:style-name="ce6" table:number-columns-repeated="8"/>
          <table:table-cell table:style-name="ce6" table:formula="of:=CONCATENATE([.B74];&quot;:&quot;;[.D74])" office:value-type="string" office:string-value="VS1053 Audio BO:SCLK">
            <text:p>VS1053 Audio BO:SCLK</text:p>
          </table:table-cell>
          <table:table-cell table:style-name="ce6" office:value-type="float" office:value="227">
            <text:p>227</text:p>
          </table:table-cell>
          <table:table-cell table:formula="of:=VLOOKUP([.P74];[.$A$2:.$O$275];15)" office:value-type="string" office:string-value="SPI Bus :SCK">
            <text:p>SPI Bus :SCK</text:p>
          </table:table-cell>
          <table:table-cell table:formula="of:=VLOOKUP([.P74];[.$A$2:.$O$275];3)" office:value-type="string" office:string-value="Body">
            <text:p>Body</text:p>
          </table:table-cell>
          <table:table-cell table:style-name="ce26" office:value-type="string">
            <text:p>To Arduino #13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4">
          <table:table-cell table:style-name="ce6" office:value-type="float" office:value="74">
            <text:p>74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RST</text:p>
          </table:table-cell>
          <table:table-cell table:style-name="ce6"/>
          <table:table-cell table:style-name="ce6" office:value-type="string">
            <text:p>RESET</text:p>
          </table:table-cell>
          <table:table-cell table:style-name="ce6" table:number-columns-repeated="8"/>
          <table:table-cell table:style-name="ce6" table:formula="of:=CONCATENATE([.B75];&quot;:&quot;;[.D75])" office:value-type="string" office:string-value="VS1053 Audio BO:RST">
            <text:p>VS1053 Audio BO:RST</text:p>
          </table:table-cell>
          <table:table-cell table:style-name="ce6" office:value-type="float" office:value="229">
            <text:p>229</text:p>
          </table:table-cell>
          <table:table-cell table:formula="of:=VLOOKUP([.P75];[.$A$2:.$O$275];15)" office:value-type="string" office:string-value="SPI Bus :RST">
            <text:p>SPI Bus :RST</text:p>
          </table:table-cell>
          <table:table-cell table:formula="of:=VLOOKUP([.P75];[.$A$2:.$O$275];3)" office:value-type="string" office:string-value="Body">
            <text:p>Body</text:p>
          </table:table-cell>
          <table:table-cell table:style-name="ce26" office:value-type="string">
            <text:p>To Arduino #9 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75">
            <text:p>75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CS</text:p>
          </table:table-cell>
          <table:table-cell table:style-name="ce6"/>
          <table:table-cell table:style-name="ce6" office:value-type="string">
            <text:p>SPI Channel Select</text:p>
          </table:table-cell>
          <table:table-cell table:style-name="ce6" table:number-columns-repeated="8"/>
          <table:table-cell table:style-name="ce6" table:formula="of:=CONCATENATE([.B76];&quot;:&quot;;[.D76])" office:value-type="string" office:string-value="VS1053 Audio BO:CS">
            <text:p>VS1053 Audio BO:CS</text:p>
          </table:table-cell>
          <table:table-cell table:style-name="ce6" office:value-type="float" office:value="23">
            <text:p>23</text:p>
          </table:table-cell>
          <table:table-cell table:formula="of:=VLOOKUP([.P76];[.$A$2:.$O$275];15)" office:value-type="string" office:string-value="Metro ESP32 S3:10">
            <text:p>Metro ESP32 S3:10</text:p>
          </table:table-cell>
          <table:table-cell table:formula="of:=VLOOKUP([.P76];[.$A$2:.$O$275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6" office:value-type="float" office:value="76">
            <text:p>76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SDCS</text:p>
          </table:table-cell>
          <table:table-cell table:style-name="ce6"/>
          <table:table-cell table:style-name="ce6" office:value-type="string">
            <text:p>SD card chip select</text:p>
          </table:table-cell>
          <table:table-cell table:style-name="ce6" table:number-columns-repeated="8"/>
          <table:table-cell table:style-name="ce6" table:formula="of:=CONCATENATE([.B77];&quot;:&quot;;[.D77])" office:value-type="string" office:string-value="VS1053 Audio BO:SDCS">
            <text:p>VS1053 Audio BO:SDCS</text:p>
          </table:table-cell>
          <table:table-cell table:style-name="ce6" office:value-type="float" office:value="9">
            <text:p>9</text:p>
          </table:table-cell>
          <table:table-cell table:formula="of:=VLOOKUP([.P77];[.$A$2:.$O$275];15)" office:value-type="string" office:string-value="Metro ESP32 S3:A0">
            <text:p>Metro ESP32 S3:A0</text:p>
          </table:table-cell>
          <table:table-cell table:formula="of:=VLOOKUP([.P77];[.$A$2:.$O$275];3)" office:value-type="string" office:string-value="Body">
            <text:p>Body</text:p>
          </table:table-cell>
          <table:table-cell table:style-name="ce26" office:value-type="string">
            <text:p>To Arduino #4 for Playback?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5">
          <table:table-cell table:style-name="ce6" office:value-type="float" office:value="77">
            <text:p>77</text:p>
          </table:table-cell>
          <table:table-cell table:style-name="ce6" office:value-type="string">
            <text:p>VS1053 Audio BO</text:p>
          </table:table-cell>
          <table:table-cell table:style-name="ce6" office:value-type="string">
            <text:p>Body</text:p>
          </table:table-cell>
          <table:table-cell table:style-name="ce35" office:value-type="string">
            <text:p>XDCS</text:p>
          </table:table-cell>
          <table:table-cell table:style-name="ce6" table:number-columns-repeated="10"/>
          <table:table-cell table:style-name="ce6" table:formula="of:=CONCATENATE([.B78];&quot;:&quot;;[.D78])" office:value-type="string" office:string-value="VS1053 Audio BO:XDCS">
            <text:p>VS1053 Audio BO:XDCS</text:p>
          </table:table-cell>
          <table:table-cell table:style-name="ce6" office:value-type="float" office:value="25">
            <text:p>25</text:p>
          </table:table-cell>
          <table:table-cell table:formula="of:=VLOOKUP([.P78];[.$A$2:.$O$275];15)" office:value-type="string" office:string-value="Metro ESP32 S3:8">
            <text:p>Metro ESP32 S3:8</text:p>
          </table:table-cell>
          <table:table-cell table:formula="of:=VLOOKUP([.P78];[.$A$2:.$O$275];3)" office:value-type="string" office:string-value="Body">
            <text:p>Body</text:p>
          </table:table-cell>
          <table:table-cell table:style-name="ce26" table:number-columns-repeated="4"/>
          <table:table-cell table:style-name="ce6" table:number-columns-repeated="1002"/>
        </table:table-row>
        <table:table-row table:style-name="ro4">
          <table:table-cell table:style-name="ce7" office:value-type="float" office:value="78">
            <text:p>78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speaker out +</text:p>
          </table:table-cell>
          <table:table-cell table:style-name="ce7"/>
          <table:table-cell table:style-name="ce7" office:value-type="string">
            <text:p>Audio Out </text:p>
          </table:table-cell>
          <table:table-cell table:style-name="ce7" table:number-columns-repeated="8"/>
          <table:table-cell table:style-name="ce7" table:formula="of:=CONCATENATE([.B79];&quot;:&quot;;[.D79])" office:value-type="string" office:string-value="PAM8302 Amp:speaker out +">
            <text:p>PAM8302 Amp:speaker out +</text:p>
          </table:table-cell>
          <table:table-cell table:style-name="ce7" office:value-type="float" office:value="145">
            <text:p>145</text:p>
          </table:table-cell>
          <table:table-cell table:formula="of:=VLOOKUP([.P79];[.$A$2:.$O$275];15)" office:value-type="string" office:string-value="Speaker:Hot">
            <text:p>Speaker:Hot</text:p>
          </table:table-cell>
          <table:table-cell table:formula="of:=VLOOKUP([.P79];[.$A$2:.$O$275];3)" office:value-type="string" office:string-value="Body">
            <text:p>Body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79">
            <text:p>79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speaker out -</text:p>
          </table:table-cell>
          <table:table-cell table:style-name="ce7"/>
          <table:table-cell table:style-name="ce7" office:value-type="string">
            <text:p>Audio Out </text:p>
          </table:table-cell>
          <table:table-cell table:style-name="ce7" table:number-columns-repeated="8"/>
          <table:table-cell table:style-name="ce7" table:formula="of:=CONCATENATE([.B80];&quot;:&quot;;[.D80])" office:value-type="string" office:string-value="PAM8302 Amp:speaker out -">
            <text:p>PAM8302 Amp:speaker out -</text:p>
          </table:table-cell>
          <table:table-cell table:style-name="ce7" office:value-type="float" office:value="146">
            <text:p>146</text:p>
          </table:table-cell>
          <table:table-cell table:formula="of:=VLOOKUP([.P80];[.$A$2:.$O$275];15)" office:value-type="string" office:string-value="Speaker:GND">
            <text:p>Speaker:GND</text:p>
          </table:table-cell>
          <table:table-cell table:formula="of:=VLOOKUP([.P80];[.$A$2:.$O$275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4">
          <table:table-cell table:style-name="ce7" office:value-type="float" office:value="80">
            <text:p>80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Vin</text:p>
          </table:table-cell>
          <table:table-cell table:style-name="ce7"/>
          <table:table-cell table:style-name="ce7" office:value-type="string">
            <text:p>Power In</text:p>
          </table:table-cell>
          <table:table-cell table:style-name="ce7" table:number-columns-repeated="8"/>
          <table:table-cell table:style-name="ce7" table:formula="of:=CONCATENATE([.B81];&quot;:&quot;;[.D81])" office:value-type="string" office:string-value="PAM8302 Amp:Vin">
            <text:p>PAM8302 Amp:Vin</text:p>
          </table:table-cell>
          <table:table-cell table:style-name="ce7" office:value-type="float" office:value="218">
            <text:p>218</text:p>
          </table:table-cell>
          <table:table-cell table:formula="of:=VLOOKUP([.P81];[.$A$2:.$O$275];15)" office:value-type="string" office:string-value="Power Bus:Vcc">
            <text:p>Power Bus:Vcc</text:p>
          </table:table-cell>
          <table:table-cell table:formula="of:=VLOOKUP([.P81];[.$A$2:.$O$275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81">
            <text:p>81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GND</text:p>
          </table:table-cell>
          <table:table-cell table:style-name="ce7"/>
          <table:table-cell table:style-name="ce7" office:value-type="string">
            <text:p>GROUND</text:p>
          </table:table-cell>
          <table:table-cell table:style-name="ce7" table:number-columns-repeated="8"/>
          <table:table-cell table:style-name="ce7" table:formula="of:=CONCATENATE([.B82];&quot;:&quot;;[.D82])" office:value-type="string" office:string-value="PAM8302 Amp:GND">
            <text:p>PAM8302 Amp:GND</text:p>
          </table:table-cell>
          <table:table-cell table:style-name="ce7" office:value-type="float" office:value="222">
            <text:p>222</text:p>
          </table:table-cell>
          <table:table-cell table:formula="of:=VLOOKUP([.P82];[.$A$2:.$O$275];15)" office:value-type="string" office:string-value="Ground Bus:GND">
            <text:p>Ground Bus:GND</text:p>
          </table:table-cell>
          <table:table-cell table:formula="of:=VLOOKUP([.P82];[.$A$2:.$O$275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2">
          <table:table-cell table:style-name="ce7" office:value-type="float" office:value="82">
            <text:p>82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A+</text:p>
          </table:table-cell>
          <table:table-cell table:style-name="ce7"/>
          <table:table-cell table:style-name="ce7" office:value-type="string">
            <text:p>Audio In</text:p>
          </table:table-cell>
          <table:table-cell table:style-name="ce7" table:number-columns-repeated="8"/>
          <table:table-cell table:style-name="ce7" table:formula="of:=CONCATENATE([.B83];&quot;:&quot;;[.D83])" office:value-type="string" office:string-value="PAM8302 Amp:A+">
            <text:p>PAM8302 Amp:A+</text:p>
          </table:table-cell>
          <table:table-cell table:style-name="ce7" office:value-type="float" office:value="63">
            <text:p>63</text:p>
          </table:table-cell>
          <table:table-cell table:formula="of:=VLOOKUP([.P83];[.$A$2:.$O$275];15)" office:value-type="string" office:string-value="VS1053 Audio BO:LOUT">
            <text:p>VS1053 Audio BO:LOUT</text:p>
          </table:table-cell>
          <table:table-cell table:formula="of:=VLOOKUP([.P83];[.$A$2:.$O$275];3)" office:value-type="string" office:string-value="Body">
            <text:p>Body</text:p>
          </table:table-cell>
          <table:table-cell table:style-name="ce27" office:value-type="string">
            <text:p>Need blend circuit since this is <text:s/>mono</text:p>
          </table:table-cell>
          <table:table-cell table:style-name="ce27" table:number-columns-repeated="3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83">
            <text:p>83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A-</text:p>
          </table:table-cell>
          <table:table-cell table:style-name="ce7"/>
          <table:table-cell table:style-name="ce7" office:value-type="string">
            <text:p>Audio In</text:p>
          </table:table-cell>
          <table:table-cell table:style-name="ce7" table:number-columns-repeated="8"/>
          <table:table-cell table:style-name="ce7" table:formula="of:=CONCATENATE([.B84];&quot;:&quot;;[.D84])" office:value-type="string" office:string-value="PAM8302 Amp:A-">
            <text:p>PAM8302 Amp:A-</text:p>
          </table:table-cell>
          <table:table-cell table:style-name="ce7" office:value-type="float" office:value="64">
            <text:p>64</text:p>
          </table:table-cell>
          <table:table-cell table:formula="of:=VLOOKUP([.P84];[.$A$2:.$O$275];15)" office:value-type="string" office:string-value="VS1053 Audio BO:AGND">
            <text:p>VS1053 Audio BO:AGND</text:p>
          </table:table-cell>
          <table:table-cell table:formula="of:=VLOOKUP([.P84];[.$A$2:.$O$275];3)" office:value-type="string" office:string-value="Body">
            <text:p>Body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5">
          <table:table-cell table:style-name="ce7" office:value-type="float" office:value="84">
            <text:p>84</text:p>
          </table:table-cell>
          <table:table-cell table:style-name="ce7" office:value-type="string">
            <text:p>PAM8302 Amp</text:p>
          </table:table-cell>
          <table:table-cell table:style-name="ce7" office:value-type="string">
            <text:p>Body</text:p>
          </table:table-cell>
          <table:table-cell table:style-name="ce17" office:value-type="string">
            <text:p>SD </text:p>
          </table:table-cell>
          <table:table-cell table:style-name="ce7"/>
          <table:table-cell table:style-name="ce7" office:value-type="string">
            <text:p>Shut Down</text:p>
          </table:table-cell>
          <table:table-cell table:style-name="ce7" table:number-columns-repeated="8"/>
          <table:table-cell table:style-name="ce7" table:formula="of:=CONCATENATE([.B85];&quot;:&quot;;[.D85])" office:value-type="string" office:string-value="PAM8302 Amp:SD ">
            <text:p>PAM8302 Amp:SD </text:p>
          </table:table-cell>
          <table:table-cell table:style-name="ce7"/>
          <table:table-cell table:formula="of:=VLOOKUP([.P85];[.$A$2:.$O$275];15)" office:value-type="float" office:value="0">
            <text:p>#N/A</text:p>
          </table:table-cell>
          <table:table-cell table:formula="of:=VLOOKUP([.P85];[.$A$2:.$O$275];3)" office:value-type="float" office:value="0">
            <text:p>#N/A</text:p>
          </table:table-cell>
          <table:table-cell table:style-name="ce27" table:number-columns-repeated="4"/>
          <table:table-cell table:style-name="ce7" table:number-columns-repeated="3"/>
          <table:table-cell table:style-name="ce27"/>
          <table:table-cell table:style-name="ce7" table:number-columns-repeated="998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 In 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6];&quot;:&quot;;[.D86])" office:value-type="string" office:string-value="Rotary Encoder:Vin">
            <text:p>Rotary Encoder:Vin</text:p>
          </table:table-cell>
          <table:table-cell table:style-name="ce3"/>
          <table:table-cell table:formula="of:=VLOOKUP([.P86];[.$A$2:.$O$275];15)" office:value-type="float" office:value="0">
            <text:p>#N/A</text:p>
          </table:table-cell>
          <table:table-cell table:formula="of:=VLOOKUP([.P86];[.$A$2:.$O$275];3)" office:value-type="float" office:value="0">
            <text:p>#N/A</text:p>
          </table:table-cell>
          <table:table-cell table:style-name="ce28"/>
          <table:table-cell table:style-name="ce28" office:value-type="float" office:value="4.1">
            <text:p>4.1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86">
            <text:p>86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7];&quot;:&quot;;[.D87])" office:value-type="string" office:string-value="Rotary Encoder:3Vo">
            <text:p>Rotary Encoder:3Vo</text:p>
          </table:table-cell>
          <table:table-cell table:style-name="ce3"/>
          <table:table-cell table:formula="of:=VLOOKUP([.P87];[.$A$2:.$O$275];15)" office:value-type="float" office:value="0">
            <text:p>#N/A</text:p>
          </table:table-cell>
          <table:table-cell table:formula="of:=VLOOKUP([.P87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87">
            <text:p>87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8];&quot;:&quot;;[.D88])" office:value-type="string" office:string-value="Rotary Encoder:GND">
            <text:p>Rotary Encoder:GND</text:p>
          </table:table-cell>
          <table:table-cell table:style-name="ce3"/>
          <table:table-cell table:formula="of:=VLOOKUP([.P88];[.$A$2:.$O$275];15)" office:value-type="float" office:value="0">
            <text:p>#N/A</text:p>
          </table:table-cell>
          <table:table-cell table:formula="of:=VLOOKUP([.P88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88">
            <text:p>88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89];&quot;:&quot;;[.D89])" office:value-type="string" office:string-value="Rotary Encoder:SCL">
            <text:p>Rotary Encoder:SCL</text:p>
          </table:table-cell>
          <table:table-cell table:style-name="ce3"/>
          <table:table-cell table:formula="of:=VLOOKUP([.P89];[.$A$2:.$O$275];15)" office:value-type="float" office:value="0">
            <text:p>#N/A</text:p>
          </table:table-cell>
          <table:table-cell table:formula="of:=VLOOKUP([.P89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89">
            <text:p>89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0];&quot;:&quot;;[.D90])" office:value-type="string" office:string-value="Rotary Encoder:SDA">
            <text:p>Rotary Encoder:SDA</text:p>
          </table:table-cell>
          <table:table-cell table:style-name="ce3"/>
          <table:table-cell table:formula="of:=VLOOKUP([.P90];[.$A$2:.$O$275];15)" office:value-type="float" office:value="0">
            <text:p>#N/A</text:p>
          </table:table-cell>
          <table:table-cell table:formula="of:=VLOOKUP([.P90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1];&quot;:&quot;;[.D91])" office:value-type="string" office:string-value="Rotary Encoder:INT">
            <text:p>Rotary Encoder:INT</text:p>
          </table:table-cell>
          <table:table-cell table:style-name="ce3"/>
          <table:table-cell table:formula="of:=VLOOKUP([.P91];[.$A$2:.$O$275];15)" office:value-type="float" office:value="0">
            <text:p>#N/A</text:p>
          </table:table-cell>
          <table:table-cell table:formula="of:=VLOOKUP([.P91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1">
            <text:p>91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2];&quot;:&quot;;[.D92])" office:value-type="string" office:string-value="Rotary Encoder:I2C QT Connector">
            <text:p>Rotary Encoder:I2C QT Connector</text:p>
          </table:table-cell>
          <table:table-cell table:style-name="ce3" office:value-type="float" office:value="189">
            <text:p>189</text:p>
          </table:table-cell>
          <table:table-cell table:formula="of:=VLOOKUP([.P92];[.$A$2:.$O$275];15)" office:value-type="string" office:string-value="AW9523 GPIO Expander:I2C QT Connector">
            <text:p>AW9523 GPIO Expander:I2C QT Connector</text:p>
          </table:table-cell>
          <table:table-cell table:formula="of:=VLOOKUP([.P92];[.$A$2:.$O$275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2">
            <text:p>92</text:p>
          </table:table-cell>
          <table:table-cell table:style-name="ce3" office:value-type="string">
            <text:p>Rotary Encode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36</text:p>
          </table:table-cell>
          <table:table-cell table:style-name="ce3" table:formula="of:=CONCATENATE([.B93];&quot;:&quot;;[.D93])" office:value-type="string" office:string-value="Rotary Encoder:I2C QT Connector">
            <text:p>Rotary Encoder:I2C QT Connector</text:p>
          </table:table-cell>
          <table:table-cell table:style-name="ce3" office:value-type="float" office:value="108">
            <text:p>108</text:p>
          </table:table-cell>
          <table:table-cell table:formula="of:=VLOOKUP([.P93];[.$A$2:.$O$275];15)" office:value-type="string" office:string-value="BME680 Atmos Sensor:I2C QT Connector">
            <text:p>BME680 Atmos Sensor:I2C QT Connector</text:p>
          </table:table-cell>
          <table:table-cell table:formula="of:=VLOOKUP([.P93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4];&quot;:&quot;;[.D94])" office:value-type="string" office:string-value="AMG8833 Thermal Cam:Vin">
            <text:p>AMG8833 Thermal Cam:Vin</text:p>
          </table:table-cell>
          <table:table-cell table:style-name="ce3"/>
          <table:table-cell table:formula="of:=VLOOKUP([.P94];[.$A$2:.$O$275];15)" office:value-type="float" office:value="0">
            <text:p>#N/A</text:p>
          </table:table-cell>
          <table:table-cell table:formula="of:=VLOOKUP([.P94];[.$A$2:.$O$275];3)" office:value-type="float" office:value="0">
            <text:p>#N/A</text:p>
          </table:table-cell>
          <table:table-cell table:style-name="ce28"/>
          <table:table-cell table:style-name="ce28" office:value-type="float" office:value="4.5">
            <text:p>4.5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94">
            <text:p>94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5];&quot;:&quot;;[.D95])" office:value-type="string" office:string-value="AMG8833 Thermal Cam:3Vo">
            <text:p>AMG8833 Thermal Cam:3Vo</text:p>
          </table:table-cell>
          <table:table-cell table:style-name="ce3"/>
          <table:table-cell table:formula="of:=VLOOKUP([.P95];[.$A$2:.$O$275];15)" office:value-type="float" office:value="0">
            <text:p>#N/A</text:p>
          </table:table-cell>
          <table:table-cell table:formula="of:=VLOOKUP([.P95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5">
            <text:p>95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6];&quot;:&quot;;[.D96])" office:value-type="string" office:string-value="AMG8833 Thermal Cam:GND">
            <text:p>AMG8833 Thermal Cam:GND</text:p>
          </table:table-cell>
          <table:table-cell table:style-name="ce3"/>
          <table:table-cell table:formula="of:=VLOOKUP([.P96];[.$A$2:.$O$275];15)" office:value-type="float" office:value="0">
            <text:p>#N/A</text:p>
          </table:table-cell>
          <table:table-cell table:formula="of:=VLOOKUP([.P96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6">
            <text:p>96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7];&quot;:&quot;;[.D97])" office:value-type="string" office:string-value="AMG8833 Thermal Cam:SCL">
            <text:p>AMG8833 Thermal Cam:SCL</text:p>
          </table:table-cell>
          <table:table-cell table:style-name="ce3"/>
          <table:table-cell table:formula="of:=VLOOKUP([.P97];[.$A$2:.$O$275];15)" office:value-type="float" office:value="0">
            <text:p>#N/A</text:p>
          </table:table-cell>
          <table:table-cell table:formula="of:=VLOOKUP([.P97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7">
            <text:p>97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8];&quot;:&quot;;[.D98])" office:value-type="string" office:string-value="AMG8833 Thermal Cam:SDA">
            <text:p>AMG8833 Thermal Cam:SDA</text:p>
          </table:table-cell>
          <table:table-cell table:style-name="ce3"/>
          <table:table-cell table:formula="of:=VLOOKUP([.P98];[.$A$2:.$O$275];15)" office:value-type="float" office:value="0">
            <text:p>#N/A</text:p>
          </table:table-cell>
          <table:table-cell table:formula="of:=VLOOKUP([.P98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8">
            <text:p>98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99];&quot;:&quot;;[.D99])" office:value-type="string" office:string-value="AMG8833 Thermal Cam:INT">
            <text:p>AMG8833 Thermal Cam:INT</text:p>
          </table:table-cell>
          <table:table-cell table:style-name="ce3"/>
          <table:table-cell table:formula="of:=VLOOKUP([.P99];[.$A$2:.$O$275];15)" office:value-type="float" office:value="0">
            <text:p>#N/A</text:p>
          </table:table-cell>
          <table:table-cell table:formula="of:=VLOOKUP([.P99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99">
            <text:p>99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100];&quot;:&quot;;[.D100])" office:value-type="string" office:string-value="AMG8833 Thermal Cam:I2C QT Connector">
            <text:p>AMG8833 Thermal Cam:I2C QT Connector</text:p>
          </table:table-cell>
          <table:table-cell table:style-name="ce3" office:value-type="float" office:value="109">
            <text:p>109</text:p>
          </table:table-cell>
          <table:table-cell table:formula="of:=VLOOKUP([.P100];[.$A$2:.$O$275];15)" office:value-type="string" office:string-value="BME680 Atmos Sensor:I2C QT Connector">
            <text:p>BME680 Atmos Sensor:I2C QT Connector</text:p>
          </table:table-cell>
          <table:table-cell table:formula="of:=VLOOKUP([.P100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3" office:value-type="string">
            <text:p>AMG8833 Thermal Cam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68</text:p>
          </table:table-cell>
          <table:table-cell table:style-name="ce3" table:formula="of:=CONCATENATE([.B101];&quot;:&quot;;[.D101])" office:value-type="string" office:string-value="AMG8833 Thermal Cam:I2C QT Connector">
            <text:p>AMG8833 Thermal Cam:I2C QT Connector</text:p>
          </table:table-cell>
          <table:table-cell table:style-name="ce3" office:value-type="float" office:value="143">
            <text:p>143</text:p>
          </table:table-cell>
          <table:table-cell table:formula="of:=VLOOKUP([.P101];[.$A$2:.$O$275];15)" office:value-type="string" office:string-value="VCNL4200 Proximity Sensor:I2C QT Connector">
            <text:p>VCNL4200 Proximity Sensor:I2C QT Connector</text:p>
          </table:table-cell>
          <table:table-cell table:formula="of:=VLOOKUP([.P101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8">
          <table:table-cell table:style-name="ce3" office:value-type="float" office:value="101">
            <text:p>101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2];&quot;:&quot;;[.D102])" office:value-type="string" office:string-value="BME680 Atmos Sensor:Vin">
            <text:p>BME680 Atmos Sensor:Vin</text:p>
          </table:table-cell>
          <table:table-cell table:style-name="ce3"/>
          <table:table-cell table:formula="of:=VLOOKUP([.P102];[.$A$2:.$O$275];15)" office:value-type="float" office:value="0">
            <text:p>#N/A</text:p>
          </table:table-cell>
          <table:table-cell table:formula="of:=VLOOKUP([.P102];[.$A$2:.$O$275];3)" office:value-type="float" office:value="0">
            <text:p>#N/A</text:p>
          </table:table-cell>
          <table:table-cell table:style-name="ce28"/>
          <table:table-cell table:style-name="ce28" office:value-type="float" office:value="12">
            <text:p>12</text:p>
          </table:table-cell>
          <table:table-cell table:style-name="ce28" office:value-type="string">
            <text:p>2.1 µA at 1 Hz humidity and temperature 3.1 µA at 1 Hz pressure and temperature 3.7 µA at 1 Hz humidity, pressure and temperature <text:s/>0.09‒12 mA for p/h/T/gas depending on operation mode 0.15 µA in sleep mode </text:p>
          </table:table-cell>
          <table:table-cell table:style-name="ce28" office:value-type="string">
            <text:p>https://www.adafruit.com/product/3660</text:p>
          </table:table-cell>
          <table:table-cell table:style-name="ce3" table:number-columns-repeated="1002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3];&quot;:&quot;;[.D103])" office:value-type="string" office:string-value="BME680 Atmos Sensor:3Vo">
            <text:p>BME680 Atmos Sensor:3Vo</text:p>
          </table:table-cell>
          <table:table-cell table:style-name="ce3"/>
          <table:table-cell table:formula="of:=VLOOKUP([.P103];[.$A$2:.$O$275];15)" office:value-type="float" office:value="0">
            <text:p>#N/A</text:p>
          </table:table-cell>
          <table:table-cell table:formula="of:=VLOOKUP([.P103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4];&quot;:&quot;;[.D104])" office:value-type="string" office:string-value="BME680 Atmos Sensor:GND">
            <text:p>BME680 Atmos Sensor:GND</text:p>
          </table:table-cell>
          <table:table-cell table:style-name="ce3"/>
          <table:table-cell table:formula="of:=VLOOKUP([.P104];[.$A$2:.$O$275];15)" office:value-type="float" office:value="0">
            <text:p>#N/A</text:p>
          </table:table-cell>
          <table:table-cell table:formula="of:=VLOOKUP([.P104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CK</text:p>
          </table:table-cell>
          <table:table-cell table:style-name="ce3" office:value-type="string">
            <text:p>SCK</text:p>
          </table:table-cell>
          <table:table-cell table:style-name="ce3" office:value-type="string">
            <text:p>SPI CLOCK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5];&quot;:&quot;;[.D105])" office:value-type="string" office:string-value="BME680 Atmos Sensor:SCK">
            <text:p>BME680 Atmos Sensor:SCK</text:p>
          </table:table-cell>
          <table:table-cell table:style-name="ce3"/>
          <table:table-cell table:formula="of:=VLOOKUP([.P105];[.$A$2:.$O$275];15)" office:value-type="float" office:value="0">
            <text:p>#N/A</text:p>
          </table:table-cell>
          <table:table-cell table:formula="of:=VLOOKUP([.P105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DO</text:p>
          </table:table-cell>
          <table:table-cell table:style-name="ce3"/>
          <table:table-cell table:style-name="ce3" office:value-type="string">
            <text:p>Serial Data Out MC In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6];&quot;:&quot;;[.D106])" office:value-type="string" office:string-value="BME680 Atmos Sensor:SDO">
            <text:p>BME680 Atmos Sensor:SDO</text:p>
          </table:table-cell>
          <table:table-cell table:style-name="ce3"/>
          <table:table-cell table:formula="of:=VLOOKUP([.P106];[.$A$2:.$O$275];15)" office:value-type="float" office:value="0">
            <text:p>#N/A</text:p>
          </table:table-cell>
          <table:table-cell table:formula="of:=VLOOKUP([.P106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DI</text:p>
          </table:table-cell>
          <table:table-cell table:style-name="ce3"/>
          <table:table-cell table:style-name="ce3" office:value-type="string">
            <text:p>Serial Data IN MC Ou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7];&quot;:&quot;;[.D107])" office:value-type="string" office:string-value="BME680 Atmos Sensor:SDI">
            <text:p>BME680 Atmos Sensor:SDI</text:p>
          </table:table-cell>
          <table:table-cell table:style-name="ce3"/>
          <table:table-cell table:formula="of:=VLOOKUP([.P107];[.$A$2:.$O$275];15)" office:value-type="float" office:value="0">
            <text:p>#N/A</text:p>
          </table:table-cell>
          <table:table-cell table:formula="of:=VLOOKUP([.P107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CS</text:p>
          </table:table-cell>
          <table:table-cell table:style-name="ce3"/>
          <table:table-cell table:style-name="ce3" office:value-type="string">
            <text:p>Chip Selec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8];&quot;:&quot;;[.D108])" office:value-type="string" office:string-value="BME680 Atmos Sensor:CS">
            <text:p>BME680 Atmos Sensor:CS</text:p>
          </table:table-cell>
          <table:table-cell table:style-name="ce3"/>
          <table:table-cell table:formula="of:=VLOOKUP([.P108];[.$A$2:.$O$275];15)" office:value-type="float" office:value="0">
            <text:p>#N/A</text:p>
          </table:table-cell>
          <table:table-cell table:formula="of:=VLOOKUP([.P108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09];&quot;:&quot;;[.D109])" office:value-type="string" office:string-value="BME680 Atmos Sensor:I2C QT Connector">
            <text:p>BME680 Atmos Sensor:I2C QT Connector</text:p>
          </table:table-cell>
          <table:table-cell table:style-name="ce3" office:value-type="float" office:value="92">
            <text:p>92</text:p>
          </table:table-cell>
          <table:table-cell table:formula="of:=VLOOKUP([.P109];[.$A$2:.$O$275];15)" office:value-type="string" office:string-value="Rotary Encoder:I2C QT Connector">
            <text:p>Rotary Encoder:I2C QT Connector</text:p>
          </table:table-cell>
          <table:table-cell table:formula="of:=VLOOKUP([.P109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string">
            <text:p>BME680 Atmos Senso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D0</text:p>
          </table:table-cell>
          <table:table-cell table:style-name="ce3" table:formula="of:=CONCATENATE([.B110];&quot;:&quot;;[.D110])" office:value-type="string" office:string-value="BME680 Atmos Sensor:I2C QT Connector">
            <text:p>BME680 Atmos Sensor:I2C QT Connector</text:p>
          </table:table-cell>
          <table:table-cell table:style-name="ce3" office:value-type="float" office:value="99">
            <text:p>99</text:p>
          </table:table-cell>
          <table:table-cell table:formula="of:=VLOOKUP([.P110];[.$A$2:.$O$275];15)" office:value-type="string" office:string-value="AMG8833 Thermal Cam:I2C QT Connector">
            <text:p>AMG8833 Thermal Cam:I2C QT Connector</text:p>
          </table:table-cell>
          <table:table-cell table:formula="of:=VLOOKUP([.P110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1];&quot;:&quot;;[.D111])" office:value-type="string" office:string-value="SGP30 Air Quality Sensor:Vin">
            <text:p>SGP30 Air Quality Sensor:Vin</text:p>
          </table:table-cell>
          <table:table-cell table:style-name="ce3"/>
          <table:table-cell table:formula="of:=VLOOKUP([.P111];[.$A$2:.$O$275];15)" office:value-type="float" office:value="0">
            <text:p>#N/A</text:p>
          </table:table-cell>
          <table:table-cell table:formula="of:=VLOOKUP([.P111];[.$A$2:.$O$275];3)" office:value-type="float" office:value="0">
            <text:p>#N/A</text:p>
          </table:table-cell>
          <table:table-cell table:style-name="ce28"/>
          <table:table-cell table:style-name="ce28" office:value-type="float" office:value="48.2">
            <text:p>48.2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111">
            <text:p>111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3Vo</text:p>
          </table:table-cell>
          <table:table-cell table:style-name="ce3"/>
          <table:table-cell table:style-name="ce3" office:value-type="string">
            <text:p>Power Out 3.3VDC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2];&quot;:&quot;;[.D112])" office:value-type="string" office:string-value="SGP30 Air Quality Sensor:3Vo">
            <text:p>SGP30 Air Quality Sensor:3Vo</text:p>
          </table:table-cell>
          <table:table-cell table:style-name="ce3"/>
          <table:table-cell table:formula="of:=VLOOKUP([.P112];[.$A$2:.$O$275];15)" office:value-type="float" office:value="0">
            <text:p>#N/A</text:p>
          </table:table-cell>
          <table:table-cell table:formula="of:=VLOOKUP([.P112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2">
            <text:p>112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3];&quot;:&quot;;[.D113])" office:value-type="string" office:string-value="SGP30 Air Quality Sensor:GND">
            <text:p>SGP30 Air Quality Sensor:GND</text:p>
          </table:table-cell>
          <table:table-cell table:style-name="ce3"/>
          <table:table-cell table:formula="of:=VLOOKUP([.P113];[.$A$2:.$O$275];15)" office:value-type="float" office:value="0">
            <text:p>#N/A</text:p>
          </table:table-cell>
          <table:table-cell table:formula="of:=VLOOKUP([.P113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3">
            <text:p>113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4];&quot;:&quot;;[.D114])" office:value-type="string" office:string-value="SGP30 Air Quality Sensor:SCL">
            <text:p>SGP30 Air Quality Sensor:SCL</text:p>
          </table:table-cell>
          <table:table-cell table:style-name="ce3"/>
          <table:table-cell table:formula="of:=VLOOKUP([.P114];[.$A$2:.$O$275];15)" office:value-type="float" office:value="0">
            <text:p>#N/A</text:p>
          </table:table-cell>
          <table:table-cell table:formula="of:=VLOOKUP([.P114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4">
            <text:p>114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5];&quot;:&quot;;[.D115])" office:value-type="string" office:string-value="SGP30 Air Quality Sensor:SDA">
            <text:p>SGP30 Air Quality Sensor:SDA</text:p>
          </table:table-cell>
          <table:table-cell table:style-name="ce3"/>
          <table:table-cell table:formula="of:=VLOOKUP([.P115];[.$A$2:.$O$275];15)" office:value-type="float" office:value="0">
            <text:p>#N/A</text:p>
          </table:table-cell>
          <table:table-cell table:formula="of:=VLOOKUP([.P115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5">
            <text:p>115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6];&quot;:&quot;;[.D116])" office:value-type="string" office:string-value="SGP30 Air Quality Sensor:I2C QT Connector">
            <text:p>SGP30 Air Quality Sensor:I2C QT Connector</text:p>
          </table:table-cell>
          <table:table-cell table:style-name="ce3" office:value-type="float" office:value="109">
            <text:p>109</text:p>
          </table:table-cell>
          <table:table-cell table:formula="of:=VLOOKUP([.P116];[.$A$2:.$O$275];15)" office:value-type="string" office:string-value="BME680 Atmos Sensor:I2C QT Connector">
            <text:p>BME680 Atmos Sensor:I2C QT Connector</text:p>
          </table:table-cell>
          <table:table-cell table:formula="of:=VLOOKUP([.P116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16">
            <text:p>116</text:p>
          </table:table-cell>
          <table:table-cell table:style-name="ce3" office:value-type="string">
            <text:p>SGP30 Air Quality Senso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8</text:p>
          </table:table-cell>
          <table:table-cell table:style-name="ce3" table:formula="of:=CONCATENATE([.B117];&quot;:&quot;;[.D117])" office:value-type="string" office:string-value="SGP30 Air Quality Sensor:I2C QT Connector">
            <text:p>SGP30 Air Quality Sensor:I2C QT Connector</text:p>
          </table:table-cell>
          <table:table-cell table:style-name="ce3" office:value-type="float" office:value="110">
            <text:p>110</text:p>
          </table:table-cell>
          <table:table-cell table:formula="of:=VLOOKUP([.P117];[.$A$2:.$O$275];15)" office:value-type="string" office:string-value="SGP30 Air Quality Sensor:Vin">
            <text:p>SGP30 Air Quality Sensor:Vin</text:p>
          </table:table-cell>
          <table:table-cell table:formula="of:=VLOOKUP([.P117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8" office:value-type="float" office:value="117">
            <text:p>117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G</text:p>
          </table:table-cell>
          <table:table-cell table:style-name="ce8"/>
          <table:table-cell table:style-name="ce8" office:value-type="string">
            <text:p>GROUND</text:p>
          </table:table-cell>
          <table:table-cell table:style-name="ce8" table:number-columns-repeated="8"/>
          <table:table-cell table:style-name="ce8" table:formula="of:=CONCATENATE([.B118];&quot;:&quot;;[.D118])" office:value-type="string" office:string-value="OV5640 Camera 72d AF:G">
            <text:p>OV5640 Camera 72d AF:G</text:p>
          </table:table-cell>
          <table:table-cell table:style-name="ce8" office:value-type="float" office:value="222">
            <text:p>222</text:p>
          </table:table-cell>
          <table:table-cell table:formula="of:=VLOOKUP([.P118];[.$A$2:.$O$275];15)" office:value-type="string" office:string-value="Ground Bus:GND">
            <text:p>Ground Bus:GND</text:p>
          </table:table-cell>
          <table:table-cell table:formula="of:=VLOOKUP([.P118];[.$A$2:.$O$275];3)" office:value-type="string" office:string-value="Body">
            <text:p>Body</text:p>
          </table:table-cell>
          <table:table-cell table:style-name="ce29"/>
          <table:table-cell table:style-name="ce29" office:value-type="float" office:value="110">
            <text:p>110</text:p>
          </table:table-cell>
          <table:table-cell table:style-name="ce29" office:value-type="string">
            <text:p>110 -140, 20-50 standby</text:p>
          </table:table-cell>
          <table:table-cell table:style-name="ce29"/>
          <table:table-cell table:style-name="ce8" table:number-columns-repeated="1002"/>
        </table:table-row>
        <table:table-row table:style-name="ro5">
          <table:table-cell table:style-name="ce8" office:value-type="float" office:value="118">
            <text:p>118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3V</text:p>
          </table:table-cell>
          <table:table-cell table:style-name="ce8"/>
          <table:table-cell table:style-name="ce8" office:value-type="string">
            <text:p>Power In 3.3VDC</text:p>
          </table:table-cell>
          <table:table-cell table:style-name="ce8" table:number-columns-repeated="8"/>
          <table:table-cell table:style-name="ce8" table:formula="of:=CONCATENATE([.B119];&quot;:&quot;;[.D119])" office:value-type="string" office:string-value="OV5640 Camera 72d AF:3V">
            <text:p>OV5640 Camera 72d AF:3V</text:p>
          </table:table-cell>
          <table:table-cell table:style-name="ce8" office:value-type="float" office:value="219">
            <text:p>219</text:p>
          </table:table-cell>
          <table:table-cell table:formula="of:=VLOOKUP([.P119];[.$A$2:.$O$275];15)" office:value-type="string" office:string-value="Power Bus:3.3 VDC">
            <text:p>Power Bus:3.3 VDC</text:p>
          </table:table-cell>
          <table:table-cell table:formula="of:=VLOOKUP([.P119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19">
            <text:p>119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SDA</text:p>
          </table:table-cell>
          <table:table-cell table:style-name="ce8"/>
          <table:table-cell table:style-name="ce8" office:value-type="string">
            <text:p>I2C Data (to SDA)</text:p>
          </table:table-cell>
          <table:table-cell table:style-name="ce8" table:number-columns-repeated="8"/>
          <table:table-cell table:style-name="ce8" table:formula="of:=CONCATENATE([.B120];&quot;:&quot;;[.D120])" office:value-type="string" office:string-value="OV5640 Camera 72d AF:SDA">
            <text:p>OV5640 Camera 72d AF:SDA</text:p>
          </table:table-cell>
          <table:table-cell table:style-name="ce8" office:value-type="float" office:value="17">
            <text:p>17</text:p>
          </table:table-cell>
          <table:table-cell table:formula="of:=VLOOKUP([.P120];[.$A$2:.$O$275];15)" office:value-type="string" office:string-value="Metro ESP32 S3:SDA">
            <text:p>Metro ESP32 S3:SDA</text:p>
          </table:table-cell>
          <table:table-cell table:formula="of:=VLOOKUP([.P120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0">
            <text:p>120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SCL</text:p>
          </table:table-cell>
          <table:table-cell table:style-name="ce8"/>
          <table:table-cell table:style-name="ce8" office:value-type="string">
            <text:p>I2C Clock (to SDL)</text:p>
          </table:table-cell>
          <table:table-cell table:style-name="ce8" table:number-columns-repeated="8"/>
          <table:table-cell table:style-name="ce8" table:formula="of:=CONCATENATE([.B121];&quot;:&quot;;[.D121])" office:value-type="string" office:string-value="OV5640 Camera 72d AF:SCL">
            <text:p>OV5640 Camera 72d AF:SCL</text:p>
          </table:table-cell>
          <table:table-cell table:style-name="ce8" office:value-type="float" office:value="16">
            <text:p>16</text:p>
          </table:table-cell>
          <table:table-cell table:formula="of:=VLOOKUP([.P121];[.$A$2:.$O$275];15)" office:value-type="string" office:string-value="Metro ESP32 S3:SCL">
            <text:p>Metro ESP32 S3:SCL</text:p>
          </table:table-cell>
          <table:table-cell table:formula="of:=VLOOKUP([.P121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9">
          <table:table-cell table:style-name="ce8" office:value-type="float" office:value="121">
            <text:p>121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HS</text:p>
          </table:table-cell>
          <table:table-cell table:style-name="ce8"/>
          <table:table-cell table:style-name="ce8" office:value-type="string">
            <text:p>Horizontal Sync</text:p>
          </table:table-cell>
          <table:table-cell table:style-name="ce8" table:number-columns-repeated="8"/>
          <table:table-cell table:style-name="ce8" table:formula="of:=CONCATENATE([.B122];&quot;:&quot;;[.D122])" office:value-type="string" office:string-value="OV5640 Camera 72d AF:HS">
            <text:p>OV5640 Camera 72d AF:HS</text:p>
          </table:table-cell>
          <table:table-cell table:style-name="ce8"/>
          <table:table-cell table:formula="of:=VLOOKUP([.P122];[.$A$2:.$O$275];15)" office:value-type="float" office:value="0">
            <text:p>#N/A</text:p>
          </table:table-cell>
          <table:table-cell table:formula="of:=VLOOKUP([.P122];[.$A$2:.$O$275];3)" office:value-type="float" office:value="0">
            <text:p>#N/A</text:p>
          </table:table-cell>
          <table:table-cell table:style-name="ce29" office:value-type="string">
            <text:p>VS and HS are synchronization signals, which tell the microcontroller when a new frame (VS) or row (HS) of data begins. These may need to be connected to specific microcontroller pins.</text:p>
          </table:table-cell>
          <table:table-cell table:style-name="ce29" table:number-columns-repeated="3"/>
          <table:table-cell table:style-name="ce8" table:number-columns-repeated="1002"/>
        </table:table-row>
        <table:table-row table:style-name="ro5">
          <table:table-cell table:style-name="ce8" office:value-type="float" office:value="122">
            <text:p>122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VS</text:p>
          </table:table-cell>
          <table:table-cell table:style-name="ce8"/>
          <table:table-cell table:style-name="ce8" office:value-type="string">
            <text:p>Vertical Sync</text:p>
          </table:table-cell>
          <table:table-cell table:style-name="ce8" table:number-columns-repeated="8"/>
          <table:table-cell table:style-name="ce8" table:formula="of:=CONCATENATE([.B123];&quot;:&quot;;[.D123])" office:value-type="string" office:string-value="OV5640 Camera 72d AF:VS">
            <text:p>OV5640 Camera 72d AF:VS</text:p>
          </table:table-cell>
          <table:table-cell table:style-name="ce8"/>
          <table:table-cell table:formula="of:=VLOOKUP([.P123];[.$A$2:.$O$275];15)" office:value-type="float" office:value="0">
            <text:p>#N/A</text:p>
          </table:table-cell>
          <table:table-cell table:formula="of:=VLOOKUP([.P123];[.$A$2:.$O$275];3)" office:value-type="float" office:value="0">
            <text:p>#N/A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10">
          <table:table-cell table:style-name="ce8" office:value-type="float" office:value="123">
            <text:p>123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XC</text:p>
          </table:table-cell>
          <table:table-cell table:style-name="ce8"/>
          <table:table-cell table:style-name="ce8" office:value-type="string">
            <text:p>External Clock</text:p>
          </table:table-cell>
          <table:table-cell table:style-name="ce8" table:number-columns-repeated="8"/>
          <table:table-cell table:style-name="ce8" table:formula="of:=CONCATENATE([.B124];&quot;:&quot;;[.D124])" office:value-type="string" office:string-value="OV5640 Camera 72d AF:XC">
            <text:p>OV5640 Camera 72d AF:XC</text:p>
          </table:table-cell>
          <table:table-cell table:style-name="ce8"/>
          <table:table-cell table:formula="of:=VLOOKUP([.P124];[.$A$2:.$O$275];15)" office:value-type="float" office:value="0">
            <text:p>#N/A</text:p>
          </table:table-cell>
          <table:table-cell table:formula="of:=VLOOKUP([.P124];[.$A$2:.$O$275];3)" office:value-type="float" office:value="0">
            <text:p>#N/A</text:p>
          </table:table-cell>
          <table:table-cell table:style-name="ce29" office:value-type="string">
            <text:p>When the XCLK jumper is set to "EXT" (the default), this pin must be driven with a 24MHz square wave from the microcontroller or other source. When the jumper is changed to "INT", then an on-board clock generator is used instead. In this case, the XC pin should not be driven by the microcontroller and may be left unconnected. </text:p>
          </table:table-cell>
          <table:table-cell table:style-name="ce29" table:number-columns-repeated="3"/>
          <table:table-cell table:style-name="ce8" table:number-columns-repeated="1002"/>
        </table:table-row>
        <table:table-row table:style-name="ro8">
          <table:table-cell table:style-name="ce8" office:value-type="float" office:value="124">
            <text:p>124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PC</text:p>
          </table:table-cell>
          <table:table-cell table:style-name="ce8"/>
          <table:table-cell table:style-name="ce8" office:value-type="string">
            <text:p>Pixel Clock</text:p>
          </table:table-cell>
          <table:table-cell table:style-name="ce8" table:number-columns-repeated="8"/>
          <table:table-cell table:style-name="ce8" table:formula="of:=CONCATENATE([.B125];&quot;:&quot;;[.D125])" office:value-type="string" office:string-value="OV5640 Camera 72d AF:PC">
            <text:p>OV5640 Camera 72d AF:PC</text:p>
          </table:table-cell>
          <table:table-cell table:style-name="ce8"/>
          <table:table-cell table:formula="of:=VLOOKUP([.P125];[.$A$2:.$O$275];15)" office:value-type="float" office:value="0">
            <text:p>#N/A</text:p>
          </table:table-cell>
          <table:table-cell table:formula="of:=VLOOKUP([.P125];[.$A$2:.$O$275];3)" office:value-type="float" office:value="0">
            <text:p>#N/A</text:p>
          </table:table-cell>
          <table:table-cell table:style-name="ce29" office:value-type="string">
            <text:p>PC (pixel clock) tells the microcontroller when image data is available. This may need to be connected to a specific microcontroller pin.</text:p>
          </table:table-cell>
          <table:table-cell table:style-name="ce29" table:number-columns-repeated="3"/>
          <table:table-cell table:style-name="ce8" table:number-columns-repeated="1002"/>
        </table:table-row>
        <table:table-row table:style-name="ro5">
          <table:table-cell table:style-name="ce8" office:value-type="float" office:value="125">
            <text:p>125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2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6];&quot;:&quot;;[.D126])" office:value-type="string" office:string-value="OV5640 Camera 72d AF:D2">
            <text:p>OV5640 Camera 72d AF:D2</text:p>
          </table:table-cell>
          <table:table-cell table:style-name="ce8" office:value-type="float" office:value="31">
            <text:p>31</text:p>
          </table:table-cell>
          <table:table-cell table:formula="of:=VLOOKUP([.P126];[.$A$2:.$O$275];15)" office:value-type="string" office:string-value="Metro ESP32 S3:2">
            <text:p>Metro ESP32 S3:2</text:p>
          </table:table-cell>
          <table:table-cell table:formula="of:=VLOOKUP([.P126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6">
            <text:p>126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3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7];&quot;:&quot;;[.D127])" office:value-type="string" office:string-value="OV5640 Camera 72d AF:D3">
            <text:p>OV5640 Camera 72d AF:D3</text:p>
          </table:table-cell>
          <table:table-cell table:style-name="ce8" office:value-type="float" office:value="30">
            <text:p>30</text:p>
          </table:table-cell>
          <table:table-cell table:formula="of:=VLOOKUP([.P127];[.$A$2:.$O$275];15)" office:value-type="string" office:string-value="Metro ESP32 S3:3">
            <text:p>Metro ESP32 S3:3</text:p>
          </table:table-cell>
          <table:table-cell table:formula="of:=VLOOKUP([.P127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7">
            <text:p>127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4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8];&quot;:&quot;;[.D128])" office:value-type="string" office:string-value="OV5640 Camera 72d AF:D4">
            <text:p>OV5640 Camera 72d AF:D4</text:p>
          </table:table-cell>
          <table:table-cell table:style-name="ce8" office:value-type="float" office:value="29">
            <text:p>29</text:p>
          </table:table-cell>
          <table:table-cell table:formula="of:=VLOOKUP([.P128];[.$A$2:.$O$275];15)" office:value-type="string" office:string-value="Metro ESP32 S3:4">
            <text:p>Metro ESP32 S3:4</text:p>
          </table:table-cell>
          <table:table-cell table:formula="of:=VLOOKUP([.P128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8">
            <text:p>128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5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29];&quot;:&quot;;[.D129])" office:value-type="string" office:string-value="OV5640 Camera 72d AF:D5">
            <text:p>OV5640 Camera 72d AF:D5</text:p>
          </table:table-cell>
          <table:table-cell table:style-name="ce8" office:value-type="float" office:value="28">
            <text:p>28</text:p>
          </table:table-cell>
          <table:table-cell table:formula="of:=VLOOKUP([.P129];[.$A$2:.$O$275];15)" office:value-type="string" office:string-value="Metro ESP32 S3:5">
            <text:p>Metro ESP32 S3:5</text:p>
          </table:table-cell>
          <table:table-cell table:formula="of:=VLOOKUP([.P129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29">
            <text:p>129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6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0];&quot;:&quot;;[.D130])" office:value-type="string" office:string-value="OV5640 Camera 72d AF:D6">
            <text:p>OV5640 Camera 72d AF:D6</text:p>
          </table:table-cell>
          <table:table-cell table:style-name="ce8" office:value-type="float" office:value="27">
            <text:p>27</text:p>
          </table:table-cell>
          <table:table-cell table:formula="of:=VLOOKUP([.P130];[.$A$2:.$O$275];15)" office:value-type="string" office:string-value="Metro ESP32 S3:6">
            <text:p>Metro ESP32 S3:6</text:p>
          </table:table-cell>
          <table:table-cell table:formula="of:=VLOOKUP([.P130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0">
            <text:p>130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7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1];&quot;:&quot;;[.D131])" office:value-type="string" office:string-value="OV5640 Camera 72d AF:D7">
            <text:p>OV5640 Camera 72d AF:D7</text:p>
          </table:table-cell>
          <table:table-cell table:style-name="ce8" office:value-type="float" office:value="26">
            <text:p>26</text:p>
          </table:table-cell>
          <table:table-cell table:formula="of:=VLOOKUP([.P131];[.$A$2:.$O$275];15)" office:value-type="string" office:string-value="Metro ESP32 S3:7">
            <text:p>Metro ESP32 S3:7</text:p>
          </table:table-cell>
          <table:table-cell table:formula="of:=VLOOKUP([.P131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1">
            <text:p>131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8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2];&quot;:&quot;;[.D132])" office:value-type="string" office:string-value="OV5640 Camera 72d AF:D8">
            <text:p>OV5640 Camera 72d AF:D8</text:p>
          </table:table-cell>
          <table:table-cell table:style-name="ce8" office:value-type="float" office:value="25">
            <text:p>25</text:p>
          </table:table-cell>
          <table:table-cell table:formula="of:=VLOOKUP([.P132];[.$A$2:.$O$275];15)" office:value-type="string" office:string-value="Metro ESP32 S3:8">
            <text:p>Metro ESP32 S3:8</text:p>
          </table:table-cell>
          <table:table-cell table:formula="of:=VLOOKUP([.P132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2">
            <text:p>132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D9</text:p>
          </table:table-cell>
          <table:table-cell table:style-name="ce8"/>
          <table:table-cell table:style-name="ce8" office:value-type="string">
            <text:p>Data </text:p>
          </table:table-cell>
          <table:table-cell table:style-name="ce8" table:number-columns-repeated="8"/>
          <table:table-cell table:style-name="ce8" table:formula="of:=CONCATENATE([.B133];&quot;:&quot;;[.D133])" office:value-type="string" office:string-value="OV5640 Camera 72d AF:D9">
            <text:p>OV5640 Camera 72d AF:D9</text:p>
          </table:table-cell>
          <table:table-cell table:style-name="ce8" office:value-type="float" office:value="24">
            <text:p>24</text:p>
          </table:table-cell>
          <table:table-cell table:formula="of:=VLOOKUP([.P133];[.$A$2:.$O$275];15)" office:value-type="string" office:string-value="Metro ESP32 S3:9">
            <text:p>Metro ESP32 S3:9</text:p>
          </table:table-cell>
          <table:table-cell table:formula="of:=VLOOKUP([.P133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4">
          <table:table-cell table:style-name="ce8" office:value-type="float" office:value="133">
            <text:p>133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PD</text:p>
          </table:table-cell>
          <table:table-cell table:style-name="ce8"/>
          <table:table-cell table:style-name="ce8" office:value-type="string">
            <text:p>Powerdown</text:p>
          </table:table-cell>
          <table:table-cell table:style-name="ce8" table:number-columns-repeated="8"/>
          <table:table-cell table:style-name="ce8" table:formula="of:=CONCATENATE([.B134];&quot;:&quot;;[.D134])" office:value-type="string" office:string-value="OV5640 Camera 72d AF:PD">
            <text:p>OV5640 Camera 72d AF:PD</text:p>
          </table:table-cell>
          <table:table-cell table:style-name="ce8"/>
          <table:table-cell table:formula="of:=VLOOKUP([.P134];[.$A$2:.$O$275];15)" office:value-type="float" office:value="0">
            <text:p>#N/A</text:p>
          </table:table-cell>
          <table:table-cell table:formula="of:=VLOOKUP([.P134];[.$A$2:.$O$275];3)" office:value-type="float" office:value="0">
            <text:p>#N/A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5">
          <table:table-cell table:style-name="ce8" office:value-type="float" office:value="134">
            <text:p>134</text:p>
          </table:table-cell>
          <table:table-cell table:style-name="ce8" office:value-type="string">
            <text:p>OV5640 Camera 72d AF</text:p>
          </table:table-cell>
          <table:table-cell table:style-name="ce8" office:value-type="string">
            <text:p>Body</text:p>
          </table:table-cell>
          <table:table-cell table:style-name="ce37" office:value-type="string">
            <text:p>RT</text:p>
          </table:table-cell>
          <table:table-cell table:style-name="ce8"/>
          <table:table-cell table:style-name="ce8" office:value-type="string">
            <text:p>RESET</text:p>
          </table:table-cell>
          <table:table-cell table:style-name="ce8" table:number-columns-repeated="8"/>
          <table:table-cell table:style-name="ce8" table:formula="of:=CONCATENATE([.B135];&quot;:&quot;;[.D135])" office:value-type="string" office:string-value="OV5640 Camera 72d AF:RT">
            <text:p>OV5640 Camera 72d AF:RT</text:p>
          </table:table-cell>
          <table:table-cell table:style-name="ce8" office:value-type="float" office:value="3">
            <text:p>3</text:p>
          </table:table-cell>
          <table:table-cell table:formula="of:=VLOOKUP([.P135];[.$A$2:.$O$275];15)" office:value-type="string" office:string-value="Metro ESP32 S3:RST">
            <text:p>Metro ESP32 S3:RST</text:p>
          </table:table-cell>
          <table:table-cell table:formula="of:=VLOOKUP([.P135];[.$A$2:.$O$275];3)" office:value-type="string" office:string-value="Body">
            <text:p>Body</text:p>
          </table:table-cell>
          <table:table-cell table:style-name="ce29" table:number-columns-repeated="4"/>
          <table:table-cell table:style-name="ce8" table:number-columns-repeated="1002"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Three LED Flashlight</text:p>
          </table:table-cell>
          <table:table-cell office:value-type="string">
            <text:p>Body</text:p>
          </table:table-cell>
          <table:table-cell table:style-name="ce38" office:value-type="string">
            <text:p>Anode</text:p>
          </table:table-cell>
          <table:table-cell/>
          <table:table-cell office:value-type="string">
            <text:p>Flashlight</text:p>
          </table:table-cell>
          <table:table-cell table:number-columns-repeated="8"/>
          <table:table-cell table:formula="of:=CONCATENATE([.B136];&quot;:&quot;;[.D136])" office:value-type="string" office:string-value="Three LED Flashlight:Anode">
            <text:p>Three LED Flashlight:Anode</text:p>
          </table:table-cell>
          <table:table-cell office:value-type="float" office:value="52">
            <text:p>52</text:p>
          </table:table-cell>
          <table:table-cell table:formula="of:=VLOOKUP([.P136];[.$A$2:.$O$275];15)" office:value-type="string" office:string-value="VS1053 Audio BO:1">
            <text:p>VS1053 Audio BO:1</text:p>
          </table:table-cell>
          <table:table-cell table:formula="of:=VLOOKUP([.P136];[.$A$2:.$O$275];3)" office:value-type="string" office:string-value="Body">
            <text:p>Body</text:p>
          </table:table-cell>
          <table:table-cell office:value-type="string">
            <text:p>Use VS1053 GPIO 1-3</text:p>
          </table:table-cell>
          <table:table-cell office:value-type="float" office:value="60">
            <text:p>60</text:p>
          </table:table-cell>
          <table:table-cell table:number-columns-repeated="1004"/>
        </table:table-row>
        <table:table-row table:style-name="ro5">
          <table:table-cell office:value-type="float" office:value="136">
            <text:p>136</text:p>
          </table:table-cell>
          <table:table-cell office:value-type="string">
            <text:p>Three LED Flashlight</text:p>
          </table:table-cell>
          <table:table-cell office:value-type="string">
            <text:p>Body</text:p>
          </table:table-cell>
          <table:table-cell table:style-name="ce38" office:value-type="string">
            <text:p>Cathode</text:p>
          </table:table-cell>
          <table:table-cell/>
          <table:table-cell office:value-type="string">
            <text:p>Flashlight</text:p>
          </table:table-cell>
          <table:table-cell table:number-columns-repeated="8"/>
          <table:table-cell table:formula="of:=CONCATENATE([.B137];&quot;:&quot;;[.D137])" office:value-type="string" office:string-value="Three LED Flashlight:Cathode">
            <text:p>Three LED Flashlight:Cathode</text:p>
          </table:table-cell>
          <table:table-cell office:value-type="float" office:value="222">
            <text:p>222</text:p>
          </table:table-cell>
          <table:table-cell table:formula="of:=VLOOKUP([.P137];[.$A$2:.$O$275];15)" office:value-type="string" office:string-value="Ground Bus:GND">
            <text:p>Ground Bus:GND</text:p>
          </table:table-cell>
          <table:table-cell table:formula="of:=VLOOKUP([.P137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38];&quot;:&quot;;[.D138])" office:value-type="string" office:string-value="VCNL4200 Proximity Sensor:Vin">
            <text:p>VCNL4200 Proximity Sensor:Vin</text:p>
          </table:table-cell>
          <table:table-cell table:style-name="ce3"/>
          <table:table-cell table:formula="of:=VLOOKUP([.P138];[.$A$2:.$O$275];15)" office:value-type="float" office:value="0">
            <text:p>#N/A</text:p>
          </table:table-cell>
          <table:table-cell table:formula="of:=VLOOKUP([.P138];[.$A$2:.$O$275];3)" office:value-type="float" office:value="0">
            <text:p>#N/A</text:p>
          </table:table-cell>
          <table:table-cell table:style-name="ce28"/>
          <table:table-cell table:style-name="ce28" office:value-type="float" office:value="0.35">
            <text:p>0.35</text:p>
          </table:table-cell>
          <table:table-cell table:style-name="ce28" table:number-columns-repeated="2"/>
          <table:table-cell table:style-name="ce3" table:number-columns-repeated="1002"/>
        </table:table-row>
        <table:table-row table:style-name="ro5">
          <table:table-cell table:style-name="ce3" office:value-type="float" office:value="138">
            <text:p>138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3Vo</text:p>
          </table:table-cell>
          <table:table-cell table:style-name="ce3"/>
          <table:table-cell table:style-name="ce3" office:value-type="string">
            <text:p>POWER (OUTPUT)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39];&quot;:&quot;;[.D139])" office:value-type="string" office:string-value="VCNL4200 Proximity Sensor:3Vo">
            <text:p>VCNL4200 Proximity Sensor:3Vo</text:p>
          </table:table-cell>
          <table:table-cell table:style-name="ce3"/>
          <table:table-cell table:formula="of:=VLOOKUP([.P139];[.$A$2:.$O$275];15)" office:value-type="float" office:value="0">
            <text:p>#N/A</text:p>
          </table:table-cell>
          <table:table-cell table:formula="of:=VLOOKUP([.P139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39">
            <text:p>139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0];&quot;:&quot;;[.D140])" office:value-type="string" office:string-value="VCNL4200 Proximity Sensor:GND">
            <text:p>VCNL4200 Proximity Sensor:GND</text:p>
          </table:table-cell>
          <table:table-cell table:style-name="ce3"/>
          <table:table-cell table:formula="of:=VLOOKUP([.P140];[.$A$2:.$O$275];15)" office:value-type="float" office:value="0">
            <text:p>#N/A</text:p>
          </table:table-cell>
          <table:table-cell table:formula="of:=VLOOKUP([.P140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0">
            <text:p>140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1];&quot;:&quot;;[.D141])" office:value-type="string" office:string-value="VCNL4200 Proximity Sensor:SCL">
            <text:p>VCNL4200 Proximity Sensor:SCL</text:p>
          </table:table-cell>
          <table:table-cell table:style-name="ce3"/>
          <table:table-cell table:formula="of:=VLOOKUP([.P141];[.$A$2:.$O$275];15)" office:value-type="float" office:value="0">
            <text:p>#N/A</text:p>
          </table:table-cell>
          <table:table-cell table:formula="of:=VLOOKUP([.P141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1">
            <text:p>141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2];&quot;:&quot;;[.D142])" office:value-type="string" office:string-value="VCNL4200 Proximity Sensor:SDA">
            <text:p>VCNL4200 Proximity Sensor:SDA</text:p>
          </table:table-cell>
          <table:table-cell table:style-name="ce3"/>
          <table:table-cell table:formula="of:=VLOOKUP([.P142];[.$A$2:.$O$275];15)" office:value-type="float" office:value="0">
            <text:p>#N/A</text:p>
          </table:table-cell>
          <table:table-cell table:formula="of:=VLOOKUP([.P142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2">
            <text:p>142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36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3];&quot;:&quot;;[.D143])" office:value-type="string" office:string-value="VCNL4200 Proximity Sensor:INT">
            <text:p>VCNL4200 Proximity Sensor:INT</text:p>
          </table:table-cell>
          <table:table-cell table:style-name="ce3"/>
          <table:table-cell table:formula="of:=VLOOKUP([.P143];[.$A$2:.$O$275];15)" office:value-type="float" office:value="0">
            <text:p>#N/A</text:p>
          </table:table-cell>
          <table:table-cell table:formula="of:=VLOOKUP([.P143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3">
            <text:p>143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4];&quot;:&quot;;[.D144])" office:value-type="string" office:string-value="VCNL4200 Proximity Sensor:I2C QT Connector">
            <text:p>VCNL4200 Proximity Sensor:I2C QT Connector</text:p>
          </table:table-cell>
          <table:table-cell table:style-name="ce3" office:value-type="float" office:value="15">
            <text:p>15</text:p>
          </table:table-cell>
          <table:table-cell table:formula="of:=VLOOKUP([.P144];[.$A$2:.$O$275];15)" office:value-type="string" office:string-value="Metro ESP32 S3:I2C QT Connector">
            <text:p>Metro ESP32 S3:I2C QT Connector</text:p>
          </table:table-cell>
          <table:table-cell table:formula="of:=VLOOKUP([.P144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44">
            <text:p>144</text:p>
          </table:table-cell>
          <table:table-cell table:style-name="ce3" office:value-type="string">
            <text:p>VCNL4200 Proximity Sensor</text:p>
          </table:table-cell>
          <table:table-cell table:style-name="ce3" office:value-type="string">
            <text:p>Body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1</text:p>
          </table:table-cell>
          <table:table-cell table:style-name="ce3" table:formula="of:=CONCATENATE([.B145];&quot;:&quot;;[.D145])" office:value-type="string" office:string-value="VCNL4200 Proximity Sensor:I2C QT Connector">
            <text:p>VCNL4200 Proximity Sensor:I2C QT Connector</text:p>
          </table:table-cell>
          <table:table-cell table:style-name="ce3" office:value-type="float" office:value="115">
            <text:p>115</text:p>
          </table:table-cell>
          <table:table-cell table:formula="of:=VLOOKUP([.P145];[.$A$2:.$O$275];15)" office:value-type="string" office:string-value="SGP30 Air Quality Sensor:I2C QT Connector">
            <text:p>SGP30 Air Quality Sensor:I2C QT Connector</text:p>
          </table:table-cell>
          <table:table-cell table:formula="of:=VLOOKUP([.P145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office:value-type="float" office:value="145">
            <text:p>145</text:p>
          </table:table-cell>
          <table:table-cell office:value-type="string">
            <text:p>Speaker</text:p>
          </table:table-cell>
          <table:table-cell office:value-type="string">
            <text:p>Body</text:p>
          </table:table-cell>
          <table:table-cell office:value-type="string">
            <text:p>Hot</text:p>
          </table:table-cell>
          <table:table-cell/>
          <table:table-cell office:value-type="string">
            <text:p>Sound Output</text:p>
          </table:table-cell>
          <table:table-cell table:number-columns-repeated="8"/>
          <table:table-cell table:formula="of:=CONCATENATE([.B146];&quot;:&quot;;[.D146])" office:value-type="string" office:string-value="Speaker:Hot">
            <text:p>Speaker:Hot</text:p>
          </table:table-cell>
          <table:table-cell office:value-type="float" office:value="78">
            <text:p>78</text:p>
          </table:table-cell>
          <table:table-cell table:formula="of:=VLOOKUP([.P146];[.$A$2:.$O$275];15)" office:value-type="string" office:string-value="PAM8302 Amp:speaker out +">
            <text:p>PAM8302 Amp:speaker out +</text:p>
          </table:table-cell>
          <table:table-cell table:formula="of:=VLOOKUP([.P146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146">
            <text:p>146</text:p>
          </table:table-cell>
          <table:table-cell office:value-type="string">
            <text:p>Speaker</text:p>
          </table:table-cell>
          <table:table-cell office:value-type="string">
            <text:p>Body</text:p>
          </table:table-cell>
          <table:table-cell table:style-name="ce38" office:value-type="string">
            <text:p>GND</text:p>
          </table:table-cell>
          <table:table-cell/>
          <table:table-cell office:value-type="string">
            <text:p>Sound Output</text:p>
          </table:table-cell>
          <table:table-cell table:number-columns-repeated="8"/>
          <table:table-cell table:formula="of:=CONCATENATE([.B147];&quot;:&quot;;[.D147])" office:value-type="string" office:string-value="Speaker:GND">
            <text:p>Speaker:GND</text:p>
          </table:table-cell>
          <table:table-cell office:value-type="float" office:value="79">
            <text:p>79</text:p>
          </table:table-cell>
          <table:table-cell table:formula="of:=VLOOKUP([.P147];[.$A$2:.$O$275];15)" office:value-type="string" office:string-value="PAM8302 Amp:speaker out -">
            <text:p>PAM8302 Amp:speaker out -</text:p>
          </table:table-cell>
          <table:table-cell table:formula="of:=VLOOKUP([.P147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table:style-name="ce6" office:value-type="float" office:value="147">
            <text:p>147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BACKLIGHT</text:p>
          </table:table-cell>
          <table:table-cell table:style-name="ce6"/>
          <table:table-cell table:style-name="ce6" office:value-type="string">
            <text:p>Backlight control</text:p>
          </table:table-cell>
          <table:table-cell table:style-name="ce6" table:number-columns-repeated="8"/>
          <table:table-cell table:style-name="ce6" table:formula="of:=CONCATENATE([.B148];&quot;:&quot;;[.D148])" office:value-type="string" office:string-value="2 in TFT Display:BACKLIGHT">
            <text:p>2 in TFT Display:BACKLIGHT</text:p>
          </table:table-cell>
          <table:table-cell table:style-name="ce6"/>
          <table:table-cell table:formula="of:=VLOOKUP([.P148];[.$A$2:.$O$275];15)" office:value-type="float" office:value="0">
            <text:p>#N/A</text:p>
          </table:table-cell>
          <table:table-cell table:formula="of:=VLOOKUP([.P148];[.$A$2:.$O$275];3)" office:value-type="float" office:value="0">
            <text:p>#N/A</text:p>
          </table:table-cell>
          <table:table-cell table:style-name="ce6"/>
          <table:table-cell table:style-name="ce6" office:value-type="float" office:value="29">
            <text:p>29</text:p>
          </table:table-cell>
          <table:table-cell table:style-name="ce6" table:number-columns-repeated="1004"/>
        </table:table-row>
        <table:table-row table:style-name="ro5">
          <table:table-cell table:style-name="ce6" office:value-type="float" office:value="148">
            <text:p>148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SD CS</text:p>
          </table:table-cell>
          <table:table-cell table:style-name="ce6"/>
          <table:table-cell table:style-name="ce6" office:value-type="string">
            <text:p>SD card chip select</text:p>
          </table:table-cell>
          <table:table-cell table:style-name="ce6" table:number-columns-repeated="8"/>
          <table:table-cell table:style-name="ce6" table:formula="of:=CONCATENATE([.B149];&quot;:&quot;;[.D149])" office:value-type="string" office:string-value="2 in TFT Display:SD CS">
            <text:p>2 in TFT Display:SD CS</text:p>
          </table:table-cell>
          <table:table-cell table:style-name="ce6" office:value-type="float" office:value="261">
            <text:p>261</text:p>
          </table:table-cell>
          <table:table-cell table:formula="of:=VLOOKUP([.P149];[.$A$2:.$O$275];15)" office:value-type="string" office:string-value="ESP32-S3 Feather Display Proc:13">
            <text:p>ESP32-S3 Feather Display Proc:13</text:p>
          </table:table-cell>
          <table:table-cell table:formula="of:=VLOOKUP([.P149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49">
            <text:p>149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D/C</text:p>
          </table:table-cell>
          <table:table-cell table:style-name="ce6"/>
          <table:table-cell table:style-name="ce6" office:value-type="string">
            <text:p>TFT SPI Data/CMD Select</text:p>
          </table:table-cell>
          <table:table-cell table:style-name="ce6" table:number-columns-repeated="8"/>
          <table:table-cell table:style-name="ce6" table:formula="of:=CONCATENATE([.B150];&quot;:&quot;;[.D150])" office:value-type="string" office:string-value="2 in TFT Display:D/C">
            <text:p>2 in TFT Display:D/C</text:p>
          </table:table-cell>
          <table:table-cell table:style-name="ce6" office:value-type="float" office:value="262">
            <text:p>262</text:p>
          </table:table-cell>
          <table:table-cell table:formula="of:=VLOOKUP([.P150];[.$A$2:.$O$275];15)" office:value-type="string" office:string-value="ESP32-S3 Feather Display Proc:12">
            <text:p>ESP32-S3 Feather Display Proc:12</text:p>
          </table:table-cell>
          <table:table-cell table:formula="of:=VLOOKUP([.P150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0">
            <text:p>150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RESET</text:p>
          </table:table-cell>
          <table:table-cell table:style-name="ce6"/>
          <table:table-cell table:style-name="ce6" office:value-type="string">
            <text:p>RESET</text:p>
          </table:table-cell>
          <table:table-cell table:style-name="ce6" table:number-columns-repeated="8"/>
          <table:table-cell table:style-name="ce6" table:formula="of:=CONCATENATE([.B151];&quot;:&quot;;[.D151])" office:value-type="string" office:string-value="2 in TFT Display:RESET">
            <text:p>2 in TFT Display:RESET</text:p>
          </table:table-cell>
          <table:table-cell table:style-name="ce6" office:value-type="float" office:value="239">
            <text:p>239</text:p>
          </table:table-cell>
          <table:table-cell table:formula="of:=VLOOKUP([.P151];[.$A$2:.$O$275];15)" office:value-type="string" office:string-value="ESP32-S3 Feather Display Proc:RST">
            <text:p>ESP32-S3 Feather Display Proc:RST</text:p>
          </table:table-cell>
          <table:table-cell table:formula="of:=VLOOKUP([.P151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1">
            <text:p>151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LCD CS</text:p>
          </table:table-cell>
          <table:table-cell table:style-name="ce6"/>
          <table:table-cell table:style-name="ce6" office:value-type="string">
            <text:p>TFT SPI Chip Select</text:p>
          </table:table-cell>
          <table:table-cell table:style-name="ce6" table:number-columns-repeated="8"/>
          <table:table-cell table:style-name="ce6" table:formula="of:=CONCATENATE([.B152];&quot;:&quot;;[.D152])" office:value-type="string" office:string-value="2 in TFT Display:LCD CS">
            <text:p>2 in TFT Display:LCD CS</text:p>
          </table:table-cell>
          <table:table-cell table:style-name="ce6" office:value-type="float" office:value="263">
            <text:p>263</text:p>
          </table:table-cell>
          <table:table-cell table:formula="of:=VLOOKUP([.P152];[.$A$2:.$O$275];15)" office:value-type="string" office:string-value="ESP32-S3 Feather Display Proc:11">
            <text:p>ESP32-S3 Feather Display Proc:11</text:p>
          </table:table-cell>
          <table:table-cell table:formula="of:=VLOOKUP([.P152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2">
            <text:p>152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MOSI</text:p>
          </table:table-cell>
          <table:table-cell table:style-name="ce6"/>
          <table:table-cell table:style-name="ce6" office:value-type="string">
            <text:p>SPI MC Out Serial In</text:p>
          </table:table-cell>
          <table:table-cell table:style-name="ce6" table:number-columns-repeated="8"/>
          <table:table-cell table:style-name="ce6" table:formula="of:=CONCATENATE([.B153];&quot;:&quot;;[.D153])" office:value-type="string" office:string-value="2 in TFT Display:MOSI">
            <text:p>2 in TFT Display:MOSI</text:p>
          </table:table-cell>
          <table:table-cell table:style-name="ce6" office:value-type="float" office:value="250">
            <text:p>250</text:p>
          </table:table-cell>
          <table:table-cell table:formula="of:=VLOOKUP([.P153];[.$A$2:.$O$275];15)" office:value-type="string" office:string-value="ESP32-S3 Feather Display Proc:MO">
            <text:p>ESP32-S3 Feather Display Proc:MO</text:p>
          </table:table-cell>
          <table:table-cell table:formula="of:=VLOOKUP([.P153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3">
            <text:p>153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MISO</text:p>
          </table:table-cell>
          <table:table-cell table:style-name="ce6"/>
          <table:table-cell table:style-name="ce6" office:value-type="string">
            <text:p>SPI MC In Serial Out </text:p>
          </table:table-cell>
          <table:table-cell table:style-name="ce6" table:number-columns-repeated="8"/>
          <table:table-cell table:style-name="ce6" table:formula="of:=CONCATENATE([.B154];&quot;:&quot;;[.D154])" office:value-type="string" office:string-value="2 in TFT Display:MISO">
            <text:p>2 in TFT Display:MISO</text:p>
          </table:table-cell>
          <table:table-cell table:style-name="ce6" office:value-type="float" office:value="251">
            <text:p>251</text:p>
          </table:table-cell>
          <table:table-cell table:formula="of:=VLOOKUP([.P154];[.$A$2:.$O$275];15)" office:value-type="string" office:string-value="ESP32-S3 Feather Display Proc:MI">
            <text:p>ESP32-S3 Feather Display Proc:MI</text:p>
          </table:table-cell>
          <table:table-cell table:formula="of:=VLOOKUP([.P154];[.$A$2:.$O$275];3)" office:value-type="string" office:string-value="Hood">
            <text:p>Hood</text:p>
          </table:table-cell>
          <table:table-cell table:style-name="ce6" office:value-type="string">
            <text:p>Used for SD Card Only</text:p>
          </table:table-cell>
          <table:table-cell table:style-name="ce6" table:number-columns-repeated="1005"/>
        </table:table-row>
        <table:table-row table:style-name="ro5">
          <table:table-cell table:style-name="ce6" office:value-type="float" office:value="154">
            <text:p>154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SCK</text:p>
          </table:table-cell>
          <table:table-cell table:style-name="ce6"/>
          <table:table-cell table:style-name="ce6" office:value-type="string">
            <text:p>SPI CLOCK</text:p>
          </table:table-cell>
          <table:table-cell table:style-name="ce6" table:number-columns-repeated="8"/>
          <table:table-cell table:style-name="ce6" table:formula="of:=CONCATENATE([.B155];&quot;:&quot;;[.D155])" office:value-type="string" office:string-value="2 in TFT Display:SCK">
            <text:p>2 in TFT Display:SCK</text:p>
          </table:table-cell>
          <table:table-cell table:style-name="ce6" office:value-type="float" office:value="268">
            <text:p>268</text:p>
          </table:table-cell>
          <table:table-cell table:formula="of:=VLOOKUP([.P155];[.$A$2:.$O$275];15)" office:value-type="string" office:string-value="ESP32-S3 Feather Display Proc:SCL">
            <text:p>ESP32-S3 Feather Display Proc:SCL</text:p>
          </table:table-cell>
          <table:table-cell table:formula="of:=VLOOKUP([.P155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5">
            <text:p>155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GND</text:p>
          </table:table-cell>
          <table:table-cell table:style-name="ce6"/>
          <table:table-cell table:style-name="ce6" office:value-type="string">
            <text:p>GROUND</text:p>
          </table:table-cell>
          <table:table-cell table:style-name="ce6" table:number-columns-repeated="8"/>
          <table:table-cell table:style-name="ce6" table:formula="of:=CONCATENATE([.B156];&quot;:&quot;;[.D156])" office:value-type="string" office:string-value="2 in TFT Display:GND">
            <text:p>2 in TFT Display:GND</text:p>
          </table:table-cell>
          <table:table-cell table:style-name="ce6" office:value-type="float" office:value="223">
            <text:p>223</text:p>
          </table:table-cell>
          <table:table-cell table:formula="of:=VLOOKUP([.P156];[.$A$2:.$O$275];15)" office:value-type="string" office:string-value="Ground Bus:GND">
            <text:p>Ground Bus:GND</text:p>
          </table:table-cell>
          <table:table-cell table:formula="of:=VLOOKUP([.P156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5">
          <table:table-cell table:style-name="ce6" office:value-type="float" office:value="156">
            <text:p>156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3.3V</text:p>
          </table:table-cell>
          <table:table-cell table:style-name="ce6"/>
          <table:table-cell table:style-name="ce6" office:value-type="string">
            <text:p>POWER</text:p>
          </table:table-cell>
          <table:table-cell table:style-name="ce6" table:number-columns-repeated="8"/>
          <table:table-cell table:style-name="ce6" table:formula="of:=CONCATENATE([.B157];&quot;:&quot;;[.D157])" office:value-type="string" office:string-value="2 in TFT Display:3.3V">
            <text:p>2 in TFT Display:3.3V</text:p>
          </table:table-cell>
          <table:table-cell table:style-name="ce6" office:value-type="float" office:value="240">
            <text:p>240</text:p>
          </table:table-cell>
          <table:table-cell table:formula="of:=VLOOKUP([.P157];[.$A$2:.$O$275];15)" office:value-type="string" office:string-value="ESP32-S3 Feather Display Proc:3V">
            <text:p>ESP32-S3 Feather Display Proc:3V</text:p>
          </table:table-cell>
          <table:table-cell table:formula="of:=VLOOKUP([.P157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13">
          <table:table-cell table:style-name="ce6" office:value-type="float" office:value="157">
            <text:p>157</text:p>
          </table:table-cell>
          <table:table-cell table:style-name="ce6" office:value-type="string">
            <text:p>2 in TFT Display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Vin</text:p>
          </table:table-cell>
          <table:table-cell table:style-name="ce6"/>
          <table:table-cell table:style-name="ce6" office:value-type="string">
            <text:p>POWER</text:p>
          </table:table-cell>
          <table:table-cell table:style-name="ce6" table:number-columns-repeated="8"/>
          <table:table-cell table:style-name="ce6" table:formula="of:=CONCATENATE([.B158];&quot;:&quot;;[.D158])" office:value-type="string" office:string-value="2 in TFT Display:Vin">
            <text:p>2 in TFT Display:Vin</text:p>
          </table:table-cell>
          <table:table-cell table:style-name="ce6" office:value-type="float" office:value="220">
            <text:p>220</text:p>
          </table:table-cell>
          <table:table-cell table:formula="of:=VLOOKUP([.P158];[.$A$2:.$O$275];15)" office:value-type="string" office:string-value="Power Bus:Vcc">
            <text:p>Power Bus:Vcc</text:p>
          </table:table-cell>
          <table:table-cell table:formula="of:=VLOOKUP([.P158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11">
          <table:table-cell table:style-name="ce3" office:value-type="float" office:value="158">
            <text:p>158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8"/>
          <table:table-cell table:style-name="ce3" table:formula="of:=CONCATENATE([.B159];&quot;:&quot;;[.D159])" office:value-type="string" office:string-value="Mini GPS PA1010D:Vin">
            <text:p>Mini GPS PA1010D:Vin</text:p>
          </table:table-cell>
          <table:table-cell table:style-name="ce3"/>
          <table:table-cell table:formula="of:=VLOOKUP([.P159];[.$A$2:.$O$275];15)" office:value-type="float" office:value="0">
            <text:p>#N/A</text:p>
          </table:table-cell>
          <table:table-cell table:formula="of:=VLOOKUP([.P159];[.$A$2:.$O$275];3)" office:value-type="float" office:value="0">
            <text:p>#N/A</text:p>
          </table:table-cell>
          <table:table-cell table:style-name="ce28"/>
          <table:table-cell table:style-name="ce28" office:value-type="float" office:value="36">
            <text:p>36</text:p>
          </table:table-cell>
          <table:table-cell table:style-name="ce33" office:value-type="string">
            <text:p>At 3.3V, 1Hz update rate; Acquisition = 36, Tracking - 28 </text:p>
          </table:table-cell>
          <table:table-cell table:style-name="ce28"/>
          <table:table-cell table:style-name="ce3" table:number-columns-repeated="1002"/>
        </table:table-row>
        <table:table-row table:style-name="ro5">
          <table:table-cell table:style-name="ce3" office:value-type="float" office:value="159">
            <text:p>159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8"/>
          <table:table-cell table:style-name="ce3" table:formula="of:=CONCATENATE([.B160];&quot;:&quot;;[.D160])" office:value-type="string" office:string-value="Mini GPS PA1010D:GND">
            <text:p>Mini GPS PA1010D:GND</text:p>
          </table:table-cell>
          <table:table-cell table:style-name="ce3"/>
          <table:table-cell table:formula="of:=VLOOKUP([.P160];[.$A$2:.$O$275];15)" office:value-type="float" office:value="0">
            <text:p>#N/A</text:p>
          </table:table-cell>
          <table:table-cell table:formula="of:=VLOOKUP([.P160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0">
            <text:p>160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3Vo</text:p>
          </table:table-cell>
          <table:table-cell table:style-name="ce3"/>
          <table:table-cell table:style-name="ce3" office:value-type="string">
            <text:p>POWER (OUTPUT)</text:p>
          </table:table-cell>
          <table:table-cell table:style-name="ce3" table:number-columns-repeated="8"/>
          <table:table-cell table:style-name="ce3" table:formula="of:=CONCATENATE([.B161];&quot;:&quot;;[.D161])" office:value-type="string" office:string-value="Mini GPS PA1010D:3Vo">
            <text:p>Mini GPS PA1010D:3Vo</text:p>
          </table:table-cell>
          <table:table-cell table:style-name="ce3"/>
          <table:table-cell table:formula="of:=VLOOKUP([.P161];[.$A$2:.$O$275];15)" office:value-type="float" office:value="0">
            <text:p>#N/A</text:p>
          </table:table-cell>
          <table:table-cell table:formula="of:=VLOOKUP([.P161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8"/>
          <table:table-cell table:style-name="ce3" table:formula="of:=CONCATENATE([.B162];&quot;:&quot;;[.D162])" office:value-type="string" office:string-value="Mini GPS PA1010D:Vin">
            <text:p>Mini GPS PA1010D:Vin</text:p>
          </table:table-cell>
          <table:table-cell table:style-name="ce3"/>
          <table:table-cell table:formula="of:=VLOOKUP([.P162];[.$A$2:.$O$275];15)" office:value-type="float" office:value="0">
            <text:p>#N/A</text:p>
          </table:table-cell>
          <table:table-cell table:formula="of:=VLOOKUP([.P162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2">
            <text:p>162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8"/>
          <table:table-cell table:style-name="ce3" table:formula="of:=CONCATENATE([.B163];&quot;:&quot;;[.D163])" office:value-type="string" office:string-value="Mini GPS PA1010D:GND">
            <text:p>Mini GPS PA1010D:GND</text:p>
          </table:table-cell>
          <table:table-cell table:style-name="ce3"/>
          <table:table-cell table:formula="of:=VLOOKUP([.P163];[.$A$2:.$O$275];15)" office:value-type="float" office:value="0">
            <text:p>#N/A</text:p>
          </table:table-cell>
          <table:table-cell table:formula="of:=VLOOKUP([.P163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3">
            <text:p>163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8"/>
          <table:table-cell table:style-name="ce3" table:formula="of:=CONCATENATE([.B164];&quot;:&quot;;[.D164])" office:value-type="string" office:string-value="Mini GPS PA1010D:SCL">
            <text:p>Mini GPS PA1010D:SCL</text:p>
          </table:table-cell>
          <table:table-cell table:style-name="ce3"/>
          <table:table-cell table:formula="of:=VLOOKUP([.P164];[.$A$2:.$O$275];15)" office:value-type="float" office:value="0">
            <text:p>#N/A</text:p>
          </table:table-cell>
          <table:table-cell table:formula="of:=VLOOKUP([.P164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4">
            <text:p>164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8"/>
          <table:table-cell table:style-name="ce3" table:formula="of:=CONCATENATE([.B165];&quot;:&quot;;[.D165])" office:value-type="string" office:string-value="Mini GPS PA1010D:SDA">
            <text:p>Mini GPS PA1010D:SDA</text:p>
          </table:table-cell>
          <table:table-cell table:style-name="ce3"/>
          <table:table-cell table:formula="of:=VLOOKUP([.P165];[.$A$2:.$O$275];15)" office:value-type="float" office:value="0">
            <text:p>#N/A</text:p>
          </table:table-cell>
          <table:table-cell table:formula="of:=VLOOKUP([.P165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5">
            <text:p>165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8"/>
          <table:table-cell table:style-name="ce3" table:formula="of:=CONCATENATE([.B166];&quot;:&quot;;[.D166])" office:value-type="string" office:string-value="Mini GPS PA1010D:I2C QT Connector">
            <text:p>Mini GPS PA1010D:I2C QT Connector</text:p>
          </table:table-cell>
          <table:table-cell table:style-name="ce3"/>
          <table:table-cell table:formula="of:=VLOOKUP([.P166];[.$A$2:.$O$275];15)" office:value-type="float" office:value="0">
            <text:p>#N/A</text:p>
          </table:table-cell>
          <table:table-cell table:formula="of:=VLOOKUP([.P166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6">
            <text:p>166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8"/>
          <table:table-cell table:style-name="ce3" table:formula="of:=CONCATENATE([.B167];&quot;:&quot;;[.D167])" office:value-type="string" office:string-value="Mini GPS PA1010D:I2C QT Connector">
            <text:p>Mini GPS PA1010D:I2C QT Connector</text:p>
          </table:table-cell>
          <table:table-cell table:style-name="ce3" office:value-type="float" office:value="178">
            <text:p>178</text:p>
          </table:table-cell>
          <table:table-cell table:formula="of:=VLOOKUP([.P167];[.$A$2:.$O$275];15)" office:value-type="string" office:string-value="LTR390 UV Sensor:I2C QT Connector">
            <text:p>LTR390 UV Sensor:I2C QT Connector</text:p>
          </table:table-cell>
          <table:table-cell table:formula="of:=VLOOKUP([.P167];[.$A$2:.$O$275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67">
            <text:p>167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Rst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table:number-columns-repeated="8"/>
          <table:table-cell table:style-name="ce3" table:formula="of:=CONCATENATE([.B168];&quot;:&quot;;[.D168])" office:value-type="string" office:string-value="Mini GPS PA1010D:Rst">
            <text:p>Mini GPS PA1010D:Rst</text:p>
          </table:table-cell>
          <table:table-cell table:style-name="ce3"/>
          <table:table-cell table:formula="of:=VLOOKUP([.P168];[.$A$2:.$O$275];15)" office:value-type="float" office:value="0">
            <text:p>#N/A</text:p>
          </table:table-cell>
          <table:table-cell table:formula="of:=VLOOKUP([.P168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8">
            <text:p>168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PPS</text:p>
          </table:table-cell>
          <table:table-cell table:style-name="ce3"/>
          <table:table-cell table:style-name="ce3" office:value-type="string">
            <text:p>Pulse Per Second </text:p>
          </table:table-cell>
          <table:table-cell table:style-name="ce3" table:number-columns-repeated="8"/>
          <table:table-cell table:style-name="ce3" table:formula="of:=CONCATENATE([.B169];&quot;:&quot;;[.D169])" office:value-type="string" office:string-value="Mini GPS PA1010D:PPS">
            <text:p>Mini GPS PA1010D:PPS</text:p>
          </table:table-cell>
          <table:table-cell table:style-name="ce3"/>
          <table:table-cell table:formula="of:=VLOOKUP([.P169];[.$A$2:.$O$275];15)" office:value-type="float" office:value="0">
            <text:p>#N/A</text:p>
          </table:table-cell>
          <table:table-cell table:formula="of:=VLOOKUP([.P169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69">
            <text:p>169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WAKE</text:p>
          </table:table-cell>
          <table:table-cell table:style-name="ce3"/>
          <table:table-cell table:style-name="ce3" office:value-type="string">
            <text:p>CONTROL</text:p>
          </table:table-cell>
          <table:table-cell table:style-name="ce3" table:number-columns-repeated="8"/>
          <table:table-cell table:style-name="ce3" table:formula="of:=CONCATENATE([.B170];&quot;:&quot;;[.D170])" office:value-type="string" office:string-value="Mini GPS PA1010D:WAKE">
            <text:p>Mini GPS PA1010D:WAKE</text:p>
          </table:table-cell>
          <table:table-cell table:style-name="ce3"/>
          <table:table-cell table:formula="of:=VLOOKUP([.P170];[.$A$2:.$O$275];15)" office:value-type="float" office:value="0">
            <text:p>#N/A</text:p>
          </table:table-cell>
          <table:table-cell table:formula="of:=VLOOKUP([.P170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0">
            <text:p>170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TXO</text:p>
          </table:table-cell>
          <table:table-cell table:style-name="ce3"/>
          <table:table-cell table:style-name="ce3" office:value-type="string">
            <text:p>UART Transmit</text:p>
          </table:table-cell>
          <table:table-cell table:style-name="ce3" table:number-columns-repeated="8"/>
          <table:table-cell table:style-name="ce3" table:formula="of:=CONCATENATE([.B171];&quot;:&quot;;[.D171])" office:value-type="string" office:string-value="Mini GPS PA1010D:TXO">
            <text:p>Mini GPS PA1010D:TXO</text:p>
          </table:table-cell>
          <table:table-cell table:style-name="ce3"/>
          <table:table-cell table:formula="of:=VLOOKUP([.P171];[.$A$2:.$O$275];15)" office:value-type="float" office:value="0">
            <text:p>#N/A</text:p>
          </table:table-cell>
          <table:table-cell table:formula="of:=VLOOKUP([.P171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1">
            <text:p>171</text:p>
          </table:table-cell>
          <table:table-cell table:style-name="ce3" office:value-type="string">
            <text:p>Mini GPS PA1010D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RXI</text:p>
          </table:table-cell>
          <table:table-cell table:style-name="ce3"/>
          <table:table-cell table:style-name="ce3" office:value-type="string">
            <text:p>UART Receive</text:p>
          </table:table-cell>
          <table:table-cell table:style-name="ce3" table:number-columns-repeated="8"/>
          <table:table-cell table:style-name="ce3" table:formula="of:=CONCATENATE([.B172];&quot;:&quot;;[.D172])" office:value-type="string" office:string-value="Mini GPS PA1010D:RXI">
            <text:p>Mini GPS PA1010D:RXI</text:p>
          </table:table-cell>
          <table:table-cell table:style-name="ce3"/>
          <table:table-cell table:formula="of:=VLOOKUP([.P172];[.$A$2:.$O$275];15)" office:value-type="float" office:value="0">
            <text:p>#N/A</text:p>
          </table:table-cell>
          <table:table-cell table:formula="of:=VLOOKUP([.P172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72">
            <text:p>172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3];&quot;:&quot;;[.D173])" office:value-type="string" office:string-value="LTR390 UV Sensor:Vin">
            <text:p>LTR390 UV Sensor:Vin</text:p>
          </table:table-cell>
          <table:table-cell table:style-name="ce3"/>
          <table:table-cell table:formula="of:=VLOOKUP([.P173];[.$A$2:.$O$275];15)" office:value-type="float" office:value="0">
            <text:p>#N/A</text:p>
          </table:table-cell>
          <table:table-cell table:formula="of:=VLOOKUP([.P173];[.$A$2:.$O$275];3)" office:value-type="float" office:value="0">
            <text:p>#N/A</text:p>
          </table:table-cell>
          <table:table-cell table:style-name="ce28"/>
          <table:table-cell table:style-name="ce28" office:value-type="float" office:value="0.11">
            <text:p>0.11</text:p>
          </table:table-cell>
          <table:table-cell table:style-name="ce28" office:value-type="string">
            <text:p>Standby/Sleep Mode = .001</text:p>
          </table:table-cell>
          <table:table-cell table:style-name="ce28"/>
          <table:table-cell table:style-name="ce3" table:number-columns-repeated="1002"/>
        </table:table-row>
        <table:table-row table:style-name="ro5">
          <table:table-cell table:style-name="ce3" office:value-type="float" office:value="173">
            <text:p>173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3Vo</text:p>
          </table:table-cell>
          <table:table-cell table:style-name="ce3"/>
          <table:table-cell table:style-name="ce3" office:value-type="string">
            <text:p>POWER (OUTPUT)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4];&quot;:&quot;;[.D174])" office:value-type="string" office:string-value="LTR390 UV Sensor:3Vo">
            <text:p>LTR390 UV Sensor:3Vo</text:p>
          </table:table-cell>
          <table:table-cell table:style-name="ce3"/>
          <table:table-cell table:formula="of:=VLOOKUP([.P174];[.$A$2:.$O$275];15)" office:value-type="float" office:value="0">
            <text:p>#N/A</text:p>
          </table:table-cell>
          <table:table-cell table:formula="of:=VLOOKUP([.P174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4">
            <text:p>174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5];&quot;:&quot;;[.D175])" office:value-type="string" office:string-value="LTR390 UV Sensor:GND">
            <text:p>LTR390 UV Sensor:GND</text:p>
          </table:table-cell>
          <table:table-cell table:style-name="ce3"/>
          <table:table-cell table:formula="of:=VLOOKUP([.P175];[.$A$2:.$O$275];15)" office:value-type="float" office:value="0">
            <text:p>#N/A</text:p>
          </table:table-cell>
          <table:table-cell table:formula="of:=VLOOKUP([.P175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5">
            <text:p>175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6];&quot;:&quot;;[.D176])" office:value-type="string" office:string-value="LTR390 UV Sensor:SCL">
            <text:p>LTR390 UV Sensor:SCL</text:p>
          </table:table-cell>
          <table:table-cell table:style-name="ce3"/>
          <table:table-cell table:formula="of:=VLOOKUP([.P176];[.$A$2:.$O$275];15)" office:value-type="float" office:value="0">
            <text:p>#N/A</text:p>
          </table:table-cell>
          <table:table-cell table:formula="of:=VLOOKUP([.P176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6">
            <text:p>176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7];&quot;:&quot;;[.D177])" office:value-type="string" office:string-value="LTR390 UV Sensor:SDA">
            <text:p>LTR390 UV Sensor:SDA</text:p>
          </table:table-cell>
          <table:table-cell table:style-name="ce3"/>
          <table:table-cell table:formula="of:=VLOOKUP([.P177];[.$A$2:.$O$275];15)" office:value-type="float" office:value="0">
            <text:p>#N/A</text:p>
          </table:table-cell>
          <table:table-cell table:formula="of:=VLOOKUP([.P177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7">
            <text:p>177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8];&quot;:&quot;;[.D178])" office:value-type="string" office:string-value="LTR390 UV Sensor:INT">
            <text:p>LTR390 UV Sensor:INT</text:p>
          </table:table-cell>
          <table:table-cell table:style-name="ce3"/>
          <table:table-cell table:formula="of:=VLOOKUP([.P178];[.$A$2:.$O$275];15)" office:value-type="float" office:value="0">
            <text:p>#N/A</text:p>
          </table:table-cell>
          <table:table-cell table:formula="of:=VLOOKUP([.P178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8">
            <text:p>178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79];&quot;:&quot;;[.D179])" office:value-type="string" office:string-value="LTR390 UV Sensor:I2C QT Connector">
            <text:p>LTR390 UV Sensor:I2C QT Connector</text:p>
          </table:table-cell>
          <table:table-cell table:style-name="ce3" office:value-type="float" office:value="166">
            <text:p>166</text:p>
          </table:table-cell>
          <table:table-cell table:formula="of:=VLOOKUP([.P179];[.$A$2:.$O$275];15)" office:value-type="string" office:string-value="Mini GPS PA1010D:I2C QT Connector">
            <text:p>Mini GPS PA1010D:I2C QT Connector</text:p>
          </table:table-cell>
          <table:table-cell table:formula="of:=VLOOKUP([.P179];[.$A$2:.$O$275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5">
          <table:table-cell table:style-name="ce3" office:value-type="float" office:value="179">
            <text:p>179</text:p>
          </table:table-cell>
          <table:table-cell table:style-name="ce3" office:value-type="string">
            <text:p>LTR390 UV Sensor</text:p>
          </table:table-cell>
          <table:table-cell table:style-name="ce3" office:value-type="string">
            <text:p>Hood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3</text:p>
          </table:table-cell>
          <table:table-cell table:style-name="ce3" table:formula="of:=CONCATENATE([.B180];&quot;:&quot;;[.D180])" office:value-type="string" office:string-value="LTR390 UV Sensor:I2C QT Connector">
            <text:p>LTR390 UV Sensor:I2C QT Connector</text:p>
          </table:table-cell>
          <table:table-cell table:style-name="ce3" office:value-type="float" office:value="190">
            <text:p>190</text:p>
          </table:table-cell>
          <table:table-cell table:formula="of:=VLOOKUP([.P180];[.$A$2:.$O$275];15)" office:value-type="string" office:string-value="AW9523 GPIO Expander:I2C QT Connector">
            <text:p>AW9523 GPIO Expander:I2C QT Connector</text:p>
          </table:table-cell>
          <table:table-cell table:formula="of:=VLOOKUP([.P180];[.$A$2:.$O$275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9" office:value-type="float" office:value="180">
            <text:p>180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GND</text:p>
          </table:table-cell>
          <table:table-cell table:style-name="ce9"/>
          <table:table-cell table:style-name="ce9" office:value-type="string">
            <text:p>GROUND</text:p>
          </table:table-cell>
          <table:table-cell table:style-name="ce9" table:number-columns-repeated="8"/>
          <table:table-cell table:style-name="ce9" table:formula="of:=CONCATENATE([.B181];&quot;:&quot;;[.D181])" office:value-type="string" office:string-value="MAX9814 Mic:GND">
            <text:p>MAX9814 Mic:GND</text:p>
          </table:table-cell>
          <table:table-cell table:style-name="ce9" office:value-type="float" office:value="234">
            <text:p>234</text:p>
          </table:table-cell>
          <table:table-cell table:formula="of:=VLOOKUP([.P181];[.$A$2:.$O$275];15)" office:value-type="string" office:string-value="SPI Bus :GND">
            <text:p>SPI Bus :GND</text:p>
          </table:table-cell>
          <table:table-cell table:formula="of:=VLOOKUP([.P181];[.$A$2:.$O$275];3)" office:value-type="string" office:string-value="Hood">
            <text:p>Hood</text:p>
          </table:table-cell>
          <table:table-cell table:style-name="ce30"/>
          <table:table-cell table:style-name="ce30" office:value-type="float" office:value="3.1">
            <text:p>3.1</text:p>
          </table:table-cell>
          <table:table-cell table:style-name="ce30" office:value-type="string">
            <text:p>6mA is max</text:p>
          </table:table-cell>
          <table:table-cell table:style-name="ce30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4">
          <table:table-cell table:style-name="ce9" office:value-type="float" office:value="181">
            <text:p>181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Vdd</text:p>
          </table:table-cell>
          <table:table-cell table:style-name="ce9"/>
          <table:table-cell table:style-name="ce9" office:value-type="string">
            <text:p>POWER</text:p>
          </table:table-cell>
          <table:table-cell table:style-name="ce9" table:number-columns-repeated="8"/>
          <table:table-cell table:style-name="ce9" table:formula="of:=CONCATENATE([.B182];&quot;:&quot;;[.D182])" office:value-type="string" office:string-value="MAX9814 Mic:Vdd">
            <text:p>MAX9814 Mic:Vdd</text:p>
          </table:table-cell>
          <table:table-cell table:style-name="ce9" office:value-type="float" office:value="232">
            <text:p>232</text:p>
          </table:table-cell>
          <table:table-cell table:formula="of:=VLOOKUP([.P182];[.$A$2:.$O$275];15)" office:value-type="string" office:string-value="SPI Bus :5V">
            <text:p>SPI Bus :5V</text:p>
          </table:table-cell>
          <table:table-cell table:formula="of:=VLOOKUP([.P182];[.$A$2:.$O$275];3)" office:value-type="string" office:string-value="Hood">
            <text:p>Hood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5">
          <table:table-cell table:style-name="ce9" office:value-type="float" office:value="182">
            <text:p>182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Gain</text:p>
          </table:table-cell>
          <table:table-cell table:style-name="ce9"/>
          <table:table-cell table:style-name="ce9" office:value-type="string">
            <text:p>Gain Control </text:p>
          </table:table-cell>
          <table:table-cell table:style-name="ce9" table:number-columns-repeated="8"/>
          <table:table-cell table:style-name="ce9" table:formula="of:=CONCATENATE([.B183];&quot;:&quot;;[.D183])" office:value-type="string" office:string-value="MAX9814 Mic:Gain">
            <text:p>MAX9814 Mic:Gain</text:p>
          </table:table-cell>
          <table:table-cell table:style-name="ce9"/>
          <table:table-cell table:formula="of:=VLOOKUP([.P183];[.$A$2:.$O$275];15)" office:value-type="float" office:value="0">
            <text:p>#N/A</text:p>
          </table:table-cell>
          <table:table-cell table:formula="of:=VLOOKUP([.P183];[.$A$2:.$O$275];3)" office:value-type="float" office:value="0">
            <text:p>#N/A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5">
          <table:table-cell table:style-name="ce9" office:value-type="float" office:value="183">
            <text:p>183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Out</text:p>
          </table:table-cell>
          <table:table-cell table:style-name="ce9"/>
          <table:table-cell table:style-name="ce9" office:value-type="string">
            <text:p>Out (Put a 100uF Cap in series)</text:p>
          </table:table-cell>
          <table:table-cell table:style-name="ce9" table:number-columns-repeated="8"/>
          <table:table-cell table:style-name="ce9" table:formula="of:=CONCATENATE([.B184];&quot;:&quot;;[.D184])" office:value-type="string" office:string-value="MAX9814 Mic:Out">
            <text:p>MAX9814 Mic:Out</text:p>
          </table:table-cell>
          <table:table-cell table:style-name="ce9" office:value-type="float" office:value="47">
            <text:p>47</text:p>
          </table:table-cell>
          <table:table-cell table:formula="of:=VLOOKUP([.P184];[.$A$2:.$O$275];15)" office:value-type="string" office:string-value="VS1053 Audio BO:LINE2">
            <text:p>VS1053 Audio BO:LINE2</text:p>
          </table:table-cell>
          <table:table-cell table:formula="of:=VLOOKUP([.P184];[.$A$2:.$O$275];3)" office:value-type="string" office:string-value="Body">
            <text:p>Body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5">
          <table:table-cell table:style-name="ce9" office:value-type="float" office:value="184">
            <text:p>184</text:p>
          </table:table-cell>
          <table:table-cell table:style-name="ce9" office:value-type="string">
            <text:p>MAX9814 Mic</text:p>
          </table:table-cell>
          <table:table-cell table:style-name="ce9" office:value-type="string">
            <text:p>Hood</text:p>
          </table:table-cell>
          <table:table-cell table:style-name="ce18" office:value-type="string">
            <text:p>AR</text:p>
          </table:table-cell>
          <table:table-cell table:style-name="ce9"/>
          <table:table-cell table:style-name="ce9" office:value-type="string">
            <text:p>Attack and Response for AGC</text:p>
          </table:table-cell>
          <table:table-cell table:style-name="ce9" table:number-columns-repeated="8"/>
          <table:table-cell table:style-name="ce9" table:formula="of:=CONCATENATE([.B185];&quot;:&quot;;[.D185])" office:value-type="string" office:string-value="MAX9814 Mic:AR">
            <text:p>MAX9814 Mic:AR</text:p>
          </table:table-cell>
          <table:table-cell table:style-name="ce9"/>
          <table:table-cell table:formula="of:=VLOOKUP([.P185];[.$A$2:.$O$275];15)" office:value-type="float" office:value="0">
            <text:p>#N/A</text:p>
          </table:table-cell>
          <table:table-cell table:formula="of:=VLOOKUP([.P185];[.$A$2:.$O$275];3)" office:value-type="float" office:value="0">
            <text:p>#N/A</text:p>
          </table:table-cell>
          <table:table-cell table:style-name="ce30" table:number-columns-repeated="4"/>
          <table:table-cell table:style-name="ce9"/>
          <table:table-cell table:number-columns-repeated="2"/>
          <table:table-cell table:style-name="ce30"/>
          <table:table-cell table:style-name="ce9" table:number-columns-repeated="997"/>
          <table:table-cell/>
        </table:table-row>
        <table:table-row table:style-name="ro8">
          <table:table-cell table:style-name="ce3" office:value-type="float" office:value="185">
            <text:p>185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Vin</text:p>
          </table:table-cell>
          <table:table-cell table:style-name="ce3"/>
          <table:table-cell table:style-name="ce3" office:value-type="string">
            <text:p>Power In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6];&quot;:&quot;;[.D186])" office:value-type="string" office:string-value="AW9523 GPIO Expander:Vin">
            <text:p>AW9523 GPIO Expander:Vin</text:p>
          </table:table-cell>
          <table:table-cell table:style-name="ce3"/>
          <table:table-cell table:formula="of:=VLOOKUP([.P186];[.$A$2:.$O$275];15)" office:value-type="float" office:value="0">
            <text:p>#N/A</text:p>
          </table:table-cell>
          <table:table-cell table:formula="of:=VLOOKUP([.P186];[.$A$2:.$O$275];3)" office:value-type="float" office:value="0">
            <text:p>#N/A</text:p>
          </table:table-cell>
          <table:table-cell table:style-name="ce28" office:value-type="string">
            <text:p>IC2 Slave Address conflicts with SGP30 Air Quality Sensor. Use AD0 and AD1 to change Slave Address EG: 1 0 1 1 0 AD1 AD0 (R/w) . </text:p>
          </table:table-cell>
          <table:table-cell table:style-name="ce28" office:value-type="float" office:value="37">
            <text:p>37</text:p>
          </table:table-cell>
          <table:table-cell table:style-name="ce28" office:value-type="string">
            <text:p>Maximum LED Drive; </text:p>
          </table:table-cell>
          <table:table-cell table:style-name="ce28"/>
          <table:table-cell table:style-name="ce3" table:number-columns-repeated="1002"/>
        </table:table-row>
        <table:table-row table:style-name="ro12">
          <table:table-cell table:style-name="ce3" office:value-type="float" office:value="186">
            <text:p>186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GND</text:p>
          </table:table-cell>
          <table:table-cell table:style-name="ce3"/>
          <table:table-cell table:style-name="ce3" office:value-type="string">
            <text:p>GROUND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7];&quot;:&quot;;[.D187])" office:value-type="string" office:string-value="AW9523 GPIO Expander:GND">
            <text:p>AW9523 GPIO Expander:GND</text:p>
          </table:table-cell>
          <table:table-cell table:style-name="ce3"/>
          <table:table-cell table:formula="of:=VLOOKUP([.P187];[.$A$2:.$O$275];15)" office:value-type="float" office:value="0">
            <text:p>#N/A</text:p>
          </table:table-cell>
          <table:table-cell table:formula="of:=VLOOKUP([.P187];[.$A$2:.$O$275];3)" office:value-type="float" office:value="0">
            <text:p>#N/A</text:p>
          </table:table-cell>
          <table:table-cell table:style-name="ce28" office:value-type="string">
            <text:p>A0 and A1 jumpers - These can be used to change the default I2C address from</text:p>
          </table:table-cell>
          <table:table-cell table:style-name="ce28" table:number-columns-repeated="3"/>
          <table:table-cell table:style-name="ce3" table:number-columns-repeated="1002"/>
        </table:table-row>
        <table:table-row table:style-name="ro2">
          <table:table-cell table:style-name="ce3" office:value-type="float" office:value="187">
            <text:p>187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SCL</text:p>
          </table:table-cell>
          <table:table-cell table:style-name="ce3"/>
          <table:table-cell table:style-name="ce3" office:value-type="string">
            <text:p>I2C Clock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8];&quot;:&quot;;[.D188])" office:value-type="string" office:string-value="AW9523 GPIO Expander:SCL">
            <text:p>AW9523 GPIO Expander:SCL</text:p>
          </table:table-cell>
          <table:table-cell table:style-name="ce3"/>
          <table:table-cell table:formula="of:=VLOOKUP([.P188];[.$A$2:.$O$275];15)" office:value-type="float" office:value="0">
            <text:p>#N/A</text:p>
          </table:table-cell>
          <table:table-cell table:formula="of:=VLOOKUP([.P188];[.$A$2:.$O$275];3)" office:value-type="float" office:value="0">
            <text:p>#N/A</text:p>
          </table:table-cell>
          <table:table-cell table:style-name="ce28" office:value-type="string">
            <text:p>0x58 to 0x59 (A0 shorted), 0x5A (A1 shorted) or 0x5B (both shorted!)</text:p>
          </table:table-cell>
          <table:table-cell table:style-name="ce28" table:number-columns-repeated="3"/>
          <table:table-cell table:style-name="ce3" table:number-columns-repeated="1002"/>
        </table:table-row>
        <table:table-row table:style-name="ro2">
          <table:table-cell table:style-name="ce3" office:value-type="float" office:value="188">
            <text:p>188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SDA</text:p>
          </table:table-cell>
          <table:table-cell table:style-name="ce3"/>
          <table:table-cell table:style-name="ce3" office:value-type="string">
            <text:p>I2C Data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89];&quot;:&quot;;[.D189])" office:value-type="string" office:string-value="AW9523 GPIO Expander:SDA">
            <text:p>AW9523 GPIO Expander:SDA</text:p>
          </table:table-cell>
          <table:table-cell table:style-name="ce3"/>
          <table:table-cell table:formula="of:=VLOOKUP([.P189];[.$A$2:.$O$275];15)" office:value-type="float" office:value="0">
            <text:p>#N/A</text:p>
          </table:table-cell>
          <table:table-cell table:formula="of:=VLOOKUP([.P189];[.$A$2:.$O$275];3)" office:value-type="float" office:value="0">
            <text:p>#N/A</text:p>
          </table:table-cell>
          <table:table-cell table:style-name="ce28" office:value-type="string">
            <text:p>So short A0 to make Slave Address 0x59</text:p>
          </table:table-cell>
          <table:table-cell table:style-name="ce28" table:number-columns-repeated="3"/>
          <table:table-cell table:style-name="ce3" table:number-columns-repeated="1002"/>
        </table:table-row>
        <table:table-row table:style-name="ro4">
          <table:table-cell table:style-name="ce3" office:value-type="float" office:value="189">
            <text:p>189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0];&quot;:&quot;;[.D190])" office:value-type="string" office:string-value="AW9523 GPIO Expander:I2C QT Connector">
            <text:p>AW9523 GPIO Expander:I2C QT Connector</text:p>
          </table:table-cell>
          <table:table-cell table:style-name="ce3" office:value-type="float" office:value="179">
            <text:p>179</text:p>
          </table:table-cell>
          <table:table-cell table:formula="of:=VLOOKUP([.P190];[.$A$2:.$O$275];15)" office:value-type="string" office:string-value="LTR390 UV Sensor:I2C QT Connector">
            <text:p>LTR390 UV Sensor:I2C QT Connector</text:p>
          </table:table-cell>
          <table:table-cell table:formula="of:=VLOOKUP([.P190];[.$A$2:.$O$275];3)" office:value-type="string" office:string-value="Hood">
            <text:p>Hood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0">
            <text:p>190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13" office:value-type="string">
            <text:p>I2C QT Connector</text:p>
          </table:table-cell>
          <table:table-cell table:style-name="ce3"/>
          <table:table-cell table:style-name="ce3" office:value-type="string">
            <text:p>I2C STEMMA Q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1];&quot;:&quot;;[.D191])" office:value-type="string" office:string-value="AW9523 GPIO Expander:I2C QT Connector">
            <text:p>AW9523 GPIO Expander:I2C QT Connector</text:p>
          </table:table-cell>
          <table:table-cell table:style-name="ce3" office:value-type="float" office:value="91">
            <text:p>91</text:p>
          </table:table-cell>
          <table:table-cell table:formula="of:=VLOOKUP([.P191];[.$A$2:.$O$275];15)" office:value-type="string" office:string-value="Rotary Encoder:I2C QT Connector">
            <text:p>Rotary Encoder:I2C QT Connector</text:p>
          </table:table-cell>
          <table:table-cell table:formula="of:=VLOOKUP([.P191];[.$A$2:.$O$275];3)" office:value-type="string" office:string-value="Body">
            <text:p>Body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1">
            <text:p>191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INT</text:p>
          </table:table-cell>
          <table:table-cell table:style-name="ce3"/>
          <table:table-cell table:style-name="ce3" office:value-type="string">
            <text:p>primary interrup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2];&quot;:&quot;;[.D192])" office:value-type="string" office:string-value="AW9523 GPIO Expander:INT">
            <text:p>AW9523 GPIO Expander:INT</text:p>
          </table:table-cell>
          <table:table-cell table:style-name="ce3"/>
          <table:table-cell table:formula="of:=VLOOKUP([.P192];[.$A$2:.$O$275];15)" office:value-type="float" office:value="0">
            <text:p>#N/A</text:p>
          </table:table-cell>
          <table:table-cell table:formula="of:=VLOOKUP([.P192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2">
            <text:p>192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RST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3];&quot;:&quot;;[.D193])" office:value-type="string" office:string-value="AW9523 GPIO Expander:RST">
            <text:p>AW9523 GPIO Expander:RST</text:p>
          </table:table-cell>
          <table:table-cell table:style-name="ce3"/>
          <table:table-cell table:formula="of:=VLOOKUP([.P193];[.$A$2:.$O$275];15)" office:value-type="float" office:value="0">
            <text:p>#N/A</text:p>
          </table:table-cell>
          <table:table-cell table:formula="of:=VLOOKUP([.P193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3">
            <text:p>193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0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4];&quot;:&quot;;[.D194])" office:value-type="string" office:string-value="AW9523 GPIO Expander:0">
            <text:p>AW9523 GPIO Expander:0</text:p>
          </table:table-cell>
          <table:table-cell table:style-name="ce3"/>
          <table:table-cell table:formula="of:=VLOOKUP([.P194];[.$A$2:.$O$275];15)" office:value-type="float" office:value="0">
            <text:p>#N/A</text:p>
          </table:table-cell>
          <table:table-cell table:formula="of:=VLOOKUP([.P194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4">
            <text:p>194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1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5];&quot;:&quot;;[.D195])" office:value-type="string" office:string-value="AW9523 GPIO Expander:1">
            <text:p>AW9523 GPIO Expander:1</text:p>
          </table:table-cell>
          <table:table-cell table:style-name="ce3"/>
          <table:table-cell table:formula="of:=VLOOKUP([.P195];[.$A$2:.$O$275];15)" office:value-type="float" office:value="0">
            <text:p>#N/A</text:p>
          </table:table-cell>
          <table:table-cell table:formula="of:=VLOOKUP([.P195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5">
            <text:p>195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2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6];&quot;:&quot;;[.D196])" office:value-type="string" office:string-value="AW9523 GPIO Expander:2">
            <text:p>AW9523 GPIO Expander:2</text:p>
          </table:table-cell>
          <table:table-cell table:style-name="ce3"/>
          <table:table-cell table:formula="of:=VLOOKUP([.P196];[.$A$2:.$O$275];15)" office:value-type="float" office:value="0">
            <text:p>#N/A</text:p>
          </table:table-cell>
          <table:table-cell table:formula="of:=VLOOKUP([.P196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6">
            <text:p>196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3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7];&quot;:&quot;;[.D197])" office:value-type="string" office:string-value="AW9523 GPIO Expander:3">
            <text:p>AW9523 GPIO Expander:3</text:p>
          </table:table-cell>
          <table:table-cell table:style-name="ce3"/>
          <table:table-cell table:formula="of:=VLOOKUP([.P197];[.$A$2:.$O$275];15)" office:value-type="float" office:value="0">
            <text:p>#N/A</text:p>
          </table:table-cell>
          <table:table-cell table:formula="of:=VLOOKUP([.P197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7">
            <text:p>197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4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8];&quot;:&quot;;[.D198])" office:value-type="string" office:string-value="AW9523 GPIO Expander:4">
            <text:p>AW9523 GPIO Expander:4</text:p>
          </table:table-cell>
          <table:table-cell table:style-name="ce3"/>
          <table:table-cell table:formula="of:=VLOOKUP([.P198];[.$A$2:.$O$275];15)" office:value-type="float" office:value="0">
            <text:p>#N/A</text:p>
          </table:table-cell>
          <table:table-cell table:formula="of:=VLOOKUP([.P198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8">
            <text:p>198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5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199];&quot;:&quot;;[.D199])" office:value-type="string" office:string-value="AW9523 GPIO Expander:5">
            <text:p>AW9523 GPIO Expander:5</text:p>
          </table:table-cell>
          <table:table-cell table:style-name="ce3"/>
          <table:table-cell table:formula="of:=VLOOKUP([.P199];[.$A$2:.$O$275];15)" office:value-type="float" office:value="0">
            <text:p>#N/A</text:p>
          </table:table-cell>
          <table:table-cell table:formula="of:=VLOOKUP([.P199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199">
            <text:p>199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6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0];&quot;:&quot;;[.D200])" office:value-type="string" office:string-value="AW9523 GPIO Expander:6">
            <text:p>AW9523 GPIO Expander:6</text:p>
          </table:table-cell>
          <table:table-cell table:style-name="ce3"/>
          <table:table-cell table:formula="of:=VLOOKUP([.P200];[.$A$2:.$O$275];15)" office:value-type="float" office:value="0">
            <text:p>#N/A</text:p>
          </table:table-cell>
          <table:table-cell table:formula="of:=VLOOKUP([.P200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0">
            <text:p>200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7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1];&quot;:&quot;;[.D201])" office:value-type="string" office:string-value="AW9523 GPIO Expander:7">
            <text:p>AW9523 GPIO Expander:7</text:p>
          </table:table-cell>
          <table:table-cell table:style-name="ce3"/>
          <table:table-cell table:formula="of:=VLOOKUP([.P201];[.$A$2:.$O$275];15)" office:value-type="float" office:value="0">
            <text:p>#N/A</text:p>
          </table:table-cell>
          <table:table-cell table:formula="of:=VLOOKUP([.P201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1">
            <text:p>201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8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2];&quot;:&quot;;[.D202])" office:value-type="string" office:string-value="AW9523 GPIO Expander:8">
            <text:p>AW9523 GPIO Expander:8</text:p>
          </table:table-cell>
          <table:table-cell table:style-name="ce3"/>
          <table:table-cell table:formula="of:=VLOOKUP([.P202];[.$A$2:.$O$275];15)" office:value-type="float" office:value="0">
            <text:p>#N/A</text:p>
          </table:table-cell>
          <table:table-cell table:formula="of:=VLOOKUP([.P202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2">
            <text:p>202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9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3];&quot;:&quot;;[.D203])" office:value-type="string" office:string-value="AW9523 GPIO Expander:9">
            <text:p>AW9523 GPIO Expander:9</text:p>
          </table:table-cell>
          <table:table-cell table:style-name="ce3"/>
          <table:table-cell table:formula="of:=VLOOKUP([.P203];[.$A$2:.$O$275];15)" office:value-type="float" office:value="0">
            <text:p>#N/A</text:p>
          </table:table-cell>
          <table:table-cell table:formula="of:=VLOOKUP([.P203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3">
            <text:p>203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10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4];&quot;:&quot;;[.D204])" office:value-type="string" office:string-value="AW9523 GPIO Expander:10">
            <text:p>AW9523 GPIO Expander:10</text:p>
          </table:table-cell>
          <table:table-cell table:style-name="ce3"/>
          <table:table-cell table:formula="of:=VLOOKUP([.P204];[.$A$2:.$O$275];15)" office:value-type="float" office:value="0">
            <text:p>#N/A</text:p>
          </table:table-cell>
          <table:table-cell table:formula="of:=VLOOKUP([.P204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4">
            <text:p>204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11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5];&quot;:&quot;;[.D205])" office:value-type="string" office:string-value="AW9523 GPIO Expander:11">
            <text:p>AW9523 GPIO Expander:11</text:p>
          </table:table-cell>
          <table:table-cell table:style-name="ce3"/>
          <table:table-cell table:formula="of:=VLOOKUP([.P205];[.$A$2:.$O$275];15)" office:value-type="float" office:value="0">
            <text:p>#N/A</text:p>
          </table:table-cell>
          <table:table-cell table:formula="of:=VLOOKUP([.P205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5">
            <text:p>205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12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6];&quot;:&quot;;[.D206])" office:value-type="string" office:string-value="AW9523 GPIO Expander:12">
            <text:p>AW9523 GPIO Expander:12</text:p>
          </table:table-cell>
          <table:table-cell table:style-name="ce3"/>
          <table:table-cell table:formula="of:=VLOOKUP([.P206];[.$A$2:.$O$275];15)" office:value-type="float" office:value="0">
            <text:p>#N/A</text:p>
          </table:table-cell>
          <table:table-cell table:formula="of:=VLOOKUP([.P206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6">
            <text:p>206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13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7];&quot;:&quot;;[.D207])" office:value-type="string" office:string-value="AW9523 GPIO Expander:13">
            <text:p>AW9523 GPIO Expander:13</text:p>
          </table:table-cell>
          <table:table-cell table:style-name="ce3"/>
          <table:table-cell table:formula="of:=VLOOKUP([.P207];[.$A$2:.$O$275];15)" office:value-type="float" office:value="0">
            <text:p>#N/A</text:p>
          </table:table-cell>
          <table:table-cell table:formula="of:=VLOOKUP([.P207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7">
            <text:p>207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14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8];&quot;:&quot;;[.D208])" office:value-type="string" office:string-value="AW9523 GPIO Expander:14">
            <text:p>AW9523 GPIO Expander:14</text:p>
          </table:table-cell>
          <table:table-cell table:style-name="ce3"/>
          <table:table-cell table:formula="of:=VLOOKUP([.P208];[.$A$2:.$O$275];15)" office:value-type="float" office:value="0">
            <text:p>#N/A</text:p>
          </table:table-cell>
          <table:table-cell table:formula="of:=VLOOKUP([.P208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table:style-name="ce3" office:value-type="float" office:value="208">
            <text:p>208</text:p>
          </table:table-cell>
          <table:table-cell table:style-name="ce3" office:value-type="string">
            <text:p>AW9523 GPIO Expander</text:p>
          </table:table-cell>
          <table:table-cell table:style-name="ce3" office:value-type="string">
            <text:p>Hood</text:p>
          </table:table-cell>
          <table:table-cell table:style-name="ce36" office:value-type="string">
            <text:p>15</text:p>
          </table:table-cell>
          <table:table-cell table:style-name="ce3"/>
          <table:table-cell table:style-name="ce3" office:value-type="string">
            <text:p>GPIO Pins (Signal and VIN)</text:p>
          </table:table-cell>
          <table:table-cell table:style-name="ce3" table:number-columns-repeated="7"/>
          <table:table-cell table:style-name="ce3" office:value-type="string">
            <text:p>0x59</text:p>
          </table:table-cell>
          <table:table-cell table:style-name="ce3" table:formula="of:=CONCATENATE([.B209];&quot;:&quot;;[.D209])" office:value-type="string" office:string-value="AW9523 GPIO Expander:15">
            <text:p>AW9523 GPIO Expander:15</text:p>
          </table:table-cell>
          <table:table-cell table:style-name="ce3"/>
          <table:table-cell table:formula="of:=VLOOKUP([.P209];[.$A$2:.$O$275];15)" office:value-type="float" office:value="0">
            <text:p>#N/A</text:p>
          </table:table-cell>
          <table:table-cell table:formula="of:=VLOOKUP([.P209];[.$A$2:.$O$275];3)" office:value-type="float" office:value="0">
            <text:p>#N/A</text:p>
          </table:table-cell>
          <table:table-cell table:style-name="ce28" table:number-columns-repeated="4"/>
          <table:table-cell table:style-name="ce3" table:number-columns-repeated="1002"/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LED 1</text:p>
          </table:table-cell>
          <table:table-cell office:value-type="string">
            <text:p>Hood</text:p>
          </table:table-cell>
          <table:table-cell table:style-name="ce38" office:value-type="string">
            <text:p>An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0];&quot;:&quot;;[.D210])" office:value-type="string" office:string-value="LED 1:Anode">
            <text:p>LED 1:Anode</text:p>
          </table:table-cell>
          <table:table-cell office:value-type="float" office:value="193">
            <text:p>193</text:p>
          </table:table-cell>
          <table:table-cell table:formula="of:=VLOOKUP([.P210];[.$A$2:.$O$275];15)" office:value-type="string" office:string-value="AW9523 GPIO Expander:0">
            <text:p>AW9523 GPIO Expander:0</text:p>
          </table:table-cell>
          <table:table-cell table:formula="of:=VLOOKUP([.P210];[.$A$2:.$O$275];3)" office:value-type="string" office:string-value="Hood">
            <text:p>Hood</text:p>
          </table:table-cell>
          <table:table-cell/>
          <table:table-cell office:value-type="float" office:value="18">
            <text:p>18</text:p>
          </table:table-cell>
          <table:table-cell table:number-columns-repeated="1004"/>
        </table:table-row>
        <table:table-row table:style-name="ro5">
          <table:table-cell office:value-type="float" office:value="210">
            <text:p>210</text:p>
          </table:table-cell>
          <table:table-cell office:value-type="string">
            <text:p>LED 1</text:p>
          </table:table-cell>
          <table:table-cell office:value-type="string">
            <text:p>Hood</text:p>
          </table:table-cell>
          <table:table-cell table:style-name="ce38" office:value-type="string">
            <text:p>Cath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1];&quot;:&quot;;[.D211])" office:value-type="string" office:string-value="LED 1:Cathode">
            <text:p>LED 1:Cathode</text:p>
          </table:table-cell>
          <table:table-cell office:value-type="float" office:value="234">
            <text:p>234</text:p>
          </table:table-cell>
          <table:table-cell table:formula="of:=VLOOKUP([.P211];[.$A$2:.$O$275];15)" office:value-type="string" office:string-value="SPI Bus :GND">
            <text:p>SPI Bus :GND</text:p>
          </table:table-cell>
          <table:table-cell table:formula="of:=VLOOKUP([.P211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LED 2</text:p>
          </table:table-cell>
          <table:table-cell office:value-type="string">
            <text:p>Hood</text:p>
          </table:table-cell>
          <table:table-cell table:style-name="ce38" office:value-type="string">
            <text:p>An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2];&quot;:&quot;;[.D212])" office:value-type="string" office:string-value="LED 2:Anode">
            <text:p>LED 2:Anode</text:p>
          </table:table-cell>
          <table:table-cell office:value-type="float" office:value="195">
            <text:p>195</text:p>
          </table:table-cell>
          <table:table-cell table:formula="of:=VLOOKUP([.P212];[.$A$2:.$O$275];15)" office:value-type="string" office:string-value="AW9523 GPIO Expander:2">
            <text:p>AW9523 GPIO Expander:2</text:p>
          </table:table-cell>
          <table:table-cell table:formula="of:=VLOOKUP([.P212];[.$A$2:.$O$275];3)" office:value-type="string" office:string-value="Hood">
            <text:p>Hood</text:p>
          </table:table-cell>
          <table:table-cell/>
          <table:table-cell office:value-type="float" office:value="18">
            <text:p>18</text:p>
          </table:table-cell>
          <table:table-cell table:number-columns-repeated="1004"/>
        </table:table-row>
        <table:table-row table:style-name="ro5">
          <table:table-cell office:value-type="float" office:value="212">
            <text:p>212</text:p>
          </table:table-cell>
          <table:table-cell office:value-type="string">
            <text:p>LED 2</text:p>
          </table:table-cell>
          <table:table-cell office:value-type="string">
            <text:p>Hood</text:p>
          </table:table-cell>
          <table:table-cell table:style-name="ce38" office:value-type="string">
            <text:p>Cath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3];&quot;:&quot;;[.D213])" office:value-type="string" office:string-value="LED 2:Cathode">
            <text:p>LED 2:Cathode</text:p>
          </table:table-cell>
          <table:table-cell office:value-type="float" office:value="234">
            <text:p>234</text:p>
          </table:table-cell>
          <table:table-cell table:formula="of:=VLOOKUP([.P213];[.$A$2:.$O$275];15)" office:value-type="string" office:string-value="SPI Bus :GND">
            <text:p>SPI Bus :GND</text:p>
          </table:table-cell>
          <table:table-cell table:formula="of:=VLOOKUP([.P213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3">
            <text:p>213</text:p>
          </table:table-cell>
          <table:table-cell office:value-type="string">
            <text:p>LED 3</text:p>
          </table:table-cell>
          <table:table-cell office:value-type="string">
            <text:p>Hood</text:p>
          </table:table-cell>
          <table:table-cell table:style-name="ce38" office:value-type="string">
            <text:p>An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4];&quot;:&quot;;[.D214])" office:value-type="string" office:string-value="LED 3:Anode">
            <text:p>LED 3:Anode</text:p>
          </table:table-cell>
          <table:table-cell office:value-type="float" office:value="197">
            <text:p>197</text:p>
          </table:table-cell>
          <table:table-cell table:formula="of:=VLOOKUP([.P214];[.$A$2:.$O$275];15)" office:value-type="string" office:string-value="AW9523 GPIO Expander:4">
            <text:p>AW9523 GPIO Expander:4</text:p>
          </table:table-cell>
          <table:table-cell table:formula="of:=VLOOKUP([.P214];[.$A$2:.$O$275];3)" office:value-type="string" office:string-value="Hood">
            <text:p>Hood</text:p>
          </table:table-cell>
          <table:table-cell/>
          <table:table-cell office:value-type="float" office:value="18">
            <text:p>18</text:p>
          </table:table-cell>
          <table:table-cell table:number-columns-repeated="1004"/>
        </table:table-row>
        <table:table-row table:style-name="ro5">
          <table:table-cell office:value-type="float" office:value="214">
            <text:p>214</text:p>
          </table:table-cell>
          <table:table-cell office:value-type="string">
            <text:p>LED 3</text:p>
          </table:table-cell>
          <table:table-cell office:value-type="string">
            <text:p>Hood</text:p>
          </table:table-cell>
          <table:table-cell table:style-name="ce38" office:value-type="string">
            <text:p>Cathode</text:p>
          </table:table-cell>
          <table:table-cell/>
          <table:table-cell office:value-type="string">
            <text:p>Indicator</text:p>
          </table:table-cell>
          <table:table-cell table:number-columns-repeated="8"/>
          <table:table-cell table:formula="of:=CONCATENATE([.B215];&quot;:&quot;;[.D215])" office:value-type="string" office:string-value="LED 3:Cathode">
            <text:p>LED 3:Cathode</text:p>
          </table:table-cell>
          <table:table-cell office:value-type="float" office:value="234">
            <text:p>234</text:p>
          </table:table-cell>
          <table:table-cell table:formula="of:=VLOOKUP([.P215];[.$A$2:.$O$275];15)" office:value-type="string" office:string-value="SPI Bus :GND">
            <text:p>SPI Bus :GND</text:p>
          </table:table-cell>
          <table:table-cell table:formula="of:=VLOOKUP([.P215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Button 1</text:p>
          </table:table-cell>
          <table:table-cell office:value-type="string">
            <text:p>Hood</text:p>
          </table:table-cell>
          <table:table-cell table:style-name="ce38" office:value-type="float" office:value="1">
            <text:p>1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16];&quot;:&quot;;[.D216])" office:value-type="string" office:string-value="Button 1:1">
            <text:p>Button 1:1</text:p>
          </table:table-cell>
          <table:table-cell office:value-type="float" office:value="194">
            <text:p>194</text:p>
          </table:table-cell>
          <table:table-cell table:formula="of:=VLOOKUP([.P216];[.$A$2:.$O$275];15)" office:value-type="string" office:string-value="AW9523 GPIO Expander:1">
            <text:p>AW9523 GPIO Expander:1</text:p>
          </table:table-cell>
          <table:table-cell table:formula="of:=VLOOKUP([.P216];[.$A$2:.$O$275];3)" office:value-type="string" office:string-value="Hood">
            <text:p>Hood</text:p>
          </table:table-cell>
          <table:table-cell office:value-type="string">
            <text:p>Stop/Start for vs1053 Normally D7</text:p>
          </table:table-cell>
          <table:table-cell table:number-columns-repeated="1005"/>
        </table:table-row>
        <table:table-row table:style-name="ro5">
          <table:table-cell office:value-type="float" office:value="216">
            <text:p>216</text:p>
          </table:table-cell>
          <table:table-cell office:value-type="string">
            <text:p>Button 2</text:p>
          </table:table-cell>
          <table:table-cell office:value-type="string">
            <text:p>Hood</text:p>
          </table:table-cell>
          <table:table-cell table:style-name="ce38" office:value-type="float" office:value="1">
            <text:p>1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17];&quot;:&quot;;[.D217])" office:value-type="string" office:string-value="Button 2:1">
            <text:p>Button 2:1</text:p>
          </table:table-cell>
          <table:table-cell office:value-type="float" office:value="196">
            <text:p>196</text:p>
          </table:table-cell>
          <table:table-cell table:formula="of:=VLOOKUP([.P217];[.$A$2:.$O$275];15)" office:value-type="string" office:string-value="AW9523 GPIO Expander:3">
            <text:p>AW9523 GPIO Expander:3</text:p>
          </table:table-cell>
          <table:table-cell table:formula="of:=VLOOKUP([.P217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5">
          <table:table-cell office:value-type="float" office:value="217">
            <text:p>217</text:p>
          </table:table-cell>
          <table:table-cell office:value-type="string">
            <text:p>Button 3</text:p>
          </table:table-cell>
          <table:table-cell office:value-type="string">
            <text:p>Hood</text:p>
          </table:table-cell>
          <table:table-cell table:style-name="ce38" office:value-type="float" office:value="1">
            <text:p>1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18];&quot;:&quot;;[.D218])" office:value-type="string" office:string-value="Button 3:1">
            <text:p>Button 3:1</text:p>
          </table:table-cell>
          <table:table-cell office:value-type="float" office:value="198">
            <text:p>198</text:p>
          </table:table-cell>
          <table:table-cell table:formula="of:=VLOOKUP([.P218];[.$A$2:.$O$275];15)" office:value-type="string" office:string-value="AW9523 GPIO Expander:5">
            <text:p>AW9523 GPIO Expander:5</text:p>
          </table:table-cell>
          <table:table-cell table:formula="of:=VLOOKUP([.P218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Power Bus</text:p>
          </table:table-cell>
          <table:table-cell office:value-type="string">
            <text:p>Body</text:p>
          </table:table-cell>
          <table:table-cell office:value-type="string">
            <text:p>Vcc</text:p>
          </table:table-cell>
          <table:table-cell/>
          <table:table-cell office:value-type="string">
            <text:p>Power Out ~5VDC</text:p>
          </table:table-cell>
          <table:table-cell table:number-columns-repeated="8"/>
          <table:table-cell table:formula="of:=CONCATENATE([.B219];&quot;:&quot;;[.D219])" office:value-type="string" office:string-value="Power Bus:Vcc">
            <text:p>Power Bus:Vcc</text:p>
          </table:table-cell>
          <table:table-cell office:value-type="float" office:value="5">
            <text:p>5</text:p>
          </table:table-cell>
          <table:table-cell table:formula="of:=VLOOKUP([.P219];[.$A$2:.$O$275];15)" office:value-type="string" office:string-value="Metro ESP32 S3:Vhi">
            <text:p>Metro ESP32 S3:Vhi</text:p>
          </table:table-cell>
          <table:table-cell table:formula="of:=VLOOKUP([.P219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19">
            <text:p>219</text:p>
          </table:table-cell>
          <table:table-cell office:value-type="string">
            <text:p>Power Bus</text:p>
          </table:table-cell>
          <table:table-cell office:value-type="string">
            <text:p>Body</text:p>
          </table:table-cell>
          <table:table-cell office:value-type="string">
            <text:p>3.3 VDC</text:p>
          </table:table-cell>
          <table:table-cell/>
          <table:table-cell office:value-type="string">
            <text:p>Power Out 3.3VDC</text:p>
          </table:table-cell>
          <table:table-cell table:number-columns-repeated="8"/>
          <table:table-cell table:formula="of:=CONCATENATE([.B220];&quot;:&quot;;[.D220])" office:value-type="string" office:string-value="Power Bus:3.3 VDC">
            <text:p>Power Bus:3.3 VDC</text:p>
          </table:table-cell>
          <table:table-cell office:value-type="float" office:value="4">
            <text:p>4</text:p>
          </table:table-cell>
          <table:table-cell table:formula="of:=VLOOKUP([.P220];[.$A$2:.$O$275];15)" office:value-type="string" office:string-value="Metro ESP32 S3:3.3">
            <text:p>Metro ESP32 S3:3.3</text:p>
          </table:table-cell>
          <table:table-cell table:formula="of:=VLOOKUP([.P220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office:value-type="float" office:value="220">
            <text:p>220</text:p>
          </table:table-cell>
          <table:table-cell office:value-type="string">
            <text:p>Power Bus</text:p>
          </table:table-cell>
          <table:table-cell office:value-type="string">
            <text:p>Hood</text:p>
          </table:table-cell>
          <table:table-cell office:value-type="string">
            <text:p>Vcc</text:p>
          </table:table-cell>
          <table:table-cell/>
          <table:table-cell office:value-type="string">
            <text:p>Power Out ~5VDC</text:p>
          </table:table-cell>
          <table:table-cell table:number-columns-repeated="8"/>
          <table:table-cell table:formula="of:=CONCATENATE([.B221];&quot;:&quot;;[.D221])" office:value-type="string" office:string-value="Power Bus:Vcc">
            <text:p>Power Bus:Vcc</text:p>
          </table:table-cell>
          <table:table-cell office:value-type="float" office:value="5">
            <text:p>5</text:p>
          </table:table-cell>
          <table:table-cell table:formula="of:=VLOOKUP([.P221];[.$A$2:.$O$275];15)" office:value-type="string" office:string-value="Metro ESP32 S3:Vhi">
            <text:p>Metro ESP32 S3:Vhi</text:p>
          </table:table-cell>
          <table:table-cell table:formula="of:=VLOOKUP([.P221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1">
            <text:p>221</text:p>
          </table:table-cell>
          <table:table-cell office:value-type="string">
            <text:p>Power Bus</text:p>
          </table:table-cell>
          <table:table-cell office:value-type="string">
            <text:p>Hood</text:p>
          </table:table-cell>
          <table:table-cell office:value-type="string">
            <text:p>3.3 VDC</text:p>
          </table:table-cell>
          <table:table-cell/>
          <table:table-cell office:value-type="string">
            <text:p>Power Out 3.3VDC</text:p>
          </table:table-cell>
          <table:table-cell table:number-columns-repeated="8"/>
          <table:table-cell table:formula="of:=CONCATENATE([.B222];&quot;:&quot;;[.D222])" office:value-type="string" office:string-value="Power Bus:3.3 VDC">
            <text:p>Power Bus:3.3 VDC</text:p>
          </table:table-cell>
          <table:table-cell office:value-type="float" office:value="4">
            <text:p>4</text:p>
          </table:table-cell>
          <table:table-cell table:formula="of:=VLOOKUP([.P222];[.$A$2:.$O$275];15)" office:value-type="string" office:string-value="Metro ESP32 S3:3.3">
            <text:p>Metro ESP32 S3:3.3</text:p>
          </table:table-cell>
          <table:table-cell table:formula="of:=VLOOKUP([.P222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2">
            <text:p>222</text:p>
          </table:table-cell>
          <table:table-cell office:value-type="string">
            <text:p>Ground Bus</text:p>
          </table:table-cell>
          <table:table-cell office:value-type="string">
            <text:p>Body</text:p>
          </table:table-cell>
          <table:table-cell office:value-type="string">
            <text:p>GND</text:p>
          </table:table-cell>
          <table:table-cell/>
          <table:table-cell office:value-type="string">
            <text:p>GROUND</text:p>
          </table:table-cell>
          <table:table-cell table:number-columns-repeated="8"/>
          <table:table-cell table:formula="of:=CONCATENATE([.B223];&quot;:&quot;;[.D223])" office:value-type="string" office:string-value="Ground Bus:GND">
            <text:p>Ground Bus:GND</text:p>
          </table:table-cell>
          <table:table-cell office:value-type="float" office:value="7">
            <text:p>7</text:p>
          </table:table-cell>
          <table:table-cell table:formula="of:=VLOOKUP([.P223];[.$A$2:.$O$275];15)" office:value-type="string" office:string-value="Metro ESP32 S3:GND">
            <text:p>Metro ESP32 S3:GND</text:p>
          </table:table-cell>
          <table:table-cell table:formula="of:=VLOOKUP([.P223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3">
            <text:p>223</text:p>
          </table:table-cell>
          <table:table-cell office:value-type="string">
            <text:p>Ground Bus</text:p>
          </table:table-cell>
          <table:table-cell office:value-type="string">
            <text:p>Hood</text:p>
          </table:table-cell>
          <table:table-cell office:value-type="string">
            <text:p>GND</text:p>
          </table:table-cell>
          <table:table-cell/>
          <table:table-cell office:value-type="string">
            <text:p>GROUND</text:p>
          </table:table-cell>
          <table:table-cell table:number-columns-repeated="8"/>
          <table:table-cell table:formula="of:=CONCATENATE([.B224];&quot;:&quot;;[.D224])" office:value-type="string" office:string-value="Ground Bus:GND">
            <text:p>Ground Bus:GND</text:p>
          </table:table-cell>
          <table:table-cell office:value-type="float" office:value="7">
            <text:p>7</text:p>
          </table:table-cell>
          <table:table-cell table:formula="of:=VLOOKUP([.P224];[.$A$2:.$O$275];15)" office:value-type="string" office:string-value="Metro ESP32 S3:GND">
            <text:p>Metro ESP32 S3:GND</text:p>
          </table:table-cell>
          <table:table-cell table:formula="of:=VLOOKUP([.P224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4">
            <text:p>224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MISO</text:p>
          </table:table-cell>
          <table:table-cell/>
          <table:table-cell office:value-type="string">
            <text:p>SPI MC In Serial Out </text:p>
          </table:table-cell>
          <table:table-cell table:number-columns-repeated="8"/>
          <table:table-cell table:formula="of:=CONCATENATE([.B225];&quot;:&quot;;[.D225])" office:value-type="string" office:string-value="SPI Bus :MISO">
            <text:p>SPI Bus :MISO</text:p>
          </table:table-cell>
          <table:table-cell office:value-type="float" office:value="37">
            <text:p>37</text:p>
          </table:table-cell>
          <table:table-cell table:formula="of:=VLOOKUP([.P225];[.$A$2:.$O$275];15)" office:value-type="string" office:string-value="Metro ESP32 S3:MISO">
            <text:p>Metro ESP32 S3:MISO</text:p>
          </table:table-cell>
          <table:table-cell table:formula="of:=VLOOKUP([.P225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5">
            <text:p>225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MOSI</text:p>
          </table:table-cell>
          <table:table-cell/>
          <table:table-cell office:value-type="string">
            <text:p>SPI MC Out Serial In</text:p>
          </table:table-cell>
          <table:table-cell table:number-columns-repeated="8"/>
          <table:table-cell table:formula="of:=CONCATENATE([.B226];&quot;:&quot;;[.D226])" office:value-type="string" office:string-value="SPI Bus :MOSI">
            <text:p>SPI Bus :MOSI</text:p>
          </table:table-cell>
          <table:table-cell office:value-type="float" office:value="40">
            <text:p>40</text:p>
          </table:table-cell>
          <table:table-cell table:formula="of:=VLOOKUP([.P226];[.$A$2:.$O$275];15)" office:value-type="string" office:string-value="Metro ESP32 S3:MOSI">
            <text:p>Metro ESP32 S3:MOSI</text:p>
          </table:table-cell>
          <table:table-cell table:formula="of:=VLOOKUP([.P226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6">
            <text:p>226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5V</text:p>
          </table:table-cell>
          <table:table-cell/>
          <table:table-cell office:value-type="string">
            <text:p>SPI 5VDC</text:p>
          </table:table-cell>
          <table:table-cell table:number-columns-repeated="8"/>
          <table:table-cell table:formula="of:=CONCATENATE([.B227];&quot;:&quot;;[.D227])" office:value-type="string" office:string-value="SPI Bus :5V">
            <text:p>SPI Bus :5V</text:p>
          </table:table-cell>
          <table:table-cell office:value-type="float" office:value="38">
            <text:p>38</text:p>
          </table:table-cell>
          <table:table-cell table:formula="of:=VLOOKUP([.P227];[.$A$2:.$O$275];15)" office:value-type="string" office:string-value="Metro ESP32 S3:5V">
            <text:p>Metro ESP32 S3:5V</text:p>
          </table:table-cell>
          <table:table-cell table:formula="of:=VLOOKUP([.P227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7">
            <text:p>227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SCK</text:p>
          </table:table-cell>
          <table:table-cell/>
          <table:table-cell office:value-type="string">
            <text:p>SPI Clock </text:p>
          </table:table-cell>
          <table:table-cell table:number-columns-repeated="8"/>
          <table:table-cell table:formula="of:=CONCATENATE([.B228];&quot;:&quot;;[.D228])" office:value-type="string" office:string-value="SPI Bus :SCK">
            <text:p>SPI Bus :SCK</text:p>
          </table:table-cell>
          <table:table-cell office:value-type="float" office:value="39">
            <text:p>39</text:p>
          </table:table-cell>
          <table:table-cell table:formula="of:=VLOOKUP([.P228];[.$A$2:.$O$275];15)" office:value-type="string" office:string-value="Metro ESP32 S3:SCK">
            <text:p>Metro ESP32 S3:SCK</text:p>
          </table:table-cell>
          <table:table-cell table:formula="of:=VLOOKUP([.P228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8">
            <text:p>228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GND</text:p>
          </table:table-cell>
          <table:table-cell/>
          <table:table-cell office:value-type="string">
            <text:p>SPI Ground</text:p>
          </table:table-cell>
          <table:table-cell table:number-columns-repeated="8"/>
          <table:table-cell table:formula="of:=CONCATENATE([.B229];&quot;:&quot;;[.D229])" office:value-type="string" office:string-value="SPI Bus :GND">
            <text:p>SPI Bus :GND</text:p>
          </table:table-cell>
          <table:table-cell office:value-type="float" office:value="42">
            <text:p>42</text:p>
          </table:table-cell>
          <table:table-cell table:formula="of:=VLOOKUP([.P229];[.$A$2:.$O$275];15)" office:value-type="string" office:string-value="Metro ESP32 S3:GND">
            <text:p>Metro ESP32 S3:GND</text:p>
          </table:table-cell>
          <table:table-cell table:formula="of:=VLOOKUP([.P229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29">
            <text:p>229</text:p>
          </table:table-cell>
          <table:table-cell office:value-type="string">
            <text:p>SPI Bus </text:p>
          </table:table-cell>
          <table:table-cell office:value-type="string">
            <text:p>Body</text:p>
          </table:table-cell>
          <table:table-cell office:value-type="string">
            <text:p>RST</text:p>
          </table:table-cell>
          <table:table-cell/>
          <table:table-cell office:value-type="string">
            <text:p>SPI Reset</text:p>
          </table:table-cell>
          <table:table-cell table:number-columns-repeated="8"/>
          <table:table-cell table:formula="of:=CONCATENATE([.B230];&quot;:&quot;;[.D230])" office:value-type="string" office:string-value="SPI Bus :RST">
            <text:p>SPI Bus :RST</text:p>
          </table:table-cell>
          <table:table-cell office:value-type="float" office:value="42">
            <text:p>42</text:p>
          </table:table-cell>
          <table:table-cell table:formula="of:=VLOOKUP([.P230];[.$A$2:.$O$275];15)" office:value-type="string" office:string-value="Metro ESP32 S3:GND">
            <text:p>Metro ESP32 S3:GND</text:p>
          </table:table-cell>
          <table:table-cell table:formula="of:=VLOOKUP([.P230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0">
            <text:p>230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MISO</text:p>
          </table:table-cell>
          <table:table-cell/>
          <table:table-cell office:value-type="string">
            <text:p>SPI MC In Serial Out </text:p>
          </table:table-cell>
          <table:table-cell table:number-columns-repeated="8"/>
          <table:table-cell table:formula="of:=CONCATENATE([.B231];&quot;:&quot;;[.D231])" office:value-type="string" office:string-value="SPI Bus :MISO">
            <text:p>SPI Bus :MISO</text:p>
          </table:table-cell>
          <table:table-cell office:value-type="float" office:value="224">
            <text:p>224</text:p>
          </table:table-cell>
          <table:table-cell table:formula="of:=VLOOKUP([.P231];[.$A$2:.$O$275];15)" office:value-type="string" office:string-value="SPI Bus :MISO">
            <text:p>SPI Bus :MISO</text:p>
          </table:table-cell>
          <table:table-cell table:formula="of:=VLOOKUP([.P231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1">
            <text:p>231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MOSI</text:p>
          </table:table-cell>
          <table:table-cell/>
          <table:table-cell office:value-type="string">
            <text:p>SPI MC Out Serial In</text:p>
          </table:table-cell>
          <table:table-cell table:number-columns-repeated="8"/>
          <table:table-cell table:formula="of:=CONCATENATE([.B232];&quot;:&quot;;[.D232])" office:value-type="string" office:string-value="SPI Bus :MOSI">
            <text:p>SPI Bus :MOSI</text:p>
          </table:table-cell>
          <table:table-cell office:value-type="float" office:value="225">
            <text:p>225</text:p>
          </table:table-cell>
          <table:table-cell table:formula="of:=VLOOKUP([.P232];[.$A$2:.$O$275];15)" office:value-type="string" office:string-value="SPI Bus :MOSI">
            <text:p>SPI Bus :MOSI</text:p>
          </table:table-cell>
          <table:table-cell table:formula="of:=VLOOKUP([.P232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2">
            <text:p>232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5V</text:p>
          </table:table-cell>
          <table:table-cell/>
          <table:table-cell office:value-type="string">
            <text:p>SPI 5VDC</text:p>
          </table:table-cell>
          <table:table-cell table:number-columns-repeated="8"/>
          <table:table-cell table:formula="of:=CONCATENATE([.B233];&quot;:&quot;;[.D233])" office:value-type="string" office:string-value="SPI Bus :5V">
            <text:p>SPI Bus :5V</text:p>
          </table:table-cell>
          <table:table-cell office:value-type="float" office:value="226">
            <text:p>226</text:p>
          </table:table-cell>
          <table:table-cell table:formula="of:=VLOOKUP([.P233];[.$A$2:.$O$275];15)" office:value-type="string" office:string-value="SPI Bus :5V">
            <text:p>SPI Bus :5V</text:p>
          </table:table-cell>
          <table:table-cell table:formula="of:=VLOOKUP([.P233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3">
            <text:p>233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SCK</text:p>
          </table:table-cell>
          <table:table-cell/>
          <table:table-cell office:value-type="string">
            <text:p>SPI Clock </text:p>
          </table:table-cell>
          <table:table-cell table:number-columns-repeated="8"/>
          <table:table-cell table:formula="of:=CONCATENATE([.B234];&quot;:&quot;;[.D234])" office:value-type="string" office:string-value="SPI Bus :SCK">
            <text:p>SPI Bus :SCK</text:p>
          </table:table-cell>
          <table:table-cell office:value-type="float" office:value="227">
            <text:p>227</text:p>
          </table:table-cell>
          <table:table-cell table:formula="of:=VLOOKUP([.P234];[.$A$2:.$O$275];15)" office:value-type="string" office:string-value="SPI Bus :SCK">
            <text:p>SPI Bus :SCK</text:p>
          </table:table-cell>
          <table:table-cell table:formula="of:=VLOOKUP([.P234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4">
            <text:p>234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GND</text:p>
          </table:table-cell>
          <table:table-cell/>
          <table:table-cell office:value-type="string">
            <text:p>SPI Ground</text:p>
          </table:table-cell>
          <table:table-cell table:number-columns-repeated="8"/>
          <table:table-cell table:formula="of:=CONCATENATE([.B235];&quot;:&quot;;[.D235])" office:value-type="string" office:string-value="SPI Bus :GND">
            <text:p>SPI Bus :GND</text:p>
          </table:table-cell>
          <table:table-cell office:value-type="float" office:value="228">
            <text:p>228</text:p>
          </table:table-cell>
          <table:table-cell table:formula="of:=VLOOKUP([.P235];[.$A$2:.$O$275];15)" office:value-type="string" office:string-value="SPI Bus :GND">
            <text:p>SPI Bus :GND</text:p>
          </table:table-cell>
          <table:table-cell table:formula="of:=VLOOKUP([.P235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5">
          <table:table-cell office:value-type="float" office:value="235">
            <text:p>235</text:p>
          </table:table-cell>
          <table:table-cell office:value-type="string">
            <text:p>SPI Bus </text:p>
          </table:table-cell>
          <table:table-cell office:value-type="string">
            <text:p>Hood</text:p>
          </table:table-cell>
          <table:table-cell office:value-type="string">
            <text:p>RST</text:p>
          </table:table-cell>
          <table:table-cell/>
          <table:table-cell office:value-type="string">
            <text:p>SPI Reset</text:p>
          </table:table-cell>
          <table:table-cell table:number-columns-repeated="8"/>
          <table:table-cell table:formula="of:=CONCATENATE([.B236];&quot;:&quot;;[.D236])" office:value-type="string" office:string-value="SPI Bus :RST">
            <text:p>SPI Bus :RST</text:p>
          </table:table-cell>
          <table:table-cell office:value-type="float" office:value="228">
            <text:p>228</text:p>
          </table:table-cell>
          <table:table-cell table:formula="of:=VLOOKUP([.P236];[.$A$2:.$O$275];15)" office:value-type="string" office:string-value="SPI Bus :GND">
            <text:p>SPI Bus :GND</text:p>
          </table:table-cell>
          <table:table-cell table:formula="of:=VLOOKUP([.P236];[.$A$2:.$O$275];3)" office:value-type="string" office:string-value="Body">
            <text:p>Body</text:p>
          </table:table-cell>
          <table:table-cell table:number-columns-repeated="1006"/>
        </table:table-row>
        <table:table-row table:style-name="ro4">
          <table:table-cell office:value-type="float" office:value="236">
            <text:p>236</text:p>
          </table:table-cell>
          <table:table-cell office:value-type="string">
            <text:p>Button 1</text:p>
          </table:table-cell>
          <table:table-cell office:value-type="string">
            <text:p>Hood</text:p>
          </table:table-cell>
          <table:table-cell table:style-name="ce38" office:value-type="float" office:value="2">
            <text:p>2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37];&quot;:&quot;;[.D237])" office:value-type="string" office:string-value="Button 1:2">
            <text:p>Button 1:2</text:p>
          </table:table-cell>
          <table:table-cell office:value-type="float" office:value="234">
            <text:p>234</text:p>
          </table:table-cell>
          <table:table-cell table:formula="of:=VLOOKUP([.P237];[.$A$2:.$O$275];15)" office:value-type="string" office:string-value="SPI Bus :GND">
            <text:p>SPI Bus :GND</text:p>
          </table:table-cell>
          <table:table-cell table:formula="of:=VLOOKUP([.P237];[.$A$2:.$O$275];3)" office:value-type="string" office:string-value="Hood">
            <text:p>Hood</text:p>
          </table:table-cell>
          <table:table-cell office:value-type="string">
            <text:p>Stop/Start for vs1053</text:p>
          </table:table-cell>
          <table:table-cell table:number-columns-repeated="1005"/>
        </table:table-row>
        <table:table-row table:style-name="ro5">
          <table:table-cell office:value-type="float" office:value="237">
            <text:p>237</text:p>
          </table:table-cell>
          <table:table-cell office:value-type="string">
            <text:p>Button 2</text:p>
          </table:table-cell>
          <table:table-cell office:value-type="string">
            <text:p>Hood</text:p>
          </table:table-cell>
          <table:table-cell table:style-name="ce38" office:value-type="float" office:value="2">
            <text:p>2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38];&quot;:&quot;;[.D238])" office:value-type="string" office:string-value="Button 2:2">
            <text:p>Button 2:2</text:p>
          </table:table-cell>
          <table:table-cell office:value-type="float" office:value="196">
            <text:p>196</text:p>
          </table:table-cell>
          <table:table-cell table:formula="of:=VLOOKUP([.P238];[.$A$2:.$O$275];15)" office:value-type="string" office:string-value="AW9523 GPIO Expander:3">
            <text:p>AW9523 GPIO Expander:3</text:p>
          </table:table-cell>
          <table:table-cell table:formula="of:=VLOOKUP([.P238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5">
          <table:table-cell office:value-type="float" office:value="238">
            <text:p>238</text:p>
          </table:table-cell>
          <table:table-cell office:value-type="string">
            <text:p>Button 3</text:p>
          </table:table-cell>
          <table:table-cell office:value-type="string">
            <text:p>Hood</text:p>
          </table:table-cell>
          <table:table-cell table:style-name="ce38" office:value-type="float" office:value="2">
            <text:p>2</text:p>
          </table:table-cell>
          <table:table-cell/>
          <table:table-cell office:value-type="string">
            <text:p>Input</text:p>
          </table:table-cell>
          <table:table-cell table:number-columns-repeated="8"/>
          <table:table-cell table:formula="of:=CONCATENATE([.B239];&quot;:&quot;;[.D239])" office:value-type="string" office:string-value="Button 3:2">
            <text:p>Button 3:2</text:p>
          </table:table-cell>
          <table:table-cell office:value-type="float" office:value="198">
            <text:p>198</text:p>
          </table:table-cell>
          <table:table-cell table:formula="of:=VLOOKUP([.P239];[.$A$2:.$O$275];15)" office:value-type="string" office:string-value="AW9523 GPIO Expander:5">
            <text:p>AW9523 GPIO Expander:5</text:p>
          </table:table-cell>
          <table:table-cell table:formula="of:=VLOOKUP([.P239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13">
          <table:table-cell office:value-type="float" office:value="239">
            <text:p>239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RST</text:p>
          </table:table-cell>
          <table:table-cell office:value-type="string">
            <text:p>RESET</text:p>
          </table:table-cell>
          <table:table-cell office:value-type="string">
            <text:p>CONTROL</text:p>
          </table:table-cell>
          <table:table-cell table:number-columns-repeated="8"/>
          <table:table-cell table:formula="of:=CONCATENATE([.B240];&quot;:&quot;;[.D240])" office:value-type="string" office:string-value="ESP32-S3 Feather Display Proc:RST">
            <text:p>ESP32-S3 Feather Display Proc:RST</text:p>
          </table:table-cell>
          <table:table-cell/>
          <table:table-cell table:formula="of:=VLOOKUP([.P240];[.$A$2:.$O$275];15)" office:value-type="float" office:value="0">
            <text:p>#N/A</text:p>
          </table:table-cell>
          <table:table-cell table:formula="of:=VLOOKUP([.P240];[.$A$2:.$O$275];3)" office:value-type="float" office:value="0">
            <text:p>#N/A</text:p>
          </table:table-cell>
          <table:table-cell table:number-columns-repeated="1006"/>
        </table:table-row>
        <table:table-row table:style-name="ro13">
          <table:table-cell office:value-type="float" office:value="240">
            <text:p>240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3V</text:p>
          </table:table-cell>
          <table:table-cell office:value-type="string">
            <text:p>3.3V</text:p>
          </table:table-cell>
          <table:table-cell office:value-type="string">
            <text:p>Power Out 3.3VDC</text:p>
          </table:table-cell>
          <table:table-cell table:number-columns-repeated="8"/>
          <table:table-cell table:formula="of:=CONCATENATE([.B241];&quot;:&quot;;[.D241])" office:value-type="string" office:string-value="ESP32-S3 Feather Display Proc:3V">
            <text:p>ESP32-S3 Feather Display Proc:3V</text:p>
          </table:table-cell>
          <table:table-cell office:value-type="float" office:value="157">
            <text:p>157</text:p>
          </table:table-cell>
          <table:table-cell table:formula="of:=VLOOKUP([.P241];[.$A$2:.$O$275];15)" office:value-type="string" office:string-value="2 in TFT Display:Vin">
            <text:p>2 in TFT Display:Vin</text:p>
          </table:table-cell>
          <table:table-cell table:formula="of:=VLOOKUP([.P241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13">
          <table:table-cell office:value-type="float" office:value="241">
            <text:p>241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3V</text:p>
          </table:table-cell>
          <table:table-cell office:value-type="string">
            <text:p>3.3V</text:p>
          </table:table-cell>
          <table:table-cell office:value-type="string">
            <text:p>Power Out 3.3VDC</text:p>
          </table:table-cell>
          <table:table-cell table:number-columns-repeated="8"/>
          <table:table-cell table:formula="of:=CONCATENATE([.B242];&quot;:&quot;;[.D242])" office:value-type="string" office:string-value="ESP32-S3 Feather Display Proc:3V">
            <text:p>ESP32-S3 Feather Display Proc:3V</text:p>
          </table:table-cell>
          <table:table-cell office:value-type="float" office:value="147">
            <text:p>147</text:p>
          </table:table-cell>
          <table:table-cell table:formula="of:=VLOOKUP([.P242];[.$A$2:.$O$275];15)" office:value-type="string" office:string-value="2 in TFT Display:BACKLIGHT">
            <text:p>2 in TFT Display:BACKLIGHT</text:p>
          </table:table-cell>
          <table:table-cell table:formula="of:=VLOOKUP([.P242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13">
          <table:table-cell office:value-type="float" office:value="242">
            <text:p>242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GND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table:number-columns-repeated="8"/>
          <table:table-cell table:formula="of:=CONCATENATE([.B243];&quot;:&quot;;[.D243])" office:value-type="string" office:string-value="ESP32-S3 Feather Display Proc:GND">
            <text:p>ESP32-S3 Feather Display Proc:GND</text:p>
          </table:table-cell>
          <table:table-cell office:value-type="float" office:value="155">
            <text:p>155</text:p>
          </table:table-cell>
          <table:table-cell table:formula="of:=VLOOKUP([.P243];[.$A$2:.$O$275];15)" office:value-type="string" office:string-value="2 in TFT Display:GND">
            <text:p>2 in TFT Display:GND</text:p>
          </table:table-cell>
          <table:table-cell table:formula="of:=VLOOKUP([.P243];[.$A$2:.$O$275];3)" office:value-type="string" office:string-value="Hood">
            <text:p>Hood</text:p>
          </table:table-cell>
          <table:table-cell table:number-columns-repeated="1006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2" office:value-type="string">
            <text:p>ESP32-S3 Feather Display Proc</text:p>
          </table:table-cell>
          <table:table-cell table:style-name="ce2" office:value-type="string">
            <text:p>Hood</text:p>
          </table:table-cell>
          <table:table-cell table:style-name="ce39" office:value-type="string">
            <text:p>A0</text:p>
          </table:table-cell>
          <table:table-cell table:style-name="ce2" office:value-type="string">
            <text:p>A0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7</text:p>
          </table:table-cell>
          <table:table-cell table:style-name="ce2" office:value-type="string">
            <text:p>GPIO18</text:p>
          </table:table-cell>
          <table:table-cell table:style-name="ce2" office:value-type="string">
            <text:p>U1RXD</text:p>
          </table:table-cell>
          <table:table-cell table:style-name="ce2" table:number-columns-repeated="4"/>
          <table:table-cell table:style-name="ce2" table:formula="of:=CONCATENATE([.B244];&quot;:&quot;;[.D244])" office:value-type="string" office:string-value="ESP32-S3 Feather Display Proc:A0">
            <text:p>ESP32-S3 Feather Display Proc:A0</text:p>
          </table:table-cell>
          <table:table-cell table:style-name="ce2"/>
          <table:table-cell table:formula="of:=VLOOKUP([.P244];[.$A$2:.$O$275];15)" office:value-type="float" office:value="0">
            <text:p>#N/A</text:p>
          </table:table-cell>
          <table:table-cell table:formula="of:=VLOOKUP([.P244];[.$A$2:.$O$275];3)" office:value-type="float" office:value="0">
            <text:p>#N/A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2" office:value-type="string">
            <text:p>ESP32-S3 Feather Display Proc</text:p>
          </table:table-cell>
          <table:table-cell table:style-name="ce2" office:value-type="string">
            <text:p>Hood</text:p>
          </table:table-cell>
          <table:table-cell table:style-name="ce39" office:value-type="string">
            <text:p>A1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6</text:p>
          </table:table-cell>
          <table:table-cell table:style-name="ce2" office:value-type="string">
            <text:p>GPIO17</text:p>
          </table:table-cell>
          <table:table-cell table:style-name="ce2" office:value-type="string">
            <text:p>U1TXD</text:p>
          </table:table-cell>
          <table:table-cell table:style-name="ce2" table:number-columns-repeated="4"/>
          <table:table-cell table:style-name="ce2" table:formula="of:=CONCATENATE([.B245];&quot;:&quot;;[.D245])" office:value-type="string" office:string-value="ESP32-S3 Feather Display Proc:A1">
            <text:p>ESP32-S3 Feather Display Proc:A1</text:p>
          </table:table-cell>
          <table:table-cell table:style-name="ce2"/>
          <table:table-cell table:formula="of:=VLOOKUP([.P245];[.$A$2:.$O$275];15)" office:value-type="float" office:value="0">
            <text:p>#N/A</text:p>
          </table:table-cell>
          <table:table-cell table:formula="of:=VLOOKUP([.P245];[.$A$2:.$O$275];3)" office:value-type="float" office:value="0">
            <text:p>#N/A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2" office:value-type="string">
            <text:p>ESP32-S3 Feather Display Proc</text:p>
          </table:table-cell>
          <table:table-cell table:style-name="ce2" office:value-type="string">
            <text:p>Hood</text:p>
          </table:table-cell>
          <table:table-cell table:style-name="ce39" office:value-type="string">
            <text:p>A2</text:p>
          </table:table-cell>
          <table:table-cell table:style-name="ce2" office:value-type="string">
            <text:p>A2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5</text:p>
          </table:table-cell>
          <table:table-cell table:style-name="ce2" office:value-type="string">
            <text:p>GPIO16</text:p>
          </table:table-cell>
          <table:table-cell table:style-name="ce2" office:value-type="string">
            <text:p>U0CTS</text:p>
          </table:table-cell>
          <table:table-cell table:style-name="ce2" table:number-columns-repeated="2"/>
          <table:table-cell table:style-name="ce2" office:value-type="string">
            <text:p>XTAL_32K_N</text:p>
          </table:table-cell>
          <table:table-cell table:style-name="ce2"/>
          <table:table-cell table:style-name="ce2" table:formula="of:=CONCATENATE([.B246];&quot;:&quot;;[.D246])" office:value-type="string" office:string-value="ESP32-S3 Feather Display Proc:A2">
            <text:p>ESP32-S3 Feather Display Proc:A2</text:p>
          </table:table-cell>
          <table:table-cell table:style-name="ce2"/>
          <table:table-cell table:formula="of:=VLOOKUP([.P246];[.$A$2:.$O$275];15)" office:value-type="float" office:value="0">
            <text:p>#N/A</text:p>
          </table:table-cell>
          <table:table-cell table:formula="of:=VLOOKUP([.P246];[.$A$2:.$O$275];3)" office:value-type="float" office:value="0">
            <text:p>#N/A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246">
            <text:p>246</text:p>
          </table:table-cell>
          <table:table-cell table:style-name="ce2" office:value-type="string">
            <text:p>ESP32-S3 Feather Display Proc</text:p>
          </table:table-cell>
          <table:table-cell table:style-name="ce2" office:value-type="string">
            <text:p>Hood</text:p>
          </table:table-cell>
          <table:table-cell table:style-name="ce39" office:value-type="string">
            <text:p>A3</text:p>
          </table:table-cell>
          <table:table-cell table:style-name="ce2" office:value-type="string">
            <text:p>A3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4</text:p>
          </table:table-cell>
          <table:table-cell table:style-name="ce2" office:value-type="string">
            <text:p>GPIO15</text:p>
          </table:table-cell>
          <table:table-cell table:style-name="ce2" office:value-type="string">
            <text:p>U0RTS</text:p>
          </table:table-cell>
          <table:table-cell table:style-name="ce2" table:number-columns-repeated="2"/>
          <table:table-cell table:style-name="ce2" office:value-type="string">
            <text:p>XTAL_32K_P</text:p>
          </table:table-cell>
          <table:table-cell table:style-name="ce2"/>
          <table:table-cell table:style-name="ce2" table:formula="of:=CONCATENATE([.B247];&quot;:&quot;;[.D247])" office:value-type="string" office:string-value="ESP32-S3 Feather Display Proc:A3">
            <text:p>ESP32-S3 Feather Display Proc:A3</text:p>
          </table:table-cell>
          <table:table-cell table:style-name="ce2"/>
          <table:table-cell table:formula="of:=VLOOKUP([.P247];[.$A$2:.$O$275];15)" office:value-type="float" office:value="0">
            <text:p>#N/A</text:p>
          </table:table-cell>
          <table:table-cell table:formula="of:=VLOOKUP([.P247];[.$A$2:.$O$275];3)" office:value-type="float" office:value="0">
            <text:p>#N/A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247">
            <text:p>247</text:p>
          </table:table-cell>
          <table:table-cell table:style-name="ce2" office:value-type="string">
            <text:p>ESP32-S3 Feather Display Proc</text:p>
          </table:table-cell>
          <table:table-cell table:style-name="ce2" office:value-type="string">
            <text:p>Hood</text:p>
          </table:table-cell>
          <table:table-cell table:style-name="ce39" office:value-type="string">
            <text:p>A4</text:p>
          </table:table-cell>
          <table:table-cell table:style-name="ce2" office:value-type="string">
            <text:p>A4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3</text:p>
          </table:table-cell>
          <table:table-cell table:style-name="ce2" office:value-type="string">
            <text:p>GPIO14</text:p>
          </table:table-cell>
          <table:table-cell table:style-name="ce2"/>
          <table:table-cell table:style-name="ce2" office:value-type="string">
            <text:p>T14</text:p>
          </table:table-cell>
          <table:table-cell table:style-name="ce2" office:value-type="string">
            <text:p>FSPIWP</text:p>
          </table:table-cell>
          <table:table-cell table:style-name="ce2" table:number-columns-repeated="2"/>
          <table:table-cell table:style-name="ce2" table:formula="of:=CONCATENATE([.B248];&quot;:&quot;;[.D248])" office:value-type="string" office:string-value="ESP32-S3 Feather Display Proc:A4">
            <text:p>ESP32-S3 Feather Display Proc:A4</text:p>
          </table:table-cell>
          <table:table-cell table:style-name="ce2"/>
          <table:table-cell table:formula="of:=VLOOKUP([.P248];[.$A$2:.$O$275];15)" office:value-type="float" office:value="0">
            <text:p>#N/A</text:p>
          </table:table-cell>
          <table:table-cell table:formula="of:=VLOOKUP([.P248];[.$A$2:.$O$275];3)" office:value-type="float" office:value="0">
            <text:p>#N/A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248">
            <text:p>248</text:p>
          </table:table-cell>
          <table:table-cell table:style-name="ce2" office:value-type="string">
            <text:p>ESP32-S3 Feather Display Proc</text:p>
          </table:table-cell>
          <table:table-cell table:style-name="ce2" office:value-type="string">
            <text:p>Hood</text:p>
          </table:table-cell>
          <table:table-cell table:style-name="ce39" office:value-type="string">
            <text:p>A5</text:p>
          </table:table-cell>
          <table:table-cell table:style-name="ce2" office:value-type="string">
            <text:p>A5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1_CH7</text:p>
          </table:table-cell>
          <table:table-cell table:style-name="ce2" office:value-type="string">
            <text:p>GPIO8</text:p>
          </table:table-cell>
          <table:table-cell table:style-name="ce2"/>
          <table:table-cell table:style-name="ce2" office:value-type="string">
            <text:p>T8</text:p>
          </table:table-cell>
          <table:table-cell table:style-name="ce2" table:number-columns-repeated="3"/>
          <table:table-cell table:style-name="ce2" table:formula="of:=CONCATENATE([.B249];&quot;:&quot;;[.D249])" office:value-type="string" office:string-value="ESP32-S3 Feather Display Proc:A5">
            <text:p>ESP32-S3 Feather Display Proc:A5</text:p>
          </table:table-cell>
          <table:table-cell table:style-name="ce2"/>
          <table:table-cell table:formula="of:=VLOOKUP([.P249];[.$A$2:.$O$275];15)" office:value-type="float" office:value="0">
            <text:p>#N/A</text:p>
          </table:table-cell>
          <table:table-cell table:formula="of:=VLOOKUP([.P249];[.$A$2:.$O$275];3)" office:value-type="float" office:value="0">
            <text:p>#N/A</text:p>
          </table:table-cell>
          <table:table-cell table:style-name="ce2" table:number-columns-repeated="1006"/>
        </table:table-row>
        <table:table-row table:style-name="ro13">
          <table:table-cell table:style-name="ce13" office:value-type="float" office:value="249">
            <text:p>249</text:p>
          </table:table-cell>
          <table:table-cell table:style-name="ce13" office:value-type="string">
            <text:p>ESP32-S3 Feather Display Proc</text:p>
          </table:table-cell>
          <table:table-cell table:style-name="ce13" office:value-type="string">
            <text:p>Hood</text:p>
          </table:table-cell>
          <table:table-cell table:style-name="ce13" office:value-type="string">
            <text:p>SCL</text:p>
          </table:table-cell>
          <table:table-cell table:style-name="ce13" office:value-type="string">
            <text:p>SCK</text:p>
          </table:table-cell>
          <table:table-cell table:style-name="ce13" office:value-type="string">
            <text:p>SPI CLOCK</text:p>
          </table:table-cell>
          <table:table-cell table:style-name="ce13" office:value-type="string">
            <text:p>SPI/CPU</text:p>
          </table:table-cell>
          <table:table-cell table:style-name="ce13"/>
          <table:table-cell table:style-name="ce13" office:value-type="string">
            <text:p>GPIO36</text:p>
          </table:table-cell>
          <table:table-cell table:style-name="ce13" table:number-columns-repeated="2"/>
          <table:table-cell table:style-name="ce13" office:value-type="string">
            <text:p>FSPICLK</text:p>
          </table:table-cell>
          <table:table-cell table:style-name="ce13" table:number-columns-repeated="2"/>
          <table:table-cell table:style-name="ce13" table:formula="of:=CONCATENATE([.B250];&quot;:&quot;;[.D250])" office:value-type="string" office:string-value="ESP32-S3 Feather Display Proc:SCL">
            <text:p>ESP32-S3 Feather Display Proc:SCL</text:p>
          </table:table-cell>
          <table:table-cell table:style-name="ce6" office:value-type="float" office:value="154">
            <text:p>154</text:p>
          </table:table-cell>
          <table:table-cell table:formula="of:=VLOOKUP([.P250];[.$A$2:.$O$275];15)" office:value-type="string" office:string-value="2 in TFT Display:SCK">
            <text:p>2 in TFT Display:SCK</text:p>
          </table:table-cell>
          <table:table-cell table:formula="of:=VLOOKUP([.P250];[.$A$2:.$O$275];3)" office:value-type="string" office:string-value="Hood">
            <text:p>Hood</text:p>
          </table:table-cell>
          <table:table-cell table:style-name="ce13" table:number-columns-repeated="1006"/>
        </table:table-row>
        <table:table-row table:style-name="ro13">
          <table:table-cell table:style-name="ce6" office:value-type="float" office:value="250">
            <text:p>250</text:p>
          </table:table-cell>
          <table:table-cell table:style-name="ce6" office:value-type="string">
            <text:p>ESP32-S3 Feather Display Proc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MO</text:p>
          </table:table-cell>
          <table:table-cell table:style-name="ce6" office:value-type="string">
            <text:p>MOSI</text:p>
          </table:table-cell>
          <table:table-cell table:style-name="ce6" office:value-type="string">
            <text:p>SPI MC Out Serial In</text:p>
          </table:table-cell>
          <table:table-cell table:style-name="ce6" office:value-type="string">
            <text:p>SPI/CPU</text:p>
          </table:table-cell>
          <table:table-cell table:style-name="ce6"/>
          <table:table-cell table:style-name="ce6" office:value-type="string">
            <text:p>GPIO35</text:p>
          </table:table-cell>
          <table:table-cell table:style-name="ce6" table:number-columns-repeated="2"/>
          <table:table-cell table:style-name="ce6" office:value-type="string">
            <text:p>FSPID</text:p>
          </table:table-cell>
          <table:table-cell table:style-name="ce6" table:number-columns-repeated="2"/>
          <table:table-cell table:style-name="ce6" table:formula="of:=CONCATENATE([.B251];&quot;:&quot;;[.D251])" office:value-type="string" office:string-value="ESP32-S3 Feather Display Proc:MO">
            <text:p>ESP32-S3 Feather Display Proc:MO</text:p>
          </table:table-cell>
          <table:table-cell table:style-name="ce6"/>
          <table:table-cell table:formula="of:=VLOOKUP([.P251];[.$A$2:.$O$275];15)" office:value-type="float" office:value="0">
            <text:p>#N/A</text:p>
          </table:table-cell>
          <table:table-cell table:formula="of:=VLOOKUP([.P251];[.$A$2:.$O$275];3)" office:value-type="float" office:value="0">
            <text:p>#N/A</text:p>
          </table:table-cell>
          <table:table-cell table:style-name="ce6" table:number-columns-repeated="1006"/>
        </table:table-row>
        <table:table-row table:style-name="ro4">
          <table:table-cell table:style-name="ce6" office:value-type="float" office:value="251">
            <text:p>251</text:p>
          </table:table-cell>
          <table:table-cell table:style-name="ce6" office:value-type="string">
            <text:p>ESP32-S3 Feather Display Proc</text:p>
          </table:table-cell>
          <table:table-cell table:style-name="ce6" office:value-type="string">
            <text:p>Hood</text:p>
          </table:table-cell>
          <table:table-cell table:style-name="ce35" office:value-type="string">
            <text:p>MI</text:p>
          </table:table-cell>
          <table:table-cell table:style-name="ce6" office:value-type="string">
            <text:p>MISO</text:p>
          </table:table-cell>
          <table:table-cell table:style-name="ce6" office:value-type="string">
            <text:p>SPI MC In Serial Out </text:p>
          </table:table-cell>
          <table:table-cell table:style-name="ce6" office:value-type="string">
            <text:p>SPI/CPU</text:p>
          </table:table-cell>
          <table:table-cell table:style-name="ce6"/>
          <table:table-cell table:style-name="ce6" office:value-type="string">
            <text:p>GPIO37</text:p>
          </table:table-cell>
          <table:table-cell table:style-name="ce6" table:number-columns-repeated="2"/>
          <table:table-cell table:style-name="ce6" office:value-type="string">
            <text:p>FSPIQ</text:p>
          </table:table-cell>
          <table:table-cell table:style-name="ce6" table:number-columns-repeated="2"/>
          <table:table-cell table:style-name="ce6" table:formula="of:=CONCATENATE([.B252];&quot;:&quot;;[.D252])" office:value-type="string" office:string-value="ESP32-S3 Feather Display Proc:MI">
            <text:p>ESP32-S3 Feather Display Proc:MI</text:p>
          </table:table-cell>
          <table:table-cell table:style-name="ce6" office:value-type="float" office:value="153">
            <text:p>153</text:p>
          </table:table-cell>
          <table:table-cell table:formula="of:=VLOOKUP([.P252];[.$A$2:.$O$275];15)" office:value-type="string" office:string-value="2 in TFT Display:MISO">
            <text:p>2 in TFT Display:MISO</text:p>
          </table:table-cell>
          <table:table-cell table:formula="of:=VLOOKUP([.P252];[.$A$2:.$O$275];3)" office:value-type="string" office:string-value="Hood">
            <text:p>Hood</text:p>
          </table:table-cell>
          <table:table-cell table:style-name="ce6" table:number-columns-repeated="1006"/>
        </table:table-row>
        <table:table-row table:style-name="ro4">
          <table:table-cell office:value-type="float" office:value="252">
            <text:p>252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RX</text:p>
          </table:table-cell>
          <table:table-cell office:value-type="string">
            <text:p>RX</text:p>
          </table:table-cell>
          <table:table-cell office:value-type="string">
            <text:p>UART Receive/GPIO</text:p>
          </table:table-cell>
          <table:table-cell office:value-type="string">
            <text:p>CPU</text:p>
          </table:table-cell>
          <table:table-cell/>
          <table:table-cell office:value-type="string">
            <text:p>GPIO38</text:p>
          </table:table-cell>
          <table:table-cell table:number-columns-repeated="2"/>
          <table:table-cell office:value-type="string">
            <text:p>FSPIWP</text:p>
          </table:table-cell>
          <table:table-cell table:number-columns-repeated="2"/>
          <table:table-cell table:formula="of:=CONCATENATE([.B253];&quot;:&quot;;[.D253])" office:value-type="string" office:string-value="ESP32-S3 Feather Display Proc:RX">
            <text:p>ESP32-S3 Feather Display Proc:RX</text:p>
          </table:table-cell>
          <table:table-cell/>
          <table:table-cell table:formula="of:=VLOOKUP([.P253];[.$A$2:.$O$275];15)" office:value-type="float" office:value="0">
            <text:p>#N/A</text:p>
          </table:table-cell>
          <table:table-cell table:formula="of:=VLOOKUP([.P253];[.$A$2:.$O$275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office:value-type="float" office:value="253">
            <text:p>253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TX</text:p>
          </table:table-cell>
          <table:table-cell office:value-type="string">
            <text:p>TX</text:p>
          </table:table-cell>
          <table:table-cell office:value-type="string">
            <text:p>UART Transmit/GPIO</text:p>
          </table:table-cell>
          <table:table-cell office:value-type="string">
            <text:p>CPU</text:p>
          </table:table-cell>
          <table:table-cell/>
          <table:table-cell office:value-type="string">
            <text:p>GPIO39</text:p>
          </table:table-cell>
          <table:table-cell office:value-type="string">
            <text:p>MTCK</text:p>
          </table:table-cell>
          <table:table-cell table:number-columns-repeated="4"/>
          <table:table-cell table:formula="of:=CONCATENATE([.B254];&quot;:&quot;;[.D254])" office:value-type="string" office:string-value="ESP32-S3 Feather Display Proc:TX">
            <text:p>ESP32-S3 Feather Display Proc:TX</text:p>
          </table:table-cell>
          <table:table-cell/>
          <table:table-cell table:formula="of:=VLOOKUP([.P254];[.$A$2:.$O$275];15)" office:value-type="float" office:value="0">
            <text:p>#N/A</text:p>
          </table:table-cell>
          <table:table-cell table:formula="of:=VLOOKUP([.P254];[.$A$2:.$O$275];3)" office:value-type="float" office:value="0">
            <text:p>#N/A</text:p>
          </table:table-cell>
          <table:table-cell table:number-columns-repeated="1006"/>
        </table:table-row>
        <table:table-row table:style-name="ro14">
          <table:table-cell office:value-type="float" office:value="254">
            <text:p>254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DB</text:p>
          </table:table-cell>
          <table:table-cell office:value-type="string">
            <text:p>TXD0</text:p>
          </table:table-cell>
          <table:table-cell office:value-type="string">
            <text:p>Debug</text:p>
          </table:table-cell>
          <table:table-cell table:number-columns-repeated="8"/>
          <table:table-cell table:formula="of:=CONCATENATE([.B255];&quot;:&quot;;[.D255])" office:value-type="string" office:string-value="ESP32-S3 Feather Display Proc:DB">
            <text:p>ESP32-S3 Feather Display Proc:DB</text:p>
          </table:table-cell>
          <table:table-cell/>
          <table:table-cell table:formula="of:=VLOOKUP([.P255];[.$A$2:.$O$275];15)" office:value-type="float" office:value="0">
            <text:p>#N/A</text:p>
          </table:table-cell>
          <table:table-cell table:formula="of:=VLOOKUP([.P255];[.$A$2:.$O$275];3)" office:value-type="float" office:value="0">
            <text:p>#N/A</text:p>
          </table:table-cell>
          <table:table-cell office:value-type="string">
            <text:p>This is the Debug TX (DB) pin. This is the hardware UART debug pin. You can connect this to a USB console cable in order to read the debug output from the ESP32 IDF (http://adafru.it/954). This is useful if you are writing software and need to see the low level debug output.</text:p>
          </table:table-cell>
          <table:table-cell table:number-columns-repeated="1005"/>
        </table:table-row>
        <table:table-row table:style-name="ro4">
          <table:table-cell office:value-type="float" office:value="255">
            <text:p>255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BUTTON</text:p>
          </table:table-cell>
          <table:table-cell table:number-columns-repeated="2"/>
          <table:table-cell office:value-type="string">
            <text:p>RTC</text:p>
          </table:table-cell>
          <table:table-cell/>
          <table:table-cell office:value-type="string">
            <text:p>GPIO0</text:p>
          </table:table-cell>
          <table:table-cell table:number-columns-repeated="5"/>
          <table:table-cell table:formula="of:=CONCATENATE([.B256];&quot;:&quot;;[.D256])" office:value-type="string" office:string-value="ESP32-S3 Feather Display Proc:BUTTON">
            <text:p>ESP32-S3 Feather Display Proc:BUTTON</text:p>
          </table:table-cell>
          <table:table-cell/>
          <table:table-cell table:formula="of:=VLOOKUP([.P256];[.$A$2:.$O$275];15)" office:value-type="float" office:value="0">
            <text:p>#N/A</text:p>
          </table:table-cell>
          <table:table-cell table:formula="of:=VLOOKUP([.P256];[.$A$2:.$O$275];3)" office:value-type="float" office:value="0">
            <text:p>#N/A</text:p>
          </table:table-cell>
          <table:table-cell table:number-columns-repeated="1006"/>
        </table:table-row>
        <table:table-row table:style-name="ro4">
          <table:table-cell table:style-name="ce13" office:value-type="float" office:value="256">
            <text:p>256</text:p>
          </table:table-cell>
          <table:table-cell table:style-name="ce13" office:value-type="string">
            <text:p>ESP32-S3 Feather Display Proc</text:p>
          </table:table-cell>
          <table:table-cell table:style-name="ce13" office:value-type="string">
            <text:p>Hood</text:p>
          </table:table-cell>
          <table:table-cell table:style-name="ce13" office:value-type="string">
            <text:p>I2C QT Connector</text:p>
          </table:table-cell>
          <table:table-cell table:style-name="ce13" office:value-type="string">
            <text:p><text:s/></text:p>
          </table:table-cell>
          <table:table-cell table:style-name="ce13" office:value-type="string">
            <text:p>I2C STEMMA QT</text:p>
          </table:table-cell>
          <table:table-cell table:style-name="ce13" table:number-columns-repeated="8"/>
          <table:table-cell table:style-name="ce13" table:formula="of:=CONCATENATE([.B257];&quot;:&quot;;[.D257])" office:value-type="string" office:string-value="ESP32-S3 Feather Display Proc:I2C QT Connector">
            <text:p>ESP32-S3 Feather Display Proc:I2C QT Connector</text:p>
          </table:table-cell>
          <table:table-cell table:style-name="ce13"/>
          <table:table-cell table:formula="of:=VLOOKUP([.P257];[.$A$2:.$O$275];15)" office:value-type="float" office:value="0">
            <text:p>#N/A</text:p>
          </table:table-cell>
          <table:table-cell table:formula="of:=VLOOKUP([.P257];[.$A$2:.$O$275];3)" office:value-type="float" office:value="0">
            <text:p>#N/A</text:p>
          </table:table-cell>
          <table:table-cell table:style-name="ce13" office:value-type="string">
            <text:p>JST SH 4-pin</text:p>
          </table:table-cell>
          <table:table-cell table:style-name="ce13" table:number-columns-repeated="1005"/>
        </table:table-row>
        <table:table-row table:style-name="ro12">
          <table:table-cell office:value-type="float" office:value="257">
            <text:p>257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LiPoly connector/charger</text:p>
          </table:table-cell>
          <table:table-cell/>
          <table:table-cell office:value-type="string">
            <text:p>Power In Battery </text:p>
          </table:table-cell>
          <table:table-cell table:number-columns-repeated="7"/>
          <table:table-cell office:value-type="string">
            <text:p>0x36</text:p>
          </table:table-cell>
          <table:table-cell table:formula="of:=CONCATENATE([.B258];&quot;:&quot;;[.D258])" office:value-type="string" office:string-value="ESP32-S3 Feather Display Proc:LiPoly connector/charger">
            <text:p>ESP32-S3 Feather Display Proc:LiPoly connector/charger</text:p>
          </table:table-cell>
          <table:table-cell/>
          <table:table-cell table:formula="of:=VLOOKUP([.P258];[.$A$2:.$O$275];15)" office:value-type="float" office:value="0">
            <text:p>#N/A</text:p>
          </table:table-cell>
          <table:table-cell table:formula="of:=VLOOKUP([.P258];[.$A$2:.$O$275];3)" office:value-type="float" office:value="0">
            <text:p>#N/A</text:p>
          </table:table-cell>
          <table:table-cell table:style-name="ce41" office:value-type="string">
            <text:p>For the MAX17048 Battery Monitor. The battery monitor is available over I2C on address 0x36.</text:p>
          </table:table-cell>
          <table:table-cell table:number-columns-repeated="1005"/>
        </table:table-row>
        <table:table-row table:style-name="ro4">
          <table:table-cell office:value-type="float" office:value="258">
            <text:p>258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BAT </text:p>
          </table:table-cell>
          <table:table-cell/>
          <table:table-cell office:value-type="string">
            <text:p>Power In Battery</text:p>
          </table:table-cell>
          <table:table-cell table:number-columns-repeated="8"/>
          <table:table-cell table:formula="of:=CONCATENATE([.B259];&quot;:&quot;;[.D259])" office:value-type="string" office:string-value="ESP32-S3 Feather Display Proc:BAT ">
            <text:p>ESP32-S3 Feather Display Proc:BAT </text:p>
          </table:table-cell>
          <table:table-cell/>
          <table:table-cell table:formula="of:=VLOOKUP([.P259];[.$A$2:.$O$275];15)" office:value-type="float" office:value="0">
            <text:p>#N/A</text:p>
          </table:table-cell>
          <table:table-cell table:formula="of:=VLOOKUP([.P259];[.$A$2:.$O$275];3)" office:value-type="float" office:value="0">
            <text:p>#N/A</text:p>
          </table:table-cell>
          <table:table-cell table:number-columns-repeated="1006"/>
        </table:table-row>
        <table:table-row table:style-name="ro12">
          <table:table-cell office:value-type="float" office:value="259">
            <text:p>259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EN</text:p>
          </table:table-cell>
          <table:table-cell/>
          <table:table-cell office:value-type="string">
            <text:p>Power Regulator </text:p>
          </table:table-cell>
          <table:table-cell table:number-columns-repeated="8"/>
          <table:table-cell table:formula="of:=CONCATENATE([.B260];&quot;:&quot;;[.D260])" office:value-type="string" office:string-value="ESP32-S3 Feather Display Proc:EN">
            <text:p>ESP32-S3 Feather Display Proc:EN</text:p>
          </table:table-cell>
          <table:table-cell/>
          <table:table-cell table:formula="of:=VLOOKUP([.P260];[.$A$2:.$O$275];15)" office:value-type="float" office:value="0">
            <text:p>#N/A</text:p>
          </table:table-cell>
          <table:table-cell table:formula="of:=VLOOKUP([.P260];[.$A$2:.$O$275];3)" office:value-type="float" office:value="0">
            <text:p>#N/A</text:p>
          </table:table-cell>
          <table:table-cell office:value-type="string">
            <text:p>This is the 3.3V regulator's enable pin. It's pulled up, so connect to ground to disable the 3.3V regulator.</text:p>
          </table:table-cell>
          <table:table-cell table:number-columns-repeated="1005"/>
        </table:table-row>
        <table:table-row table:style-name="ro15">
          <table:table-cell office:value-type="float" office:value="260">
            <text:p>260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USB</text:p>
          </table:table-cell>
          <table:table-cell/>
          <table:table-cell office:value-type="string">
            <text:p>Power USB to/from USB Jack</text:p>
          </table:table-cell>
          <table:table-cell table:number-columns-repeated="8"/>
          <table:table-cell table:formula="of:=CONCATENATE([.B261];&quot;:&quot;;[.D261])" office:value-type="string" office:string-value="ESP32-S3 Feather Display Proc:USB">
            <text:p>ESP32-S3 Feather Display Proc:USB</text:p>
          </table:table-cell>
          <table:table-cell/>
          <table:table-cell table:formula="of:=VLOOKUP([.P261];[.$A$2:.$O$275];15)" office:value-type="float" office:value="0">
            <text:p>#N/A</text:p>
          </table:table-cell>
          <table:table-cell table:formula="of:=VLOOKUP([.P261];[.$A$2:.$O$275];3)" office:value-type="float" office:value="0">
            <text:p>#N/A</text:p>
          </table:table-cell>
          <table:table-cell office:value-type="string">
            <text:p>This is the positive voltage to/from the USB C jack, if USB is connected.</text:p>
          </table:table-cell>
          <table:table-cell table:number-columns-repeated="1005"/>
        </table:table-row>
        <table:table-row table:style-name="ro4">
          <table:table-cell table:style-name="ce5" office:value-type="float" office:value="261">
            <text:p>261</text:p>
          </table:table-cell>
          <table:table-cell table:style-name="ce5" office:value-type="string">
            <text:p>ESP32-S3 Feather Display Proc</text:p>
          </table:table-cell>
          <table:table-cell table:style-name="ce5" office:value-type="string">
            <text:p>Hood</text:p>
          </table:table-cell>
          <table:table-cell table:style-name="ce40" office:value-type="float" office:value="13">
            <text:p>13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2_CH2</text:p>
          </table:table-cell>
          <table:table-cell table:style-name="ce5" office:value-type="string">
            <text:p>GPIO13</text:p>
          </table:table-cell>
          <table:table-cell table:style-name="ce5"/>
          <table:table-cell table:style-name="ce5" office:value-type="string">
            <text:p>T13</text:p>
          </table:table-cell>
          <table:table-cell table:style-name="ce5" office:value-type="string">
            <text:p>FSPIQ</text:p>
          </table:table-cell>
          <table:table-cell table:style-name="ce5" table:number-columns-repeated="2"/>
          <table:table-cell table:style-name="ce5" table:formula="of:=CONCATENATE([.B262];&quot;:&quot;;[.D262])" office:value-type="string" office:string-value="ESP32-S3 Feather Display Proc:13">
            <text:p>ESP32-S3 Feather Display Proc:13</text:p>
          </table:table-cell>
          <table:table-cell table:style-name="ce5"/>
          <table:table-cell table:formula="of:=VLOOKUP([.P262];[.$A$2:.$O$275];15)" office:value-type="float" office:value="0">
            <text:p>#N/A</text:p>
          </table:table-cell>
          <table:table-cell table:formula="of:=VLOOKUP([.P262];[.$A$2:.$O$275];3)" office:value-type="float" office:value="0">
            <text:p>#N/A</text:p>
          </table:table-cell>
          <table:table-cell table:style-name="ce5" table:number-columns-repeated="1006"/>
        </table:table-row>
        <table:table-row table:style-name="ro4">
          <table:table-cell table:style-name="ce5" office:value-type="float" office:value="262">
            <text:p>262</text:p>
          </table:table-cell>
          <table:table-cell table:style-name="ce5" office:value-type="string">
            <text:p>ESP32-S3 Feather Display Proc</text:p>
          </table:table-cell>
          <table:table-cell table:style-name="ce5" office:value-type="string">
            <text:p>Hood</text:p>
          </table:table-cell>
          <table:table-cell table:style-name="ce40" office:value-type="float" office:value="12">
            <text:p>12</text:p>
          </table:table-cell>
          <table:table-cell table:style-name="ce5" office:value-type="string">
            <text:p>D12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2_CH1</text:p>
          </table:table-cell>
          <table:table-cell table:style-name="ce5" office:value-type="string">
            <text:p>GPIO12</text:p>
          </table:table-cell>
          <table:table-cell table:style-name="ce5"/>
          <table:table-cell table:style-name="ce5" office:value-type="string">
            <text:p>T12</text:p>
          </table:table-cell>
          <table:table-cell table:style-name="ce5" office:value-type="string">
            <text:p>FSPICLK</text:p>
          </table:table-cell>
          <table:table-cell table:style-name="ce5" table:number-columns-repeated="2"/>
          <table:table-cell table:style-name="ce5" table:formula="of:=CONCATENATE([.B263];&quot;:&quot;;[.D263])" office:value-type="string" office:string-value="ESP32-S3 Feather Display Proc:12">
            <text:p>ESP32-S3 Feather Display Proc:12</text:p>
          </table:table-cell>
          <table:table-cell table:style-name="ce5"/>
          <table:table-cell table:formula="of:=VLOOKUP([.P263];[.$A$2:.$O$275];15)" office:value-type="float" office:value="0">
            <text:p>#N/A</text:p>
          </table:table-cell>
          <table:table-cell table:formula="of:=VLOOKUP([.P263];[.$A$2:.$O$275];3)" office:value-type="float" office:value="0">
            <text:p>#N/A</text:p>
          </table:table-cell>
          <table:table-cell table:style-name="ce5" table:number-columns-repeated="1006"/>
        </table:table-row>
        <table:table-row table:style-name="ro4">
          <table:table-cell table:style-name="ce5" office:value-type="float" office:value="263">
            <text:p>263</text:p>
          </table:table-cell>
          <table:table-cell table:style-name="ce5" office:value-type="string">
            <text:p>ESP32-S3 Feather Display Proc</text:p>
          </table:table-cell>
          <table:table-cell table:style-name="ce5" office:value-type="string">
            <text:p>Hood</text:p>
          </table:table-cell>
          <table:table-cell table:style-name="ce40" office:value-type="float" office:value="11">
            <text:p>1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2_CH0</text:p>
          </table:table-cell>
          <table:table-cell table:style-name="ce5" office:value-type="string">
            <text:p>GPIO11</text:p>
          </table:table-cell>
          <table:table-cell table:style-name="ce5"/>
          <table:table-cell table:style-name="ce5" office:value-type="string">
            <text:p>T11</text:p>
          </table:table-cell>
          <table:table-cell table:style-name="ce5" office:value-type="string">
            <text:p>FSPID</text:p>
          </table:table-cell>
          <table:table-cell table:style-name="ce5" table:number-columns-repeated="2"/>
          <table:table-cell table:style-name="ce5" table:formula="of:=CONCATENATE([.B264];&quot;:&quot;;[.D264])" office:value-type="string" office:string-value="ESP32-S3 Feather Display Proc:11">
            <text:p>ESP32-S3 Feather Display Proc:11</text:p>
          </table:table-cell>
          <table:table-cell table:style-name="ce5"/>
          <table:table-cell table:formula="of:=VLOOKUP([.P264];[.$A$2:.$O$275];15)" office:value-type="float" office:value="0">
            <text:p>#N/A</text:p>
          </table:table-cell>
          <table:table-cell table:formula="of:=VLOOKUP([.P264];[.$A$2:.$O$275];3)" office:value-type="float" office:value="0">
            <text:p>#N/A</text:p>
          </table:table-cell>
          <table:table-cell table:style-name="ce5" table:number-columns-repeated="1006"/>
        </table:table-row>
        <table:table-row table:style-name="ro13">
          <table:table-cell table:style-name="ce5" office:value-type="float" office:value="264">
            <text:p>264</text:p>
          </table:table-cell>
          <table:table-cell table:style-name="ce5" office:value-type="string">
            <text:p>ESP32-S3 Feather Display Proc</text:p>
          </table:table-cell>
          <table:table-cell table:style-name="ce5" office:value-type="string">
            <text:p>Hood</text:p>
          </table:table-cell>
          <table:table-cell table:style-name="ce40" office:value-type="float" office:value="10">
            <text:p>10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9</text:p>
          </table:table-cell>
          <table:table-cell table:style-name="ce5" office:value-type="string">
            <text:p>GPIO10</text:p>
          </table:table-cell>
          <table:table-cell table:style-name="ce5"/>
          <table:table-cell table:style-name="ce5" office:value-type="string">
            <text:p>T10</text:p>
          </table:table-cell>
          <table:table-cell table:style-name="ce5" office:value-type="string">
            <text:p>FSPICS0</text:p>
          </table:table-cell>
          <table:table-cell table:style-name="ce5" table:number-columns-repeated="2"/>
          <table:table-cell table:style-name="ce5" table:formula="of:=CONCATENATE([.B265];&quot;:&quot;;[.D265])" office:value-type="string" office:string-value="ESP32-S3 Feather Display Proc:10">
            <text:p>ESP32-S3 Feather Display Proc:10</text:p>
          </table:table-cell>
          <table:table-cell table:style-name="ce5" office:value-type="float" office:value="148">
            <text:p>148</text:p>
          </table:table-cell>
          <table:table-cell table:formula="of:=VLOOKUP([.P265];[.$A$2:.$O$275];15)" office:value-type="string" office:string-value="2 in TFT Display:SD CS">
            <text:p>2 in TFT Display:SD CS</text:p>
          </table:table-cell>
          <table:table-cell table:formula="of:=VLOOKUP([.P265];[.$A$2:.$O$275];3)" office:value-type="string" office:string-value="Hood">
            <text:p>Hood</text:p>
          </table:table-cell>
          <table:table-cell table:style-name="ce5" table:number-columns-repeated="1006"/>
        </table:table-row>
        <table:table-row table:style-name="ro13">
          <table:table-cell table:style-name="ce5" office:value-type="float" office:value="265">
            <text:p>265</text:p>
          </table:table-cell>
          <table:table-cell table:style-name="ce5" office:value-type="string">
            <text:p>ESP32-S3 Feather Display Proc</text:p>
          </table:table-cell>
          <table:table-cell table:style-name="ce5" office:value-type="string">
            <text:p>Hood</text:p>
          </table:table-cell>
          <table:table-cell table:style-name="ce40" office:value-type="float" office:value="9">
            <text:p>9</text:p>
          </table:table-cell>
          <table:table-cell table:style-name="ce5" office:value-type="string">
            <text:p>D9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8</text:p>
          </table:table-cell>
          <table:table-cell table:style-name="ce5" office:value-type="string">
            <text:p>GPIO9</text:p>
          </table:table-cell>
          <table:table-cell table:style-name="ce5"/>
          <table:table-cell table:style-name="ce5" office:value-type="string">
            <text:p>T9</text:p>
          </table:table-cell>
          <table:table-cell table:style-name="ce5" office:value-type="string">
            <text:p>FSPIHD</text:p>
          </table:table-cell>
          <table:table-cell table:style-name="ce5" table:number-columns-repeated="2"/>
          <table:table-cell table:style-name="ce5" table:formula="of:=CONCATENATE([.B266];&quot;:&quot;;[.D266])" office:value-type="string" office:string-value="ESP32-S3 Feather Display Proc:9">
            <text:p>ESP32-S3 Feather Display Proc:9</text:p>
          </table:table-cell>
          <table:table-cell table:style-name="ce5" office:value-type="float" office:value="150">
            <text:p>150</text:p>
          </table:table-cell>
          <table:table-cell table:formula="of:=VLOOKUP([.P266];[.$A$2:.$O$275];15)" office:value-type="string" office:string-value="2 in TFT Display:RESET">
            <text:p>2 in TFT Display:RESET</text:p>
          </table:table-cell>
          <table:table-cell table:formula="of:=VLOOKUP([.P266];[.$A$2:.$O$275];3)" office:value-type="string" office:string-value="Hood">
            <text:p>Hood</text:p>
          </table:table-cell>
          <table:table-cell table:style-name="ce5" table:number-columns-repeated="1006"/>
        </table:table-row>
        <table:table-row table:style-name="ro13">
          <table:table-cell table:style-name="ce5" office:value-type="float" office:value="266">
            <text:p>266</text:p>
          </table:table-cell>
          <table:table-cell table:style-name="ce5" office:value-type="string">
            <text:p>ESP32-S3 Feather Display Proc</text:p>
          </table:table-cell>
          <table:table-cell table:style-name="ce5" office:value-type="string">
            <text:p>Hood</text:p>
          </table:table-cell>
          <table:table-cell table:style-name="ce40" office:value-type="float" office:value="6">
            <text:p>6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5</text:p>
          </table:table-cell>
          <table:table-cell table:style-name="ce5" office:value-type="string">
            <text:p>GPIO6</text:p>
          </table:table-cell>
          <table:table-cell table:style-name="ce5"/>
          <table:table-cell table:style-name="ce5" office:value-type="string">
            <text:p>T6</text:p>
          </table:table-cell>
          <table:table-cell table:style-name="ce5" table:number-columns-repeated="3"/>
          <table:table-cell table:style-name="ce5" table:formula="of:=CONCATENATE([.B267];&quot;:&quot;;[.D267])" office:value-type="string" office:string-value="ESP32-S3 Feather Display Proc:6">
            <text:p>ESP32-S3 Feather Display Proc:6</text:p>
          </table:table-cell>
          <table:table-cell table:style-name="ce5" office:value-type="float" office:value="149">
            <text:p>149</text:p>
          </table:table-cell>
          <table:table-cell table:formula="of:=VLOOKUP([.P267];[.$A$2:.$O$275];15)" office:value-type="string" office:string-value="2 in TFT Display:D/C">
            <text:p>2 in TFT Display:D/C</text:p>
          </table:table-cell>
          <table:table-cell table:formula="of:=VLOOKUP([.P267];[.$A$2:.$O$275];3)" office:value-type="string" office:string-value="Hood">
            <text:p>Hood</text:p>
          </table:table-cell>
          <table:table-cell table:style-name="ce5" table:number-columns-repeated="1006"/>
        </table:table-row>
        <table:table-row table:style-name="ro13">
          <table:table-cell table:style-name="ce5" office:value-type="float" office:value="267">
            <text:p>267</text:p>
          </table:table-cell>
          <table:table-cell table:style-name="ce5" office:value-type="string">
            <text:p>ESP32-S3 Feather Display Proc</text:p>
          </table:table-cell>
          <table:table-cell table:style-name="ce5" office:value-type="string">
            <text:p>Hood</text:p>
          </table:table-cell>
          <table:table-cell table:style-name="ce40" office:value-type="float" office:value="5">
            <text:p>5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DIGITAL GPIO</text:p>
          </table:table-cell>
          <table:table-cell table:style-name="ce5" office:value-type="string">
            <text:p>RTC</text:p>
          </table:table-cell>
          <table:table-cell table:style-name="ce5" office:value-type="string">
            <text:p>ADC1_CH4</text:p>
          </table:table-cell>
          <table:table-cell table:style-name="ce5" office:value-type="string">
            <text:p>GPIO5</text:p>
          </table:table-cell>
          <table:table-cell table:style-name="ce5"/>
          <table:table-cell table:style-name="ce5" office:value-type="string">
            <text:p>T5</text:p>
          </table:table-cell>
          <table:table-cell table:style-name="ce5" table:number-columns-repeated="3"/>
          <table:table-cell table:style-name="ce5" table:formula="of:=CONCATENATE([.B268];&quot;:&quot;;[.D268])" office:value-type="string" office:string-value="ESP32-S3 Feather Display Proc:5">
            <text:p>ESP32-S3 Feather Display Proc:5</text:p>
          </table:table-cell>
          <table:table-cell table:style-name="ce5" office:value-type="float" office:value="151">
            <text:p>151</text:p>
          </table:table-cell>
          <table:table-cell table:formula="of:=VLOOKUP([.P268];[.$A$2:.$O$275];15)" office:value-type="string" office:string-value="2 in TFT Display:LCD CS">
            <text:p>2 in TFT Display:LCD CS</text:p>
          </table:table-cell>
          <table:table-cell table:formula="of:=VLOOKUP([.P268];[.$A$2:.$O$275];3)" office:value-type="string" office:string-value="Hood">
            <text:p>Hood</text:p>
          </table:table-cell>
          <table:table-cell table:style-name="ce5" table:number-columns-repeated="1006"/>
        </table:table-row>
        <table:table-row table:style-name="ro13">
          <table:table-cell table:style-name="ce13" office:value-type="float" office:value="268">
            <text:p>268</text:p>
          </table:table-cell>
          <table:table-cell table:style-name="ce13" office:value-type="string">
            <text:p>ESP32-S3 Feather Display Proc</text:p>
          </table:table-cell>
          <table:table-cell table:style-name="ce13" office:value-type="string">
            <text:p>Hood</text:p>
          </table:table-cell>
          <table:table-cell table:number-columns-repeated="2" table:style-name="ce13" office:value-type="string">
            <text:p>SCL</text:p>
          </table:table-cell>
          <table:table-cell table:style-name="ce13" office:value-type="string">
            <text:p>I2C Clock</text:p>
          </table:table-cell>
          <table:table-cell table:style-name="ce13" office:value-type="string">
            <text:p>RTC</text:p>
          </table:table-cell>
          <table:table-cell table:style-name="ce13" office:value-type="string">
            <text:p>ADC1_CH3</text:p>
          </table:table-cell>
          <table:table-cell table:style-name="ce13" office:value-type="string">
            <text:p>GPIO4</text:p>
          </table:table-cell>
          <table:table-cell table:style-name="ce13"/>
          <table:table-cell table:style-name="ce13" office:value-type="string">
            <text:p>T4</text:p>
          </table:table-cell>
          <table:table-cell table:style-name="ce13" table:number-columns-repeated="3"/>
          <table:table-cell table:style-name="ce13" table:formula="of:=CONCATENATE([.B269];&quot;:&quot;;[.D269])" office:value-type="string" office:string-value="ESP32-S3 Feather Display Proc:SCL">
            <text:p>ESP32-S3 Feather Display Proc:SCL</text:p>
          </table:table-cell>
          <table:table-cell table:style-name="ce13"/>
          <table:table-cell table:formula="of:=VLOOKUP([.P269];[.$A$2:.$O$275];15)" office:value-type="float" office:value="0">
            <text:p>#N/A</text:p>
          </table:table-cell>
          <table:table-cell table:formula="of:=VLOOKUP([.P269];[.$A$2:.$O$275];3)" office:value-type="float" office:value="0">
            <text:p>#N/A</text:p>
          </table:table-cell>
          <table:table-cell table:style-name="ce13" table:number-columns-repeated="1006"/>
        </table:table-row>
        <table:table-row table:style-name="ro4">
          <table:table-cell table:style-name="ce13" office:value-type="float" office:value="269">
            <text:p>269</text:p>
          </table:table-cell>
          <table:table-cell table:style-name="ce13" office:value-type="string">
            <text:p>ESP32-S3 Feather Display Proc</text:p>
          </table:table-cell>
          <table:table-cell table:style-name="ce13" office:value-type="string">
            <text:p>Hood</text:p>
          </table:table-cell>
          <table:table-cell table:number-columns-repeated="2" table:style-name="ce13" office:value-type="string">
            <text:p>SDA</text:p>
          </table:table-cell>
          <table:table-cell table:style-name="ce13" office:value-type="string">
            <text:p>I2C Data</text:p>
          </table:table-cell>
          <table:table-cell table:style-name="ce13" office:value-type="string">
            <text:p>RTC</text:p>
          </table:table-cell>
          <table:table-cell table:style-name="ce13" office:value-type="string">
            <text:p>ADC1_CH2</text:p>
          </table:table-cell>
          <table:table-cell table:style-name="ce13" office:value-type="string">
            <text:p>GPIO3</text:p>
          </table:table-cell>
          <table:table-cell table:style-name="ce13"/>
          <table:table-cell table:style-name="ce13" office:value-type="string">
            <text:p>T3</text:p>
          </table:table-cell>
          <table:table-cell table:style-name="ce13" table:number-columns-repeated="3"/>
          <table:table-cell table:style-name="ce13" table:formula="of:=CONCATENATE([.B270];&quot;:&quot;;[.D270])" office:value-type="string" office:string-value="ESP32-S3 Feather Display Proc:SDA">
            <text:p>ESP32-S3 Feather Display Proc:SDA</text:p>
          </table:table-cell>
          <table:table-cell table:style-name="ce13"/>
          <table:table-cell table:formula="of:=VLOOKUP([.P270];[.$A$2:.$O$275];15)" office:value-type="float" office:value="0">
            <text:p>#N/A</text:p>
          </table:table-cell>
          <table:table-cell table:formula="of:=VLOOKUP([.P270];[.$A$2:.$O$275];3)" office:value-type="float" office:value="0">
            <text:p>#N/A</text:p>
          </table:table-cell>
          <table:table-cell table:style-name="ce13" table:number-columns-repeated="1006"/>
        </table:table-row>
        <table:table-row table:style-name="ro4">
          <table:table-cell office:value-type="float" office:value="270">
            <text:p>270</text:p>
          </table:table-cell>
          <table:table-cell office:value-type="string">
            <text:p>ESP32-S3 Feather Display Proc</text:p>
          </table:table-cell>
          <table:table-cell office:value-type="string">
            <text:p>Hood</text:p>
          </table:table-cell>
          <table:table-cell table:style-name="ce38" office:value-type="string">
            <text:p>NEO</text:p>
          </table:table-cell>
          <table:table-cell office:value-type="string">
            <text:p>NEOPIXEL_POWER</text:p>
          </table:table-cell>
          <table:table-cell/>
          <table:table-cell office:value-type="string">
            <text:p>RTC</text:p>
          </table:table-cell>
          <table:table-cell/>
          <table:table-cell office:value-type="string">
            <text:p>GPIO21</text:p>
          </table:table-cell>
          <table:table-cell table:number-columns-repeated="5"/>
          <table:table-cell table:formula="of:=CONCATENATE([.B271];&quot;:&quot;;[.D271])" office:value-type="string" office:string-value="ESP32-S3 Feather Display Proc:NEO">
            <text:p>ESP32-S3 Feather Display Proc:NEO</text:p>
          </table:table-cell>
          <table:table-cell/>
          <table:table-cell table:formula="of:=VLOOKUP([.P271];[.$A$2:.$O$275];15)" office:value-type="float" office:value="0">
            <text:p>#N/A</text:p>
          </table:table-cell>
          <table:table-cell table:formula="of:=VLOOKUP([.P271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38"/>
          <table:table-cell table:number-columns-repeated="11"/>
          <table:table-cell/>
          <table:table-cell table:formula="of:=VLOOKUP([.P272];[.$A$2:.$O$275];15)" office:value-type="float" office:value="0">
            <text:p>#N/A</text:p>
          </table:table-cell>
          <table:table-cell table:formula="of:=VLOOKUP([.P272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table:number-columns-repeated="15"/>
          <table:table-cell/>
          <table:table-cell table:formula="of:=VLOOKUP([.P273];[.$A$2:.$O$275];15)" office:value-type="float" office:value="0">
            <text:p>#N/A</text:p>
          </table:table-cell>
          <table:table-cell table:formula="of:=VLOOKUP([.P273];[.$A$2:.$O$275];3)" office:value-type="float" office:value="0">
            <text:p>#N/A</text:p>
          </table:table-cell>
          <table:table-cell table:number-columns-repeated="1006"/>
        </table:table-row>
        <table:table-row table:style-name="ro5">
          <table:table-cell table:number-columns-repeated="15"/>
          <table:table-cell/>
          <table:table-cell table:formula="of:=VLOOKUP([.P274];[.$A$2:.$O$275];15)" office:value-type="float" office:value="0">
            <text:p>#N/A</text:p>
          </table:table-cell>
          <table:table-cell table:formula="of:=VLOOKUP([.P274];[.$A$2:.$O$275];3)" office:value-type="float" office:value="0">
            <text:p>#N/A</text:p>
          </table:table-cell>
          <table:table-cell table:number-columns-repeated="1006"/>
        </table:table-row>
        <table:table-row table:style-name="ro5" table:number-rows-repeated="10483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5" table:style-name="ta1" table:print="false">
        <office:forms form:automatic-focus="false" form:apply-design-mode="false"/>
        <table:table-column table:style-name="co16" table:number-columns-repeated="6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6" table:number-columns-repeated="10" table:default-cell-style-name="Default"/>
        <table:table-row table:style-name="ro16">
          <table:table-cell table:number-columns-repeated="6"/>
          <table:table-cell table:style-name="ce10" office:value-type="string">
            <text:p>LABEL</text:p>
          </table:table-cell>
          <table:table-cell table:style-name="ce1" office:value-type="string">
            <text:p>CIRCUIT PYTHON NAME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POWER DOMAIN</text:p>
          </table:table-cell>
          <table:table-cell table:style-name="ce1" office:value-type="string">
            <text:p>ADC </text:p>
          </table:table-cell>
          <table:table-cell table:style-name="ce1" office:value-type="string">
            <text:p>GPIO TITLE</text:p>
          </table:table-cell>
          <table:table-cell table:style-name="ce1" office:value-type="string">
            <text:p>DEBUG</text:p>
          </table:table-cell>
          <table:table-cell table:style-name="ce1" office:value-type="string">
            <text:p>TOUCH </text:p>
          </table:table-cell>
          <table:table-cell table:style-name="ce1" office:value-type="string">
            <text:p>HS/QSPI</text:p>
          </table:table-cell>
          <table:table-cell table:style-name="ce1" office:value-type="string">
            <text:p>OTHER</text:p>
          </table:table-cell>
          <table:table-cell table:number-columns-repeated="3"/>
        </table:table-row>
        <table:table-row table:style-name="ro5">
          <table:table-cell table:number-columns-repeated="6"/>
          <table:table-cell office:value-type="string">
            <text:p>RST</text:p>
          </table:table-cell>
          <table:table-cell office:value-type="string">
            <text:p>RESET</text:p>
          </table:table-cell>
          <table:table-cell office:value-type="string">
            <text:p>CONTROL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>
            <text:p>3V</text:p>
          </table:table-cell>
          <table:table-cell office:value-type="string">
            <text:p>3.3V</text:p>
          </table:table-cell>
          <table:table-cell office:value-type="string">
            <text:p>Power Out 3.3VDC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>
            <text:p>3V</text:p>
          </table:table-cell>
          <table:table-cell office:value-type="string">
            <text:p>3.3V</text:p>
          </table:table-cell>
          <table:table-cell office:value-type="string">
            <text:p>Power Out 3.3VDC</text:p>
          </table:table-cell>
          <table:table-cell table:number-columns-repeated="10"/>
        </table:table-row>
        <table:table-row table:style-name="ro5">
          <table:table-cell table:number-columns-repeated="6"/>
          <table:table-cell table:number-columns-repeated="2" office:value-type="string">
            <text:p>GND</text:p>
          </table:table-cell>
          <table:table-cell office:value-type="string">
            <text:p>GROUND</text:p>
          </table:table-cell>
          <table:table-cell table:number-columns-repeated="10"/>
        </table:table-row>
        <table:table-row table:style-name="ro5">
          <table:table-cell table:number-columns-repeated="6"/>
          <table:table-cell table:number-columns-repeated="2" table:style-name="ce2" office:value-type="string">
            <text:p>A0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7</text:p>
          </table:table-cell>
          <table:table-cell table:style-name="ce2" office:value-type="string">
            <text:p>GPIO18</text:p>
          </table:table-cell>
          <table:table-cell table:style-name="ce2" office:value-type="string">
            <text:p>U1RXD</text:p>
          </table:table-cell>
          <table:table-cell table:style-name="ce2" table:number-columns-repeated="3"/>
          <table:table-cell table:number-columns-repeated="3"/>
        </table:table-row>
        <table:table-row table:style-name="ro5">
          <table:table-cell table:number-columns-repeated="6"/>
          <table:table-cell table:number-columns-repeated="2" table:style-name="ce2" office:value-type="string">
            <text:p>A1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6</text:p>
          </table:table-cell>
          <table:table-cell table:style-name="ce2" office:value-type="string">
            <text:p>GPIO17</text:p>
          </table:table-cell>
          <table:table-cell table:style-name="ce2" office:value-type="string">
            <text:p>U1TXD</text:p>
          </table:table-cell>
          <table:table-cell table:style-name="ce2" table:number-columns-repeated="3"/>
          <table:table-cell table:number-columns-repeated="3"/>
        </table:table-row>
        <table:table-row table:style-name="ro5">
          <table:table-cell table:number-columns-repeated="6"/>
          <table:table-cell table:number-columns-repeated="2" table:style-name="ce2" office:value-type="string">
            <text:p>A2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5</text:p>
          </table:table-cell>
          <table:table-cell table:style-name="ce2" office:value-type="string">
            <text:p>GPIO16</text:p>
          </table:table-cell>
          <table:table-cell table:style-name="ce2" office:value-type="string">
            <text:p>U0CTS</text:p>
          </table:table-cell>
          <table:table-cell table:style-name="ce2" table:number-columns-repeated="2"/>
          <table:table-cell table:style-name="ce2" office:value-type="string">
            <text:p>XTAL_32K_N</text:p>
          </table:table-cell>
          <table:table-cell table:number-columns-repeated="3"/>
        </table:table-row>
        <table:table-row table:style-name="ro5">
          <table:table-cell table:number-columns-repeated="6"/>
          <table:table-cell table:number-columns-repeated="2" table:style-name="ce2" office:value-type="string">
            <text:p>A3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4</text:p>
          </table:table-cell>
          <table:table-cell table:style-name="ce2" office:value-type="string">
            <text:p>GPIO15</text:p>
          </table:table-cell>
          <table:table-cell table:style-name="ce2" office:value-type="string">
            <text:p>U0RTS</text:p>
          </table:table-cell>
          <table:table-cell table:style-name="ce2" table:number-columns-repeated="2"/>
          <table:table-cell table:style-name="ce2" office:value-type="string">
            <text:p>XTAL_32K_P</text:p>
          </table:table-cell>
          <table:table-cell table:number-columns-repeated="3"/>
        </table:table-row>
        <table:table-row table:style-name="ro5">
          <table:table-cell table:number-columns-repeated="6"/>
          <table:table-cell table:number-columns-repeated="2" table:style-name="ce2" office:value-type="string">
            <text:p>A4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2_CH3</text:p>
          </table:table-cell>
          <table:table-cell table:style-name="ce2" office:value-type="string">
            <text:p>GPIO14</text:p>
          </table:table-cell>
          <table:table-cell table:style-name="ce2"/>
          <table:table-cell table:style-name="ce2" office:value-type="string">
            <text:p>T14</text:p>
          </table:table-cell>
          <table:table-cell table:style-name="ce2" office:value-type="string">
            <text:p>FSPIWP</text:p>
          </table:table-cell>
          <table:table-cell table:style-name="ce2"/>
          <table:table-cell table:number-columns-repeated="3"/>
        </table:table-row>
        <table:table-row table:style-name="ro5">
          <table:table-cell table:number-columns-repeated="6"/>
          <table:table-cell table:number-columns-repeated="2" table:style-name="ce2" office:value-type="string">
            <text:p>A5</text:p>
          </table:table-cell>
          <table:table-cell table:style-name="ce2" office:value-type="string">
            <text:p>ANALOG</text:p>
          </table:table-cell>
          <table:table-cell table:style-name="ce2" office:value-type="string">
            <text:p>RTC</text:p>
          </table:table-cell>
          <table:table-cell table:style-name="ce2" office:value-type="string">
            <text:p>ADC1_CH7</text:p>
          </table:table-cell>
          <table:table-cell table:style-name="ce2" office:value-type="string">
            <text:p>GPIO8</text:p>
          </table:table-cell>
          <table:table-cell table:style-name="ce2"/>
          <table:table-cell table:style-name="ce2" office:value-type="string">
            <text:p>T8</text:p>
          </table:table-cell>
          <table:table-cell table:style-name="ce2" table:number-columns-repeated="2"/>
          <table:table-cell table:number-columns-repeated="3"/>
        </table:table-row>
        <table:table-row table:style-name="ro5">
          <table:table-cell table:number-columns-repeated="6"/>
          <table:table-cell table:style-name="ce13" office:value-type="string">
            <text:p>SCL</text:p>
          </table:table-cell>
          <table:table-cell table:style-name="ce3" office:value-type="string">
            <text:p>SCK</text:p>
          </table:table-cell>
          <table:table-cell table:style-name="ce3" office:value-type="string">
            <text:p>I2C Clock</text:p>
          </table:table-cell>
          <table:table-cell office:value-type="string">
            <text:p>SPI/CPU</text:p>
          </table:table-cell>
          <table:table-cell/>
          <table:table-cell office:value-type="string">
            <text:p>GPIO36</text:p>
          </table:table-cell>
          <table:table-cell table:number-columns-repeated="2"/>
          <table:table-cell office:value-type="string">
            <text:p>FSPICLK</text:p>
          </table:table-cell>
          <table:table-cell table:number-columns-repeated="4"/>
        </table:table-row>
        <table:table-row table:style-name="ro5">
          <table:table-cell table:number-columns-repeated="6"/>
          <table:table-cell table:style-name="ce6" office:value-type="string">
            <text:p>MO</text:p>
          </table:table-cell>
          <table:table-cell table:style-name="ce6" office:value-type="string">
            <text:p>MOSI</text:p>
          </table:table-cell>
          <table:table-cell table:style-name="ce6" office:value-type="string">
            <text:p>SPI MC Out Serial In</text:p>
          </table:table-cell>
          <table:table-cell table:style-name="ce6" office:value-type="string">
            <text:p>SPI/CPU</text:p>
          </table:table-cell>
          <table:table-cell table:style-name="ce6"/>
          <table:table-cell table:style-name="ce6" office:value-type="string">
            <text:p>GPIO35</text:p>
          </table:table-cell>
          <table:table-cell table:style-name="ce6" table:number-columns-repeated="2"/>
          <table:table-cell table:style-name="ce6" office:value-type="string">
            <text:p>FSPID</text:p>
          </table:table-cell>
          <table:table-cell table:style-name="ce6"/>
          <table:table-cell table:number-columns-repeated="3"/>
        </table:table-row>
        <table:table-row table:style-name="ro5">
          <table:table-cell table:number-columns-repeated="6"/>
          <table:table-cell table:style-name="ce6" office:value-type="string">
            <text:p>MI</text:p>
          </table:table-cell>
          <table:table-cell table:style-name="ce6" office:value-type="string">
            <text:p>MISO</text:p>
          </table:table-cell>
          <table:table-cell table:style-name="ce6" office:value-type="string">
            <text:p>SPI MC In Serial Out </text:p>
          </table:table-cell>
          <table:table-cell table:style-name="ce6" office:value-type="string">
            <text:p>SPI/CPU</text:p>
          </table:table-cell>
          <table:table-cell table:style-name="ce6"/>
          <table:table-cell table:style-name="ce6" office:value-type="string">
            <text:p>GPIO37</text:p>
          </table:table-cell>
          <table:table-cell table:style-name="ce6" table:number-columns-repeated="2"/>
          <table:table-cell table:style-name="ce6" office:value-type="string">
            <text:p>FSPIQ</text:p>
          </table:table-cell>
          <table:table-cell table:style-name="ce6"/>
          <table:table-cell table:number-columns-repeated="3"/>
        </table:table-row>
        <table:table-row table:style-name="ro5">
          <table:table-cell table:number-columns-repeated="6"/>
          <table:table-cell table:number-columns-repeated="2" office:value-type="string">
            <text:p>RX</text:p>
          </table:table-cell>
          <table:table-cell office:value-type="string">
            <text:p>UART Receive/GPIO</text:p>
          </table:table-cell>
          <table:table-cell office:value-type="string">
            <text:p>CPU</text:p>
          </table:table-cell>
          <table:table-cell/>
          <table:table-cell office:value-type="string">
            <text:p>GPIO38</text:p>
          </table:table-cell>
          <table:table-cell table:number-columns-repeated="2"/>
          <table:table-cell office:value-type="string">
            <text:p>FSPIWP</text:p>
          </table:table-cell>
          <table:table-cell table:number-columns-repeated="4"/>
        </table:table-row>
        <table:table-row table:style-name="ro5">
          <table:table-cell table:number-columns-repeated="6"/>
          <table:table-cell table:number-columns-repeated="2" office:value-type="string">
            <text:p>TX</text:p>
          </table:table-cell>
          <table:table-cell office:value-type="string">
            <text:p>UART Transmit/GPIO</text:p>
          </table:table-cell>
          <table:table-cell office:value-type="string">
            <text:p>CPU</text:p>
          </table:table-cell>
          <table:table-cell/>
          <table:table-cell office:value-type="string">
            <text:p>GPIO39</text:p>
          </table:table-cell>
          <table:table-cell office:value-type="string">
            <text:p>MTCK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DB</text:p>
          </table:table-cell>
          <table:table-cell office:value-type="string">
            <text:p>TXD0</text:p>
          </table:table-cell>
          <table:table-cell table:number-columns-repeated="11"/>
        </table:table-row>
        <table:table-row table:style-name="ro5">
          <table:table-cell table:number-columns-repeated="6"/>
          <table:table-cell office:value-type="string">
            <text:p>BUTTON</text:p>
          </table:table-cell>
          <table:table-cell table:number-columns-repeated="2"/>
          <table:table-cell office:value-type="string">
            <text:p>RTC</text:p>
          </table:table-cell>
          <table:table-cell/>
          <table:table-cell office:value-type="string">
            <text:p>GPIO0</text:p>
          </table:table-cell>
          <table:table-cell table:number-columns-repeated="7"/>
        </table:table-row>
        <table:table-row table:style-name="ro5">
          <table:table-cell table:number-columns-repeated="6"/>
          <table:table-cell table:style-name="ce13" office:value-type="string">
            <text:p>QT Connecto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2C STEMMA QT</text:p>
          </table:table-cell>
          <table:table-cell table:number-columns-repeated="9"/>
          <table:table-cell office:value-type="string">
            <text:p>JST SH 4-pin</text:p>
          </table:table-cell>
        </table:table-row>
        <table:table-row table:style-name="ro4">
          <table:table-cell table:number-columns-repeated="6"/>
          <table:table-cell office:value-type="string">
            <text:p>LiPoly connector/charger</text:p>
          </table:table-cell>
          <table:table-cell/>
          <table:table-cell office:value-type="string">
            <text:p>POWER</text:p>
          </table:table-cell>
          <table:table-cell table:number-columns-repeated="9"/>
          <table:table-cell office:value-type="string">
            <text:p>For the MAX17048 Battery Monitor. The battery monitor is available over I2C on address 0x36.</text:p>
          </table:table-cell>
        </table:table-row>
        <table:table-row table:style-name="ro5">
          <table:table-cell table:number-columns-repeated="6"/>
          <table:table-cell office:value-type="string">
            <text:p>VBAT</text:p>
          </table:table-cell>
          <table:table-cell/>
          <table:table-cell office:value-type="string">
            <text:p>POWER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>
            <text:p>EN</text:p>
          </table:table-cell>
          <table:table-cell table:number-columns-repeated="12"/>
        </table:table-row>
        <table:table-row table:style-name="ro5">
          <table:table-cell table:number-columns-repeated="6"/>
          <table:table-cell office:value-type="string">
            <text:p>VBUS</text:p>
          </table:table-cell>
          <table:table-cell table:number-columns-repeated="12"/>
        </table:table-row>
        <table:table-row table:style-name="ro5">
          <table:table-cell table:number-columns-repeated="6"/>
          <table:table-cell office:value-type="float" office:value="13">
            <text:p>13</text:p>
          </table:table-cell>
          <table:table-cell office:value-type="string">
            <text:p>D13</text:p>
          </table:table-cell>
          <table:table-cell table:style-name="ce5" office:value-type="string">
            <text:p>DIGITAL GPIO</text:p>
          </table:table-cell>
          <table:table-cell office:value-type="string">
            <text:p>RTC</text:p>
          </table:table-cell>
          <table:table-cell office:value-type="string">
            <text:p>ADC2_CH2</text:p>
          </table:table-cell>
          <table:table-cell office:value-type="string">
            <text:p>GPIO13</text:p>
          </table:table-cell>
          <table:table-cell/>
          <table:table-cell office:value-type="string">
            <text:p>T13</text:p>
          </table:table-cell>
          <table:table-cell office:value-type="string">
            <text:p>FSPIQ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float" office:value="12">
            <text:p>12</text:p>
          </table:table-cell>
          <table:table-cell office:value-type="string">
            <text:p>D12</text:p>
          </table:table-cell>
          <table:table-cell table:style-name="ce5" office:value-type="string">
            <text:p>DIGITAL GPIO</text:p>
          </table:table-cell>
          <table:table-cell office:value-type="string">
            <text:p>RTC</text:p>
          </table:table-cell>
          <table:table-cell office:value-type="string">
            <text:p>ADC2_CH1</text:p>
          </table:table-cell>
          <table:table-cell office:value-type="string">
            <text:p>GPIO12</text:p>
          </table:table-cell>
          <table:table-cell/>
          <table:table-cell office:value-type="string">
            <text:p>T12</text:p>
          </table:table-cell>
          <table:table-cell office:value-type="string">
            <text:p>FSPICLK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float" office:value="11">
            <text:p>11</text:p>
          </table:table-cell>
          <table:table-cell office:value-type="string">
            <text:p>D11</text:p>
          </table:table-cell>
          <table:table-cell table:style-name="ce5" office:value-type="string">
            <text:p>DIGITAL GPIO</text:p>
          </table:table-cell>
          <table:table-cell office:value-type="string">
            <text:p>RTC</text:p>
          </table:table-cell>
          <table:table-cell office:value-type="string">
            <text:p>ADC2_CH0</text:p>
          </table:table-cell>
          <table:table-cell office:value-type="string">
            <text:p>GPIO11</text:p>
          </table:table-cell>
          <table:table-cell/>
          <table:table-cell office:value-type="string">
            <text:p>T11</text:p>
          </table:table-cell>
          <table:table-cell office:value-type="string">
            <text:p>FSPID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float" office:value="10">
            <text:p>10</text:p>
          </table:table-cell>
          <table:table-cell office:value-type="string">
            <text:p>D10</text:p>
          </table:table-cell>
          <table:table-cell table:style-name="ce5" office:value-type="string">
            <text:p>DIGITAL GPIO</text:p>
          </table:table-cell>
          <table:table-cell office:value-type="string">
            <text:p>RTC</text:p>
          </table:table-cell>
          <table:table-cell office:value-type="string">
            <text:p>ADC1_CH9</text:p>
          </table:table-cell>
          <table:table-cell office:value-type="string">
            <text:p>GPIO10</text:p>
          </table:table-cell>
          <table:table-cell/>
          <table:table-cell office:value-type="string">
            <text:p>T10</text:p>
          </table:table-cell>
          <table:table-cell office:value-type="string">
            <text:p>FSPICS0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float" office:value="9">
            <text:p>9</text:p>
          </table:table-cell>
          <table:table-cell office:value-type="string">
            <text:p>D9</text:p>
          </table:table-cell>
          <table:table-cell table:style-name="ce5" office:value-type="string">
            <text:p>DIGITAL GPIO</text:p>
          </table:table-cell>
          <table:table-cell office:value-type="string">
            <text:p>RTC</text:p>
          </table:table-cell>
          <table:table-cell office:value-type="string">
            <text:p>ADC1_CH8</text:p>
          </table:table-cell>
          <table:table-cell office:value-type="string">
            <text:p>GPIO9</text:p>
          </table:table-cell>
          <table:table-cell/>
          <table:table-cell office:value-type="string">
            <text:p>T9</text:p>
          </table:table-cell>
          <table:table-cell office:value-type="string">
            <text:p>FSPIHD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float" office:value="6">
            <text:p>6</text:p>
          </table:table-cell>
          <table:table-cell office:value-type="string">
            <text:p>D6</text:p>
          </table:table-cell>
          <table:table-cell table:style-name="ce5" office:value-type="string">
            <text:p>DIGITAL GPIO</text:p>
          </table:table-cell>
          <table:table-cell office:value-type="string">
            <text:p>RTC</text:p>
          </table:table-cell>
          <table:table-cell office:value-type="string">
            <text:p>ADC1_CH5</text:p>
          </table:table-cell>
          <table:table-cell office:value-type="string">
            <text:p>GPIO6</text:p>
          </table:table-cell>
          <table:table-cell/>
          <table:table-cell office:value-type="string">
            <text:p>T6</text:p>
          </table:table-cell>
          <table:table-cell table:number-columns-repeated="5"/>
        </table:table-row>
        <table:table-row table:style-name="ro5">
          <table:table-cell table:number-columns-repeated="6"/>
          <table:table-cell office:value-type="float" office:value="5">
            <text:p>5</text:p>
          </table:table-cell>
          <table:table-cell office:value-type="string">
            <text:p>D5</text:p>
          </table:table-cell>
          <table:table-cell table:style-name="ce5" office:value-type="string">
            <text:p>DIGITAL GPIO</text:p>
          </table:table-cell>
          <table:table-cell office:value-type="string">
            <text:p>RTC</text:p>
          </table:table-cell>
          <table:table-cell office:value-type="string">
            <text:p>ADC1_CH4</text:p>
          </table:table-cell>
          <table:table-cell office:value-type="string">
            <text:p>GPIO5</text:p>
          </table:table-cell>
          <table:table-cell/>
          <table:table-cell office:value-type="string">
            <text:p>T5</text:p>
          </table:table-cell>
          <table:table-cell table:number-columns-repeated="5"/>
        </table:table-row>
        <table:table-row table:style-name="ro5">
          <table:table-cell table:number-columns-repeated="6"/>
          <table:table-cell table:style-name="ce13" office:value-type="string">
            <text:p>SCL</text:p>
          </table:table-cell>
          <table:table-cell table:style-name="ce3" office:value-type="string">
            <text:p>SCL</text:p>
          </table:table-cell>
          <table:table-cell table:style-name="ce3" office:value-type="string">
            <text:p>I2C Clock</text:p>
          </table:table-cell>
          <table:table-cell office:value-type="string">
            <text:p>RTC</text:p>
          </table:table-cell>
          <table:table-cell office:value-type="string">
            <text:p>ADC1_CH3</text:p>
          </table:table-cell>
          <table:table-cell office:value-type="string">
            <text:p>GPIO4</text:p>
          </table:table-cell>
          <table:table-cell/>
          <table:table-cell office:value-type="string">
            <text:p>T4</text:p>
          </table:table-cell>
          <table:table-cell table:number-columns-repeated="5"/>
        </table:table-row>
        <table:table-row table:style-name="ro5">
          <table:table-cell table:number-columns-repeated="6"/>
          <table:table-cell table:style-name="ce13" office:value-type="string">
            <text:p>SDA</text:p>
          </table:table-cell>
          <table:table-cell table:style-name="ce3" office:value-type="string">
            <text:p>SDA</text:p>
          </table:table-cell>
          <table:table-cell table:style-name="ce3" office:value-type="string">
            <text:p>I2C Data</text:p>
          </table:table-cell>
          <table:table-cell office:value-type="string">
            <text:p>RTC</text:p>
          </table:table-cell>
          <table:table-cell office:value-type="string">
            <text:p>ADC1_CH2</text:p>
          </table:table-cell>
          <table:table-cell office:value-type="string">
            <text:p>GPIO3</text:p>
          </table:table-cell>
          <table:table-cell/>
          <table:table-cell office:value-type="string">
            <text:p>T3</text:p>
          </table:table-cell>
          <table:table-cell table:number-columns-repeated="5"/>
        </table:table-row>
        <table:table-row table:style-name="ro5">
          <table:table-cell table:number-columns-repeated="6"/>
          <table:table-cell office:value-type="string">
            <text:p>NEO</text:p>
          </table:table-cell>
          <table:table-cell office:value-type="string">
            <text:p>NEOPIXEL_POWER</text:p>
          </table:table-cell>
          <table:table-cell/>
          <table:table-cell office:value-type="string">
            <text:p>RTC</text:p>
          </table:table-cell>
          <table:table-cell/>
          <table:table-cell office:value-type="string">
            <text:p>GPIO21</text:p>
          </table:table-cell>
          <table:table-cell table:number-columns-repeated="7"/>
        </table:table-row>
        <table:table-row table:style-name="ro5">
          <table:table-cell table:number-columns-repeated="6"/>
          <table:table-cell office:value-type="string">
            <text:p>NEO</text:p>
          </table:table-cell>
          <table:table-cell office:value-type="string">
            <text:p>NEOPIXEL</text:p>
          </table:table-cell>
          <table:table-cell/>
          <table:table-cell office:value-type="string">
            <text:p>SPI/CPU</text:p>
          </table:table-cell>
          <table:table-cell/>
          <table:table-cell office:value-type="string">
            <text:p>GPIO33</text:p>
          </table:table-cell>
          <table:table-cell table:number-columns-repeated="2"/>
          <table:table-cell office:value-type="string">
            <text:p>FSPIHD</text:p>
          </table:table-cell>
          <table:table-cell table:number-columns-repeated="4"/>
        </table:table-row>
      </table:table>
      <table:table table:name="Interrupts" table:style-name="ta1" table:print="false">
        <office:forms form:automatic-focus="false" form:apply-design-mode="false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41"/>
        <table:table-column table:style-name="co16" table:number-columns-repeated="1015" table:default-cell-style-name="Default"/>
        <table:table-row table:style-name="ro5">
          <table:table-cell table:style-name="ce42" office:value-type="string">
            <text:p>Subsystem IDX</text:p>
          </table:table-cell>
          <table:table-cell table:style-name="ce42" office:value-type="string">
            <text:p>Subsystem</text:p>
          </table:table-cell>
          <table:table-cell table:style-name="ce42" office:value-type="string">
            <text:p>Conditional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arget MC</text:p>
          </table:table-cell>
          <table:table-cell table:style-name="ce42" office:value-type="string">
            <text:p>ISR</text:p>
          </table:table-cell>
          <table:table-cell table:style-name="ce42" office:value-type="string">
            <text:p>Pin IDX</text:p>
          </table:table-cell>
          <table:table-cell table:style-name="ce42" office:value-type="string">
            <text:p>Pin</text:p>
          </table:table-cell>
          <table:table-cell table:style-name="ce43"/>
          <table:table-cell table:style-name="ce42" table:number-columns-repeated="1015"/>
        </table:table-row>
        <table:table-row table:style-name="ro5">
          <table:table-cell/>
          <table:table-cell table:style-name="ce9" office:value-type="string">
            <text:p>MAX9814 Mic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>
            <text:p>Rotary Encoder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>
            <text:p>AMG8833 Thermal Cam</text:p>
          </table:table-cell>
          <table:table-cell table:number-columns-repeated="1022"/>
        </table:table-row>
        <table:table-row table:style-name="ro5">
          <table:table-cell/>
          <table:table-cell table:style-name="ce7" office:value-type="string">
            <text:p>PAM8302 Amp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BME680 Atmos Sensor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Button 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Button 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Button 3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2 in TFT Display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>
            <text:p>Mini GPS PA1010D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AW9523 GPIO Expander</text:p>
          </table:table-cell>
          <table:table-cell table:number-columns-repeated="1022"/>
        </table:table-row>
        <table:table-row table:style-name="ro5">
          <table:table-cell/>
          <table:table-cell table:style-name="ce3" office:value-type="string">
            <text:p>SGP30 Air Quality Sensor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VS1053 Audio BO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Metro ESP32 S3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>
            <text:p>OV5640 Camera 72d AF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Display MC (TBD)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ttery Life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ce20"/>
        <table:table-column table:style-name="co16" table:number-columns-repeated="5" table:default-cell-style-name="Default"/>
        <table:table-column table:style-name="co29" table:default-cell-style-name="Default"/>
        <table:table-column table:style-name="co16" table:number-columns-repeated="1016" table:default-cell-style-name="Default"/>
        <table:table-row table:style-name="ro17">
          <table:table-cell table:style-name="ce1" office:value-type="string">
            <text:p>BOARD</text:p>
          </table:table-cell>
          <table:table-cell table:style-name="ce31" office:value-type="string">
            <text:p>Total Est Current:566.36mA</text:p>
          </table:table-cell>
          <table:table-cell table:style-name="ce44" table:number-columns-repeated="2"/>
          <table:table-cell table:style-name="ce44" office:value-type="string">
            <text:p>Battery size mHA</text:p>
          </table:table-cell>
          <table:table-cell table:style-name="ce45" office:value-type="string">
            <text:p>Hours of Batt Life (Battery run time (hours) = Battery capacity (mAh) / Device power consumption (mA))</text:p>
          </table:table-cell>
          <table:table-cell table:style-name="ce44" table:number-columns-repeated="1018"/>
        </table:table-row>
        <table:table-row table:style-name="ro5">
          <table:table-cell table:style-name="ce6" office:value-type="string">
            <text:p>2 in TFT Display</text:p>
          </table:table-cell>
          <table:table-cell table:style-name="ce6" office:value-type="float" office:value="29">
            <text:p>29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CONCATENATE(ROUNDDOWN([.E2]/[.B$20]);&quot;:&quot;;ROUND(60*(([.E2]/[.B$20])-ROUNDDOWN([.E2]/[.B$20]))))" office:value-type="string" office:string-value="0:42">
            <text:p>0:42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AMG8833 Thermal Cam</text:p>
          </table:table-cell>
          <table:table-cell table:style-name="ce28" office:value-type="float" office:value="4.5">
            <text:p>4.5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CONCATENATE(ROUNDDOWN([.E3]/[.B$20]);&quot;:&quot;;ROUND(60*(([.E3]/[.B$20])-ROUNDDOWN([.E3]/[.B$20]))))" office:value-type="string" office:string-value="1:4">
            <text:p>1:4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AW9523 GPIO Expander</text:p>
          </table:table-cell>
          <table:table-cell table:style-name="ce28" office:value-type="float" office:value="37">
            <text:p>37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CONCATENATE(ROUNDDOWN([.E4]/[.B$20]);&quot;:&quot;;ROUND(60*(([.E4]/[.B$20])-ROUNDDOWN([.E4]/[.B$20]))))" office:value-type="string" office:string-value="1:46">
            <text:p>1:46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BME680 Atmos Sensor</text:p>
          </table:table-cell>
          <table:table-cell table:style-name="ce28" office:value-type="float" office:value="12">
            <text:p>12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CONCATENATE(ROUNDDOWN([.E5]/[.B$20]);&quot;:&quot;;ROUND(60*(([.E5]/[.B$20])-ROUNDDOWN([.E5]/[.B$20]))))" office:value-type="string" office:string-value="3:32">
            <text:p>3:32</text:p>
          </table:table-cell>
          <table:table-cell table:number-columns-repeated="1018"/>
        </table:table-row>
        <table:table-row table:style-name="ro4">
          <table:table-cell office:value-type="string">
            <text:p>LED 1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200">
            <text:p>2200</text:p>
          </table:table-cell>
          <table:table-cell table:formula="of:=CONCATENATE(ROUNDDOWN([.E6]/[.B$20]);&quot;:&quot;;ROUND(60*(([.E6]/[.B$20])-ROUNDDOWN([.E6]/[.B$20]))))" office:value-type="string" office:string-value="3:53">
            <text:p>3:53</text:p>
          </table:table-cell>
          <table:table-cell table:number-columns-repeated="1018"/>
        </table:table-row>
        <table:table-row table:style-name="ro4">
          <table:table-cell office:value-type="string">
            <text:p>LED 2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300">
            <text:p>3300</text:p>
          </table:table-cell>
          <table:table-cell table:formula="of:=CONCATENATE(ROUNDDOWN([.E7]/[.B$20]);&quot;:&quot;;ROUND(60*(([.E7]/[.B$20])-ROUNDDOWN([.E7]/[.B$20]))))" office:value-type="string" office:string-value="5:50">
            <text:p>5:50</text:p>
          </table:table-cell>
          <table:table-cell table:number-columns-repeated="1018"/>
        </table:table-row>
        <table:table-row table:style-name="ro4">
          <table:table-cell office:value-type="string">
            <text:p>LED 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700">
            <text:p>4700</text:p>
          </table:table-cell>
          <table:table-cell table:formula="of:=CONCATENATE(ROUNDDOWN([.E8]/[.B$20]);&quot;:&quot;;ROUND(60*(([.E8]/[.B$20])-ROUNDDOWN([.E8]/[.B$20]))))" office:value-type="string" office:string-value="8:18">
            <text:p>8:18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LTR390 UV Sensor</text:p>
          </table:table-cell>
          <table:table-cell table:style-name="ce28" office:value-type="float" office:value="0.11">
            <text:p>0.11</text:p>
          </table:table-cell>
          <table:table-cell table:number-columns-repeated="2"/>
          <table:table-cell office:value-type="float" office:value="10000">
            <text:p>10000</text:p>
          </table:table-cell>
          <table:table-cell table:formula="of:=CONCATENATE(ROUNDDOWN([.E9]/[.B$20]);&quot;:&quot;;ROUND(60*(([.E9]/[.B$20])-ROUNDDOWN([.E9]/[.B$20]))))" office:value-type="string" office:string-value="17:39">
            <text:p>17:39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MAX9814 Mic</text:p>
          </table:table-cell>
          <table:table-cell table:style-name="ce30" office:value-type="float" office:value="3.1">
            <text:p>3.1</text:p>
          </table:table-cell>
          <table:table-cell table:number-columns-repeated="2"/>
          <table:table-cell office:value-type="float" office:value="8000">
            <text:p>8000</text:p>
          </table:table-cell>
          <table:table-cell table:formula="of:=CONCATENATE(ROUNDDOWN([.E10]/[.B$20]);&quot;:&quot;;ROUND(60*(([.E10]/[.B$20])-ROUNDDOWN([.E10]/[.B$20]))))" office:value-type="string" office:string-value="14:8">
            <text:p>14:8</text:p>
          </table:table-cell>
          <table:table-cell table:number-columns-repeated="1018"/>
        </table:table-row>
        <table:table-row table:style-name="ro4">
          <table:table-cell office:value-type="string">
            <text:p>Metro ESP32 S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000">
            <text:p>5000</text:p>
          </table:table-cell>
          <table:table-cell table:formula="of:=CONCATENATE(ROUNDDOWN([.E11]/[.B$20]);&quot;:&quot;;ROUND(60*(([.E11]/[.B$20])-ROUNDDOWN([.E11]/[.B$20]))))" office:value-type="string" office:string-value="8:50">
            <text:p>8:50</text:p>
          </table:table-cell>
          <table:table-cell office:value-type="string">
            <text:p>MakerHawk </text:p>
          </table:table-cell>
          <table:table-cell office:value-type="string">
            <text:p>2.76 x 1.18 x 5.91 inches</text:p>
          </table:table-cell>
          <table:table-cell office:value-type="float" office:value="25.99">
            <text:p>25.99</text:p>
          </table:table-cell>
          <table:table-cell office:value-type="string">
            <text:p>https://www.amazon.com/MakerHawk-5000mAh-Rechargeable-Protection-Insulated/dp/B0D3LP9P96/ref=pd_ci_mcx_pspc_dp_2_t_1?pd_rd_w=FKCe3&amp;content-id=amzn1.sym.cd152278-debd-42b9-91b9-6f271389fda7&amp;pf_rd_p=cd152278-debd-42b9-91b9-6f271389fda7&amp;pf_rd_r=T04YDRGVSC36CDKH3NZW&amp;pd_rd_wg=BqcUd&amp;pd_rd_r=9714a823-ae14-4afb-8518-ec4c96967fc4&amp;pd_rd_i=B0D3LP9P96&amp;th=1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ini GPS PA1010D</text:p>
          </table:table-cell>
          <table:table-cell table:style-name="ce28" office:value-type="float" office:value="36">
            <text:p>36</text:p>
          </table:table-cell>
          <table:table-cell table:number-columns-repeated="2"/>
          <table:table-cell/>
          <table:table-cell table:formula="of:=CONCATENATE(ROUNDDOWN([.E12]/[.B$20]);&quot;:&quot;;ROUND(60*(([.E12]/[.B$20])-ROUNDDOWN([.E12]/[.B$20]))))" office:value-type="string" office:string-value="0:0">
            <text:p>0:0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OV5640 Camera 72d AF</text:p>
          </table:table-cell>
          <table:table-cell table:style-name="ce29" office:value-type="float" office:value="110">
            <text:p>110</text:p>
          </table:table-cell>
          <table:table-cell table:number-columns-repeated="2"/>
          <table:table-cell/>
          <table:table-cell table:formula="of:=CONCATENATE(ROUNDDOWN([.E13]/[.B$20]);&quot;:&quot;;ROUND(60*(([.E13]/[.B$20])-ROUNDDOWN([.E13]/[.B$20]))))" office:value-type="string" office:string-value="0:0">
            <text:p>0: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PAM8302 Amp</text:p>
          </table:table-cell>
          <table:table-cell table:style-name="ce27" office:value-type="float" office:value="8">
            <text:p>8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Rotary Encoder</text:p>
          </table:table-cell>
          <table:table-cell table:style-name="ce28" office:value-type="float" office:value="4.1">
            <text:p>4.1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SGP30 Air Quality Sensor</text:p>
          </table:table-cell>
          <table:table-cell table:style-name="ce28" office:value-type="float" office:value="48.2">
            <text:p>48.2</text:p>
          </table:table-cell>
          <table:table-cell table:number-columns-repeated="1022"/>
        </table:table-row>
        <table:table-row table:style-name="ro4">
          <table:table-cell office:value-type="string">
            <text:p>Three LED Flashlight</text:p>
          </table:table-cell>
          <table:table-cell office:value-type="float" office:value="60">
            <text:p>60</text:p>
          </table:table-cell>
          <table:table-cell office:value-type="string">
            <text:p>When on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VCNL4200 Proximity Sensor</text:p>
          </table:table-cell>
          <table:table-cell table:style-name="ce28" office:value-type="float" office:value="0.35">
            <text:p>0.35</text:p>
          </table:table-cell>
          <table:table-cell table:number-columns-repeated="1022"/>
        </table:table-row>
        <table:table-row table:style-name="ro4">
          <table:table-cell table:style-name="ce6" office:value-type="string">
            <text:p>VS1053 Audio BO</text:p>
          </table:table-cell>
          <table:table-cell table:style-name="ce26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formula="of:=SUM([.B2:.B19])" office:value-type="float" office:value="566.36">
            <text:p>566.36</text:p>
          </table:table-cell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'Battery Life'.A1:'Battery Life'.C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roxima-Nova" svg:font-family="Proxima-Nova"/>
    <style:font-face style:name="F" svg:font-family="" style:font-family-generic="roman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1">03/01/2025</text:date>, <text:time>07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Kobler</meta:initial-creator>
    <meta:creation-date>2025-02-18T14:16:51.07</meta:creation-date>
    <dc:date>2025-03-01T07:43:48.48</dc:date>
    <dc:creator>Jonathan Kobler</dc:creator>
    <meta:editing-duration>P6DT16H34M2S</meta:editing-duration>
    <meta:editing-cycles>19</meta:editing-cycles>
    <meta:generator>OpenOffice/4.1.14$Win32 OpenOffice.org_project/4114m1$Build-9811</meta:generator>
    <meta:document-statistic meta:table-count="5" meta:cell-count="5609" meta:object-count="0"/>
  </office:meta>
</office:document-meta>
</file>